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1.4827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1799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335in"/>
    </style:style>
    <style:style style:name="co19" style:family="table-column">
      <style:table-column-properties fo:break-before="auto" style:column-width="0.5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background-color="transparent"/>
      <style:text-properties fo:color="#000000"/>
    </style:style>
    <style:style style:name="ce2" style:family="table-cell" style:parent-style-name="Default" style:data-style-name="N122">
      <style:table-cell-properties fo:background-color="#d4ea6b"/>
      <style:text-properties fo:color="#000000"/>
    </style:style>
    <style:style style:name="ce3" style:family="table-cell" style:parent-style-name="Default" style:data-style-name="N123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 style:data-style-name="N123">
      <style:table-cell-properties fo:background-color="transparent"/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122">
      <style:table-cell-properties fo:background-color="#d4ea6b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C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11522924011629" calcext:value-type="float">
            <text:p>0.011522924011629</text:p>
          </table:table-cell>
          <table:table-cell office:value-type="float" office:value="0.864333333333333" calcext:value-type="float">
            <text:p>0.864333333333333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34060517014601" calcext:value-type="float">
            <text:p>0.0134060517014601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85472542699719" calcext:value-type="float">
            <text:p>0.0085472542699719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25609624542777" calcext:value-type="float">
            <text:p>0.0125609624542777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123265747247337" calcext:value-type="float">
            <text:p>0.012326574724733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76919871728094" calcext:value-type="float">
            <text:p>0.0076919871728094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123939949617188" calcext:value-type="float">
            <text:p>0.012393994961718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867666666666667" calcext:value-type="float">
            <text:p>0.867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95306523036637" calcext:value-type="float">
            <text:p>0.0095306523036637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689627902499" calcext:value-type="float">
            <text:p>0.009689627902499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93094933625126" calcext:value-type="float">
            <text:p>0.0093094933625126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9" calcext:value-type="float">
            <text:p>0.9</text:p>
          </table:table-cell>
          <table:table-cell office:value-type="float" office:value="0.0096465307523252" calcext:value-type="float">
            <text:p>0.009646530752325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8897565210026" calcext:value-type="float">
            <text:p>0.00889756521002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905333333333333" calcext:value-type="float">
            <text:p>0.905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870666666666667" calcext:value-type="float">
            <text:p>0.870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14867072934085" calcext:value-type="float">
            <text:p>0.0114867072934085</text:p>
          </table:table-cell>
          <table:table-cell office:value-type="float" office:value="0.905666666666667" calcext:value-type="float">
            <text:p>0.905666666666667</text:p>
          </table:table-cell>
          <table:table-cell office:value-type="float" office:value="0.011522924011629" calcext:value-type="float">
            <text:p>0.011522924011629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77638764659013" calcext:value-type="float">
            <text:p>0.0077638764659013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82158383625775" calcext:value-type="float">
            <text:p>0.0082158383625775</text:p>
          </table:table-cell>
          <table:table-cell office:value-type="float" office:value="0.903666666666666" calcext:value-type="float">
            <text:p>0.903666666666666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68109389139007" calcext:value-type="float">
            <text:p>0.0068109389139007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90523170760001" calcext:value-type="float">
            <text:p>0.009052317076000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23040192168611" calcext:value-type="float">
            <text:p>0.0123040192168611</text:p>
          </table:table-cell>
          <table:table-cell office:value-type="float" office:value="0.869666666666667" calcext:value-type="float">
            <text:p>0.869666666666667</text:p>
          </table:table-cell>
          <table:table-cell office:value-type="float" office:value="0.0125499003980111" calcext:value-type="float">
            <text:p>0.0125499003980111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06333333333333" calcext:value-type="float">
            <text:p>0.906333333333333</text:p>
          </table:table-cell>
          <table:table-cell office:value-type="float" office:value="0.0112669625207704" calcext:value-type="float">
            <text:p>0.0112669625207704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81649658092772" calcext:value-type="float">
            <text:p>0.0081649658092772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100967541539073" calcext:value-type="float">
            <text:p>0.0100967541539073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68313005106397" calcext:value-type="float">
            <text:p>0.0068313005106397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68313005106397" calcext:value-type="float">
            <text:p>0.0068313005106397</text:p>
          </table:table-cell>
          <table:table-cell office:value-type="float" office:value="0.9" calcext:value-type="float">
            <text:p>0.9</text:p>
          </table:table-cell>
          <table:table-cell office:value-type="float" office:value="0.0093541434669348" calcext:value-type="float">
            <text:p>0.009354143466934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24944432093274" calcext:value-type="float">
            <text:p>0.0124944432093274</text:p>
          </table:table-cell>
          <table:table-cell office:value-type="float" office:value="0.87" calcext:value-type="float">
            <text:p>0.87</text:p>
          </table:table-cell>
          <table:table-cell office:value-type="float" office:value="0.0120185042515466" calcext:value-type="float">
            <text:p>0.0120185042515466</text:p>
          </table:table-cell>
          <table:table-cell office:value-type="float" office:value="0.906333333333333" calcext:value-type="float">
            <text:p>0.906333333333333</text:p>
          </table:table-cell>
          <table:table-cell office:value-type="float" office:value="0.0124944432093275" calcext:value-type="float">
            <text:p>0.0124944432093275</text:p>
          </table:table-cell>
          <table:table-cell office:value-type="float" office:value="0.907" calcext:value-type="float">
            <text:p>0.907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0137937550497" calcext:value-type="float">
            <text:p>0.010137937550497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63025568003962" calcext:value-type="float">
            <text:p>0.0063025568003962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82999330653258" calcext:value-type="float">
            <text:p>0.0082999330653258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90215790684828" calcext:value-type="float">
            <text:p>0.0090215790684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905733333333333" calcext:value-type="float">
            <text:p>0.905733333333333</text:p>
          </table:table-cell>
          <table:table-cell office:value-type="float" office:value="0.0122580007392993" calcext:value-type="float">
            <text:p>0.0122580007392993</text:p>
          </table:table-cell>
          <table:table-cell office:value-type="float" office:value="0.868466666666667" calcext:value-type="float">
            <text:p>0.868466666666667</text:p>
          </table:table-cell>
          <table:table-cell office:value-type="float" office:value="0.0121759223394953" calcext:value-type="float">
            <text:p>0.0121759223394953</text:p>
          </table:table-cell>
          <table:table-cell office:value-type="float" office:value="0.906266666666667" calcext:value-type="float">
            <text:p>0.906266666666667</text:p>
          </table:table-cell>
          <table:table-cell office:value-type="float" office:value="0.0110988056846425" calcext:value-type="float">
            <text:p>0.0110988056846425</text:p>
          </table:table-cell>
          <table:table-cell office:value-type="float" office:value="0.905066666666667" calcext:value-type="float">
            <text:p>0.905066666666667</text:p>
          </table:table-cell>
          <table:table-cell office:value-type="float" office:value="0.0110900938738692" calcext:value-type="float">
            <text:p>0.0110900938738692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00933258297068904" calcext:value-type="float">
            <text:p>0.00933258297068904</text:p>
          </table:table-cell>
          <table:table-cell office:value-type="float" office:value="0.898466666666666" calcext:value-type="float">
            <text:p>0.898466666666666</text:p>
          </table:table-cell>
          <table:table-cell office:value-type="float" office:value="0.0104530202466308" calcext:value-type="float">
            <text:p>0.0104530202466308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00225755564855" calcext:value-type="float">
            <text:p>0.0100225755564855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907565512730428" calcext:value-type="float">
            <text:p>0.00907565512730428</text:p>
          </table:table-cell>
          <table:table-cell office:value-type="float" office:value="0.902733333333333" calcext:value-type="float">
            <text:p>0.902733333333333</text:p>
          </table:table-cell>
          <table:table-cell office:value-type="float" office:value="0.00930621337904242" calcext:value-type="float">
            <text:p>0.00930621337904242</text:p>
          </table:table-cell>
          <table:table-cell office:value-type="float" office:value="0.898066666666666" calcext:value-type="float">
            <text:p>0.898066666666666</text:p>
          </table:table-cell>
          <table:table-cell office:value-type="float" office:value="0.0079078356661569" calcext:value-type="float">
            <text:p>0.0079078356661569</text:p>
          </table:table-cell>
          <table:table-cell office:value-type="float" office:value="0.902466666666667" calcext:value-type="float">
            <text:p>0.902466666666667</text:p>
          </table:table-cell>
          <table:table-cell office:value-type="float" office:value="0.00809223029623418" calcext:value-type="float">
            <text:p>0.00809223029623418</text:p>
          </table:table-cell>
          <table:table-cell office:value-type="float" office:value="0.899066666666667" calcext:value-type="float">
            <text:p>0.899066666666667</text:p>
          </table:table-cell>
          <table:table-cell office:value-type="float" office:value="0.00846059963119184" calcext:value-type="float">
            <text:p>0.00846059963119184</text:p>
          </table:table-cell>
          <table:table-cell office:value-type="float" office:value="0.901266666666667" calcext:value-type="float">
            <text:p>0.901266666666667</text:p>
          </table:table-cell>
          <table:table-cell office:value-type="float" office:value="0.0082432139656011" calcext:value-type="float">
            <text:p>0.0082432139656011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00857059973592074" calcext:value-type="float">
            <text:p>0.00857059973592074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00654959136546264" calcext:value-type="float">
            <text:p>0.00654959136546264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97439199566325" calcext:value-type="float">
            <text:p>0.00974391995663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" calcext:value-type="float">
            <text:p>0.8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89" calcext:value-type="float">
            <text:p>0.89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3985814532478" calcext:value-type="float">
            <text:p>0.009398581453247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7" calcext:value-type="float">
            <text:p>0.009159087776022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1105005920686" calcext:value-type="float">
            <text:p>0.01011050059206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6" calcext:value-type="float">
            <text:p>0.00915908777602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1308739451002" calcext:value-type="float">
            <text:p>0.00813087394510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100113067897925" calcext:value-type="float">
            <text:p>0.0100113067897925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0885972298916248" calcext:value-type="float">
            <text:p>0.00885972298916248</text:p>
          </table:table-cell>
          <table:table-cell office:value-type="float" office:value="0.895866666666667" calcext:value-type="float">
            <text:p>0.895866666666667</text:p>
          </table:table-cell>
          <table:table-cell office:value-type="float" office:value="0.00994757295855564" calcext:value-type="float">
            <text:p>0.0099475729585556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00305366936812" calcext:value-type="float">
            <text:p>0.00700305366936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87013943948182" calcext:value-type="float">
            <text:p>0.0078701394394818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43084244465822" calcext:value-type="float">
            <text:p>0.00843084244465822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00788045141593172" calcext:value-type="float">
            <text:p>0.00788045141593172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0696305298597516" calcext:value-type="float">
            <text:p>0.00696305298597516</text:p>
          </table:table-cell>
          <table:table-cell office:value-type="float" office:value="0.894733333333333" calcext:value-type="float">
            <text:p>0.894733333333333</text:p>
          </table:table-cell>
          <table:table-cell office:value-type="float" office:value="0.00902939136412738" calcext:value-type="float">
            <text:p>0.0090293913641273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25244818361" calcext:value-type="float">
            <text:p>0.00725244818361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799747195575336" calcext:value-type="float">
            <text:p>0.0079974719557533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93203262582094" calcext:value-type="float">
            <text:p>0.009320326258209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4291515452743" calcext:value-type="float">
            <text:p>0.0074291515452743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87233976815596" calcext:value-type="float">
            <text:p>0.008723397681559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0073467303717726" calcext:value-type="float">
            <text:p>0.0073467303717726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905817457730796" calcext:value-type="float">
            <text:p>0.009058174577307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090571104663683" calcext:value-type="float">
            <text:p>0.0090571104663683</text:p>
          </table:table-cell>
          <table:table-cell office:value-type="float" office:value="0.821" calcext:value-type="float">
            <text:p>0.821</text:p>
          </table:table-cell>
          <table:table-cell office:value-type="float" office:value="0.0158212673322967" calcext:value-type="float">
            <text:p>0.0158212673322967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09295496221289" calcext:value-type="float">
            <text:p>0.009295496221289</text:p>
          </table:table-cell>
          <table:table-cell office:value-type="float" office:value="0.83675" calcext:value-type="float">
            <text:p>0.83675</text:p>
          </table:table-cell>
          <table:table-cell office:value-type="float" office:value="0.0078859051477937" calcext:value-type="float">
            <text:p>0.0078859051477937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04432992871026" calcext:value-type="float">
            <text:p>0.0104432992871026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57965581694241" calcext:value-type="float">
            <text:p>0.015796558169424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67546280430531" calcext:value-type="float">
            <text:p>0.0067546280430531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088122783660072" calcext:value-type="float">
            <text:p>0.0088122783660072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40756882602592" calcext:value-type="float">
            <text:p>0.0140756882602592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19765395670034" calcext:value-type="float">
            <text:p>0.011976539567003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055901699437494" calcext:value-type="float">
            <text:p>0.0055901699437494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41586987396441" calcext:value-type="float">
            <text:p>0.0141586987396441</text:p>
          </table:table-cell>
          <table:table-cell office:value-type="float" office:value="0.83825" calcext:value-type="float">
            <text:p>0.83825</text:p>
          </table:table-cell>
          <table:table-cell office:value-type="float" office:value="0.0100234100983646" calcext:value-type="float">
            <text:p>0.0100234100983646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3743131660773" calcext:value-type="float">
            <text:p>0.011374313166077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2793016902428" calcext:value-type="float">
            <text:p>0.01227930169024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0.837" calcext:value-type="float">
            <text:p>0.837</text:p>
          </table:table-cell>
          <table:table-cell office:value-type="float" office:value="0.0093374246984915" calcext:value-type="float">
            <text:p>0.0093374246984915</text:p>
          </table:table-cell>
          <table:table-cell office:value-type="float" office:value="0.82325" calcext:value-type="float">
            <text:p>0.82325</text:p>
          </table:table-cell>
          <table:table-cell office:value-type="float" office:value="0.0162163112328297" calcext:value-type="float">
            <text:p>0.0162163112328297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072348980642438" calcext:value-type="float">
            <text:p>0.0072348980642438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72843860174435" calcext:value-type="float">
            <text:p>0.017284386017443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075208044782456" calcext:value-type="float">
            <text:p>0.0075208044782456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35092560861063" calcext:value-type="float">
            <text:p>0.0135092560861063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0083385400400789" calcext:value-type="float">
            <text:p>0.008338540040078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98425098425147" calcext:value-type="float">
            <text:p>0.009842509842514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658036873646" calcext:value-type="float">
            <text:p>0.010658036873646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083197806461468" calcext:value-type="float">
            <text:p>0.0083197806461468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26058022354787" calcext:value-type="float">
            <text:p>0.0126058022354787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9438791855912" calcext:value-type="float">
            <text:p>0.0119438791855912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26058022354787" calcext:value-type="float">
            <text:p>0.0126058022354787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09473170229056" calcext:value-type="float">
            <text:p>0.010947317022905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0.83775" calcext:value-type="float">
            <text:p>0.83775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245" calcext:value-type="float">
            <text:p>0.8245</text:p>
          </table:table-cell>
          <table:table-cell office:value-type="float" office:value="0.0163123802677598" calcext:value-type="float">
            <text:p>0.0163123802677598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1096170510586" calcext:value-type="float">
            <text:p>0.011096170510586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0065550553010634" calcext:value-type="float">
            <text:p>0.0065550553010634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07310880156674" calcext:value-type="float">
            <text:p>0.0107310880156674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0140312152004023" calcext:value-type="float">
            <text:p>0.0140312152004023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16926793336685" calcext:value-type="float">
            <text:p>0.0116926793336685</text:p>
          </table:table-cell>
          <table:table-cell office:value-type="float" office:value="0.85" calcext:value-type="float">
            <text:p>0.8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1695671910659" calcext:value-type="float">
            <text:p>0.0131695671910659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150416089564913" calcext:value-type="float">
            <text:p>0.0150416089564913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088653116132486" calcext:value-type="float">
            <text:p>0.0088653116132486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55774275796743" calcext:value-type="float">
            <text:p>0.0155774275796743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128086884574494" calcext:value-type="float">
            <text:p>0.0128086884574494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100234100983647" calcext:value-type="float">
            <text:p>0.010023410098364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098821176880261" calcext:value-type="float">
            <text:p>0.0098821176880261</text:p>
          </table:table-cell>
          <table:table-cell office:value-type="float" office:value="0.82475" calcext:value-type="float">
            <text:p>0.82475</text:p>
          </table:table-cell>
          <table:table-cell office:value-type="float" office:value="0.0163792933302996" calcext:value-type="float">
            <text:p>0.0163792933302996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575" calcext:value-type="float">
            <text:p>0.84575</text:p>
          </table:table-cell>
          <table:table-cell office:value-type="float" office:value="0.008687275176947" calcext:value-type="float">
            <text:p>0.008687275176947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17060347684431" calcext:value-type="float">
            <text:p>0.0117060347684431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0122983738762487" calcext:value-type="float">
            <text:p>0.0122983738762487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10397010829097" calcext:value-type="float">
            <text:p>0.011039701082909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113192314226717" calcext:value-type="float">
            <text:p>0.0113192314226717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57221976835301" calcext:value-type="float">
            <text:p>0.0157221976835301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116256720235864" calcext:value-type="float">
            <text:p>0.0116256720235864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09395810236483" calcext:value-type="float">
            <text:p>0.009395810236483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099765349696174" calcext:value-type="float">
            <text:p>0.009976534969617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48797261399529" calcext:value-type="float">
            <text:p>0.0148797261399529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8816730279882" calcext:value-type="float">
            <text:p>0.0128816730279882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02697979532218" calcext:value-type="float">
            <text:p>0.01026979795322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2475" calcext:value-type="float">
            <text:p>0.82475</text:p>
          </table:table-cell>
          <table:table-cell office:value-type="float" office:value="0.017079776052396" calcext:value-type="float">
            <text:p>0.017079776052396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095032889043741" calcext:value-type="float">
            <text:p>0.0095032889043741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11772584677971" calcext:value-type="float">
            <text:p>0.01177258467797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32169398878863" calcext:value-type="float">
            <text:p>0.0132169398878863</text:p>
          </table:table-cell>
          <table:table-cell office:value-type="float" office:value="0.85" calcext:value-type="float">
            <text:p>0.85</text:p>
          </table:table-cell>
          <table:table-cell office:value-type="float" office:value="0.0126861144563652" calcext:value-type="float">
            <text:p>0.0126861144563652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11194306588619" calcext:value-type="float">
            <text:p>0.011194306588619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17725846779711" calcext:value-type="float">
            <text:p>0.011772584677971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65453921077743" calcext:value-type="float">
            <text:p>0.0165453921077743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098979164474145" calcext:value-type="float">
            <text:p>0.0098979164474145</text:p>
          </table:table-cell>
          <table:table-cell office:value-type="float" office:value="0.85" calcext:value-type="float">
            <text:p>0.85</text:p>
          </table:table-cell>
          <table:table-cell office:value-type="float" office:value="0.0098821176880261" calcext:value-type="float">
            <text:p>0.0098821176880261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98662936303355" calcext:value-type="float">
            <text:p>0.009866293630335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42686281751259" calcext:value-type="float">
            <text:p>0.0142686281751259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121642406257028" calcext:value-type="float">
            <text:p>0.0121642406257028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11772584677971" calcext:value-type="float">
            <text:p>0.0117725846779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0.83765" calcext:value-type="float">
            <text:p>0.83765</text:p>
          </table:table-cell>
          <table:table-cell office:value-type="float" office:value="0.00930220680792144" calcext:value-type="float">
            <text:p>0.00930220680792144</text:p>
          </table:table-cell>
          <table:table-cell office:value-type="float" office:value="0.82365" calcext:value-type="float">
            <text:p>0.82365</text:p>
          </table:table-cell>
          <table:table-cell office:value-type="float" office:value="0.0163618056431164" calcext:value-type="float">
            <text:p>0.0163618056431164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0972121446408812" calcext:value-type="float">
            <text:p>0.00972121446408812</text:p>
          </table:table-cell>
          <table:table-cell office:value-type="float" office:value="0.84435" calcext:value-type="float">
            <text:p>0.84435</text:p>
          </table:table-cell>
          <table:table-cell office:value-type="float" office:value="0.0079732845188844" calcext:value-type="float">
            <text:p>0.0079732845188844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1054563985388" calcext:value-type="float">
            <text:p>0.011054563985388</text:p>
          </table:table-cell>
          <table:table-cell office:value-type="float" office:value="0.84505" calcext:value-type="float">
            <text:p>0.84505</text:p>
          </table:table-cell>
          <table:table-cell office:value-type="float" office:value="0.0142184053303376" calcext:value-type="float">
            <text:p>0.0142184053303376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19989060627904" calcext:value-type="float">
            <text:p>0.0119989060627904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10244545947281" calcext:value-type="float">
            <text:p>0.0110244545947281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0105447740846191" calcext:value-type="float">
            <text:p>0.0105447740846191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38710710170288" calcext:value-type="float">
            <text:p>0.0138710710170288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0118399547736283" calcext:value-type="float">
            <text:p>0.0118399547736283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00841063802553078" calcext:value-type="float">
            <text:p>0.00841063802553078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011110320297015" calcext:value-type="float">
            <text:p>0.011110320297015</text:p>
          </table:table-cell>
          <table:table-cell office:value-type="float" office:value="0.84005" calcext:value-type="float">
            <text:p>0.84005</text:p>
          </table:table-cell>
          <table:table-cell office:value-type="float" office:value="0.0133386142357418" calcext:value-type="float">
            <text:p>0.0133386142357418</text:p>
          </table:table-cell>
          <table:table-cell office:value-type="float" office:value="0.84695" calcext:value-type="float">
            <text:p>0.84695</text:p>
          </table:table-cell>
          <table:table-cell office:value-type="float" office:value="0.0123669435025393" calcext:value-type="float">
            <text:p>0.0123669435025393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0110584822885412" calcext:value-type="float">
            <text:p>0.011058482288541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21385233863102" calcext:value-type="float">
            <text:p>0.012138523386310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89241908677755" calcext:value-type="float">
            <text:p>0.018924190867775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0143341811764746" calcext:value-type="float">
            <text:p>0.0143341811764746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130024036239458" calcext:value-type="float">
            <text:p>0.0130024036239458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4418677325565" calcext:value-type="float">
            <text:p>0.017441867732556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66497180391352" calcext:value-type="float">
            <text:p>0.0066497180391352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8853312839235" calcext:value-type="float">
            <text:p>0.0158853312839235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99765349696174" calcext:value-type="float">
            <text:p>0.009976534969617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32110275906152" calcext:value-type="float">
            <text:p>0.0132110275906152</text:p>
          </table:table-cell>
          <table:table-cell office:value-type="float" office:value="0.83725" calcext:value-type="float">
            <text:p>0.83725</text:p>
          </table:table-cell>
          <table:table-cell office:value-type="float" office:value="0.0096985823706354" calcext:value-type="float">
            <text:p>0.0096985823706354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64981059518964" calcext:value-type="float">
            <text:p>0.016498105951896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33638972609041" calcext:value-type="float">
            <text:p>0.0133638972609041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21385233863101" calcext:value-type="float">
            <text:p>0.0121385233863101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27045759472718" calcext:value-type="float">
            <text:p>0.01270457594727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6800046816468" calcext:value-type="float">
            <text:p>0.01068000468164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9895788082817" calcext:value-type="float">
            <text:p>0.0119895788082817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7670349022583" calcext:value-type="float">
            <text:p>0.01376703490225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77358742233828" calcext:value-type="float">
            <text:p>0.0077358742233828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24373429638327" calcext:value-type="float">
            <text:p>0.0124373429638327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20091111244755" calcext:value-type="float">
            <text:p>0.0120091111244755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066731739075196" calcext:value-type="float">
            <text:p>0.0066731739075196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0351049019108" calcext:value-type="float">
            <text:p>0.01203510490191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43232765106311" calcext:value-type="float">
            <text:p>0.01432327651063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2316909648405" calcext:value-type="float">
            <text:p>0.010231690964840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7291496181009" calcext:value-type="float">
            <text:p>0.0127291496181009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5361155613803" calcext:value-type="float">
            <text:p>0.009536115561380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9586442751436" calcext:value-type="float">
            <text:p>0.013958644275143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6926793336685" calcext:value-type="float">
            <text:p>0.0116926793336685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4731800328267" calcext:value-type="float">
            <text:p>0.010473180032826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333026956643" calcext:value-type="float">
            <text:p>0.01133302695664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20739906410432" calcext:value-type="float">
            <text:p>0.012073990641043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9900523201666" calcext:value-type="float">
            <text:p>0.010990052320166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264293280849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13054190545949" calcext:value-type="float">
            <text:p>0.011305419054594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8086884574494" calcext:value-type="float">
            <text:p>0.012808688457449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7066343291585" calcext:value-type="float">
            <text:p>0.0097066343291585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0778221853731" calcext:value-type="float">
            <text:p>0.010077822185373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6122241624936" calcext:value-type="float">
            <text:p>0.011612224162493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3536888278655" calcext:value-type="float">
            <text:p>0.011353688827865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0042605385368" calcext:value-type="float">
            <text:p>0.011004260538536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543673704302" calcext:value-type="float">
            <text:p>0.01254367370430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1102430216445" calcext:value-type="float">
            <text:p>0.01111024302164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05178419839813" calcext:value-type="float">
            <text:p>0.010517841983981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8253175473054" calcext:value-type="float">
            <text:p>0.0108253175473054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025627133992" calcext:value-type="float">
            <text:p>0.013902562713399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8757183670781" calcext:value-type="float">
            <text:p>0.010875718367078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5844815650082" calcext:value-type="float">
            <text:p>0.0105844815650082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17393568818738" calcext:value-type="float">
            <text:p>0.01173935688187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82443162239205" calcext:value-type="float">
            <text:p>0.008244316223920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97227182413149" calcext:value-type="float">
            <text:p>0.009722718241314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5717868110331" calcext:value-type="float">
            <text:p>0.0115717868110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138276279944024" calcext:value-type="float">
            <text:p>0.0138276279944024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27809401684451" calcext:value-type="float">
            <text:p>0.0127809401684451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02006574939028" calcext:value-type="float">
            <text:p>0.0102006574939028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120465323555175" calcext:value-type="float">
            <text:p>0.0120465323555175</text:p>
          </table:table-cell>
          <table:table-cell office:value-type="float" office:value="0.84035" calcext:value-type="float">
            <text:p>0.84035</text:p>
          </table:table-cell>
          <table:table-cell office:value-type="float" office:value="0.0132959741433761" calcext:value-type="float">
            <text:p>0.01329597414337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1818437578299" calcext:value-type="float">
            <text:p>0.011818437578299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17982602653357" calcext:value-type="float">
            <text:p>0.0117982602653357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0131374303578706" calcext:value-type="float">
            <text:p>0.013137430357870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109300052074152" calcext:value-type="float">
            <text:p>0.0109300052074152</text:p>
          </table:table-cell>
          <table:table-cell office:value-type="float" office:value="0.84245" calcext:value-type="float">
            <text:p>0.84245</text:p>
          </table:table-cell>
          <table:table-cell office:value-type="float" office:value="0.0127969077227621" calcext:value-type="float">
            <text:p>0.0127969077227621</text:p>
          </table:table-cell>
          <table:table-cell office:value-type="float" office:value="0.84305" calcext:value-type="float">
            <text:p>0.84305</text:p>
          </table:table-cell>
          <table:table-cell office:value-type="float" office:value="0.0108516193959276" calcext:value-type="float">
            <text:p>0.010851619395927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108864876761039" calcext:value-type="float">
            <text:p>0.0108864876761039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108715018914181" calcext:value-type="float">
            <text:p>0.010871501891418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110263575899055" calcext:value-type="float">
            <text:p>0.011026357589905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905791759384964" calcext:value-type="float">
            <text:p>0.00905791759384964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0125414548295001" calcext:value-type="float">
            <text:p>0.01254145482950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.918333333333333" calcext:value-type="float">
            <text:p>0.918333333333333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968" calcext:value-type="float">
            <text:p>0.968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73219608788296" calcext:value-type="float">
            <text:p>0.0073219608788296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2058973436118" calcext:value-type="float">
            <text:p>0.0032058973436118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34156502553199" calcext:value-type="float">
            <text:p>0.0034156502553199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71297498787358" calcext:value-type="float">
            <text:p>0.0071297498787358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71297498787358" calcext:value-type="float">
            <text:p>0.0071297498787358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79582242575421" calcext:value-type="float">
            <text:p>0.0079582242575421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.925666666666667" calcext:value-type="float">
            <text:p>0.925666666666667</text:p>
          </table:table-cell>
          <table:table-cell office:value-type="float" office:value="0.0111554670204543" calcext:value-type="float">
            <text:p>0.0111554670204543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81137742964254" calcext:value-type="float">
            <text:p>0.008113774296425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7267799624996" calcext:value-type="float">
            <text:p>0.0037267799624996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38005847503303" calcext:value-type="float">
            <text:p>0.003800584750330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9333333333333" calcext:value-type="float">
            <text:p>0.979333333333333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30276503540975" calcext:value-type="float">
            <text:p>0.003027650354097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71297498787358" calcext:value-type="float">
            <text:p>0.0071297498787358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561673228343" calcext:value-type="float">
            <text:p>0.00656167322834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5643546458763" calcext:value-type="float">
            <text:p>0.0045643546458763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7251880124391" calcext:value-type="float">
            <text:p>0.005725188012439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.921666666666667" calcext:value-type="float">
            <text:p>0.921666666666667</text:p>
          </table:table-cell>
          <table:table-cell office:value-type="float" office:value="0.0100692049779955" calcext:value-type="float">
            <text:p>0.0100692049779955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39086797998528" calcext:value-type="float">
            <text:p>0.0039086797998528</text:p>
          </table:table-cell>
          <table:table-cell office:value-type="float" office:value="0.967666666666667" calcext:value-type="float">
            <text:p>0.967666666666667</text:p>
          </table:table-cell>
          <table:table-cell office:value-type="float" office:value="0.0061913918736689" calcext:value-type="float">
            <text:p>0.0061913918736689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980333333333333" calcext:value-type="float">
            <text:p>0.980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34156502553199" calcext:value-type="float">
            <text:p>0.0034156502553199</text:p>
          </table:table-cell>
          <table:table-cell office:value-type="float" office:value="0.979333333333333" calcext:value-type="float">
            <text:p>0.979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38369548110738" calcext:value-type="float">
            <text:p>0.0038369548110738</text:p>
          </table:table-cell>
          <table:table-cell office:value-type="float" office:value="0.98" calcext:value-type="float">
            <text:p>0.98</text:p>
          </table:table-cell>
          <table:table-cell office:value-type="float" office:value="0.0052704627669472" calcext:value-type="float">
            <text:p>0.0052704627669472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1237243569578" calcext:value-type="float">
            <text:p>0.0061237243569578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61689185077739" calcext:value-type="float">
            <text:p>0.006168918507773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.923" calcext:value-type="float">
            <text:p>0.923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39086797998528" calcext:value-type="float">
            <text:p>0.0039086797998528</text:p>
          </table:table-cell>
          <table:table-cell office:value-type="float" office:value="0.97" calcext:value-type="float">
            <text:p>0.97</text:p>
          </table:table-cell>
          <table:table-cell office:value-type="float" office:value="0.0051370116691407" calcext:value-type="float">
            <text:p>0.0051370116691407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74907350180814" calcext:value-type="float">
            <text:p>0.0074907350180814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8" calcext:value-type="float">
            <text:p>0.98</text:p>
          </table:table-cell>
          <table:table-cell office:value-type="float" office:value="0.0039086797998528" calcext:value-type="float">
            <text:p>0.003908679799852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2058973436118" calcext:value-type="float">
            <text:p>0.0032058973436118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33333333333332" calcext:value-type="float">
            <text:p>0.0033333333333332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8452259722501" calcext:value-type="float">
            <text:p>0.0058452259722501</text:p>
          </table:table-cell>
          <table:table-cell office:value-type="float" office:value="0.979333333333333" calcext:value-type="float">
            <text:p>0.979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80666666666667" calcext:value-type="float">
            <text:p>0.980666666666667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34156502553199" calcext:value-type="float">
            <text:p>0.003415650255319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50826502273256" calcext:value-type="float">
            <text:p>0.005082650227325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.923333333333333" calcext:value-type="float">
            <text:p>0.923333333333333</text:p>
          </table:table-cell>
          <table:table-cell office:value-type="float" office:value="0.012801909579781" calcext:value-type="float">
            <text:p>0.012801909579781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38005847503305" calcext:value-type="float">
            <text:p>0.003800584750330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9333333333333" calcext:value-type="float">
            <text:p>0.979333333333333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979" calcext:value-type="float">
            <text:p>0.97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978666666666667" calcext:value-type="float">
            <text:p>0.978666666666667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979112128771" calcext:value-type="float">
            <text:p>0.003979112128771</text:p>
          </table:table-cell>
          <table:table-cell office:value-type="float" office:value="0.980666666666667" calcext:value-type="float">
            <text:p>0.9806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979666666666667" calcext:value-type="float">
            <text:p>0.979666666666667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9333333333333" calcext:value-type="float">
            <text:p>0.979333333333333</text:p>
          </table:table-cell>
          <table:table-cell office:value-type="float" office:value="0.0052174919474995" calcext:value-type="float">
            <text:p>0.0052174919474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00999361805037414" calcext:value-type="float">
            <text:p>0.00999361805037414</text:p>
          </table:table-cell>
          <table:table-cell office:value-type="float" office:value="0.977933333333333" calcext:value-type="float">
            <text:p>0.977933333333333</text:p>
          </table:table-cell>
          <table:table-cell office:value-type="float" office:value="0.00430980340649268" calcext:value-type="float">
            <text:p>0.00430980340649268</text:p>
          </table:table-cell>
          <table:table-cell office:value-type="float" office:value="0.969066666666667" calcext:value-type="float">
            <text:p>0.969066666666667</text:p>
          </table:table-cell>
          <table:table-cell office:value-type="float" office:value="0.00593892201952768" calcext:value-type="float">
            <text:p>0.00593892201952768</text:p>
          </table:table-cell>
          <table:table-cell office:value-type="float" office:value="0.970133333333333" calcext:value-type="float">
            <text:p>0.970133333333333</text:p>
          </table:table-cell>
          <table:table-cell office:value-type="float" office:value="0.00710651721244754" calcext:value-type="float">
            <text:p>0.00710651721244754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8022127086665" calcext:value-type="float">
            <text:p>0.0058022127086665</text:p>
          </table:table-cell>
          <table:table-cell office:value-type="float" office:value="0.979333333333333" calcext:value-type="float">
            <text:p>0.979333333333333</text:p>
          </table:table-cell>
          <table:table-cell office:value-type="float" office:value="0.00435323440080488" calcext:value-type="float">
            <text:p>0.00435323440080488</text:p>
          </table:table-cell>
          <table:table-cell office:value-type="float" office:value="0.975533333333333" calcext:value-type="float">
            <text:p>0.975533333333333</text:p>
          </table:table-cell>
          <table:table-cell office:value-type="float" office:value="0.00355556853526972" calcext:value-type="float">
            <text:p>0.00355556853526972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386858137097518" calcext:value-type="float">
            <text:p>0.00386858137097518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00523795270837732" calcext:value-type="float">
            <text:p>0.00523795270837732</text:p>
          </table:table-cell>
          <table:table-cell office:value-type="float" office:value="0.978533333333333" calcext:value-type="float">
            <text:p>0.978533333333333</text:p>
          </table:table-cell>
          <table:table-cell office:value-type="float" office:value="0.00463821233630252" calcext:value-type="float">
            <text:p>0.00463821233630252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42033460748875" calcext:value-type="float">
            <text:p>0.0042033460748875</text:p>
          </table:table-cell>
          <table:table-cell office:value-type="float" office:value="0.979266666666667" calcext:value-type="float">
            <text:p>0.979266666666667</text:p>
          </table:table-cell>
          <table:table-cell office:value-type="float" office:value="0.0053883822137278" calcext:value-type="float">
            <text:p>0.0053883822137278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00625240649113594" calcext:value-type="float">
            <text:p>0.00625240649113594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24699420658758" calcext:value-type="float">
            <text:p>0.0052469942065875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98683481857074" calcext:value-type="float">
            <text:p>0.00498683481857074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00562675171775464" calcext:value-type="float">
            <text:p>0.0056267517177546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107625895273086" calcext:value-type="float">
            <text:p>0.010762589527308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8" calcext:value-type="float">
            <text:p>0.003456073558888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2158383625774" calcext:value-type="float">
            <text:p>0.00821583836257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6519416526044" calcext:value-type="float">
            <text:p>0.005651941652604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8016200969627" calcext:value-type="float">
            <text:p>0.004801620096962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6248123085039" calcext:value-type="float">
            <text:p>0.004624812308503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6666963677522" calcext:value-type="float">
            <text:p>0.00636666963677522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1502054574001" calcext:value-type="float">
            <text:p>0.0061502054574001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551767257925476" calcext:value-type="float">
            <text:p>0.00551767257925476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391740123152332" calcext:value-type="float">
            <text:p>0.0039174012315233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962197408694" calcext:value-type="float">
            <text:p>0.00570962197408694</text:p>
          </table:table-cell>
          <table:table-cell office:value-type="float" office:value="0.976066666666667" calcext:value-type="float">
            <text:p>0.976066666666667</text:p>
          </table:table-cell>
          <table:table-cell office:value-type="float" office:value="0.00486237413037386" calcext:value-type="float">
            <text:p>0.00486237413037386</text:p>
          </table:table-cell>
          <table:table-cell office:value-type="float" office:value="0.975266666666667" calcext:value-type="float">
            <text:p>0.975266666666667</text:p>
          </table:table-cell>
          <table:table-cell office:value-type="float" office:value="0.0045069425863424" calcext:value-type="float">
            <text:p>0.004506942586342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31086457383304" calcext:value-type="float">
            <text:p>0.005310864573833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456387060081206" calcext:value-type="float">
            <text:p>0.0045638706008120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91931590710672" calcext:value-type="float">
            <text:p>0.0059193159071067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00575736016015168" calcext:value-type="float">
            <text:p>0.00575736016015168</text:p>
          </table:table-cell>
          <table:table-cell office:value-type="float" office:value="0.976133333333334" calcext:value-type="float">
            <text:p>0.976133333333334</text:p>
          </table:table-cell>
          <table:table-cell office:value-type="float" office:value="0.00602177602258928" calcext:value-type="float">
            <text:p>0.00602177602258928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67951327706632" calcext:value-type="float">
            <text:p>0.006679513277066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6177956621934" calcext:value-type="float">
            <text:p>0.0061617795662193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7577158109706" calcext:value-type="float">
            <text:p>0.0057577158109706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697155212446362" calcext:value-type="float">
            <text:p>0.006971552124463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866" calcext:value-type="float">
            <text:p>0.866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0703226177984" calcext:value-type="float">
            <text:p>0.013070322617798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19837853414983" calcext:value-type="float">
            <text:p>0.011983785341498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8313005106397" calcext:value-type="float">
            <text:p>0.0068313005106397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27257394458806" calcext:value-type="float">
            <text:p>0.012725739445880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32811478754243" calcext:value-type="float">
            <text:p>0.013281147875424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1180533867719" calcext:value-type="float">
            <text:p>0.01111805338677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7700320038632" calcext:value-type="float">
            <text:p>0.006770032003863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6372402253657" calcext:value-type="float">
            <text:p>0.01637240225365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7400737347512" calcext:value-type="float">
            <text:p>0.008740073734751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2400062421959" calcext:value-type="float">
            <text:p>0.0142400062421959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25277469819774" calcext:value-type="float">
            <text:p>0.012527746981977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958246164193" calcext:value-type="float">
            <text:p>0.00995824616419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81137742964254" calcext:value-type="float">
            <text:p>0.0081137742964254</text:p>
          </table:table-cell>
          <table:table-cell office:value-type="float" office:value="0.867666666666667" calcext:value-type="float">
            <text:p>0.867666666666667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9721835344343" calcext:value-type="float">
            <text:p>0.0099721835344343</text:p>
          </table:table-cell>
          <table:table-cell office:value-type="float" office:value="0.89" calcext:value-type="float">
            <text:p>0.89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6032401939253" calcext:value-type="float">
            <text:p>0.0096032401939253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03413947049924" calcext:value-type="float">
            <text:p>0.0103413947049924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5830335692627" calcext:value-type="float">
            <text:p>0.011583033569262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68666666666667" calcext:value-type="float">
            <text:p>0.86866666666666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4280904158205" calcext:value-type="float">
            <text:p>0.0094280904158205</text:p>
          </table:table-cell>
          <table:table-cell office:value-type="float" office:value="0.89" calcext:value-type="float">
            <text:p>0.8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9" calcext:value-type="float">
            <text:p>0.89</text:p>
          </table:table-cell>
          <table:table-cell office:value-type="float" office:value="0.0093541434669348" calcext:value-type="float">
            <text:p>0.009354143466934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05672449894316" calcext:value-type="float">
            <text:p>0.010567244989431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6602540378444" calcext:value-type="float">
            <text:p>0.008660254037844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1689185077738" calcext:value-type="float">
            <text:p>0.006168918507773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68666666666667" calcext:value-type="float">
            <text:p>0.868666666666667</text:p>
          </table:table-cell>
          <table:table-cell office:value-type="float" office:value="0.0107625895273085" calcext:value-type="float">
            <text:p>0.010762589527308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93094933625126" calcext:value-type="float">
            <text:p>0.0093094933625126</text:p>
          </table:table-cell>
          <table:table-cell office:value-type="float" office:value="0.89" calcext:value-type="float">
            <text:p>0.89</text:p>
          </table:table-cell>
          <table:table-cell office:value-type="float" office:value="0.0102062072615966" calcext:value-type="float">
            <text:p>0.010206207261596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8177843166821" calcext:value-type="float">
            <text:p>0.009817784316682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0434983894999" calcext:value-type="float">
            <text:p>0.010434983894999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18438920029599" calcext:value-type="float">
            <text:p>0.011843892002959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73219608788295" calcext:value-type="float">
            <text:p>0.0073219608788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0.884066666666667" calcext:value-type="float">
            <text:p>0.884066666666667</text:p>
          </table:table-cell>
          <table:table-cell office:value-type="float" office:value="0.00676708167023094" calcext:value-type="float">
            <text:p>0.00676708167023094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0136531228329109" calcext:value-type="float">
            <text:p>0.0136531228329109</text:p>
          </table:table-cell>
          <table:table-cell office:value-type="float" office:value="0.888866666666667" calcext:value-type="float">
            <text:p>0.888866666666667</text:p>
          </table:table-cell>
          <table:table-cell office:value-type="float" office:value="0.00874141928300232" calcext:value-type="float">
            <text:p>0.00874141928300232</text:p>
          </table:table-cell>
          <table:table-cell office:value-type="float" office:value="0.890066666666666" calcext:value-type="float">
            <text:p>0.890066666666666</text:p>
          </table:table-cell>
          <table:table-cell office:value-type="float" office:value="0.00765643124849068" calcext:value-type="float">
            <text:p>0.00765643124849068</text:p>
          </table:table-cell>
          <table:table-cell office:value-type="float" office:value="0.890133333333333" calcext:value-type="float">
            <text:p>0.890133333333333</text:p>
          </table:table-cell>
          <table:table-cell office:value-type="float" office:value="0.0102453072225637" calcext:value-type="float">
            <text:p>0.0102453072225637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04860065745281" calcext:value-type="float">
            <text:p>0.0104860065745281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0965799497321044" calcext:value-type="float">
            <text:p>0.00965799497321044</text:p>
          </table:table-cell>
          <table:table-cell office:value-type="float" office:value="0.887733333333333" calcext:value-type="float">
            <text:p>0.887733333333333</text:p>
          </table:table-cell>
          <table:table-cell office:value-type="float" office:value="0.0116920626899555" calcext:value-type="float">
            <text:p>0.011692062689955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723933765659" calcext:value-type="float">
            <text:p>0.011723933765659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08187390252714" calcext:value-type="float">
            <text:p>0.0108187390252714</text:p>
          </table:table-cell>
          <table:table-cell office:value-type="float" office:value="0.890266666666667" calcext:value-type="float">
            <text:p>0.890266666666667</text:p>
          </table:table-cell>
          <table:table-cell office:value-type="float" office:value="0.0093622074526882" calcext:value-type="float">
            <text:p>0.009362207452688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03340884475777" calcext:value-type="float">
            <text:p>0.010334088447577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02036204893772" calcext:value-type="float">
            <text:p>0.0102036204893772</text:p>
          </table:table-cell>
          <table:table-cell office:value-type="float" office:value="0.883733333333333" calcext:value-type="float">
            <text:p>0.883733333333333</text:p>
          </table:table-cell>
          <table:table-cell office:value-type="float" office:value="0.0104329274219085" calcext:value-type="float">
            <text:p>0.0104329274219085</text:p>
          </table:table-cell>
          <table:table-cell office:value-type="float" office:value="0.889533333333333" calcext:value-type="float">
            <text:p>0.889533333333333</text:p>
          </table:table-cell>
          <table:table-cell office:value-type="float" office:value="0.0105482004081415" calcext:value-type="float">
            <text:p>0.0105482004081415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0807962237554554" calcext:value-type="float">
            <text:p>0.0080796223755455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4370962471642" calcext:value-type="float">
            <text:p>0.013437096247164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87717982446272" calcext:value-type="float">
            <text:p>0.008771798244627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74907350180814" calcext:value-type="float">
            <text:p>0.007490735018081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17023264543613" calcext:value-type="float">
            <text:p>0.01170232645436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4117946872238" calcext:value-type="float">
            <text:p>0.006411794687223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7817450199524" calcext:value-type="float">
            <text:p>0.007781745019952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4387387713634" calcext:value-type="float">
            <text:p>0.012438738771363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8506120315678" calcext:value-type="float">
            <text:p>0.008850612031567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9605834120061" calcext:value-type="float">
            <text:p>0.011960583412006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5092535507125" calcext:value-type="float">
            <text:p>0.0075092535507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8498504737993" calcext:value-type="float">
            <text:p>0.0108498504737993</text:p>
          </table:table-cell>
          <table:table-cell office:value-type="float" office:value="0.883866666666667" calcext:value-type="float">
            <text:p>0.883866666666667</text:p>
          </table:table-cell>
          <table:table-cell office:value-type="float" office:value="0.0103560145911963" calcext:value-type="float">
            <text:p>0.0103560145911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568090376223" calcext:value-type="float">
            <text:p>0.01056809037622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103595835841521" calcext:value-type="float">
            <text:p>0.01035958358415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82298226702572" calcext:value-type="float">
            <text:p>0.0082298226702572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0829608438568108" calcext:value-type="float">
            <text:p>0.0082960843856810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0961193333844904" calcext:value-type="float">
            <text:p>0.009611933338449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563242476819" calcext:value-type="float">
            <text:p>0.0103563242476819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114930994977002" calcext:value-type="float">
            <text:p>0.011493099497700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120220228257502" calcext:value-type="float">
            <text:p>0.01202202282575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24621407408" calcext:value-type="float">
            <text:p>0.009224621407408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109066200921" calcext:value-type="float">
            <text:p>0.01109066200921</text:p>
          </table:table-cell>
          <table:table-cell office:value-type="float" office:value="0.885866666666666" calcext:value-type="float">
            <text:p>0.885866666666666</text:p>
          </table:table-cell>
          <table:table-cell office:value-type="float" office:value="0.011913108820823" calcext:value-type="float">
            <text:p>0.011913108820823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10203630960835" calcext:value-type="float">
            <text:p>0.010203630960835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835520760180842" calcext:value-type="float">
            <text:p>0.0083552076018084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780683870644254" calcext:value-type="float">
            <text:p>0.00780683870644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744666666666667" calcext:value-type="float">
            <text:p>0.744666666666667</text:p>
          </table:table-cell>
          <table:table-cell office:value-type="float" office:value="0.0072072494368131" calcext:value-type="float">
            <text:p>0.0072072494368131</text:p>
          </table:table-cell>
          <table:table-cell office:value-type="float" office:value="0.633" calcext:value-type="float">
            <text:p>0.633</text:p>
          </table:table-cell>
          <table:table-cell office:value-type="float" office:value="0.0044331453594234" calcext:value-type="float">
            <text:p>0.0044331453594234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720333333333333" calcext:value-type="float">
            <text:p>0.720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718333333333333" calcext:value-type="float">
            <text:p>0.718333333333333</text:p>
          </table:table-cell>
          <table:table-cell office:value-type="float" office:value="0.0100173460668094" calcext:value-type="float">
            <text:p>0.0100173460668094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7578295029593" calcext:value-type="float">
            <text:p>0.007578295029593</text:p>
          </table:table-cell>
          <table:table-cell office:value-type="float" office:value="0.715333333333333" calcext:value-type="float">
            <text:p>0.715333333333333</text:p>
          </table:table-cell>
          <table:table-cell office:value-type="float" office:value="0.0057312496213498" calcext:value-type="float">
            <text:p>0.0057312496213498</text:p>
          </table:table-cell>
          <table:table-cell office:value-type="float" office:value="0.719833333333333" calcext:value-type="float">
            <text:p>0.719833333333333</text:p>
          </table:table-cell>
          <table:table-cell office:value-type="float" office:value="0.0122531175171419" calcext:value-type="float">
            <text:p>0.0122531175171419</text:p>
          </table:table-cell>
          <table:table-cell office:value-type="float" office:value="0.719833333333333" calcext:value-type="float">
            <text:p>0.719833333333333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691333333333333" calcext:value-type="float">
            <text:p>0.691333333333333</text:p>
          </table:table-cell>
          <table:table-cell office:value-type="float" office:value="0.0061969974808594" calcext:value-type="float">
            <text:p>0.0061969974808594</text:p>
          </table:table-cell>
          <table:table-cell office:value-type="float" office:value="0.710166666666667" calcext:value-type="float">
            <text:p>0.7101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0069071219283673" calcext:value-type="float">
            <text:p>0.0069071219283673</text:p>
          </table:table-cell>
          <table:table-cell office:value-type="float" office:value="0.716833333333333" calcext:value-type="float">
            <text:p>0.716833333333333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689333333333333" calcext:value-type="float">
            <text:p>0.689333333333333</text:p>
          </table:table-cell>
          <table:table-cell office:value-type="float" office:value="0.0046547466812562" calcext:value-type="float">
            <text:p>0.0046547466812562</text:p>
          </table:table-cell>
          <table:table-cell office:value-type="float" office:value="0.716333333333333" calcext:value-type="float">
            <text:p>0.716333333333333</text:p>
          </table:table-cell>
          <table:table-cell office:value-type="float" office:value="0.0071589105316382" calcext:value-type="float">
            <text:p>0.0071589105316382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004750730937913" calcext:value-type="float">
            <text:p>0.004750730937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747833333333333" calcext:value-type="float">
            <text:p>0.747833333333333</text:p>
          </table:table-cell>
          <table:table-cell office:value-type="float" office:value="0.0058807595881257" calcext:value-type="float">
            <text:p>0.0058807595881257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007085783889827" calcext:value-type="float">
            <text:p>0.007085783889827</text:p>
          </table:table-cell>
          <table:table-cell office:value-type="float" office:value="0.731166666666667" calcext:value-type="float">
            <text:p>0.731166666666667</text:p>
          </table:table-cell>
          <table:table-cell office:value-type="float" office:value="0.0083873250933907" calcext:value-type="float">
            <text:p>0.0083873250933907</text:p>
          </table:table-cell>
          <table:table-cell office:value-type="float" office:value="0.731666666666667" calcext:value-type="float">
            <text:p>0.731666666666667</text:p>
          </table:table-cell>
          <table:table-cell office:value-type="float" office:value="0.0113038833052088" calcext:value-type="float">
            <text:p>0.0113038833052088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0076693835765624" calcext:value-type="float">
            <text:p>0.0076693835765624</text:p>
          </table:table-cell>
          <table:table-cell office:value-type="float" office:value="0.706" calcext:value-type="float">
            <text:p>0.706</text:p>
          </table:table-cell>
          <table:table-cell office:value-type="float" office:value="0.0120962574561078" calcext:value-type="float">
            <text:p>0.0120962574561078</text:p>
          </table:table-cell>
          <table:table-cell office:value-type="float" office:value="0.719166666666667" calcext:value-type="float">
            <text:p>0.719166666666667</text:p>
          </table:table-cell>
          <table:table-cell office:value-type="float" office:value="0.0098071685799498" calcext:value-type="float">
            <text:p>0.0098071685799498</text:p>
          </table:table-cell>
          <table:table-cell office:value-type="float" office:value="0.7195" calcext:value-type="float">
            <text:p>0.7195</text:p>
          </table:table-cell>
          <table:table-cell office:value-type="float" office:value="0.0113743131660772" calcext:value-type="float">
            <text:p>0.0113743131660772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095014618758262" calcext:value-type="float">
            <text:p>0.0095014618758262</text:p>
          </table:table-cell>
          <table:table-cell office:value-type="float" office:value="0.695166666666667" calcext:value-type="float">
            <text:p>0.695166666666667</text:p>
          </table:table-cell>
          <table:table-cell office:value-type="float" office:value="0.0071540586771115" calcext:value-type="float">
            <text:p>0.0071540586771115</text:p>
          </table:table-cell>
          <table:table-cell office:value-type="float" office:value="0.715333333333333" calcext:value-type="float">
            <text:p>0.715333333333333</text:p>
          </table:table-cell>
          <table:table-cell office:value-type="float" office:value="0.0089481531303641" calcext:value-type="float">
            <text:p>0.0089481531303641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0120242809902852" calcext:value-type="float">
            <text:p>0.0120242809902852</text:p>
          </table:table-cell>
          <table:table-cell office:value-type="float" office:value="0.719833333333333" calcext:value-type="float">
            <text:p>0.719833333333333</text:p>
          </table:table-cell>
          <table:table-cell office:value-type="float" office:value="0.0103648712271573" calcext:value-type="float">
            <text:p>0.0103648712271573</text:p>
          </table:table-cell>
          <table:table-cell office:value-type="float" office:value="0.690333333333333" calcext:value-type="float">
            <text:p>0.690333333333333</text:p>
          </table:table-cell>
          <table:table-cell office:value-type="float" office:value="0.0076285283275638" calcext:value-type="float">
            <text:p>0.0076285283275638</text:p>
          </table:table-cell>
          <table:table-cell office:value-type="float" office:value="0.716333333333333" calcext:value-type="float">
            <text:p>0.716333333333333</text:p>
          </table:table-cell>
          <table:table-cell office:value-type="float" office:value="0.0085918242791879" calcext:value-type="float">
            <text:p>0.0085918242791879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0079407528330477" calcext:value-type="float">
            <text:p>0.0079407528330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747166666666667" calcext:value-type="float">
            <text:p>0.747166666666667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648166666666667" calcext:value-type="float">
            <text:p>0.648166666666667</text:p>
          </table:table-cell>
          <table:table-cell office:value-type="float" office:value="0.0059336610396392" calcext:value-type="float">
            <text:p>0.0059336610396392</text:p>
          </table:table-cell>
          <table:table-cell office:value-type="float" office:value="0.734666666666667" calcext:value-type="float">
            <text:p>0.734666666666667</text:p>
          </table:table-cell>
          <table:table-cell office:value-type="float" office:value="0.0081564562021614" calcext:value-type="float">
            <text:p>0.0081564562021614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0062193693856817" calcext:value-type="float">
            <text:p>0.0062193693856817</text:p>
          </table:table-cell>
          <table:table-cell office:value-type="float" office:value="0.706833333333333" calcext:value-type="float">
            <text:p>0.706833333333333</text:p>
          </table:table-cell>
          <table:table-cell office:value-type="float" office:value="0.0082369425287677" calcext:value-type="float">
            <text:p>0.0082369425287677</text:p>
          </table:table-cell>
          <table:table-cell office:value-type="float" office:value="0.72" calcext:value-type="float">
            <text:p>0.72</text:p>
          </table:table-cell>
          <table:table-cell office:value-type="float" office:value="0.0107367489389375" calcext:value-type="float">
            <text:p>0.0107367489389375</text:p>
          </table:table-cell>
          <table:table-cell office:value-type="float" office:value="0.719666666666667" calcext:value-type="float">
            <text:p>0.719666666666667</text:p>
          </table:table-cell>
          <table:table-cell office:value-type="float" office:value="0.0097289659151309" calcext:value-type="float">
            <text:p>0.0097289659151309</text:p>
          </table:table-cell>
          <table:table-cell office:value-type="float" office:value="0.720833333333333" calcext:value-type="float">
            <text:p>0.720833333333333</text:p>
          </table:table-cell>
          <table:table-cell office:value-type="float" office:value="0.0078616509433804" calcext:value-type="float">
            <text:p>0.0078616509433804</text:p>
          </table:table-cell>
          <table:table-cell office:value-type="float" office:value="0.698" calcext:value-type="float">
            <text:p>0.698</text:p>
          </table:table-cell>
          <table:table-cell office:value-type="float" office:value="0.0111274185885336" calcext:value-type="float">
            <text:p>0.0111274185885336</text:p>
          </table:table-cell>
          <table:table-cell office:value-type="float" office:value="0.718333333333333" calcext:value-type="float">
            <text:p>0.718333333333333</text:p>
          </table:table-cell>
          <table:table-cell office:value-type="float" office:value="0.0086401838972198" calcext:value-type="float">
            <text:p>0.0086401838972198</text:p>
          </table:table-cell>
          <table:table-cell office:value-type="float" office:value="0.714833333333333" calcext:value-type="float">
            <text:p>0.714833333333333</text:p>
          </table:table-cell>
          <table:table-cell office:value-type="float" office:value="0.0118057189531176" calcext:value-type="float">
            <text:p>0.0118057189531176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69372184627558" calcext:value-type="float">
            <text:p>0.0069372184627558</text:p>
          </table:table-cell>
          <table:table-cell office:value-type="float" office:value="0.687333333333333" calcext:value-type="float">
            <text:p>0.687333333333333</text:p>
          </table:table-cell>
          <table:table-cell office:value-type="float" office:value="0.0062749501990055" calcext:value-type="float">
            <text:p>0.0062749501990055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0078040231789621" calcext:value-type="float">
            <text:p>0.0078040231789621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90331180786161" calcext:value-type="float">
            <text:p>0.00903311807861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747166666666667" calcext:value-type="float">
            <text:p>0.747166666666667</text:p>
          </table:table-cell>
          <table:table-cell office:value-type="float" office:value="0.0060839040828146" calcext:value-type="float">
            <text:p>0.006083904082814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733" calcext:value-type="float">
            <text:p>0.733</text:p>
          </table:table-cell>
          <table:table-cell office:value-type="float" office:value="0.0108108741552198" calcext:value-type="float">
            <text:p>0.0108108741552198</text:p>
          </table:table-cell>
          <table:table-cell office:value-type="float" office:value="0.734833333333333" calcext:value-type="float">
            <text:p>0.734833333333333</text:p>
          </table:table-cell>
          <table:table-cell office:value-type="float" office:value="0.0102299940262826" calcext:value-type="float">
            <text:p>0.0102299940262826</text:p>
          </table:table-cell>
          <table:table-cell office:value-type="float" office:value="0.721" calcext:value-type="float">
            <text:p>0.721</text:p>
          </table:table-cell>
          <table:table-cell office:value-type="float" office:value="0.0058748522440048" calcext:value-type="float">
            <text:p>0.0058748522440048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720666666666667" calcext:value-type="float">
            <text:p>0.720666666666667</text:p>
          </table:table-cell>
          <table:table-cell office:value-type="float" office:value="0.011045989719753" calcext:value-type="float">
            <text:p>0.011045989719753</text:p>
          </table:table-cell>
          <table:table-cell office:value-type="float" office:value="0.720833333333333" calcext:value-type="float">
            <text:p>0.720833333333333</text:p>
          </table:table-cell>
          <table:table-cell office:value-type="float" office:value="0.0096645112539526" calcext:value-type="float">
            <text:p>0.0096645112539526</text:p>
          </table:table-cell>
          <table:table-cell office:value-type="float" office:value="0.720333333333333" calcext:value-type="float">
            <text:p>0.720333333333333</text:p>
          </table:table-cell>
          <table:table-cell office:value-type="float" office:value="0.0092908258214458" calcext:value-type="float">
            <text:p>0.0092908258214458</text:p>
          </table:table-cell>
          <table:table-cell office:value-type="float" office:value="0.697666666666667" calcext:value-type="float">
            <text:p>0.697666666666667</text:p>
          </table:table-cell>
          <table:table-cell office:value-type="float" office:value="0.0091552959779815" calcext:value-type="float">
            <text:p>0.0091552959779815</text:p>
          </table:table-cell>
          <table:table-cell office:value-type="float" office:value="0.717666666666667" calcext:value-type="float">
            <text:p>0.717666666666667</text:p>
          </table:table-cell>
          <table:table-cell office:value-type="float" office:value="0.0063846604364593" calcext:value-type="float">
            <text:p>0.0063846604364593</text:p>
          </table:table-cell>
          <table:table-cell office:value-type="float" office:value="0.714" calcext:value-type="float">
            <text:p>0.714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718666666666667" calcext:value-type="float">
            <text:p>0.718666666666667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690166666666667" calcext:value-type="float">
            <text:p>0.690166666666667</text:p>
          </table:table-cell>
          <table:table-cell office:value-type="float" office:value="0.0048733971724044" calcext:value-type="float">
            <text:p>0.0048733971724044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082369425287676" calcext:value-type="float">
            <text:p>0.0082369425287676</text:p>
          </table:table-cell>
          <table:table-cell office:value-type="float" office:value="0.714833333333333" calcext:value-type="float">
            <text:p>0.714833333333333</text:p>
          </table:table-cell>
          <table:table-cell office:value-type="float" office:value="0.0063846604364593" calcext:value-type="float">
            <text:p>0.0063846604364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746333333333333" calcext:value-type="float">
            <text:p>0.746333333333333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650666666666667" calcext:value-type="float">
            <text:p>0.650666666666667</text:p>
          </table:table-cell>
          <table:table-cell office:value-type="float" office:value="0.0099373034571758" calcext:value-type="float">
            <text:p>0.0099373034571758</text:p>
          </table:table-cell>
          <table:table-cell office:value-type="float" office:value="0.733" calcext:value-type="float">
            <text:p>0.733</text:p>
          </table:table-cell>
          <table:table-cell office:value-type="float" office:value="0.0100450374702027" calcext:value-type="float">
            <text:p>0.0100450374702027</text:p>
          </table:table-cell>
          <table:table-cell office:value-type="float" office:value="0.732166666666667" calcext:value-type="float">
            <text:p>0.732166666666667</text:p>
          </table:table-cell>
          <table:table-cell office:value-type="float" office:value="0.0109227082518739" calcext:value-type="float">
            <text:p>0.0109227082518739</text:p>
          </table:table-cell>
          <table:table-cell office:value-type="float" office:value="0.721166666666667" calcext:value-type="float">
            <text:p>0.72116666666666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85269181615242" calcext:value-type="float">
            <text:p>0.0085269181615242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79188593454697" calcext:value-type="float">
            <text:p>0.0079188593454697</text:p>
          </table:table-cell>
          <table:table-cell office:value-type="float" office:value="0.721" calcext:value-type="float">
            <text:p>0.721</text:p>
          </table:table-cell>
          <table:table-cell office:value-type="float" office:value="0.0100588545846709" calcext:value-type="float">
            <text:p>0.0100588545846709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0085065334367832" calcext:value-type="float">
            <text:p>0.0085065334367832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0071540586771115" calcext:value-type="float">
            <text:p>0.0071540586771115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004750730937913" calcext:value-type="float">
            <text:p>0.004750730937913</text:p>
          </table:table-cell>
          <table:table-cell office:value-type="float" office:value="0.714333333333333" calcext:value-type="float">
            <text:p>0.714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689666666666667" calcext:value-type="float">
            <text:p>0.689666666666667</text:p>
          </table:table-cell>
          <table:table-cell office:value-type="float" office:value="0.0079188593454696" calcext:value-type="float">
            <text:p>0.0079188593454696</text:p>
          </table:table-cell>
          <table:table-cell office:value-type="float" office:value="0.717166666666667" calcext:value-type="float">
            <text:p>0.717166666666667</text:p>
          </table:table-cell>
          <table:table-cell office:value-type="float" office:value="0.0075369460363967" calcext:value-type="float">
            <text:p>0.0075369460363967</text:p>
          </table:table-cell>
          <table:table-cell office:value-type="float" office:value="0.7145" calcext:value-type="float">
            <text:p>0.7145</text:p>
          </table:table-cell>
          <table:table-cell office:value-type="float" office:value="0.0042328083664" calcext:value-type="float">
            <text:p>0.0042328083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746633333333333" calcext:value-type="float">
            <text:p>0.746633333333333</text:p>
          </table:table-cell>
          <table:table-cell office:value-type="float" office:value="0.00568038664217048" calcext:value-type="float">
            <text:p>0.00568038664217048</text:p>
          </table:table-cell>
          <table:table-cell office:value-type="float" office:value="0.644866666666667" calcext:value-type="float">
            <text:p>0.644866666666667</text:p>
          </table:table-cell>
          <table:table-cell office:value-type="float" office:value="0.00688035768041058" calcext:value-type="float">
            <text:p>0.00688035768041058</text:p>
          </table:table-cell>
          <table:table-cell office:value-type="float" office:value="0.731066666666667" calcext:value-type="float">
            <text:p>0.731066666666667</text:p>
          </table:table-cell>
          <table:table-cell office:value-type="float" office:value="0.00918938943818932" calcext:value-type="float">
            <text:p>0.00918938943818932</text:p>
          </table:table-cell>
          <table:table-cell office:value-type="float" office:value="0.730466666666667" calcext:value-type="float">
            <text:p>0.730466666666667</text:p>
          </table:table-cell>
          <table:table-cell office:value-type="float" office:value="0.0107762953682271" calcext:value-type="float">
            <text:p>0.0107762953682271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00736843826556598" calcext:value-type="float">
            <text:p>0.00736843826556598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00911114088807958" calcext:value-type="float">
            <text:p>0.00911114088807958</text:p>
          </table:table-cell>
          <table:table-cell office:value-type="float" office:value="0.719433333333333" calcext:value-type="float">
            <text:p>0.719433333333333</text:p>
          </table:table-cell>
          <table:table-cell office:value-type="float" office:value="0.00904800324109196" calcext:value-type="float">
            <text:p>0.00904800324109196</text:p>
          </table:table-cell>
          <table:table-cell office:value-type="float" office:value="0.720166666666667" calcext:value-type="float">
            <text:p>0.720166666666667</text:p>
          </table:table-cell>
          <table:table-cell office:value-type="float" office:value="0.0106159524873947" calcext:value-type="float">
            <text:p>0.0106159524873947</text:p>
          </table:table-cell>
          <table:table-cell office:value-type="float" office:value="0.719233333333333" calcext:value-type="float">
            <text:p>0.719233333333333</text:p>
          </table:table-cell>
          <table:table-cell office:value-type="float" office:value="0.00853856195395066" calcext:value-type="float">
            <text:p>0.00853856195395066</text:p>
          </table:table-cell>
          <table:table-cell office:value-type="float" office:value="0.695733333333333" calcext:value-type="float">
            <text:p>0.695733333333333</text:p>
          </table:table-cell>
          <table:table-cell office:value-type="float" office:value="0.0081575658803195" calcext:value-type="float">
            <text:p>0.0081575658803195</text:p>
          </table:table-cell>
          <table:table-cell office:value-type="float" office:value="0.7158" calcext:value-type="float">
            <text:p>0.7158</text:p>
          </table:table-cell>
          <table:table-cell office:value-type="float" office:value="0.0071948414626683" calcext:value-type="float">
            <text:p>0.0071948414626683</text:p>
          </table:table-cell>
          <table:table-cell office:value-type="float" office:value="0.715033333333333" calcext:value-type="float">
            <text:p>0.715033333333333</text:p>
          </table:table-cell>
          <table:table-cell office:value-type="float" office:value="0.00976756568137924" calcext:value-type="float">
            <text:p>0.00976756568137924</text:p>
          </table:table-cell>
          <table:table-cell office:value-type="float" office:value="0.718266666666667" calcext:value-type="float">
            <text:p>0.718266666666667</text:p>
          </table:table-cell>
          <table:table-cell office:value-type="float" office:value="0.00782516647067128" calcext:value-type="float">
            <text:p>0.00782516647067128</text:p>
          </table:table-cell>
          <table:table-cell office:value-type="float" office:value="0.689366666666667" calcext:value-type="float">
            <text:p>0.689366666666667</text:p>
          </table:table-cell>
          <table:table-cell office:value-type="float" office:value="0.0062700963451399" calcext:value-type="float">
            <text:p>0.0062700963451399</text:p>
          </table:table-cell>
          <table:table-cell office:value-type="float" office:value="0.716966666666667" calcext:value-type="float">
            <text:p>0.716966666666667</text:p>
          </table:table-cell>
          <table:table-cell office:value-type="float" office:value="0.0078657293109905" calcext:value-type="float">
            <text:p>0.0078657293109905</text:p>
          </table:table-cell>
          <table:table-cell office:value-type="float" office:value="0.713633333333333" calcext:value-type="float">
            <text:p>0.713633333333333</text:p>
          </table:table-cell>
          <table:table-cell office:value-type="float" office:value="0.00646841413048722" calcext:value-type="float">
            <text:p>0.006468414130487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0077145245406887" calcext:value-type="float">
            <text:p>0.0077145245406887</text:p>
          </table:table-cell>
          <table:table-cell office:value-type="float" office:value="0.699333333333333" calcext:value-type="float">
            <text:p>0.699333333333333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83249958291614" calcext:value-type="float">
            <text:p>0.0083249958291614</text:p>
          </table:table-cell>
          <table:table-cell office:value-type="float" office:value="0.701833333333333" calcext:value-type="float">
            <text:p>0.701833333333333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71831206465033" calcext:value-type="float">
            <text:p>0.00718312064650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0076603234628543" calcext:value-type="float">
            <text:p>0.0076603234628543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697166666666667" calcext:value-type="float">
            <text:p>0.697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64657215804235" calcext:value-type="float">
            <text:p>0.0064657215804235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697833333333333" calcext:value-type="float">
            <text:p>0.697833333333333</text:p>
          </table:table-cell>
          <table:table-cell office:value-type="float" office:value="0.0065775290868903" calcext:value-type="float">
            <text:p>0.006577529086890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0087994633674761" calcext:value-type="float">
            <text:p>0.0087994633674761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88584548439455" calcext:value-type="float">
            <text:p>0.0088584548439455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37546267753563" calcext:value-type="float">
            <text:p>0.0037546267753563</text:p>
          </table:table-cell>
          <table:table-cell office:value-type="float" office:value="0.7" calcext:value-type="float">
            <text:p>0.7</text:p>
          </table:table-cell>
          <table:table-cell office:value-type="float" office:value="0.01244432043589" calcext:value-type="float">
            <text:p>0.012444320435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4141591213263" calcext:value-type="float">
            <text:p>0.004141591213263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91401130554641" calcext:value-type="float">
            <text:p>0.0091401130554641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6759766596891" calcext:value-type="float">
            <text:p>0.006759766596891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2725904538966" calcext:value-type="float">
            <text:p>0.002725904538966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6512526207587" calcext:value-type="float">
            <text:p>0.0076512526207587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79843597113356" calcext:value-type="float">
            <text:p>0.0079843597113356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69071219283673" calcext:value-type="float">
            <text:p>0.0069071219283673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0038640077064565" calcext:value-type="float">
            <text:p>0.00386400770645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4818121608767" calcext:value-type="float">
            <text:p>0.00648181216087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9918926707491" calcext:value-type="float">
            <text:p>0.0059918926707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4134605896372" calcext:value-type="float">
            <text:p>0.0054134605896372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105967762393412" calcext:value-type="float">
            <text:p>0.0105967762393412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56947831877565" calcext:value-type="float">
            <text:p>0.0056947831877565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3267015467777" calcext:value-type="float">
            <text:p>0.00732670154677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94207218407083" calcext:value-type="float">
            <text:p>0.0094207218407083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98142470136248" calcext:value-type="float">
            <text:p>0.009814247013624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88858501750441" calcext:value-type="float">
            <text:p>0.0088858501750441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7251880124392" calcext:value-type="float">
            <text:p>0.00572518801243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53554230043531" calcext:value-type="float">
            <text:p>0.005355423004353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4835612921206" calcext:value-type="float">
            <text:p>0.0054835612921206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5880784586841" calcext:value-type="float">
            <text:p>0.0065880784586841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85999031002292" calcext:value-type="float">
            <text:p>0.008599903100229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34860834438919" calcext:value-type="float">
            <text:p>0.0034860834438919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2836224947158" calcext:value-type="float">
            <text:p>0.0052836224947158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9636612063499" calcext:value-type="float">
            <text:p>0.0089636612063499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252777160768" calcext:value-type="float">
            <text:p>0.00625277716076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97075285789489" calcext:value-type="float">
            <text:p>0.009707528578948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85065334367831" calcext:value-type="float">
            <text:p>0.0085065334367831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444237144709" calcext:value-type="float">
            <text:p>0.007444237144709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50552502960343" calcext:value-type="float">
            <text:p>0.00505525029603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81351432412438" calcext:value-type="float">
            <text:p>0.0081351432412438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44253060157838" calcext:value-type="float">
            <text:p>0.004425306015783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70302585073" calcext:value-type="float">
            <text:p>0.0067030258507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77504480157242" calcext:value-type="float">
            <text:p>0.0077504480157242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1350541064353" calcext:value-type="float">
            <text:p>0.0061350541064353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5599456200278" calcext:value-type="float">
            <text:p>0.0075599456200278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82200635304384" calcext:value-type="float">
            <text:p>0.0082200635304384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1841103383319" calcext:value-type="float">
            <text:p>0.00518411033833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4733333333333" calcext:value-type="float">
            <text:p>0.704733333333333</text:p>
          </table:table-cell>
          <table:table-cell office:value-type="float" office:value="0.00661819140953838" calcext:value-type="float">
            <text:p>0.00661819140953838</text:p>
          </table:table-cell>
          <table:table-cell office:value-type="float" office:value="0.704266666666667" calcext:value-type="float">
            <text:p>0.704266666666667</text:p>
          </table:table-cell>
          <table:table-cell office:value-type="float" office:value="0.0053098955056484" calcext:value-type="float">
            <text:p>0.0053098955056484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19853325002704" calcext:value-type="float">
            <text:p>0.0071985332500270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1102126205843" calcext:value-type="float">
            <text:p>0.0091102126205843</text:p>
          </table:table-cell>
          <table:table-cell office:value-type="float" office:value="0.707133333333333" calcext:value-type="float">
            <text:p>0.707133333333333</text:p>
          </table:table-cell>
          <table:table-cell office:value-type="float" office:value="0.0067171789979441" calcext:value-type="float">
            <text:p>0.0067171789979441</text:p>
          </table:table-cell>
          <table:table-cell office:value-type="float" office:value="0.704466666666667" calcext:value-type="float">
            <text:p>0.704466666666667</text:p>
          </table:table-cell>
          <table:table-cell office:value-type="float" office:value="0.00461404489651762" calcext:value-type="float">
            <text:p>0.00461404489651762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0057746311336629" calcext:value-type="float">
            <text:p>0.0057746311336629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0077096419548773" calcext:value-type="float">
            <text:p>0.0077096419548773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604089719241348" calcext:value-type="float">
            <text:p>0.00604089719241348</text:p>
          </table:table-cell>
          <table:table-cell office:value-type="float" office:value="0.706733333333333" calcext:value-type="float">
            <text:p>0.706733333333333</text:p>
          </table:table-cell>
          <table:table-cell office:value-type="float" office:value="0.00877224549208792" calcext:value-type="float">
            <text:p>0.00877224549208792</text:p>
          </table:table-cell>
          <table:table-cell office:value-type="float" office:value="0.705266666666667" calcext:value-type="float">
            <text:p>0.705266666666667</text:p>
          </table:table-cell>
          <table:table-cell office:value-type="float" office:value="0.00560273191336302" calcext:value-type="float">
            <text:p>0.00560273191336302</text:p>
          </table:table-cell>
          <table:table-cell office:value-type="float" office:value="0.705133333333333" calcext:value-type="float">
            <text:p>0.705133333333333</text:p>
          </table:table-cell>
          <table:table-cell office:value-type="float" office:value="0.00743586404631168" calcext:value-type="float">
            <text:p>0.00743586404631168</text:p>
          </table:table-cell>
          <table:table-cell office:value-type="float" office:value="0.706133333333333" calcext:value-type="float">
            <text:p>0.706133333333333</text:p>
          </table:table-cell>
          <table:table-cell office:value-type="float" office:value="0.0083292605685497" calcext:value-type="float">
            <text:p>0.0083292605685497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58135803542883" calcext:value-type="float">
            <text:p>0.0058135803542883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0069573179572849" calcext:value-type="float">
            <text:p>0.0069573179572849</text:p>
          </table:table-cell>
          <table:table-cell office:value-type="float" office:value="0.706633333333333" calcext:value-type="float">
            <text:p>0.706633333333333</text:p>
          </table:table-cell>
          <table:table-cell office:value-type="float" office:value="0.0068801523506889" calcext:value-type="float">
            <text:p>0.0068801523506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0.879333333333333" calcext:value-type="float">
            <text:p>0.879333333333333</text:p>
          </table:table-cell>
          <table:table-cell office:value-type="float" office:value="0.0151198912400556" calcext:value-type="float">
            <text:p>0.0151198912400556</text:p>
          </table:table-cell>
          <table:table-cell office:value-type="float" office:value="0.851333333333333" calcext:value-type="float">
            <text:p>0.851333333333333</text:p>
          </table:table-cell>
          <table:table-cell office:value-type="float" office:value="0.0024720661623651" calcext:value-type="float">
            <text:p>0.0024720661623651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09036181558641" calcext:value-type="float">
            <text:p>0.0109036181558641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75356779167501" calcext:value-type="float">
            <text:p>0.017535677916750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00277393043275" calcext:value-type="float">
            <text:p>0.010027739304327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1715677796541" calcext:value-type="float">
            <text:p>0.014171567779654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1499665326628" calcext:value-type="float">
            <text:p>0.00414996653266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0.88" calcext:value-type="float">
            <text:p>0.88</text:p>
          </table:table-cell>
          <table:table-cell office:value-type="float" office:value="0.0176383420737639" calcext:value-type="float">
            <text:p>0.0176383420737639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" calcext:value-type="float">
            <text:p>0.89</text:p>
          </table:table-cell>
          <table:table-cell office:value-type="float" office:value="0.0130170827931777" calcext:value-type="float">
            <text:p>0.0130170827931777</text:p>
          </table:table-cell>
          <table:table-cell office:value-type="float" office:value="0.89" calcext:value-type="float">
            <text:p>0.89</text:p>
          </table:table-cell>
          <table:table-cell office:value-type="float" office:value="0.0144817893308189" calcext:value-type="float">
            <text:p>0.0144817893308189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8662907188468" calcext:value-type="float">
            <text:p>0.008866290718846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9" calcext:value-type="float">
            <text:p>0.89</text:p>
          </table:table-cell>
          <table:table-cell office:value-type="float" office:value="0.0091287092917527" calcext:value-type="float">
            <text:p>0.009128709291752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9628479399994" calcext:value-type="float">
            <text:p>0.00596284793999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63129124043228" calcext:value-type="float">
            <text:p>0.0163129124043228</text:p>
          </table:table-cell>
          <table:table-cell office:value-type="float" office:value="0.864" calcext:value-type="float">
            <text:p>0.864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15470053837925" calcext:value-type="float">
            <text:p>0.01154700538379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83831842266395" calcext:value-type="float">
            <text:p>0.008383184226639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7638764659013" calcext:value-type="float">
            <text:p>0.007763876465901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60553007081949" calcext:value-type="float">
            <text:p>0.006055300708194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57674066070204" calcext:value-type="float">
            <text:p>0.0157674066070204</text:p>
          </table:table-cell>
          <table:table-cell office:value-type="float" office:value="0.865333333333333" calcext:value-type="float">
            <text:p>0.865333333333333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8776291813879" calcext:value-type="float">
            <text:p>0.012877629181387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7855034108112" calcext:value-type="float">
            <text:p>0.014785503410811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2999330653258" calcext:value-type="float">
            <text:p>0.008299933065325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89" calcext:value-type="float">
            <text:p>0.89</text:p>
          </table:table-cell>
          <table:table-cell office:value-type="float" office:value="0.004249182927994" calcext:value-type="float">
            <text:p>0.0042491829279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0.88" calcext:value-type="float">
            <text:p>0.88</text:p>
          </table:table-cell>
          <table:table-cell office:value-type="float" office:value="0.0182954153334168" calcext:value-type="float">
            <text:p>0.0182954153334168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6454972243679" calcext:value-type="float">
            <text:p>0.00645497224367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39243990494702" calcext:value-type="float">
            <text:p>0.013924399049470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6752835158" calcext:value-type="float">
            <text:p>0.0096752835158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9582242575422" calcext:value-type="float">
            <text:p>0.007958224257542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4772607021092" calcext:value-type="float">
            <text:p>0.00477260702109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0992421631894" calcext:value-type="float">
            <text:p>0.01099242163189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66267935317159" calcext:value-type="float">
            <text:p>0.0166267935317159</text:p>
          </table:table-cell>
          <table:table-cell office:value-type="float" office:value="0.861533333333333" calcext:value-type="float">
            <text:p>0.861533333333333</text:p>
          </table:table-cell>
          <table:table-cell office:value-type="float" office:value="0.00582313478345826" calcext:value-type="float">
            <text:p>0.00582313478345826</text:p>
          </table:table-cell>
          <table:table-cell office:value-type="float" office:value="0.891733333333333" calcext:value-type="float">
            <text:p>0.891733333333333</text:p>
          </table:table-cell>
          <table:table-cell office:value-type="float" office:value="0.0124539469127385" calcext:value-type="float">
            <text:p>0.0124539469127385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014755839089786" calcext:value-type="float">
            <text:p>0.014755839089786</text:p>
          </table:table-cell>
          <table:table-cell office:value-type="float" office:value="0.890533333333333" calcext:value-type="float">
            <text:p>0.890533333333333</text:p>
          </table:table-cell>
          <table:table-cell office:value-type="float" office:value="0.00885007522726024" calcext:value-type="float">
            <text:p>0.00885007522726024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650978030630484" calcext:value-type="float">
            <text:p>0.00650978030630484</text:p>
          </table:table-cell>
          <table:table-cell office:value-type="float" office:value="0.892066666666667" calcext:value-type="float">
            <text:p>0.892066666666667</text:p>
          </table:table-cell>
          <table:table-cell office:value-type="float" office:value="0.00942075216519356" calcext:value-type="float">
            <text:p>0.00942075216519356</text:p>
          </table:table-cell>
          <table:table-cell office:value-type="float" office:value="0.889866666666667" calcext:value-type="float">
            <text:p>0.889866666666667</text:p>
          </table:table-cell>
          <table:table-cell office:value-type="float" office:value="0.00891419777499002" calcext:value-type="float">
            <text:p>0.00891419777499002</text:p>
          </table:table-cell>
          <table:table-cell office:value-type="float" office:value="0.892933333333333" calcext:value-type="float">
            <text:p>0.892933333333333</text:p>
          </table:table-cell>
          <table:table-cell office:value-type="float" office:value="0.00620891941454218" calcext:value-type="float">
            <text:p>0.00620891941454218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812553072704874" calcext:value-type="float">
            <text:p>0.00812553072704874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6362674863856" calcext:value-type="float">
            <text:p>0.00636267486385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818640501626612" calcext:value-type="float">
            <text:p>0.00818640501626612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00669447095915616" calcext:value-type="float">
            <text:p>0.00669447095915616</text:p>
          </table:table-cell>
          <table:table-cell office:value-type="float" office:value="0.884066666666667" calcext:value-type="float">
            <text:p>0.884066666666667</text:p>
          </table:table-cell>
          <table:table-cell office:value-type="float" office:value="0.00897600566380254" calcext:value-type="float">
            <text:p>0.0089760056638025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752221046969178" calcext:value-type="float">
            <text:p>0.00752221046969178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0520397537603498" calcext:value-type="float">
            <text:p>0.005203975376034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59395098937352" calcext:value-type="float">
            <text:p>0.005939509893735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7226494462893" calcext:value-type="float">
            <text:p>0.0072264944628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23606797749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3461349368017" calcext:value-type="float">
            <text:p>0.0043461349368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31180478223116" calcext:value-type="float">
            <text:p>0.003118047822311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6038709187196" calcext:value-type="float">
            <text:p>0.00660387091871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00398291066353568" calcext:value-type="float">
            <text:p>0.00398291066353568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528173243717874" calcext:value-type="float">
            <text:p>0.005281732437178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3024407855932" calcext:value-type="float">
            <text:p>0.00533024407855932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21358537449128" calcext:value-type="float">
            <text:p>0.0042135853744912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60385782580079" calcext:value-type="float">
            <text:p>0.006038578258007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047734468807632" calcext:value-type="float">
            <text:p>0.004773446880763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60048611548902" calcext:value-type="float">
            <text:p>0.0046004861154890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11138214974468" calcext:value-type="float">
            <text:p>0.00711138214974468</text:p>
          </table:table-cell>
          <table:table-cell office:value-type="float" office:value="0.887266666666667" calcext:value-type="float">
            <text:p>0.887266666666667</text:p>
          </table:table-cell>
          <table:table-cell office:value-type="float" office:value="0.0054794570846967" calcext:value-type="float">
            <text:p>0.0054794570846967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630603889134934" calcext:value-type="float">
            <text:p>0.00630603889134934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583008972944778" calcext:value-type="float">
            <text:p>0.0058300897294477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493670373689762" calcext:value-type="float">
            <text:p>0.004936703736897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74887697291548" calcext:value-type="float">
            <text:p>0.00474887697291548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00475533228541874" calcext:value-type="float">
            <text:p>0.0047553322854187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62306461559858" calcext:value-type="float">
            <text:p>0.00662306461559858</text:p>
          </table:table-cell>
          <table:table-cell office:value-type="float" office:value="0.885266666666667" calcext:value-type="float">
            <text:p>0.885266666666667</text:p>
          </table:table-cell>
          <table:table-cell office:value-type="float" office:value="0.00581412064142474" calcext:value-type="float">
            <text:p>0.005814120641424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686" calcext:value-type="float">
            <text:p>0.686</text:p>
          </table:table-cell>
          <table:table-cell office:value-type="float" office:value="0.0155724115023973" calcext:value-type="float">
            <text:p>0.0155724115023973</text:p>
          </table:table-cell>
          <table:table-cell office:value-type="float" office:value="0.555" calcext:value-type="float">
            <text:p>0.555</text:p>
          </table:table-cell>
          <table:table-cell office:value-type="float" office:value="0.0220794021658195" calcext:value-type="float">
            <text:p>0.0220794021658195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41350367722942" calcext:value-type="float">
            <text:p>0.0241350367722942</text:p>
          </table:table-cell>
          <table:table-cell office:value-type="float" office:value="0.649" calcext:value-type="float">
            <text:p>0.649</text:p>
          </table:table-cell>
          <table:table-cell office:value-type="float" office:value="0.0436463056855903" calcext:value-type="float">
            <text:p>0.0436463056855903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32916293977042" calcext:value-type="float">
            <text:p>0.0232916293977042</text:p>
          </table:table-cell>
          <table:table-cell office:value-type="float" office:value="0.653" calcext:value-type="float">
            <text:p>0.65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662" calcext:value-type="float">
            <text:p>0.662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652" calcext:value-type="float">
            <text:p>0.652</text:p>
          </table:table-cell>
          <table:table-cell office:value-type="float" office:value="0.0238746727726266" calcext:value-type="float">
            <text:p>0.02387467277262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0647372054486" calcext:value-type="float">
            <text:p>0.0270647372054486</text:p>
          </table:table-cell>
          <table:table-cell office:value-type="float" office:value="0.654" calcext:value-type="float">
            <text:p>0.65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36930639376291" calcext:value-type="float">
            <text:p>0.0136930639376291</text:p>
          </table:table-cell>
          <table:table-cell office:value-type="float" office:value="0.665" calcext:value-type="float">
            <text:p>0.665</text:p>
          </table:table-cell>
          <table:table-cell office:value-type="float" office:value="0.0169558249578131" calcext:value-type="float">
            <text:p>0.0169558249578131</text:p>
          </table:table-cell>
          <table:table-cell office:value-type="float" office:value="0.692" calcext:value-type="float">
            <text:p>0.692</text:p>
          </table:table-cell>
          <table:table-cell office:value-type="float" office:value="0.0277488738510232" calcext:value-type="float">
            <text:p>0.0277488738510232</text:p>
          </table:table-cell>
          <table:table-cell office:value-type="float" office:value="0.646" calcext:value-type="float">
            <text:p>0.646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8" calcext:value-type="float">
            <text:p>0.68</text:p>
          </table:table-cell>
          <table:table-cell office:value-type="float" office:value="0.0273861278752582" calcext:value-type="float">
            <text:p>0.027386127875258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8209706929602" calcext:value-type="float">
            <text:p>0.034820970692960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691" calcext:value-type="float">
            <text:p>0.691</text:p>
          </table:table-cell>
          <table:table-cell office:value-type="float" office:value="0.0119373363863132" calcext:value-type="float">
            <text:p>0.0119373363863132</text:p>
          </table:table-cell>
          <table:table-cell office:value-type="float" office:value="0.553" calcext:value-type="float">
            <text:p>0.553</text:p>
          </table:table-cell>
          <table:table-cell office:value-type="float" office:value="0.0347491007077881" calcext:value-type="float">
            <text:p>0.0347491007077881</text:p>
          </table:table-cell>
          <table:table-cell office:value-type="float" office:value="0.697" calcext:value-type="float">
            <text:p>0.69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87" calcext:value-type="float">
            <text:p>0.687</text:p>
          </table:table-cell>
          <table:table-cell office:value-type="float" office:value="0.0210950231097289" calcext:value-type="float">
            <text:p>0.0210950231097289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06155281280882" calcext:value-type="float">
            <text:p>0.0206155281280882</text:p>
          </table:table-cell>
          <table:table-cell office:value-type="float" office:value="0.654" calcext:value-type="float">
            <text:p>0.65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21923410211721" calcext:value-type="float">
            <text:p>0.0221923410211721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89551023615648" calcext:value-type="float">
            <text:p>0.0389551023615648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38746727726266" calcext:value-type="float">
            <text:p>0.0238746727726266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4022051672408" calcext:value-type="float">
            <text:p>0.034022051672408</text:p>
          </table:table-cell>
          <table:table-cell office:value-type="float" office:value="0.671" calcext:value-type="float">
            <text:p>0.671</text:p>
          </table:table-cell>
          <table:table-cell office:value-type="float" office:value="0.0178185296812054" calcext:value-type="float">
            <text:p>0.0178185296812054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54259791678366" calcext:value-type="float">
            <text:p>0.03542597916783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75166629646081" calcext:value-type="float">
            <text:p>0.03751666296460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0437892680916226" calcext:value-type="float">
            <text:p>0.0437892680916226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28633534503099" calcext:value-type="float">
            <text:p>0.03286335345030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689" calcext:value-type="float">
            <text:p>0.689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552" calcext:value-type="float">
            <text:p>0.552</text:p>
          </table:table-cell>
          <table:table-cell office:value-type="float" office:value="0.0340220516724079" calcext:value-type="float">
            <text:p>0.0340220516724079</text:p>
          </table:table-cell>
          <table:table-cell office:value-type="float" office:value="0.698" calcext:value-type="float">
            <text:p>0.698</text:p>
          </table:table-cell>
          <table:table-cell office:value-type="float" office:value="0.0216794833886788" calcext:value-type="float">
            <text:p>0.0216794833886788</text:p>
          </table:table-cell>
          <table:table-cell office:value-type="float" office:value="0.684" calcext:value-type="float">
            <text:p>0.684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682" calcext:value-type="float">
            <text:p>0.682</text:p>
          </table:table-cell>
          <table:table-cell office:value-type="float" office:value="0.0238746727726266" calcext:value-type="float">
            <text:p>0.02387467277262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143178210632763" calcext:value-type="float">
            <text:p>0.0143178210632763</text:p>
          </table:table-cell>
          <table:table-cell office:value-type="float" office:value="0.676" calcext:value-type="float">
            <text:p>0.676</text:p>
          </table:table-cell>
          <table:table-cell office:value-type="float" office:value="0.0143178210632762" calcext:value-type="float">
            <text:p>0.0143178210632762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27108544675922" calcext:value-type="float">
            <text:p>0.0327108544675922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04959013639537" calcext:value-type="float">
            <text:p>0.030495901363953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89551023615649" calcext:value-type="float">
            <text:p>0.0389551023615649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3153947338815" calcext:value-type="float">
            <text:p>0.0263153947338815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19658826364887" calcext:value-type="float">
            <text:p>0.0219658826364887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7815340802378" calcext:value-type="float">
            <text:p>0.037815340802378</text:p>
          </table:table-cell>
          <table:table-cell office:value-type="float" office:value="0.657" calcext:value-type="float">
            <text:p>0.657</text:p>
          </table:table-cell>
          <table:table-cell office:value-type="float" office:value="0.0433877862998333" calcext:value-type="float">
            <text:p>0.0433877862998333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78388218141501" calcext:value-type="float">
            <text:p>0.0278388218141501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25277606521376" calcext:value-type="float">
            <text:p>0.02252776065213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689" calcext:value-type="float">
            <text:p>0.689</text:p>
          </table:table-cell>
          <table:table-cell office:value-type="float" office:value="0.0108397416943393" calcext:value-type="float">
            <text:p>0.0108397416943393</text:p>
          </table:table-cell>
          <table:table-cell office:value-type="float" office:value="0.561" calcext:value-type="float">
            <text:p>0.561</text:p>
          </table:table-cell>
          <table:table-cell office:value-type="float" office:value="0.036297382825763" calcext:value-type="float">
            <text:p>0.036297382825763</text:p>
          </table:table-cell>
          <table:table-cell office:value-type="float" office:value="0.692" calcext:value-type="float">
            <text:p>0.692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688" calcext:value-type="float">
            <text:p>0.688</text:p>
          </table:table-cell>
          <table:table-cell office:value-type="float" office:value="0.0195576072156079" calcext:value-type="float">
            <text:p>0.0195576072156079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07966343430853" calcext:value-type="float">
            <text:p>0.0207966343430853</text:p>
          </table:table-cell>
          <table:table-cell office:value-type="float" office:value="0.656" calcext:value-type="float">
            <text:p>0.656</text:p>
          </table:table-cell>
          <table:table-cell office:value-type="float" office:value="0.0243413228892761" calcext:value-type="float">
            <text:p>0.02434132288927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0168077363139715" calcext:value-type="float">
            <text:p>0.0168077363139715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82842712474619" calcext:value-type="float">
            <text:p>0.0282842712474619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27486263321546" calcext:value-type="float">
            <text:p>0.0227486263321546</text:p>
          </table:table-cell>
          <table:table-cell office:value-type="float" office:value="0.646" calcext:value-type="float">
            <text:p>0.646</text:p>
          </table:table-cell>
          <table:table-cell office:value-type="float" office:value="0.0379802580296658" calcext:value-type="float">
            <text:p>0.0379802580296658</text:p>
          </table:table-cell>
          <table:table-cell office:value-type="float" office:value="0.673" calcext:value-type="float">
            <text:p>0.673</text:p>
          </table:table-cell>
          <table:table-cell office:value-type="float" office:value="0.0251495526799185" calcext:value-type="float">
            <text:p>0.0251495526799185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75" calcext:value-type="float">
            <text:p>0.675</text:p>
          </table:table-cell>
          <table:table-cell office:value-type="float" office:value="0.0320156211871642" calcext:value-type="float">
            <text:p>0.0320156211871642</text:p>
          </table:table-cell>
          <table:table-cell office:value-type="float" office:value="0.656" calcext:value-type="float">
            <text:p>0.656</text:p>
          </table:table-cell>
          <table:table-cell office:value-type="float" office:value="0.0402181551043804" calcext:value-type="float">
            <text:p>0.0402181551043804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4532593299664" calcext:value-type="float">
            <text:p>0.03453259329966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185067555233216" calcext:value-type="float">
            <text:p>0.01850675552332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689" calcext:value-type="float">
            <text:p>0.689</text:p>
          </table:table-cell>
          <table:table-cell office:value-type="float" office:value="0.0119373363863132" calcext:value-type="float">
            <text:p>0.0119373363863132</text:p>
          </table:table-cell>
          <table:table-cell office:value-type="float" office:value="0.555" calcext:value-type="float">
            <text:p>0.555</text:p>
          </table:table-cell>
          <table:table-cell office:value-type="float" office:value="0.0358817502360183" calcext:value-type="float">
            <text:p>0.0358817502360183</text:p>
          </table:table-cell>
          <table:table-cell office:value-type="float" office:value="0.693" calcext:value-type="float">
            <text:p>0.693</text:p>
          </table:table-cell>
          <table:table-cell office:value-type="float" office:value="0.0225277606521375" calcext:value-type="float">
            <text:p>0.0225277606521375</text:p>
          </table:table-cell>
          <table:table-cell office:value-type="float" office:value="0.687" calcext:value-type="float">
            <text:p>0.687</text:p>
          </table:table-cell>
          <table:table-cell office:value-type="float" office:value="0.0216794833886788" calcext:value-type="float">
            <text:p>0.0216794833886788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1247009552262" calcext:value-type="float">
            <text:p>0.0261247009552262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48495472795783" calcext:value-type="float">
            <text:p>0.0248495472795783</text:p>
          </table:table-cell>
          <table:table-cell office:value-type="float" office:value="0.686" calcext:value-type="float">
            <text:p>0.686</text:p>
          </table:table-cell>
          <table:table-cell office:value-type="float" office:value="0.0260768096208105" calcext:value-type="float">
            <text:p>0.026076809620810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47" calcext:value-type="float">
            <text:p>0.647</text:p>
          </table:table-cell>
          <table:table-cell office:value-type="float" office:value="0.0358120091589399" calcext:value-type="float">
            <text:p>0.0358120091589399</text:p>
          </table:table-cell>
          <table:table-cell office:value-type="float" office:value="0.67" calcext:value-type="float">
            <text:p>0.67</text:p>
          </table:table-cell>
          <table:table-cell office:value-type="float" office:value="0.0289395922569755" calcext:value-type="float">
            <text:p>0.028939592256975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72488531868773" calcext:value-type="float">
            <text:p>0.0272488531868773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32415402771893" calcext:value-type="float">
            <text:p>0.0332415402771893</text:p>
          </table:table-cell>
          <table:table-cell office:value-type="float" office:value="0.654" calcext:value-type="float">
            <text:p>0.654</text:p>
          </table:table-cell>
          <table:table-cell office:value-type="float" office:value="0.0481404196076436" calcext:value-type="float">
            <text:p>0.048140419607643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86356421265526" calcext:value-type="float">
            <text:p>0.0286356421265526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46475150877323" calcext:value-type="float">
            <text:p>0.02464751508773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0118462195758724" calcext:value-type="float">
            <text:p>0.0118462195758724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0326059375215594" calcext:value-type="float">
            <text:p>0.0326059375215594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0222745659389612" calcext:value-type="float">
            <text:p>0.0222745659389612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31192222860883" calcext:value-type="float">
            <text:p>0.0231192222860883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0229406331193461" calcext:value-type="float">
            <text:p>0.0229406331193461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0220275216438989" calcext:value-type="float">
            <text:p>0.0220275216438989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0180698318338667" calcext:value-type="float">
            <text:p>0.0180698318338667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306556507598583" calcext:value-type="float">
            <text:p>0.0306556507598583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0261565619661448" calcext:value-type="float">
            <text:p>0.0261565619661448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0348946423153937" calcext:value-type="float">
            <text:p>0.0348946423153937</text:p>
          </table:table-cell>
          <table:table-cell office:value-type="float" office:value="0.67" calcext:value-type="float">
            <text:p>0.67</text:p>
          </table:table-cell>
          <table:table-cell office:value-type="float" office:value="0.022383226657922" calcext:value-type="float">
            <text:p>0.022383226657922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0252488110073496" calcext:value-type="float">
            <text:p>0.0252488110073496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0336676078164726" calcext:value-type="float">
            <text:p>0.0336676078164726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0404643639150875" calcext:value-type="float">
            <text:p>0.0404643639150875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0293177858950736" calcext:value-type="float">
            <text:p>0.0293177858950736</text:p>
          </table:table-cell>
          <table:table-cell office:value-type="float" office:value="0.6742" calcext:value-type="float">
            <text:p>0.6742</text:p>
          </table:table-cell>
          <table:table-cell office:value-type="float" office:value="0.0266732710812923" calcext:value-type="float">
            <text:p>0.02667327108129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7411404962077" calcext:value-type="float">
            <text:p>0.031741140496207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94651745213422" calcext:value-type="float">
            <text:p>0.039465174521342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12310562561765" calcext:value-type="float">
            <text:p>0.0412310562561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5" calcext:value-type="float">
            <text:p>0.65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98434436262731" calcext:value-type="float">
            <text:p>0.03984344362627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429243520626695" calcext:value-type="float">
            <text:p>0.042924352062669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78185296812054" calcext:value-type="float">
            <text:p>0.017818529681205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266145801540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6526373409276" calcext:value-type="float">
            <text:p>0.03365263734092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7488738510231" calcext:value-type="float">
            <text:p>0.02774887385102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9165506033031" calcext:value-type="float">
            <text:p>0.02991655060330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91471582621267" calcext:value-type="float">
            <text:p>0.03914715826212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32434966208793" calcext:value-type="float">
            <text:p>0.043243496620879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73496987939661" calcext:value-type="float">
            <text:p>0.0373496987939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5192250830181" calcext:value-type="float">
            <text:p>0.032519225083018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39852909359328" calcext:value-type="float">
            <text:p>0.03398529093593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2871472441324" calcext:value-type="float">
            <text:p>0.04628714724413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86356421265527" calcext:value-type="float">
            <text:p>0.02863564212655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6" calcext:value-type="float">
            <text:p>0.66</text:p>
          </table:table-cell>
          <table:table-cell office:value-type="float" office:value="0.0444409720865779" calcext:value-type="float">
            <text:p>0.044440972086577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47491007077881" calcext:value-type="float">
            <text:p>0.034749100707788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791437722025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90512483795332" calcext:value-type="float">
            <text:p>0.03905124837953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0163014593741" calcext:value-type="float">
            <text:p>0.0460163014593741</text:p>
          </table:table-cell>
          <table:table-cell office:value-type="float" office:value="0.66" calcext:value-type="float">
            <text:p>0.66</text:p>
          </table:table-cell>
          <table:table-cell office:value-type="float" office:value="0.0367423461417476" calcext:value-type="float">
            <text:p>0.036742346141747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1046620299915" calcext:value-type="float">
            <text:p>0.03110466202999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05277682583188" calcext:value-type="float">
            <text:p>0.040527768258318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60768096208105" calcext:value-type="float">
            <text:p>0.0260768096208105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6233107765348" calcext:value-type="float">
            <text:p>0.041623310776534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97492138287036" calcext:value-type="float">
            <text:p>0.039749213828703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198051533946" calcext:value-type="float">
            <text:p>0.031819805153394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50713558335003" calcext:value-type="float">
            <text:p>0.03507135583350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815340802378" calcext:value-type="float">
            <text:p>0.03781534080237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9732014613987" calcext:value-type="float">
            <text:p>0.02797320146139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09078421554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404660351405966" calcext:value-type="float">
            <text:p>0.040466035140596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7" calcext:value-type="float">
            <text:p>0.67</text:p>
          </table:table-cell>
          <table:table-cell office:value-type="float" office:value="0.0353553390593273" calcext:value-type="float">
            <text:p>0.03535533905932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84707681233426" calcext:value-type="float">
            <text:p>0.03847076812334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" calcext:value-type="float">
            <text:p>0.67</text:p>
          </table:table-cell>
          <table:table-cell office:value-type="float" office:value="0.0333541601603157" calcext:value-type="float">
            <text:p>0.03335416016031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6019662378357" calcext:value-type="float">
            <text:p>0.03560196623783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90688837074972" calcext:value-type="float">
            <text:p>0.0290688837074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342979734765535" calcext:value-type="float">
            <text:p>0.0342979734765535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389305925937182" calcext:value-type="float">
            <text:p>0.038930592593718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0252132229783794" calcext:value-type="float">
            <text:p>0.025213222978379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332497171835681" calcext:value-type="float">
            <text:p>0.0332497171835681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03501800211814" calcext:value-type="float">
            <text:p>0.03501800211814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384408782073733" calcext:value-type="float">
            <text:p>0.0384408782073733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378452024711148" calcext:value-type="float">
            <text:p>0.03784520247111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301355215811577" calcext:value-type="float">
            <text:p>0.0301355215811577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0238804495489659" calcext:value-type="float">
            <text:p>0.0238804495489659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78673438205024" calcext:value-type="float">
            <text:p>0.027867343820502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343526083055703" calcext:value-type="float">
            <text:p>0.0343526083055703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293491889484214" calcext:value-type="float">
            <text:p>0.0293491889484214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33132612616456" calcext:value-type="float">
            <text:p>0.0331326126164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417290215612779" calcext:value-type="float">
            <text:p>0.041729021561277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309299234333195" calcext:value-type="float">
            <text:p>0.0309299234333195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0269201838013291" calcext:value-type="float">
            <text:p>0.02692018380132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0.934666666666667" calcext:value-type="float">
            <text:p>0.934666666666667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67332005306814" calcext:value-type="float">
            <text:p>0.016733200530681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07632153365299" calcext:value-type="float">
            <text:p>0.0207632153365299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5563490039905" calcext:value-type="float">
            <text:p>0.015563490039905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5" calcext:value-type="float">
            <text:p>0.95</text:p>
          </table:table-cell>
          <table:table-cell office:value-type="float" office:value="0.0239211668240121" calcext:value-type="float">
            <text:p>0.023921166824012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44144988736263" calcext:value-type="float">
            <text:p>0.014414498873626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81659021245849" calcext:value-type="float">
            <text:p>0.0181659021245849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0904280843684" calcext:value-type="float">
            <text:p>0.0190904280843684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83484785926971" calcext:value-type="float">
            <text:p>0.018348478592697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5" calcext:value-type="float">
            <text:p>0.95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4316767251549" calcext:value-type="float">
            <text:p>0.01643167672515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0.934" calcext:value-type="float">
            <text:p>0.934</text:p>
          </table:table-cell>
          <table:table-cell office:value-type="float" office:value="0.0192064803878505" calcext:value-type="float">
            <text:p>0.019206480387850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90029237516523" calcext:value-type="float">
            <text:p>0.019002923751652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2497379429011" calcext:value-type="float">
            <text:p>0.013249737942901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99164923283862" calcext:value-type="float">
            <text:p>0.019916492328386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38513917599977" calcext:value-type="float">
            <text:p>0.023851391759997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203306009093025" calcext:value-type="float">
            <text:p>0.020330600909302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4691935695934" calcext:value-type="float">
            <text:p>0.018469193569593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0.932666666666667" calcext:value-type="float">
            <text:p>0.932666666666667</text:p>
          </table:table-cell>
          <table:table-cell office:value-type="float" office:value="0.0193505670315999" calcext:value-type="float">
            <text:p>0.0193505670315999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6189867250252" calcext:value-type="float">
            <text:p>0.0186189867250252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4691935695934" calcext:value-type="float">
            <text:p>0.0184691935695934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20353251747178" calcext:value-type="float">
            <text:p>0.022035325174717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92064803878505" calcext:value-type="float">
            <text:p>0.019206480387850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0431581369658" calcext:value-type="float">
            <text:p>0.01804315813696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0.936666666666667" calcext:value-type="float">
            <text:p>0.936666666666667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8815056660953" calcext:value-type="float">
            <text:p>0.015881505666095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6189867250252" calcext:value-type="float">
            <text:p>0.0186189867250252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67332005306814" calcext:value-type="float">
            <text:p>0.016733200530681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84992492340155" calcext:value-type="float">
            <text:p>0.018499249234015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19089023002067" calcext:value-type="float">
            <text:p>0.021908902300206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96355686333641" calcext:value-type="float">
            <text:p>0.0196355686333641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7971629064956" calcext:value-type="float">
            <text:p>0.018797162906495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3181755520454" calcext:value-type="float">
            <text:p>0.0183181755520454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43372087784043" calcext:value-type="float">
            <text:p>0.014337208778404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8561808316412" calcext:value-type="float">
            <text:p>0.0188561808316412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85592145427667" calcext:value-type="float">
            <text:p>0.018559214542766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10026453360312" calcext:value-type="float">
            <text:p>0.0210026453360312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92064803878505" calcext:value-type="float">
            <text:p>0.019206480387850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93505670316" calcext:value-type="float">
            <text:p>0.01935056703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43372087784043" calcext:value-type="float">
            <text:p>0.01433720877840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0.9352" calcext:value-type="float">
            <text:p>0.9352</text:p>
          </table:table-cell>
          <table:table-cell office:value-type="float" office:value="0.0169143554944134" calcext:value-type="float">
            <text:p>0.0169143554944134</text:p>
          </table:table-cell>
          <table:table-cell office:value-type="float" office:value="0.945466666666667" calcext:value-type="float">
            <text:p>0.945466666666667</text:p>
          </table:table-cell>
          <table:table-cell office:value-type="float" office:value="0.0179111358127222" calcext:value-type="float">
            <text:p>0.0179111358127222</text:p>
          </table:table-cell>
          <table:table-cell office:value-type="float" office:value="0.951466666666667" calcext:value-type="float">
            <text:p>0.951466666666667</text:p>
          </table:table-cell>
          <table:table-cell office:value-type="float" office:value="0.0142198346073463" calcext:value-type="float">
            <text:p>0.0142198346073463</text:p>
          </table:table-cell>
          <table:table-cell office:value-type="float" office:value="0.949733333333333" calcext:value-type="float">
            <text:p>0.949733333333333</text:p>
          </table:table-cell>
          <table:table-cell office:value-type="float" office:value="0.0191249907930468" calcext:value-type="float">
            <text:p>0.0191249907930468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015366059135162" calcext:value-type="float">
            <text:p>0.015366059135162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0189010908564179" calcext:value-type="float">
            <text:p>0.018901090856417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225438862789931" calcext:value-type="float">
            <text:p>0.0225438862789931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018000358734797" calcext:value-type="float">
            <text:p>0.018000358734797</text:p>
          </table:table-cell>
          <table:table-cell office:value-type="float" office:value="0.950933333333333" calcext:value-type="float">
            <text:p>0.950933333333333</text:p>
          </table:table-cell>
          <table:table-cell office:value-type="float" office:value="0.0174477716666461" calcext:value-type="float">
            <text:p>0.0174477716666461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97179854033685" calcext:value-type="float">
            <text:p>0.0197179854033685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0176132938790613" calcext:value-type="float">
            <text:p>0.0176132938790613</text:p>
          </table:table-cell>
          <table:table-cell office:value-type="float" office:value="0.948533333333333" calcext:value-type="float">
            <text:p>0.948533333333333</text:p>
          </table:table-cell>
          <table:table-cell office:value-type="float" office:value="0.0178834765864318" calcext:value-type="float">
            <text:p>0.0178834765864318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80018998585599" calcext:value-type="float">
            <text:p>0.0180018998585599</text:p>
          </table:table-cell>
          <table:table-cell office:value-type="float" office:value="0.9472" calcext:value-type="float">
            <text:p>0.9472</text:p>
          </table:table-cell>
          <table:table-cell office:value-type="float" office:value="0.0163012984081816" calcext:value-type="float">
            <text:p>0.0163012984081816</text:p>
          </table:table-cell>
          <table:table-cell office:value-type="float" office:value="0.95" calcext:value-type="float">
            <text:p>0.95</text:p>
          </table:table-cell>
          <table:table-cell office:value-type="float" office:value="0.0170489775306986" calcext:value-type="float">
            <text:p>0.0170489775306986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55586348353177" calcext:value-type="float">
            <text:p>0.01555863483531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5609624542778" calcext:value-type="float">
            <text:p>0.0125609624542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19342451684828" calcext:value-type="float">
            <text:p>0.021934245168482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5" calcext:value-type="float">
            <text:p>0.95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3978318349984" calcext:value-type="float">
            <text:p>0.016397831834998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6499158227686" calcext:value-type="float">
            <text:p>0.01649915822768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7364413533277" calcext:value-type="float">
            <text:p>0.020736441353327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81648579899" calcext:value-type="float">
            <text:p>0.017158164857989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74504342286371" calcext:value-type="float">
            <text:p>0.017450434228637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0284975505364" calcext:value-type="float">
            <text:p>0.017028497550536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58630794321762" calcext:value-type="float">
            <text:p>0.01586307943217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51115649117827" calcext:value-type="float">
            <text:p>0.0151115649117827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6721594357837" calcext:value-type="float">
            <text:p>0.0156721594357837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60057044263233" calcext:value-type="float">
            <text:p>0.016005704426323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32225026289" calcext:value-type="float">
            <text:p>0.0163222502628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3539121677085" calcext:value-type="float">
            <text:p>0.013539121677085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6844486297311" calcext:value-type="float">
            <text:p>0.016844486297311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90161877088075" calcext:value-type="float">
            <text:p>0.019016187708807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9336526114522" calcext:value-type="float">
            <text:p>0.016933652611452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0283601360264" calcext:value-type="float">
            <text:p>0.0160283601360264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96850016673868" calcext:value-type="float">
            <text:p>0.0196850016673868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4975739554264" calcext:value-type="float">
            <text:p>0.01497573955426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1563904593241" calcext:value-type="float">
            <text:p>0.01515639045932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54739925179135" calcext:value-type="float">
            <text:p>0.0154739925179135</text:p>
          </table:table-cell>
          <table:table-cell office:value-type="float" office:value="0.861" calcext:value-type="float">
            <text:p>0.861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38944433337775" calcext:value-type="float">
            <text:p>0.013894443333777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8323969741912" calcext:value-type="float">
            <text:p>0.014832396974191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0277521051331" calcext:value-type="float">
            <text:p>0.015027752105133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6613466144447" calcext:value-type="float">
            <text:p>0.015661346614444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50646753846355" calcext:value-type="float">
            <text:p>0.015064675384635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6249406456535" calcext:value-type="float">
            <text:p>0.01462494064565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1761569173682" calcext:value-type="float">
            <text:p>0.01317615691736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6691647944739" calcext:value-type="float">
            <text:p>0.01669164794473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74244400515801" calcext:value-type="float">
            <text:p>0.017424440051580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8" calcext:value-type="float">
            <text:p>0.88</text:p>
          </table:table-cell>
          <table:table-cell office:value-type="float" office:value="0.0182193425908961" calcext:value-type="float">
            <text:p>0.01821934259089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897" calcext:value-type="float">
            <text:p>0.89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74801474695025" calcext:value-type="float">
            <text:p>0.017480147469502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8521758975744" calcext:value-type="float">
            <text:p>0.01852175897574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9394345963625" calcext:value-type="float">
            <text:p>0.016939434596362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06978710239208" calcext:value-type="float">
            <text:p>0.0106978710239208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6372402253657" calcext:value-type="float">
            <text:p>0.01637240225365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3939949617187" calcext:value-type="float">
            <text:p>0.0123939949617187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75356779167502" calcext:value-type="float">
            <text:p>0.017535677916750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58552479920337" calcext:value-type="float">
            <text:p>0.015855247992033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5708019905482" calcext:value-type="float">
            <text:p>0.0135708019905482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70375402502173" calcext:value-type="float">
            <text:p>0.017037540250217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61846978484136" calcext:value-type="float">
            <text:p>0.016184697848413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8790197874703" calcext:value-type="float">
            <text:p>0.01187901978747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66416478884888" calcext:value-type="float">
            <text:p>0.0166416478884888</text:p>
          </table:table-cell>
          <table:table-cell office:value-type="float" office:value="0.867" calcext:value-type="float">
            <text:p>0.867</text:p>
          </table:table-cell>
          <table:table-cell office:value-type="float" office:value="0.0147855034108112" calcext:value-type="float">
            <text:p>0.0147855034108112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36727628679957" calcext:value-type="float">
            <text:p>0.013672762867995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67663684532791" calcext:value-type="float">
            <text:p>0.016766368453279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42107158315281" calcext:value-type="float">
            <text:p>0.014210715831528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50646753846355" calcext:value-type="float">
            <text:p>0.015064675384635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61331267204401" calcext:value-type="float">
            <text:p>0.016133126720440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8791427471104" calcext:value-type="float">
            <text:p>0.014879142747110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56080463579242" calcext:value-type="float">
            <text:p>0.015608046357924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7855034108112" calcext:value-type="float">
            <text:p>0.014785503410811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95433989992642" calcext:value-type="float">
            <text:p>0.0195433989992642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59164485150844" calcext:value-type="float">
            <text:p>0.015916448515084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2077418374393" calcext:value-type="float">
            <text:p>0.013207741837439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87" calcext:value-type="float">
            <text:p>0.87</text:p>
          </table:table-cell>
          <table:table-cell office:value-type="float" office:value="0.0140929454377398" calcext:value-type="float">
            <text:p>0.014092945437739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41126420866777" calcext:value-type="float">
            <text:p>0.0141126420866777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62873502380767" calcext:value-type="float">
            <text:p>0.016287350238076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45583118679482" calcext:value-type="float">
            <text:p>0.014558311867948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3794121131039" calcext:value-type="float">
            <text:p>0.01379412113103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63893596919193" calcext:value-type="float">
            <text:p>0.0163893596919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144209764945" calcext:value-type="float">
            <text:p>0.013914420976494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72642855501047" calcext:value-type="float">
            <text:p>0.017264285550104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50462250710564" calcext:value-type="float">
            <text:p>0.0150462250710564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4577528254575" calcext:value-type="float">
            <text:p>0.013457752825457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52114722788062" calcext:value-type="float">
            <text:p>0.0152114722788062</text:p>
          </table:table-cell>
          <table:table-cell office:value-type="float" office:value="0.869666666666667" calcext:value-type="float">
            <text:p>0.869666666666667</text:p>
          </table:table-cell>
          <table:table-cell office:value-type="float" office:value="0.0160034718455437" calcext:value-type="float">
            <text:p>0.0160034718455437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66499916583229" calcext:value-type="float">
            <text:p>0.0166499916583229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7478812037526" calcext:value-type="float">
            <text:p>0.0147478812037526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4308117354223" calcext:value-type="float">
            <text:p>0.01430811735422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766704288891" calcext:value-type="float">
            <text:p>0.01476670428889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54829655499914" calcext:value-type="float">
            <text:p>0.015482965549991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4624992426995" calcext:value-type="float">
            <text:p>0.011462499242699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81989159174991" calcext:value-type="float">
            <text:p>0.008198915917499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55188057959797" calcext:value-type="float">
            <text:p>0.015518805795979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27693208729186" calcext:value-type="float">
            <text:p>0.0127693208729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58226029275474" calcext:value-type="float">
            <text:p>0.0158226029275474</text:p>
          </table:table-cell>
          <table:table-cell office:value-type="float" office:value="0.866533333333333" calcext:value-type="float">
            <text:p>0.866533333333333</text:p>
          </table:table-cell>
          <table:table-cell office:value-type="float" office:value="0.0165657686815218" calcext:value-type="float">
            <text:p>0.0165657686815218</text:p>
          </table:table-cell>
          <table:table-cell office:value-type="float" office:value="0.894066666666667" calcext:value-type="float">
            <text:p>0.894066666666667</text:p>
          </table:table-cell>
          <table:table-cell office:value-type="float" office:value="0.0136568536147815" calcext:value-type="float">
            <text:p>0.0136568536147815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0166393606999216" calcext:value-type="float">
            <text:p>0.016639360699921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163174540491807" calcext:value-type="float">
            <text:p>0.0163174540491807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3427686010801" calcext:value-type="float">
            <text:p>0.013427686010801</text:p>
          </table:table-cell>
          <table:table-cell office:value-type="float" office:value="0.892733333333333" calcext:value-type="float">
            <text:p>0.892733333333333</text:p>
          </table:table-cell>
          <table:table-cell office:value-type="float" office:value="0.0154309194102755" calcext:value-type="float">
            <text:p>0.0154309194102755</text:p>
          </table:table-cell>
          <table:table-cell office:value-type="float" office:value="0.890933333333333" calcext:value-type="float">
            <text:p>0.890933333333333</text:p>
          </table:table-cell>
          <table:table-cell office:value-type="float" office:value="0.0146386455297866" calcext:value-type="float">
            <text:p>0.0146386455297866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4956002297607" calcext:value-type="float">
            <text:p>0.0134956002297607</text:p>
          </table:table-cell>
          <table:table-cell office:value-type="float" office:value="0.884933333333333" calcext:value-type="float">
            <text:p>0.884933333333333</text:p>
          </table:table-cell>
          <table:table-cell office:value-type="float" office:value="0.0154866294940031" calcext:value-type="float">
            <text:p>0.0154866294940031</text:p>
          </table:table-cell>
          <table:table-cell office:value-type="float" office:value="0.891933333333333" calcext:value-type="float">
            <text:p>0.891933333333333</text:p>
          </table:table-cell>
          <table:table-cell office:value-type="float" office:value="0.0158596727851588" calcext:value-type="float">
            <text:p>0.015859672785158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143960417238493" calcext:value-type="float">
            <text:p>0.0143960417238493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0119790665995296" calcext:value-type="float">
            <text:p>0.0119790665995296</text:p>
          </table:table-cell>
          <table:table-cell office:value-type="float" office:value="0.883133333333333" calcext:value-type="float">
            <text:p>0.883133333333333</text:p>
          </table:table-cell>
          <table:table-cell office:value-type="float" office:value="0.0175166746372924" calcext:value-type="float">
            <text:p>0.0175166746372924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149394764022735" calcext:value-type="float">
            <text:p>0.0149394764022735</text:p>
          </table:table-cell>
          <table:table-cell office:value-type="float" office:value="0.889266666666667" calcext:value-type="float">
            <text:p>0.889266666666667</text:p>
          </table:table-cell>
          <table:table-cell office:value-type="float" office:value="0.0132812287773696" calcext:value-type="float">
            <text:p>0.013281228777369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6499916583229" calcext:value-type="float">
            <text:p>0.0166499916583229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52114722788062" calcext:value-type="float">
            <text:p>0.01521147227880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63469331136523" calcext:value-type="float">
            <text:p>0.0163469331136523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82421977233495" calcext:value-type="float">
            <text:p>0.0182421977233495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490527540422" calcext:value-type="float">
            <text:p>0.01304905275404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66416478884888" calcext:value-type="float">
            <text:p>0.016641647888488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6912672473592" calcext:value-type="float">
            <text:p>0.014691267247359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62446572413483" calcext:value-type="float">
            <text:p>0.01624465724134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5710366384732" calcext:value-type="float">
            <text:p>0.01157103663847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8776291813879" calcext:value-type="float">
            <text:p>0.012877629181387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1158996715113" calcext:value-type="float">
            <text:p>0.016115899671511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5773797371132" calcext:value-type="float">
            <text:p>0.01457737973711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0538363230486" calcext:value-type="float">
            <text:p>0.01705383632304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0986541880576" calcext:value-type="float">
            <text:p>0.016098654188057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2479506819769" calcext:value-type="float">
            <text:p>0.01524795068197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7257394458807" calcext:value-type="float">
            <text:p>0.01272573944588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884742894182" calcext:value-type="float">
            <text:p>0.014888474289418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92906420717" calcext:value-type="float">
            <text:p>0.010929064207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80046290344085" calcext:value-type="float">
            <text:p>0.01800462903440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2287565553229" calcext:value-type="float">
            <text:p>0.013228756555322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3025052415173" calcext:value-type="float">
            <text:p>0.015302505241517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893596919193" calcext:value-type="float">
            <text:p>0.0163893596919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4337567297406" calcext:value-type="float">
            <text:p>0.014433756729740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3020466261565" calcext:value-type="float">
            <text:p>0.0133020466261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3998393489898" calcext:value-type="float">
            <text:p>0.0143998393489898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07861652104798" calcext:value-type="float">
            <text:p>0.010786165210479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39583539845805" calcext:value-type="float">
            <text:p>0.0139583539845805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153069112045998" calcext:value-type="float">
            <text:p>0.015306911204599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9960103521786" calcext:value-type="float">
            <text:p>0.0149960103521786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35111595670613" calcext:value-type="float">
            <text:p>0.0135111595670613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63387403638016" calcext:value-type="float">
            <text:p>0.016338740363801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3084585143386" calcext:value-type="float">
            <text:p>0.0143084585143386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23729614474604" calcext:value-type="float">
            <text:p>0.01237296144746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8511450895435" calcext:value-type="float">
            <text:p>0.0148511450895435</text:p>
          </table:table-cell>
          <table:table-cell office:value-type="float" office:value="0.886266666666666" calcext:value-type="float">
            <text:p>0.886266666666666</text:p>
          </table:table-cell>
          <table:table-cell office:value-type="float" office:value="0.0146895991397373" calcext:value-type="float">
            <text:p>0.014689599139737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7106105935348" calcext:value-type="float">
            <text:p>0.01471061059353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36124144878134" calcext:value-type="float">
            <text:p>0.013612414487813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2562738292919" calcext:value-type="float">
            <text:p>0.017256273829291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130585507166836" calcext:value-type="float">
            <text:p>0.0130585507166836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31557524486038" calcext:value-type="float">
            <text:p>0.01315575244860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0.91" calcext:value-type="float">
            <text:p>0.91</text:p>
          </table:table-cell>
          <table:table-cell office:value-type="float" office:value="0.0210818510677891" calcext:value-type="float">
            <text:p>0.0210818510677891</text:p>
          </table:table-cell>
          <table:table-cell office:value-type="float" office:value="0.91" calcext:value-type="float">
            <text:p>0.91</text:p>
          </table:table-cell>
          <table:table-cell office:value-type="float" office:value="0.0161589328580543" calcext:value-type="float">
            <text:p>0.01615893285805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36408309686628" calcext:value-type="float">
            <text:p>0.0236408309686628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212655172103154" calcext:value-type="float">
            <text:p>0.021265517210315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90904280843684" calcext:value-type="float">
            <text:p>0.01909042808436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7384539747207" calcext:value-type="float">
            <text:p>0.01738453974720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12655172103154" calcext:value-type="float">
            <text:p>0.021265517210315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97765292989217" calcext:value-type="float">
            <text:p>0.01977652929892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0384048104053" calcext:value-type="float">
            <text:p>0.013038404810405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68983891408487" calcext:value-type="float">
            <text:p>0.01689838914084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212916258968951" calcext:value-type="float">
            <text:p>0.0212916258968951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207632153365299" calcext:value-type="float">
            <text:p>0.0207632153365299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50998007960222" calcext:value-type="float">
            <text:p>0.0250998007960222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8666666666666" calcext:value-type="float">
            <text:p>0.918666666666666</text:p>
          </table:table-cell>
          <table:table-cell office:value-type="float" office:value="0.0180431581369657" calcext:value-type="float">
            <text:p>0.018043158136965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5277529318028" calcext:value-type="float">
            <text:p>0.0155277529318028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11060141639" calcext:value-type="float">
            <text:p>0.01211060141639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25609624542779" calcext:value-type="float">
            <text:p>0.012560962454277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238513917599977" calcext:value-type="float">
            <text:p>0.0238513917599977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918" calcext:value-type="float">
            <text:p>0.918</text:p>
          </table:table-cell>
          <table:table-cell office:value-type="float" office:value="0.0207632153365299" calcext:value-type="float">
            <text:p>0.0207632153365299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7384539747207" calcext:value-type="float">
            <text:p>0.01738453974720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95220672857951" calcext:value-type="float">
            <text:p>0.0195220672857951</text:p>
          </table:table-cell>
          <table:table-cell office:value-type="float" office:value="0.92" calcext:value-type="float">
            <text:p>0.92</text:p>
          </table:table-cell>
          <table:table-cell office:value-type="float" office:value="0.0177951304200522" calcext:value-type="float">
            <text:p>0.0177951304200522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150185071014251" calcext:value-type="float">
            <text:p>0.0150185071014251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7" calcext:value-type="float">
            <text:p>0.012605113600792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246531494494674" calcext:value-type="float">
            <text:p>0.0246531494494674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90904280843684" calcext:value-type="float">
            <text:p>0.0190904280843684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96355686333642" calcext:value-type="float">
            <text:p>0.019635568633364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0554594383897" calcext:value-type="float">
            <text:p>0.0160554594383897</text:p>
          </table:table-cell>
          <table:table-cell office:value-type="float" office:value="0.918666666666666" calcext:value-type="float">
            <text:p>0.918666666666666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7971629064955" calcext:value-type="float">
            <text:p>0.018797162906495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4" calcext:value-type="float">
            <text:p>0.014337208778404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2275485928508" calcext:value-type="float">
            <text:p>0.0162275485928508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4" calcext:value-type="float">
            <text:p>0.0143372087784044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246531494494674" calcext:value-type="float">
            <text:p>0.0246531494494674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20869967789998" calcext:value-type="float">
            <text:p>0.02086996778999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1421356237309" calcext:value-type="float">
            <text:p>0.014142135623730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21563883525402" calcext:value-type="float">
            <text:p>0.0121563883525402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8113883008418" calcext:value-type="float">
            <text:p>0.0158113883008418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21106014163899" calcext:value-type="float">
            <text:p>0.01211060141638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0.909466666666667" calcext:value-type="float">
            <text:p>0.909466666666667</text:p>
          </table:table-cell>
          <table:table-cell office:value-type="float" office:value="0.0231062335247233" calcext:value-type="float">
            <text:p>0.0231062335247233</text:p>
          </table:table-cell>
          <table:table-cell office:value-type="float" office:value="0.906933333333333" calcext:value-type="float">
            <text:p>0.906933333333333</text:p>
          </table:table-cell>
          <table:table-cell office:value-type="float" office:value="0.0141346496623051" calcext:value-type="float">
            <text:p>0.014134649662305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206050548146207" calcext:value-type="float">
            <text:p>0.0206050548146207</text:p>
          </table:table-cell>
          <table:table-cell office:value-type="float" office:value="0.917066666666667" calcext:value-type="float">
            <text:p>0.917066666666667</text:p>
          </table:table-cell>
          <table:table-cell office:value-type="float" office:value="0.0211276877553424" calcext:value-type="float">
            <text:p>0.021127687755342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3840238427575" calcext:value-type="float">
            <text:p>0.014384023842757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53079100957499" calcext:value-type="float">
            <text:p>0.0153079100957499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171376874815641" calcext:value-type="float">
            <text:p>0.0171376874815641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285006235823" calcext:value-type="float">
            <text:p>0.018285006235823</text:p>
          </table:table-cell>
          <table:table-cell office:value-type="float" office:value="0.918133333333333" calcext:value-type="float">
            <text:p>0.918133333333333</text:p>
          </table:table-cell>
          <table:table-cell office:value-type="float" office:value="0.0154110947828022" calcext:value-type="float">
            <text:p>0.0154110947828022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134140401845792" calcext:value-type="float">
            <text:p>0.0134140401845792</text:p>
          </table:table-cell>
          <table:table-cell office:value-type="float" office:value="0.915066666666667" calcext:value-type="float">
            <text:p>0.915066666666667</text:p>
          </table:table-cell>
          <table:table-cell office:value-type="float" office:value="0.0144195472307116" calcext:value-type="float">
            <text:p>0.014419547230711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74791388711856" calcext:value-type="float">
            <text:p>0.0174791388711856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37021278039498" calcext:value-type="float">
            <text:p>0.0137021278039498</text:p>
          </table:table-cell>
          <table:table-cell office:value-type="float" office:value="0.909733333333333" calcext:value-type="float">
            <text:p>0.909733333333333</text:p>
          </table:table-cell>
          <table:table-cell office:value-type="float" office:value="0.0165653769730681" calcext:value-type="float">
            <text:p>0.0165653769730681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32566235010776" calcext:value-type="float">
            <text:p>0.0132566235010776</text:p>
          </table:table-cell>
          <table:table-cell office:value-type="float" office:value="0.916933333333333" calcext:value-type="float">
            <text:p>0.916933333333333</text:p>
          </table:table-cell>
          <table:table-cell office:value-type="float" office:value="0.0135593888880222" calcext:value-type="float">
            <text:p>0.01355938888802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204124145231931" calcext:value-type="float">
            <text:p>0.0204124145231931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6189867250252" calcext:value-type="float">
            <text:p>0.018618986725025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5" calcext:value-type="float">
            <text:p>0.014259499757471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1" calcext:value-type="float">
            <text:p>0.91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52752523165195" calcext:value-type="float">
            <text:p>0.0152752523165195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0666666666666" calcext:value-type="float">
            <text:p>0.91066666666666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" calcext:value-type="float">
            <text:p>0.91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2077418374392" calcext:value-type="float">
            <text:p>0.013207741837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1466666666667" calcext:value-type="float">
            <text:p>0.911466666666667</text:p>
          </table:table-cell>
          <table:table-cell office:value-type="float" office:value="0.0138689267288889" calcext:value-type="float">
            <text:p>0.01386892672888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38557404480523" calcext:value-type="float">
            <text:p>0.013855740448052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2858863293085" calcext:value-type="float">
            <text:p>0.01285886329308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34098309722546" calcext:value-type="float">
            <text:p>0.0134098309722546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14723589094194" calcext:value-type="float">
            <text:p>0.0114723589094194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64020161182285" calcext:value-type="float">
            <text:p>0.016402016118228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150158175924386" calcext:value-type="float">
            <text:p>0.0150158175924386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46030351157603" calcext:value-type="float">
            <text:p>0.0146030351157603</text:p>
          </table:table-cell>
          <table:table-cell office:value-type="float" office:value="0.913066666666667" calcext:value-type="float">
            <text:p>0.913066666666667</text:p>
          </table:table-cell>
          <table:table-cell office:value-type="float" office:value="0.0134151091372547" calcext:value-type="float">
            <text:p>0.0134151091372547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44701307377606" calcext:value-type="float">
            <text:p>0.014470130737760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43727881169906" calcext:value-type="float">
            <text:p>0.01437278811699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413587863578" calcext:value-type="float">
            <text:p>0.0150413587863578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31010130147781" calcext:value-type="float">
            <text:p>0.0131010130147781</text:p>
          </table:table-cell>
          <table:table-cell office:value-type="float" office:value="0.911733333333333" calcext:value-type="float">
            <text:p>0.911733333333333</text:p>
          </table:table-cell>
          <table:table-cell office:value-type="float" office:value="0.0149057678892119" calcext:value-type="float">
            <text:p>0.0149057678892119</text:p>
          </table:table-cell>
          <table:table-cell office:value-type="float" office:value="0.910533333333333" calcext:value-type="float">
            <text:p>0.910533333333333</text:p>
          </table:table-cell>
          <table:table-cell office:value-type="float" office:value="0.0117996747995571" calcext:value-type="float">
            <text:p>0.01179967479955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3539223522363" calcext:value-type="float">
            <text:p>0.01435392235223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936" calcext:value-type="float">
            <text:p>0.936</text:p>
          </table:table-cell>
          <table:table-cell office:value-type="float" office:value="0.0083831842266394" calcext:value-type="float">
            <text:p>0.0083831842266394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944333333333333" calcext:value-type="float">
            <text:p>0.944333333333333</text:p>
          </table:table-cell>
          <table:table-cell office:value-type="float" office:value="0.0114017542509914" calcext:value-type="float">
            <text:p>0.011401754250991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71297498787357" calcext:value-type="float">
            <text:p>0.0071297498787357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047140452079103" calcext:value-type="float">
            <text:p>0.0047140452079103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086281194036964" calcext:value-type="float">
            <text:p>0.0086281194036964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113406838908026" calcext:value-type="float">
            <text:p>0.011340683890802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87400737347513" calcext:value-type="float">
            <text:p>0.0087400737347513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123939949617188" calcext:value-type="float">
            <text:p>0.0123939949617188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21730674684008" calcext:value-type="float">
            <text:p>0.0021730674684008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5672449894315" calcext:value-type="float">
            <text:p>0.01056724498943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940333333333333" calcext:value-type="float">
            <text:p>0.940333333333333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0692049779955" calcext:value-type="float">
            <text:p>0.010069204977995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0523170760002" calcext:value-type="float">
            <text:p>0.009052317076000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101789543230683" calcext:value-type="float">
            <text:p>0.0101789543230683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7894501037256" calcext:value-type="float">
            <text:p>0.009789450103725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6454972243679" calcext:value-type="float">
            <text:p>0.006454972243679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36727628679957" calcext:value-type="float">
            <text:p>0.013672762867995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940666666666667" calcext:value-type="float">
            <text:p>0.940666666666667</text:p>
          </table:table-cell>
          <table:table-cell office:value-type="float" office:value="0.0131550581737807" calcext:value-type="float">
            <text:p>0.0131550581737807</text:p>
          </table:table-cell>
          <table:table-cell office:value-type="float" office:value="0.95" calcext:value-type="float">
            <text:p>0.9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947" calcext:value-type="float">
            <text:p>0.947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959" calcext:value-type="float">
            <text:p>0.959</text:p>
          </table:table-cell>
          <table:table-cell office:value-type="float" office:value="0.0107754865834964" calcext:value-type="float">
            <text:p>0.010775486583496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78704793020784" calcext:value-type="float">
            <text:p>0.007870479302078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5803801654026" calcext:value-type="float">
            <text:p>0.010580380165402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87400737347512" calcext:value-type="float">
            <text:p>0.0087400737347512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10554159678513" calcext:value-type="float">
            <text:p>0.011055415967851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8601329718327" calcext:value-type="float">
            <text:p>0.009860132971832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6922698736035" calcext:value-type="float">
            <text:p>0.0086922698736035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7615191762515" calcext:value-type="float">
            <text:p>0.01176151917625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84491945704244" calcext:value-type="float">
            <text:p>0.0084491945704244</text:p>
          </table:table-cell>
          <table:table-cell office:value-type="float" office:value="0.940666666666667" calcext:value-type="float">
            <text:p>0.940666666666667</text:p>
          </table:table-cell>
          <table:table-cell office:value-type="float" office:value="0.0122247472139281" calcext:value-type="float">
            <text:p>0.0122247472139281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069121471177759" calcext:value-type="float">
            <text:p>0.0069121471177759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959" calcext:value-type="float">
            <text:p>0.959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0967541539073" calcext:value-type="float">
            <text:p>0.010096754153907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6" calcext:value-type="float">
            <text:p>0.96</text:p>
          </table:table-cell>
          <table:table-cell office:value-type="float" office:value="0.0095014618758262" calcext:value-type="float">
            <text:p>0.0095014618758262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3010247602416" calcext:value-type="float">
            <text:p>0.010301024760241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941666666666667" calcext:value-type="float">
            <text:p>0.941666666666667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85309892613797" calcext:value-type="float">
            <text:p>0.0085309892613797</text:p>
          </table:table-cell>
          <table:table-cell office:value-type="float" office:value="0.95" calcext:value-type="float">
            <text:p>0.95</text:p>
          </table:table-cell>
          <table:table-cell office:value-type="float" office:value="0.0077280154129131" calcext:value-type="float">
            <text:p>0.0077280154129131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8269211792744" calcext:value-type="float">
            <text:p>0.0108269211792744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099721835344343" calcext:value-type="float">
            <text:p>0.0099721835344343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088506120315678" calcext:value-type="float">
            <text:p>0.0088506120315678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85309892613797" calcext:value-type="float">
            <text:p>0.0085309892613797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9721835344343" calcext:value-type="float">
            <text:p>0.0099721835344343</text:p>
          </table:table-cell>
          <table:table-cell office:value-type="float" office:value="0.953" calcext:value-type="float">
            <text:p>0.95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1789543230683" calcext:value-type="float">
            <text:p>0.0101789543230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090075166426863" calcext:value-type="float">
            <text:p>0.0090075166426863</text:p>
          </table:table-cell>
          <table:table-cell office:value-type="float" office:value="0.939866666666667" calcext:value-type="float">
            <text:p>0.939866666666667</text:p>
          </table:table-cell>
          <table:table-cell office:value-type="float" office:value="0.0115991050510759" calcext:value-type="float">
            <text:p>0.0115991050510759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0748543328213194" calcext:value-type="float">
            <text:p>0.00748543328213194</text:p>
          </table:table-cell>
          <table:table-cell office:value-type="float" office:value="0.947066666666667" calcext:value-type="float">
            <text:p>0.947066666666667</text:p>
          </table:table-cell>
          <table:table-cell office:value-type="float" office:value="0.00996904380534896" calcext:value-type="float">
            <text:p>0.00996904380534896</text:p>
          </table:table-cell>
          <table:table-cell office:value-type="float" office:value="0.957733333333333" calcext:value-type="float">
            <text:p>0.957733333333333</text:p>
          </table:table-cell>
          <table:table-cell office:value-type="float" office:value="0.00983391665923316" calcext:value-type="float">
            <text:p>0.00983391665923316</text:p>
          </table:table-cell>
          <table:table-cell office:value-type="float" office:value="0.952933333333333" calcext:value-type="float">
            <text:p>0.952933333333333</text:p>
          </table:table-cell>
          <table:table-cell office:value-type="float" office:value="0.00816872438104398" calcext:value-type="float">
            <text:p>0.00816872438104398</text:p>
          </table:table-cell>
          <table:table-cell office:value-type="float" office:value="0.956866666666667" calcext:value-type="float">
            <text:p>0.956866666666667</text:p>
          </table:table-cell>
          <table:table-cell office:value-type="float" office:value="0.00936787770426766" calcext:value-type="float">
            <text:p>0.0093678777042676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25870215334148" calcext:value-type="float">
            <text:p>0.00925870215334148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0097658993632935" calcext:value-type="float">
            <text:p>0.0097658993632935</text:p>
          </table:table-cell>
          <table:table-cell office:value-type="float" office:value="0.954533333333333" calcext:value-type="float">
            <text:p>0.954533333333333</text:p>
          </table:table-cell>
          <table:table-cell office:value-type="float" office:value="0.0100370688897232" calcext:value-type="float">
            <text:p>0.0100370688897232</text:p>
          </table:table-cell>
          <table:table-cell office:value-type="float" office:value="0.956733333333333" calcext:value-type="float">
            <text:p>0.956733333333333</text:p>
          </table:table-cell>
          <table:table-cell office:value-type="float" office:value="0.00777714723875968" calcext:value-type="float">
            <text:p>0.00777714723875968</text:p>
          </table:table-cell>
          <table:table-cell office:value-type="float" office:value="0.9568" calcext:value-type="float">
            <text:p>0.9568</text:p>
          </table:table-cell>
          <table:table-cell office:value-type="float" office:value="0.00969346884624914" calcext:value-type="float">
            <text:p>0.00969346884624914</text:p>
          </table:table-cell>
          <table:table-cell office:value-type="float" office:value="0.958133333333333" calcext:value-type="float">
            <text:p>0.958133333333333</text:p>
          </table:table-cell>
          <table:table-cell office:value-type="float" office:value="0.00976083403751544" calcext:value-type="float">
            <text:p>0.00976083403751544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00937254786097466" calcext:value-type="float">
            <text:p>0.00937254786097466</text:p>
          </table:table-cell>
          <table:table-cell office:value-type="float" office:value="0.9588" calcext:value-type="float">
            <text:p>0.9588</text:p>
          </table:table-cell>
          <table:table-cell office:value-type="float" office:value="0.00959035316889154" calcext:value-type="float">
            <text:p>0.00959035316889154</text:p>
          </table:table-cell>
          <table:table-cell office:value-type="float" office:value="0.955466666666667" calcext:value-type="float">
            <text:p>0.955466666666667</text:p>
          </table:table-cell>
          <table:table-cell office:value-type="float" office:value="0.0112963012233977" calcext:value-type="float">
            <text:p>0.011296301223397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5" calcext:value-type="float">
            <text:p>0.95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0277393043275" calcext:value-type="float">
            <text:p>0.01002773930432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0450122574313" calcext:value-type="float">
            <text:p>0.008045012257431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47478812037526" calcext:value-type="float">
            <text:p>0.01474788120375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044675143226" calcext:value-type="float">
            <text:p>0.009204467514322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5" calcext:value-type="float">
            <text:p>0.0107367489389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81607668265" calcext:value-type="float">
            <text:p>0.0103816076682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2" calcext:value-type="float">
            <text:p>0.009646530752325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083299973307" calcext:value-type="float">
            <text:p>0.01040832999733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1653004546513" calcext:value-type="float">
            <text:p>0.0101653004546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839531867799272" calcext:value-type="float">
            <text:p>0.0083953186779927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90580365119426" calcext:value-type="float">
            <text:p>0.009058036511942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113701030500368" calcext:value-type="float">
            <text:p>0.01137010305003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36782599134174" calcext:value-type="float">
            <text:p>0.00936782599134174</text:p>
          </table:table-cell>
          <table:table-cell office:value-type="float" office:value="0.954933333333333" calcext:value-type="float">
            <text:p>0.954933333333333</text:p>
          </table:table-cell>
          <table:table-cell office:value-type="float" office:value="0.00988862640341772" calcext:value-type="float">
            <text:p>0.00988862640341772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18007067151996" calcext:value-type="float">
            <text:p>0.0118007067151996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10977747085936" calcext:value-type="float">
            <text:p>0.011097774708593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1422531510687" calcext:value-type="float">
            <text:p>0.011142253151068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4159152211434" calcext:value-type="float">
            <text:p>0.00994159152211434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0903396234200124" calcext:value-type="float">
            <text:p>0.0090339623420012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0670061085473" calcext:value-type="float">
            <text:p>0.0100670061085473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09942163644341" calcext:value-type="float">
            <text:p>0.0109942163644341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893578407506504" calcext:value-type="float">
            <text:p>0.00893578407506504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606436778237" calcext:value-type="float">
            <text:p>0.010606436778237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03008265271872" calcext:value-type="float">
            <text:p>0.010300826527187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10648401307988" calcext:value-type="float">
            <text:p>0.01106484013079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8414273587185" calcext:value-type="float">
            <text:p>0.00841427358718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97570487341203" calcext:value-type="float">
            <text:p>0.0097570487341203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" calcext:value-type="float">
            <text:p>0.91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66932802122726" calcext:value-type="float">
            <text:p>0.0066932802122726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9959919678391" calcext:value-type="float">
            <text:p>0.00995991967839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30331501776205" calcext:value-type="float">
            <text:p>0.003033150177620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10334408546211" calcext:value-type="float">
            <text:p>0.010334408546211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100598210719674" calcext:value-type="float">
            <text:p>0.010059821071967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2607680962081" calcext:value-type="float">
            <text:p>0.002607680962081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0100399203184089" calcext:value-type="float">
            <text:p>0.010039920318408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3484692283495" calcext:value-type="float">
            <text:p>0.007348469228349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0142711667001" calcext:value-type="float">
            <text:p>0.0070142711667001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6332495807107" calcext:value-type="float">
            <text:p>0.0066332495807107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2938330115241" calcext:value-type="float">
            <text:p>0.0072938330115241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69856996786292" calcext:value-type="float">
            <text:p>0.0069856996786292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5726706900619" calcext:value-type="float">
            <text:p>0.0065726706900619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92303846073714" calcext:value-type="float">
            <text:p>0.0092303846073714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51768716422179" calcext:value-type="float">
            <text:p>0.005176871642217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8414273587185" calcext:value-type="float">
            <text:p>0.00841427358718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0026832815729997" calcext:value-type="float">
            <text:p>0.0026832815729997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009011104260855" calcext:value-type="float">
            <text:p>0.00901110426085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93808315196468" calcext:value-type="float">
            <text:p>0.0093808315196468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61644140029689" calcext:value-type="float">
            <text:p>0.006164414002968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86717933554715" calcext:value-type="float">
            <text:p>0.0086717933554715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66932802122726" calcext:value-type="float">
            <text:p>0.0066932802122726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70142711667" calcext:value-type="float">
            <text:p>0.007014271166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6941536246685" calcext:value-type="float">
            <text:p>0.007694153624668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31622776601683" calcext:value-type="float">
            <text:p>0.003162277660168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0088769364084688" calcext:value-type="float">
            <text:p>0.008876936408468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91214034007931" calcext:value-type="float">
            <text:p>0.009121403400793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86717933554715" calcext:value-type="float">
            <text:p>0.0086717933554715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82945765413311" calcext:value-type="float">
            <text:p>0.008294576541331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1768716422179" calcext:value-type="float">
            <text:p>0.0051768716422179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9011104260855" calcext:value-type="float">
            <text:p>0.009011104260855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2607680962081" calcext:value-type="float">
            <text:p>0.00260768096208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63874877690685" calcext:value-type="float">
            <text:p>0.006387487769068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33466401061362" calcext:value-type="float">
            <text:p>0.0033466401061362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7823299831252" calcext:value-type="float">
            <text:p>0.006782329983125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009011104260855" calcext:value-type="float">
            <text:p>0.009011104260855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8173126696681" calcext:value-type="float">
            <text:p>0.008173126696681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91214034007931" calcext:value-type="float">
            <text:p>0.009121403400793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1768716422179" calcext:value-type="float">
            <text:p>0.0051768716422179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96332756630338" calcext:value-type="float">
            <text:p>0.0096332756630338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6572670690062" calcext:value-type="float">
            <text:p>0.006572670690062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6043457732885" calcext:value-type="float">
            <text:p>0.004604345773288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4296702484027" calcext:value-type="float">
            <text:p>0.0074296702484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0.90264" calcext:value-type="float">
            <text:p>0.90264</text:p>
          </table:table-cell>
          <table:table-cell office:value-type="float" office:value="0.00344926217668214" calcext:value-type="float">
            <text:p>0.00344926217668214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0091175529145527" calcext:value-type="float">
            <text:p>0.0091175529145527</text:p>
          </table:table-cell>
          <table:table-cell office:value-type="float" office:value="0.91304" calcext:value-type="float">
            <text:p>0.91304</text:p>
          </table:table-cell>
          <table:table-cell office:value-type="float" office:value="0.0085774141360306" calcext:value-type="float">
            <text:p>0.008577414136030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76040273947922" calcext:value-type="float">
            <text:p>0.00776040273947922</text:p>
          </table:table-cell>
          <table:table-cell office:value-type="float" office:value="0.91488" calcext:value-type="float">
            <text:p>0.91488</text:p>
          </table:table-cell>
          <table:table-cell office:value-type="float" office:value="0.00693095528790512" calcext:value-type="float">
            <text:p>0.00693095528790512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766140245123518" calcext:value-type="float">
            <text:p>0.00766140245123518</text:p>
          </table:table-cell>
          <table:table-cell office:value-type="float" office:value="0.91368" calcext:value-type="float">
            <text:p>0.91368</text:p>
          </table:table-cell>
          <table:table-cell office:value-type="float" office:value="0.00626236508120082" calcext:value-type="float">
            <text:p>0.00626236508120082</text:p>
          </table:table-cell>
          <table:table-cell office:value-type="float" office:value="0.91264" calcext:value-type="float">
            <text:p>0.91264</text:p>
          </table:table-cell>
          <table:table-cell office:value-type="float" office:value="0.00805479563608154" calcext:value-type="float">
            <text:p>0.00805479563608154</text:p>
          </table:table-cell>
          <table:table-cell office:value-type="float" office:value="0.91408" calcext:value-type="float">
            <text:p>0.91408</text:p>
          </table:table-cell>
          <table:table-cell office:value-type="float" office:value="0.00693733850790662" calcext:value-type="float">
            <text:p>0.0069373385079066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22672015367852" calcext:value-type="float">
            <text:p>0.0062267201536785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00506424682882328" calcext:value-type="float">
            <text:p>0.00506424682882328</text:p>
          </table:table-cell>
          <table:table-cell office:value-type="float" office:value="0.91416" calcext:value-type="float">
            <text:p>0.91416</text:p>
          </table:table-cell>
          <table:table-cell office:value-type="float" office:value="0.00802403059798874" calcext:value-type="float">
            <text:p>0.00802403059798874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00516341932185002" calcext:value-type="float">
            <text:p>0.00516341932185002</text:p>
          </table:table-cell>
          <table:table-cell office:value-type="float" office:value="0.90816" calcext:value-type="float">
            <text:p>0.90816</text:p>
          </table:table-cell>
          <table:table-cell office:value-type="float" office:value="0.00644149292285576" calcext:value-type="float">
            <text:p>0.00644149292285576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555963254911786" calcext:value-type="float">
            <text:p>0.00555963254911786</text:p>
          </table:table-cell>
          <table:table-cell office:value-type="float" office:value="0.91096" calcext:value-type="float">
            <text:p>0.91096</text:p>
          </table:table-cell>
          <table:table-cell office:value-type="float" office:value="0.00807604970306976" calcext:value-type="float">
            <text:p>0.0080760497030697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69856996786291" calcext:value-type="float">
            <text:p>0.006985699678629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21908902300206" calcext:value-type="float">
            <text:p>0.002190890230020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7979589711327" calcext:value-type="float">
            <text:p>0.009797958971132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3923048454132" calcext:value-type="float">
            <text:p>0.010392304845413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33716117203574" calcext:value-type="float">
            <text:p>0.013371611720357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1081516141756" calcext:value-type="float">
            <text:p>0.0110815161417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0334408546211" calcext:value-type="float">
            <text:p>0.0103344085462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4187226143525" calcext:value-type="float">
            <text:p>0.006418722614352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62609903369993" calcext:value-type="float">
            <text:p>0.0062609903369993</text:p>
          </table:table-cell>
          <table:table-cell office:value-type="float" office:value="0.91" calcext:value-type="float">
            <text:p>0.91</text:p>
          </table:table-cell>
          <table:table-cell office:value-type="float" office:value="0.0088317608663278" calcext:value-type="float">
            <text:p>0.008831760866327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85556998544829" calcext:value-type="float">
            <text:p>0.008555699854482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81975606127677" calcext:value-type="float">
            <text:p>0.008197560612767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1" calcext:value-type="float">
            <text:p>0.91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46904157598234" calcext:value-type="float">
            <text:p>0.004690415759823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3665631459994" calcext:value-type="float">
            <text:p>0.0053665631459994</text:p>
          </table:table-cell>
          <table:table-cell office:value-type="float" office:value="0.91" calcext:value-type="float">
            <text:p>0.91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7619441163552" calcext:value-type="float">
            <text:p>0.00576194411635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215361924162" calcext:value-type="float">
            <text:p>0.005215361924162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7" calcext:value-type="float">
            <text:p>0.00663324958071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43817804600413" calcext:value-type="float">
            <text:p>0.00438178046004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286335345031" calcext:value-type="float">
            <text:p>0.003286335345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0.00516051371182924" calcext:value-type="float">
            <text:p>0.00516051371182924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520383217534614" calcext:value-type="float">
            <text:p>0.00520383217534614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589577800352682" calcext:value-type="float">
            <text:p>0.0058957780035268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581342517797292" calcext:value-type="float">
            <text:p>0.00581342517797292</text:p>
          </table:table-cell>
          <table:table-cell office:value-type="float" office:value="0.91088" calcext:value-type="float">
            <text:p>0.91088</text:p>
          </table:table-cell>
          <table:table-cell office:value-type="float" office:value="0.00823946812741978" calcext:value-type="float">
            <text:p>0.0082394681274197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735165503713732" calcext:value-type="float">
            <text:p>0.0073516550371373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00578145213868512" calcext:value-type="float">
            <text:p>0.00578145213868512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32532273686244" calcext:value-type="float">
            <text:p>0.00732532273686244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0.00756194881771812" calcext:value-type="float">
            <text:p>0.00756194881771812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00506248162637388" calcext:value-type="float">
            <text:p>0.00506248162637388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738167585763542" calcext:value-type="float">
            <text:p>0.0073816758576354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680946496211238" calcext:value-type="float">
            <text:p>0.00680946496211238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00755947747132784" calcext:value-type="float">
            <text:p>0.007559477471327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92867518494258" calcext:value-type="float">
            <text:p>0.00792867518494258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73610311337576" calcext:value-type="float">
            <text:p>0.00773610311337576</text:p>
          </table:table-cell>
          <table:table-cell office:value-type="float" office:value="0.91032" calcext:value-type="float">
            <text:p>0.91032</text:p>
          </table:table-cell>
          <table:table-cell office:value-type="float" office:value="0.00601728580556654" calcext:value-type="float">
            <text:p>0.006017285805566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0.878" calcext:value-type="float">
            <text:p>0.878</text:p>
          </table:table-cell>
          <table:table-cell office:value-type="float" office:value="0.0264811253537307" calcext:value-type="float">
            <text:p>0.0264811253537307</text:p>
          </table:table-cell>
          <table:table-cell office:value-type="float" office:value="0.88" calcext:value-type="float">
            <text:p>0.88</text:p>
          </table:table-cell>
          <table:table-cell office:value-type="float" office:value="0.0084779124789065" calcext:value-type="float">
            <text:p>0.008477912478906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22953757862276" calcext:value-type="float">
            <text:p>0.02295375786227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4265380462535" calcext:value-type="float">
            <text:p>0.01442653804625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9180106827638" calcext:value-type="float">
            <text:p>0.012918010682763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91539813093779" calcext:value-type="float">
            <text:p>0.019153981309377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8695376762337" calcext:value-type="float">
            <text:p>0.012869537676233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86342195404" calcext:value-type="float">
            <text:p>0.0168634219540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8695376762337" calcext:value-type="float">
            <text:p>0.0128695376762337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93971647412708" calcext:value-type="float">
            <text:p>0.0193971647412708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76245567320145" calcext:value-type="float">
            <text:p>0.0176245567320145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4717484467657" calcext:value-type="float">
            <text:p>0.015471748446765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0144697961284877" calcext:value-type="float">
            <text:p>0.014469796128487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0.882" calcext:value-type="float">
            <text:p>0.882</text:p>
          </table:table-cell>
          <table:table-cell office:value-type="float" office:value="0.0237434201411675" calcext:value-type="float">
            <text:p>0.023743420141167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1236102527122" calcext:value-type="float">
            <text:p>0.01123610252712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97325872606711" calcext:value-type="float">
            <text:p>0.0197325872606711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80796847317645" calcext:value-type="float">
            <text:p>0.018079684731764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16458146988521" calcext:value-type="float">
            <text:p>0.011645814698852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61632298752446" calcext:value-type="float">
            <text:p>0.0161632298752446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3" calcext:value-type="float">
            <text:p>0.0146415504643463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19088609168821" calcext:value-type="float">
            <text:p>0.019088609168821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0176245567320145" calcext:value-type="float">
            <text:p>0.0176245567320145</text:p>
          </table:table-cell>
          <table:table-cell office:value-type="float" office:value="0.89" calcext:value-type="float">
            <text:p>0.89</text:p>
          </table:table-cell>
          <table:table-cell office:value-type="float" office:value="0.0128695376762337" calcext:value-type="float">
            <text:p>0.012869537676233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096170510586" calcext:value-type="float">
            <text:p>0.01109617051058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96373368866554" calcext:value-type="float">
            <text:p>0.0196373368866554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49123463367062" calcext:value-type="float">
            <text:p>0.0249123463367062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076239753409884" calcext:value-type="float">
            <text:p>0.007623975340988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73565549577097" calcext:value-type="float">
            <text:p>0.017356554957709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6984250992003" calcext:value-type="float">
            <text:p>0.012698425099200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44265380462535" calcext:value-type="float">
            <text:p>0.014426538046253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7306232264971" calcext:value-type="float">
            <text:p>0.01773062322649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72300609401127" calcext:value-type="float">
            <text:p>0.017230060940112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5379807592143" calcext:value-type="float">
            <text:p>0.011537980759214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3704261489393" calcext:value-type="float">
            <text:p>0.015370426148939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88414436814167" calcext:value-type="float">
            <text:p>0.018841443681416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3930952359788" calcext:value-type="float">
            <text:p>0.013393095235978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47234706301522" calcext:value-type="float">
            <text:p>0.0247234706301522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89571886101288" calcext:value-type="float">
            <text:p>0.0189571886101288</text:p>
          </table:table-cell>
          <table:table-cell office:value-type="float" office:value="0.89" calcext:value-type="float">
            <text:p>0.89</text:p>
          </table:table-cell>
          <table:table-cell office:value-type="float" office:value="0.0117260393995585" calcext:value-type="float">
            <text:p>0.011726039399558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06946248181037" calcext:value-type="float">
            <text:p>0.010694624818103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56524758424984" calcext:value-type="float">
            <text:p>0.015652475842498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4361406616345" calcext:value-type="float">
            <text:p>0.01436140661634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98746069143518" calcext:value-type="float">
            <text:p>0.0198746069143518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5784756140002" calcext:value-type="float">
            <text:p>0.0135784756140002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30623504776131" calcext:value-type="float">
            <text:p>0.013062350477613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82517122484439" calcext:value-type="float">
            <text:p>0.0182517122484439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3" calcext:value-type="float">
            <text:p>0.013038404810405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36114379062351" calcext:value-type="float">
            <text:p>0.0236114379062351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8177713616898" calcext:value-type="float">
            <text:p>0.00817771361689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1937488640494" calcext:value-type="float">
            <text:p>0.017193748864049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11689631300165" calcext:value-type="float">
            <text:p>0.021168963130016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096170510586" calcext:value-type="float">
            <text:p>0.011096170510586</text:p>
          </table:table-cell>
          <table:table-cell office:value-type="float" office:value="0.89" calcext:value-type="float">
            <text:p>0.89</text:p>
          </table:table-cell>
          <table:table-cell office:value-type="float" office:value="0.01" calcext:value-type="float">
            <text:p>0.0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5264938810383" calcext:value-type="float">
            <text:p>0.016526493881038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48534507775128" calcext:value-type="float">
            <text:p>0.014853450777512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66395612922937" calcext:value-type="float">
            <text:p>0.0166395612922937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79056941504209" calcext:value-type="float">
            <text:p>0.007905694150420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7306232264971" calcext:value-type="float">
            <text:p>0.017730623226497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36102527122" calcext:value-type="float">
            <text:p>0.0112361025271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0246943600735983" calcext:value-type="float">
            <text:p>0.0246943600735983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00844478157928284" calcext:value-type="float">
            <text:p>0.0084447815792828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73557241248641" calcext:value-type="float">
            <text:p>0.0173557241248641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019983585163298" calcext:value-type="float">
            <text:p>0.019983585163298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0123185975508901" calcext:value-type="float">
            <text:p>0.0123185975508901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0108481582396988" calcext:value-type="float">
            <text:p>0.0108481582396988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163845437908825" calcext:value-type="float">
            <text:p>0.016384543790882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0146693431346065" calcext:value-type="float">
            <text:p>0.0146693431346065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0180393645112007" calcext:value-type="float">
            <text:p>0.0180393645112007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0131611667963105" calcext:value-type="float">
            <text:p>0.013161166796310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013897958202425" calcext:value-type="float">
            <text:p>0.013897958202425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5715574038822" calcext:value-type="float">
            <text:p>0.0125715574038822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139578439856484" calcext:value-type="float">
            <text:p>0.0139578439856484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0129520229049808" calcext:value-type="float">
            <text:p>0.0129520229049808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0177948082633426" calcext:value-type="float">
            <text:p>0.017794808263342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28409834176282" calcext:value-type="float">
            <text:p>0.012840983417628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0811655388267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583123951777" calcext:value-type="float">
            <text:p>0.01658312395177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20721365785102" calcext:value-type="float">
            <text:p>0.0207213657851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4207218407084" calcext:value-type="float">
            <text:p>0.0094207218407084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0195735791310633" calcext:value-type="float">
            <text:p>0.0195735791310633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0779730052612" calcext:value-type="float">
            <text:p>0.020077973005261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79930542154465" calcext:value-type="float">
            <text:p>0.017993054215446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28172084182092" calcext:value-type="float">
            <text:p>0.022817208418209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6473440639562" calcext:value-type="float">
            <text:p>0.013647344063956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82517122484439" calcext:value-type="float">
            <text:p>0.01825171224844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2388613177238" calcext:value-type="float">
            <text:p>0.0223886131772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724280186575" calcext:value-type="float">
            <text:p>0.015672428018657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87916204729661" calcext:value-type="float">
            <text:p>0.01879162047296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6984250992002" calcext:value-type="float">
            <text:p>0.012698425099200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6770800801579" calcext:value-type="float">
            <text:p>0.016677080080157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78185296812053" calcext:value-type="float">
            <text:p>0.017818529681205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1098318325845" calcext:value-type="float">
            <text:p>0.02110983183258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2" calcext:value-type="float">
            <text:p>0.01464155046434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2843860174436" calcext:value-type="float">
            <text:p>0.017284386017443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538352005945" calcext:value-type="float">
            <text:p>0.00945383520059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81486914128815" calcext:value-type="float">
            <text:p>0.01814869141288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2018517460195" calcext:value-type="float">
            <text:p>0.01620185174601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3935963107549" calcext:value-type="float">
            <text:p>0.0163935963107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36102527122" calcext:value-type="float">
            <text:p>0.01123610252712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682631867046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4" calcext:value-type="float">
            <text:p>0.0156524758424984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55427233796" calcext:value-type="float">
            <text:p>0.016355427233796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41862609591111" calcext:value-type="float">
            <text:p>0.01418626095911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1191996435407" calcext:value-type="float">
            <text:p>0.01211919964354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454002231553" calcext:value-type="float">
            <text:p>0.015145400223155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61698962751331" calcext:value-type="float">
            <text:p>0.0161698962751331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41191383954666" calcext:value-type="float">
            <text:p>0.014119138395466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146650237209904" calcext:value-type="float">
            <text:p>0.0146650237209904</text:p>
          </table:table-cell>
          <table:table-cell office:value-type="float" office:value="0.89" calcext:value-type="float">
            <text:p>0.89</text:p>
          </table:table-cell>
          <table:table-cell office:value-type="float" office:value="0.0158603592758985" calcext:value-type="float">
            <text:p>0.0158603592758985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69034872583588" calcext:value-type="float">
            <text:p>0.016903487258358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127178388048235" calcext:value-type="float">
            <text:p>0.0127178388048235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9399368012174" calcext:value-type="float">
            <text:p>0.01939936801217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0169481904598922" calcext:value-type="float">
            <text:p>0.0169481904598922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54794009706421" calcext:value-type="float">
            <text:p>0.01547940097064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4872230101181" calcext:value-type="float">
            <text:p>0.016487223010118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2181565901816" calcext:value-type="float">
            <text:p>0.012218156590181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76927078382219" calcext:value-type="float">
            <text:p>0.01769270783822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170669857759503" calcext:value-type="float">
            <text:p>0.0170669857759503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144742494097119" calcext:value-type="float">
            <text:p>0.01447424940971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126256736011696" calcext:value-type="float">
            <text:p>0.01262567360116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805274725274725" calcext:value-type="float">
            <text:p>0.805274725274725</text:p>
          </table:table-cell>
          <table:table-cell office:value-type="float" office:value="0.0132013328466183" calcext:value-type="float">
            <text:p>0.0132013328466183</text:p>
          </table:table-cell>
          <table:table-cell office:value-type="float" office:value="0.816312576312576" calcext:value-type="float">
            <text:p>0.816312576312576</text:p>
          </table:table-cell>
          <table:table-cell office:value-type="float" office:value="0.0246650708881777" calcext:value-type="float">
            <text:p>0.0246650708881777</text:p>
          </table:table-cell>
          <table:table-cell office:value-type="float" office:value="0.829572649572649" calcext:value-type="float">
            <text:p>0.829572649572649</text:p>
          </table:table-cell>
          <table:table-cell office:value-type="float" office:value="0.0221631734364468" calcext:value-type="float">
            <text:p>0.0221631734364468</text:p>
          </table:table-cell>
          <table:table-cell office:value-type="float" office:value="0.783174603174603" calcext:value-type="float">
            <text:p>0.783174603174603</text:p>
          </table:table-cell>
          <table:table-cell office:value-type="float" office:value="0.0509230998172106" calcext:value-type="float">
            <text:p>0.0509230998172106</text:p>
          </table:table-cell>
          <table:table-cell office:value-type="float" office:value="0.836239316239316" calcext:value-type="float">
            <text:p>0.836239316239316</text:p>
          </table:table-cell>
          <table:table-cell office:value-type="float" office:value="0.0149866149456449" calcext:value-type="float">
            <text:p>0.0149866149456449</text:p>
          </table:table-cell>
          <table:table-cell office:value-type="float" office:value="0.783223443223443" calcext:value-type="float">
            <text:p>0.783223443223443</text:p>
          </table:table-cell>
          <table:table-cell office:value-type="float" office:value="0.03581704636529" calcext:value-type="float">
            <text:p>0.03581704636529</text:p>
          </table:table-cell>
          <table:table-cell office:value-type="float" office:value="0.825201465201465" calcext:value-type="float">
            <text:p>0.825201465201465</text:p>
          </table:table-cell>
          <table:table-cell office:value-type="float" office:value="0.0377426270552722" calcext:value-type="float">
            <text:p>0.0377426270552722</text:p>
          </table:table-cell>
          <table:table-cell office:value-type="float" office:value="0.792063492063492" calcext:value-type="float">
            <text:p>0.792063492063492</text:p>
          </table:table-cell>
          <table:table-cell office:value-type="float" office:value="0.0420793939719789" calcext:value-type="float">
            <text:p>0.0420793939719789</text:p>
          </table:table-cell>
          <table:table-cell office:value-type="float" office:value="0.840708180708181" calcext:value-type="float">
            <text:p>0.840708180708181</text:p>
          </table:table-cell>
          <table:table-cell office:value-type="float" office:value="0.0277185564687986" calcext:value-type="float">
            <text:p>0.0277185564687986</text:p>
          </table:table-cell>
          <table:table-cell office:value-type="float" office:value="0.798778998778999" calcext:value-type="float">
            <text:p>0.798778998778999</text:p>
          </table:table-cell>
          <table:table-cell office:value-type="float" office:value="0.0385912690867456" calcext:value-type="float">
            <text:p>0.0385912690867456</text:p>
          </table:table-cell>
          <table:table-cell office:value-type="float" office:value="0.836263736263736" calcext:value-type="float">
            <text:p>0.836263736263736</text:p>
          </table:table-cell>
          <table:table-cell office:value-type="float" office:value="0.0360625557960686" calcext:value-type="float">
            <text:p>0.0360625557960686</text:p>
          </table:table-cell>
          <table:table-cell office:value-type="float" office:value="0.818754578754579" calcext:value-type="float">
            <text:p>0.818754578754579</text:p>
          </table:table-cell>
          <table:table-cell office:value-type="float" office:value="0.0443400503488794" calcext:value-type="float">
            <text:p>0.0443400503488794</text:p>
          </table:table-cell>
          <table:table-cell office:value-type="float" office:value="0.836141636141636" calcext:value-type="float">
            <text:p>0.836141636141636</text:p>
          </table:table-cell>
          <table:table-cell office:value-type="float" office:value="0.0376404199675829" calcext:value-type="float">
            <text:p>0.0376404199675829</text:p>
          </table:table-cell>
          <table:table-cell office:value-type="float" office:value="0.814236874236874" calcext:value-type="float">
            <text:p>0.814236874236874</text:p>
          </table:table-cell>
          <table:table-cell office:value-type="float" office:value="0.0405855369356864" calcext:value-type="float">
            <text:p>0.0405855369356864</text:p>
          </table:table-cell>
          <table:table-cell office:value-type="float" office:value="0.82962148962149" calcext:value-type="float">
            <text:p>0.82962148962149</text:p>
          </table:table-cell>
          <table:table-cell office:value-type="float" office:value="0.0402168035948155" calcext:value-type="float">
            <text:p>0.0402168035948155</text:p>
          </table:table-cell>
          <table:table-cell office:value-type="float" office:value="0.842979242979243" calcext:value-type="float">
            <text:p>0.842979242979243</text:p>
          </table:table-cell>
          <table:table-cell office:value-type="float" office:value="0.0357518873677827" calcext:value-type="float">
            <text:p>0.035751887367782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791941391941392" calcext:value-type="float">
            <text:p>0.791941391941392</text:p>
          </table:table-cell>
          <table:table-cell office:value-type="float" office:value="0.0414972493510917" calcext:value-type="float">
            <text:p>0.0414972493510917</text:p>
          </table:table-cell>
          <table:table-cell office:value-type="float" office:value="0.834139194139194" calcext:value-type="float">
            <text:p>0.834139194139194</text:p>
          </table:table-cell>
          <table:table-cell office:value-type="float" office:value="0.0409817923702823" calcext:value-type="float">
            <text:p>0.0409817923702823</text:p>
          </table:table-cell>
          <table:table-cell office:value-type="float" office:value="0.834065934065934" calcext:value-type="float">
            <text:p>0.834065934065934</text:p>
          </table:table-cell>
          <table:table-cell office:value-type="float" office:value="0.0331658635733778" calcext:value-type="float">
            <text:p>0.0331658635733778</text:p>
          </table:table-cell>
          <table:table-cell office:value-type="float" office:value="0.814261294261294" calcext:value-type="float">
            <text:p>0.814261294261294</text:p>
          </table:table-cell>
          <table:table-cell office:value-type="float" office:value="0.0465857491090233" calcext:value-type="float">
            <text:p>0.0465857491090233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28361259304938" calcext:value-type="float">
            <text:p>0.0328361259304938</text:p>
          </table:table-cell>
          <table:table-cell office:value-type="float" office:value="0.834139194139194" calcext:value-type="float">
            <text:p>0.834139194139194</text:p>
          </table:table-cell>
          <table:table-cell office:value-type="float" office:value="0.019985033780951" calcext:value-type="float">
            <text:p>0.019985033780951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283550555921788" calcext:value-type="float">
            <text:p>0.0283550555921788</text:p>
          </table:table-cell>
          <table:table-cell office:value-type="float" office:value="0.827374847374847" calcext:value-type="float">
            <text:p>0.827374847374847</text:p>
          </table:table-cell>
          <table:table-cell office:value-type="float" office:value="0.0374314448574554" calcext:value-type="float">
            <text:p>0.0374314448574554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409193561902401" calcext:value-type="float">
            <text:p>0.0409193561902401</text:p>
          </table:table-cell>
          <table:table-cell office:value-type="float" office:value="0.816434676434676" calcext:value-type="float">
            <text:p>0.816434676434676</text:p>
          </table:table-cell>
          <table:table-cell office:value-type="float" office:value="0.0313019088867758" calcext:value-type="float">
            <text:p>0.0313019088867758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257612450053918" calcext:value-type="float">
            <text:p>0.0257612450053918</text:p>
          </table:table-cell>
          <table:table-cell office:value-type="float" office:value="0.840757020757021" calcext:value-type="float">
            <text:p>0.840757020757021</text:p>
          </table:table-cell>
          <table:table-cell office:value-type="float" office:value="0.02497662381878" calcext:value-type="float">
            <text:p>0.02497662381878</text:p>
          </table:table-cell>
          <table:table-cell office:value-type="float" office:value="0.84957264957265" calcext:value-type="float">
            <text:p>0.84957264957265</text:p>
          </table:table-cell>
          <table:table-cell office:value-type="float" office:value="0.0362556159019958" calcext:value-type="float">
            <text:p>0.0362556159019958</text:p>
          </table:table-cell>
          <table:table-cell office:value-type="float" office:value="0.831843711843712" calcext:value-type="float">
            <text:p>0.831843711843712</text:p>
          </table:table-cell>
          <table:table-cell office:value-type="float" office:value="0.012378387290184" calcext:value-type="float">
            <text:p>0.012378387290184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231690571840522" calcext:value-type="float">
            <text:p>0.0231690571840522</text:p>
          </table:table-cell>
          <table:table-cell office:value-type="float" office:value="0.842954822954823" calcext:value-type="float">
            <text:p>0.842954822954823</text:p>
          </table:table-cell>
          <table:table-cell office:value-type="float" office:value="0.0489411651678308" calcext:value-type="float">
            <text:p>0.048941165167830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800830280830281" calcext:value-type="float">
            <text:p>0.800830280830281</text:p>
          </table:table-cell>
          <table:table-cell office:value-type="float" office:value="0.030629053524781" calcext:value-type="float">
            <text:p>0.030629053524781</text:p>
          </table:table-cell>
          <table:table-cell office:value-type="float" office:value="0.831868131868132" calcext:value-type="float">
            <text:p>0.831868131868132</text:p>
          </table:table-cell>
          <table:table-cell office:value-type="float" office:value="0.0437779596982042" calcext:value-type="float">
            <text:p>0.0437779596982042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317355810731141" calcext:value-type="float">
            <text:p>0.0317355810731141</text:p>
          </table:table-cell>
          <table:table-cell office:value-type="float" office:value="0.798681318681319" calcext:value-type="float">
            <text:p>0.798681318681319</text:p>
          </table:table-cell>
          <table:table-cell office:value-type="float" office:value="0.018008298609372" calcext:value-type="float">
            <text:p>0.018008298609372</text:p>
          </table:table-cell>
          <table:table-cell office:value-type="float" office:value="0.851697191697192" calcext:value-type="float">
            <text:p>0.851697191697192</text:p>
          </table:table-cell>
          <table:table-cell office:value-type="float" office:value="0.0441867166746739" calcext:value-type="float">
            <text:p>0.0441867166746739</text:p>
          </table:table-cell>
          <table:table-cell office:value-type="float" office:value="0.838534798534799" calcext:value-type="float">
            <text:p>0.838534798534799</text:p>
          </table:table-cell>
          <table:table-cell office:value-type="float" office:value="0.0251681199828452" calcext:value-type="float">
            <text:p>0.0251681199828452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420629515587532" calcext:value-type="float">
            <text:p>0.0420629515587532</text:p>
          </table:table-cell>
          <table:table-cell office:value-type="float" office:value="0.838437118437118" calcext:value-type="float">
            <text:p>0.838437118437118</text:p>
          </table:table-cell>
          <table:table-cell office:value-type="float" office:value="0.0245992204229053" calcext:value-type="float">
            <text:p>0.0245992204229053</text:p>
          </table:table-cell>
          <table:table-cell office:value-type="float" office:value="0.847277167277167" calcext:value-type="float">
            <text:p>0.847277167277167</text:p>
          </table:table-cell>
          <table:table-cell office:value-type="float" office:value="0.0268963317413657" calcext:value-type="float">
            <text:p>0.0268963317413657</text:p>
          </table:table-cell>
          <table:table-cell office:value-type="float" office:value="0.818632478632479" calcext:value-type="float">
            <text:p>0.818632478632479</text:p>
          </table:table-cell>
          <table:table-cell office:value-type="float" office:value="0.0224294966491033" calcext:value-type="float">
            <text:p>0.0224294966491033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31465739169469" calcext:value-type="float">
            <text:p>0.0331465739169469</text:p>
          </table:table-cell>
          <table:table-cell office:value-type="float" office:value="0.84957264957265" calcext:value-type="float">
            <text:p>0.84957264957265</text:p>
          </table:table-cell>
          <table:table-cell office:value-type="float" office:value="0.0095234181692234" calcext:value-type="float">
            <text:p>0.0095234181692234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374021593422578" calcext:value-type="float">
            <text:p>0.0374021593422578</text:p>
          </table:table-cell>
          <table:table-cell office:value-type="float" office:value="0.836288156288156" calcext:value-type="float">
            <text:p>0.836288156288156</text:p>
          </table:table-cell>
          <table:table-cell office:value-type="float" office:value="0.0180242279650825" calcext:value-type="float">
            <text:p>0.0180242279650825</text:p>
          </table:table-cell>
          <table:table-cell office:value-type="float" office:value="0.862783882783883" calcext:value-type="float">
            <text:p>0.862783882783883</text:p>
          </table:table-cell>
          <table:table-cell office:value-type="float" office:value="0.0329321255066492" calcext:value-type="float">
            <text:p>0.0329321255066492</text:p>
          </table:table-cell>
          <table:table-cell office:value-type="float" office:value="0.834114774114774" calcext:value-type="float">
            <text:p>0.834114774114774</text:p>
          </table:table-cell>
          <table:table-cell office:value-type="float" office:value="0.0310112196725399" calcext:value-type="float">
            <text:p>0.031011219672539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80964590964591" calcext:value-type="float">
            <text:p>0.80964590964591</text:p>
          </table:table-cell>
          <table:table-cell office:value-type="float" office:value="0.0427120119347017" calcext:value-type="float">
            <text:p>0.0427120119347017</text:p>
          </table:table-cell>
          <table:table-cell office:value-type="float" office:value="0.836312576312576" calcext:value-type="float">
            <text:p>0.836312576312576</text:p>
          </table:table-cell>
          <table:table-cell office:value-type="float" office:value="0.0407576352766694" calcext:value-type="float">
            <text:p>0.0407576352766694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418527801887839" calcext:value-type="float">
            <text:p>0.0418527801887839</text:p>
          </table:table-cell>
          <table:table-cell office:value-type="float" office:value="0.805372405372405" calcext:value-type="float">
            <text:p>0.805372405372405</text:p>
          </table:table-cell>
          <table:table-cell office:value-type="float" office:value="0.0192765507343882" calcext:value-type="float">
            <text:p>0.0192765507343882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45274721256952" calcext:value-type="float">
            <text:p>0.0445274721256952</text:p>
          </table:table-cell>
          <table:table-cell office:value-type="float" office:value="0.82969474969475" calcext:value-type="float">
            <text:p>0.82969474969475</text:p>
          </table:table-cell>
          <table:table-cell office:value-type="float" office:value="0.0294855236315779" calcext:value-type="float">
            <text:p>0.0294855236315779</text:p>
          </table:table-cell>
          <table:table-cell office:value-type="float" office:value="0.838485958485959" calcext:value-type="float">
            <text:p>0.838485958485959</text:p>
          </table:table-cell>
          <table:table-cell office:value-type="float" office:value="0.0317973427727538" calcext:value-type="float">
            <text:p>0.0317973427727538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31892209867947" calcext:value-type="float">
            <text:p>0.0231892209867947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231690571840522" calcext:value-type="float">
            <text:p>0.0231690571840522</text:p>
          </table:table-cell>
          <table:table-cell office:value-type="float" office:value="0.827472527472528" calcext:value-type="float">
            <text:p>0.827472527472528</text:p>
          </table:table-cell>
          <table:table-cell office:value-type="float" office:value="0.0161859819875645" calcext:value-type="float">
            <text:p>0.0161859819875645</text:p>
          </table:table-cell>
          <table:table-cell office:value-type="float" office:value="0.853870573870574" calcext:value-type="float">
            <text:p>0.853870573870574</text:p>
          </table:table-cell>
          <table:table-cell office:value-type="float" office:value="0.0406307672574471" calcext:value-type="float">
            <text:p>0.040630767257447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164466190390999" calcext:value-type="float">
            <text:p>0.0164466190390999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424125280008544" calcext:value-type="float">
            <text:p>0.0424125280008544</text:p>
          </table:table-cell>
          <table:table-cell office:value-type="float" office:value="0.838510378510379" calcext:value-type="float">
            <text:p>0.838510378510379</text:p>
          </table:table-cell>
          <table:table-cell office:value-type="float" office:value="0.0227669421281117" calcext:value-type="float">
            <text:p>0.0227669421281117</text:p>
          </table:table-cell>
          <table:table-cell office:value-type="float" office:value="0.851697191697192" calcext:value-type="float">
            <text:p>0.851697191697192</text:p>
          </table:table-cell>
          <table:table-cell office:value-type="float" office:value="0.0391128068754952" calcext:value-type="float">
            <text:p>0.0391128068754952</text:p>
          </table:table-cell>
          <table:table-cell office:value-type="float" office:value="0.836336996336996" calcext:value-type="float">
            <text:p>0.836336996336996</text:p>
          </table:table-cell>
          <table:table-cell office:value-type="float" office:value="0.0331474959391335" calcext:value-type="float">
            <text:p>0.033147495939133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805225885225885" calcext:value-type="float">
            <text:p>0.805225885225885</text:p>
          </table:table-cell>
          <table:table-cell office:value-type="float" office:value="0.0406972180543395" calcext:value-type="float">
            <text:p>0.0406972180543395</text:p>
          </table:table-cell>
          <table:table-cell office:value-type="float" office:value="0.827399267399268" calcext:value-type="float">
            <text:p>0.827399267399268</text:p>
          </table:table-cell>
          <table:table-cell office:value-type="float" office:value="0.037364891757663" calcext:value-type="float">
            <text:p>0.037364891757663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20629515587532" calcext:value-type="float">
            <text:p>0.0420629515587532</text:p>
          </table:table-cell>
          <table:table-cell office:value-type="float" office:value="0.803150183150183" calcext:value-type="float">
            <text:p>0.803150183150183</text:p>
          </table:table-cell>
          <table:table-cell office:value-type="float" office:value="0.0205444839639066" calcext:value-type="float">
            <text:p>0.0205444839639066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93020426424036" calcext:value-type="float">
            <text:p>0.0493020426424036</text:p>
          </table:table-cell>
          <table:table-cell office:value-type="float" office:value="0.825225885225885" calcext:value-type="float">
            <text:p>0.825225885225885</text:p>
          </table:table-cell>
          <table:table-cell office:value-type="float" office:value="0.0196588021935371" calcext:value-type="float">
            <text:p>0.0196588021935371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62045495714351" calcext:value-type="float">
            <text:p>0.0362045495714351</text:p>
          </table:table-cell>
          <table:table-cell office:value-type="float" office:value="0.840659340659341" calcext:value-type="float">
            <text:p>0.840659340659341</text:p>
          </table:table-cell>
          <table:table-cell office:value-type="float" office:value="0.0301678739234359" calcext:value-type="float">
            <text:p>0.0301678739234359</text:p>
          </table:table-cell>
          <table:table-cell office:value-type="float" office:value="0.851770451770452" calcext:value-type="float">
            <text:p>0.851770451770452</text:p>
          </table:table-cell>
          <table:table-cell office:value-type="float" office:value="0.0266832769496893" calcext:value-type="float">
            <text:p>0.0266832769496893</text:p>
          </table:table-cell>
          <table:table-cell office:value-type="float" office:value="0.82967032967033" calcext:value-type="float">
            <text:p>0.82967032967033</text:p>
          </table:table-cell>
          <table:table-cell office:value-type="float" office:value="0.0182332321242333" calcext:value-type="float">
            <text:p>0.0182332321242333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31019713863075" calcext:value-type="float">
            <text:p>0.0331019713863075</text:p>
          </table:table-cell>
          <table:table-cell office:value-type="float" office:value="0.860586080586081" calcext:value-type="float">
            <text:p>0.860586080586081</text:p>
          </table:table-cell>
          <table:table-cell office:value-type="float" office:value="0.0346222641767281" calcext:value-type="float">
            <text:p>0.0346222641767281</text:p>
          </table:table-cell>
          <table:table-cell office:value-type="float" office:value="0.851794871794872" calcext:value-type="float">
            <text:p>0.851794871794872</text:p>
          </table:table-cell>
          <table:table-cell office:value-type="float" office:value="0.0377449772482006" calcext:value-type="float">
            <text:p>0.0377449772482006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89764710802732" calcext:value-type="float">
            <text:p>0.0289764710802732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31019713863075" calcext:value-type="float">
            <text:p>0.0331019713863075</text:p>
          </table:table-cell>
          <table:table-cell office:value-type="float" office:value="0.838559218559218" calcext:value-type="float">
            <text:p>0.838559218559218</text:p>
          </table:table-cell>
          <table:table-cell office:value-type="float" office:value="0.0304683723261433" calcext:value-type="float">
            <text:p>0.03046837232614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0.802583638583638" calcext:value-type="float">
            <text:p>0.802583638583638</text:p>
          </table:table-cell>
          <table:table-cell office:value-type="float" office:value="0.0337473731423064" calcext:value-type="float">
            <text:p>0.0337473731423064</text:p>
          </table:table-cell>
          <table:table-cell office:value-type="float" office:value="0.829206349206349" calcext:value-type="float">
            <text:p>0.829206349206349</text:p>
          </table:table-cell>
          <table:table-cell office:value-type="float" office:value="0.0375094699981993" calcext:value-type="float">
            <text:p>0.0375094699981993</text:p>
          </table:table-cell>
          <table:table-cell office:value-type="float" office:value="0.844669108669109" calcext:value-type="float">
            <text:p>0.844669108669109</text:p>
          </table:table-cell>
          <table:table-cell office:value-type="float" office:value="0.0341960699660952" calcext:value-type="float">
            <text:p>0.0341960699660952</text:p>
          </table:table-cell>
          <table:table-cell office:value-type="float" office:value="0.800927960927961" calcext:value-type="float">
            <text:p>0.800927960927961</text:p>
          </table:table-cell>
          <table:table-cell office:value-type="float" office:value="0.0310676364467801" calcext:value-type="float">
            <text:p>0.0310676364467801</text:p>
          </table:table-cell>
          <table:table-cell office:value-type="float" office:value="0.849953601953602" calcext:value-type="float">
            <text:p>0.849953601953602</text:p>
          </table:table-cell>
          <table:table-cell office:value-type="float" office:value="0.0371677944637823" calcext:value-type="float">
            <text:p>0.0371677944637823</text:p>
          </table:table-cell>
          <table:table-cell office:value-type="float" office:value="0.822163614163614" calcext:value-type="float">
            <text:p>0.822163614163614</text:p>
          </table:table-cell>
          <table:table-cell office:value-type="float" office:value="0.0260229051908402" calcext:value-type="float">
            <text:p>0.0260229051908402</text:p>
          </table:table-cell>
          <table:table-cell office:value-type="float" office:value="0.839350427350427" calcext:value-type="float">
            <text:p>0.839350427350427</text:p>
          </table:table-cell>
          <table:table-cell office:value-type="float" office:value="0.0352325053100786" calcext:value-type="float">
            <text:p>0.0352325053100786</text:p>
          </table:table-cell>
          <table:table-cell office:value-type="float" office:value="0.827399267399268" calcext:value-type="float">
            <text:p>0.827399267399268</text:p>
          </table:table-cell>
          <table:table-cell office:value-type="float" office:value="0.031493430832514" calcext:value-type="float">
            <text:p>0.031493430832514</text:p>
          </table:table-cell>
          <table:table-cell office:value-type="float" office:value="0.844659340659341" calcext:value-type="float">
            <text:p>0.844659340659341</text:p>
          </table:table-cell>
          <table:table-cell office:value-type="float" office:value="0.0290773157068292" calcext:value-type="float">
            <text:p>0.0290773157068292</text:p>
          </table:table-cell>
          <table:table-cell office:value-type="float" office:value="0.818197802197802" calcext:value-type="float">
            <text:p>0.818197802197802</text:p>
          </table:table-cell>
          <table:table-cell office:value-type="float" office:value="0.0253483777468845" calcext:value-type="float">
            <text:p>0.0253483777468845</text:p>
          </table:table-cell>
          <table:table-cell office:value-type="float" office:value="0.854358974358974" calcext:value-type="float">
            <text:p>0.854358974358974</text:p>
          </table:table-cell>
          <table:table-cell office:value-type="float" office:value="0.0337406226724324" calcext:value-type="float">
            <text:p>0.0337406226724324</text:p>
          </table:table-cell>
          <table:table-cell office:value-type="float" office:value="0.844727716727717" calcext:value-type="float">
            <text:p>0.844727716727717</text:p>
          </table:table-cell>
          <table:table-cell office:value-type="float" office:value="0.0259817951105422" calcext:value-type="float">
            <text:p>0.0259817951105422</text:p>
          </table:table-cell>
          <table:table-cell office:value-type="float" office:value="0.849094017094017" calcext:value-type="float">
            <text:p>0.849094017094017</text:p>
          </table:table-cell>
          <table:table-cell office:value-type="float" office:value="0.0382911400921783" calcext:value-type="float">
            <text:p>0.0382911400921783</text:p>
          </table:table-cell>
          <table:table-cell office:value-type="float" office:value="0.831868131868132" calcext:value-type="float">
            <text:p>0.831868131868132</text:p>
          </table:table-cell>
          <table:table-cell office:value-type="float" office:value="0.0245463130798676" calcext:value-type="float">
            <text:p>0.0245463130798676</text:p>
          </table:table-cell>
          <table:table-cell office:value-type="float" office:value="0.850837606837607" calcext:value-type="float">
            <text:p>0.850837606837607</text:p>
          </table:table-cell>
          <table:table-cell office:value-type="float" office:value="0.0337065529094639" calcext:value-type="float">
            <text:p>0.0337065529094639</text:p>
          </table:table-cell>
          <table:table-cell office:value-type="float" office:value="0.838989010989011" calcext:value-type="float">
            <text:p>0.838989010989011</text:p>
          </table:table-cell>
          <table:table-cell office:value-type="float" office:value="0.035864028094686" calcext:value-type="float">
            <text:p>0.03586402809468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242182752810172" calcext:value-type="float">
            <text:p>0.0242182752810172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26787923711062" calcext:value-type="float">
            <text:p>0.0326787923711062</text:p>
          </table:table-cell>
          <table:table-cell office:value-type="float" office:value="0.829548229548229" calcext:value-type="float">
            <text:p>0.829548229548229</text:p>
          </table:table-cell>
          <table:table-cell office:value-type="float" office:value="0.0368851514949775" calcext:value-type="float">
            <text:p>0.0368851514949775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602543628487585" calcext:value-type="float">
            <text:p>0.0602543628487585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291841003376422" calcext:value-type="float">
            <text:p>0.0291841003376422</text:p>
          </table:table-cell>
          <table:table-cell office:value-type="float" office:value="0.811770451770452" calcext:value-type="float">
            <text:p>0.811770451770452</text:p>
          </table:table-cell>
          <table:table-cell office:value-type="float" office:value="0.0508659934957432" calcext:value-type="float">
            <text:p>0.0508659934957432</text:p>
          </table:table-cell>
          <table:table-cell office:value-type="float" office:value="0.82957264957265" calcext:value-type="float">
            <text:p>0.82957264957265</text:p>
          </table:table-cell>
          <table:table-cell office:value-type="float" office:value="0.0413471110522545" calcext:value-type="float">
            <text:p>0.0413471110522545</text:p>
          </table:table-cell>
          <table:table-cell office:value-type="float" office:value="0.823003663003663" calcext:value-type="float">
            <text:p>0.823003663003663</text:p>
          </table:table-cell>
          <table:table-cell office:value-type="float" office:value="0.0283480881891601" calcext:value-type="float">
            <text:p>0.0283480881891601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642023527032932" calcext:value-type="float">
            <text:p>0.0642023527032932</text:p>
          </table:table-cell>
          <table:table-cell office:value-type="float" office:value="0.844981684981685" calcext:value-type="float">
            <text:p>0.844981684981685</text:p>
          </table:table-cell>
          <table:table-cell office:value-type="float" office:value="0.0405567828793979" calcext:value-type="float">
            <text:p>0.0405567828793979</text:p>
          </table:table-cell>
          <table:table-cell office:value-type="float" office:value="0.845030525030525" calcext:value-type="float">
            <text:p>0.845030525030525</text:p>
          </table:table-cell>
          <table:table-cell office:value-type="float" office:value="0.0229277566248973" calcext:value-type="float">
            <text:p>0.0229277566248973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309337231505924" calcext:value-type="float">
            <text:p>0.030933723150592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457774022138217" calcext:value-type="float">
            <text:p>0.0457774022138217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31892209867947" calcext:value-type="float">
            <text:p>0.0231892209867947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292242248700762" calcext:value-type="float">
            <text:p>0.0292242248700762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04023664814739" calcext:value-type="float">
            <text:p>0.030402366481473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44755778360638" calcext:value-type="float">
            <text:p>0.0244755778360638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07976350085634" calcext:value-type="float">
            <text:p>0.030797635008563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429151446489982" calcext:value-type="float">
            <text:p>0.0429151446489982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48913356768896" calcext:value-type="float">
            <text:p>0.034891335676889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2120625751582" calcext:value-type="float">
            <text:p>0.0322120625751582</text:p>
          </table:table-cell>
          <table:table-cell office:value-type="float" office:value="0.842783882783883" calcext:value-type="float">
            <text:p>0.842783882783883</text:p>
          </table:table-cell>
          <table:table-cell office:value-type="float" office:value="0.0401282938285609" calcext:value-type="float">
            <text:p>0.0401282938285609</text:p>
          </table:table-cell>
          <table:table-cell office:value-type="float" office:value="0.847203907203907" calcext:value-type="float">
            <text:p>0.847203907203907</text:p>
          </table:table-cell>
          <table:table-cell office:value-type="float" office:value="0.048431102316373" calcext:value-type="float">
            <text:p>0.048431102316373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4269221584476" calcext:value-type="float">
            <text:p>0.03426922158447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64754164396882" calcext:value-type="float">
            <text:p>0.03647541643968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00831504203264" calcext:value-type="float">
            <text:p>0.0200831504203264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367291495901621" calcext:value-type="float">
            <text:p>0.036729149590162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77844876647144" calcext:value-type="float">
            <text:p>0.047784487664714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488901300007499" calcext:value-type="float">
            <text:p>0.0488901300007499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02019039146058" calcext:value-type="float">
            <text:p>0.030201903914605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3248179370437" calcext:value-type="float">
            <text:p>0.033248179370437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94079539100307" calcext:value-type="float">
            <text:p>0.039407953910030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23229950367531" calcext:value-type="float">
            <text:p>0.032322995036753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16627194702608" calcext:value-type="float">
            <text:p>0.0416627194702608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414656580797517" calcext:value-type="float">
            <text:p>0.0414656580797517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443068352297626" calcext:value-type="float">
            <text:p>0.0443068352297626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41403600968444" calcext:value-type="float">
            <text:p>0.0341403600968444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36699583090436" calcext:value-type="float">
            <text:p>0.0436699583090436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07714837247162" calcext:value-type="float">
            <text:p>0.0307714837247162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411592068169676" calcext:value-type="float">
            <text:p>0.0411592068169676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66014947817093" calcext:value-type="float">
            <text:p>0.0366014947817093</text:p>
          </table:table-cell>
          <table:table-cell office:value-type="float" office:value="0.849450549450549" calcext:value-type="float">
            <text:p>0.849450549450549</text:p>
          </table:table-cell>
          <table:table-cell office:value-type="float" office:value="0.0343288135857285" calcext:value-type="float">
            <text:p>0.0343288135857285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64500222984229" calcext:value-type="float">
            <text:p>0.0464500222984229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97010382355209" calcext:value-type="float">
            <text:p>0.039701038235520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9128510830476" calcext:value-type="float">
            <text:p>0.0389128510830476</text:p>
          </table:table-cell>
          <table:table-cell office:value-type="float" office:value="0.860512820512821" calcext:value-type="float">
            <text:p>0.860512820512821</text:p>
          </table:table-cell>
          <table:table-cell office:value-type="float" office:value="0.0376435488322384" calcext:value-type="float">
            <text:p>0.0376435488322384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65686298473574" calcext:value-type="float">
            <text:p>0.0365686298473574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71911364439498" calcext:value-type="float">
            <text:p>0.047191136443949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413887897201297" calcext:value-type="float">
            <text:p>0.04138878972012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82060822833352" calcext:value-type="float">
            <text:p>0.038206082283335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959414922469" calcext:value-type="float">
            <text:p>0.0372959414922469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99033025197227" calcext:value-type="float">
            <text:p>0.0399033025197227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42797738358585" calcext:value-type="float">
            <text:p>0.0442797738358585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18823269392546" calcext:value-type="float">
            <text:p>0.031882326939254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64022629292488" calcext:value-type="float">
            <text:p>0.0364022629292488</text:p>
          </table:table-cell>
          <table:table-cell office:value-type="float" office:value="0.862735042735043" calcext:value-type="float">
            <text:p>0.862735042735043</text:p>
          </table:table-cell>
          <table:table-cell office:value-type="float" office:value="0.0519845051848323" calcext:value-type="float">
            <text:p>0.0519845051848323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31383870341072" calcext:value-type="float">
            <text:p>0.0331383870341072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42162040254754" calcext:value-type="float">
            <text:p>0.042162040254754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47934362093944" calcext:value-type="float">
            <text:p>0.034793436209394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368602250424224" calcext:value-type="float">
            <text:p>0.0368602250424224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40265898548396" calcext:value-type="float">
            <text:p>0.0340265898548396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426516192543897" calcext:value-type="float">
            <text:p>0.04265161925438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1305462515432" calcext:value-type="float">
            <text:p>0.04130546251543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531722971004782" calcext:value-type="float">
            <text:p>0.05317229710047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053918508591" calcext:value-type="float">
            <text:p>0.037205391850859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65899658726523" calcext:value-type="float">
            <text:p>0.0365899658726523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50130483094642" calcext:value-type="float">
            <text:p>0.0350130483094642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5081998648066" calcext:value-type="float">
            <text:p>0.0508199864806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299726081450476" calcext:value-type="float">
            <text:p>0.0299726081450476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2924966976823" calcext:value-type="float">
            <text:p>0.02924966976823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57613600335921" calcext:value-type="float">
            <text:p>0.0457613600335921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397303553379238" calcext:value-type="float">
            <text:p>0.039730355337923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49592927925477" calcext:value-type="float">
            <text:p>0.0349592927925477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06178564173314" calcext:value-type="float">
            <text:p>0.030617856417331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1281826459606" calcext:value-type="float">
            <text:p>0.03212818264596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433366858824" calcext:value-type="float">
            <text:p>0.0433366858824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22756927933016" calcext:value-type="float">
            <text:p>0.0422756927933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1452991453" calcext:value-type="float">
            <text:p>0.85391452991453</text:p>
          </table:table-cell>
          <table:table-cell office:value-type="float" office:value="0.0351155869948884" calcext:value-type="float">
            <text:p>0.0351155869948884</text:p>
          </table:table-cell>
          <table:table-cell office:value-type="float" office:value="0.849518925518926" calcext:value-type="float">
            <text:p>0.849518925518926</text:p>
          </table:table-cell>
          <table:table-cell office:value-type="float" office:value="0.0355887290838842" calcext:value-type="float">
            <text:p>0.0355887290838842</text:p>
          </table:table-cell>
          <table:table-cell office:value-type="float" office:value="0.848586080586081" calcext:value-type="float">
            <text:p>0.848586080586081</text:p>
          </table:table-cell>
          <table:table-cell office:value-type="float" office:value="0.038819884895314" calcext:value-type="float">
            <text:p>0.038819884895314</text:p>
          </table:table-cell>
          <table:table-cell office:value-type="float" office:value="0.853470085470086" calcext:value-type="float">
            <text:p>0.853470085470086</text:p>
          </table:table-cell>
          <table:table-cell office:value-type="float" office:value="0.042667688224062" calcext:value-type="float">
            <text:p>0.042667688224062</text:p>
          </table:table-cell>
          <table:table-cell office:value-type="float" office:value="0.857450549450549" calcext:value-type="float">
            <text:p>0.857450549450549</text:p>
          </table:table-cell>
          <table:table-cell office:value-type="float" office:value="0.0340905747677663" calcext:value-type="float">
            <text:p>0.0340905747677663</text:p>
          </table:table-cell>
          <table:table-cell office:value-type="float" office:value="0.842778998778999" calcext:value-type="float">
            <text:p>0.842778998778999</text:p>
          </table:table-cell>
          <table:table-cell office:value-type="float" office:value="0.0459528011899732" calcext:value-type="float">
            <text:p>0.0459528011899732</text:p>
          </table:table-cell>
          <table:table-cell office:value-type="float" office:value="0.846827838827839" calcext:value-type="float">
            <text:p>0.846827838827839</text:p>
          </table:table-cell>
          <table:table-cell office:value-type="float" office:value="0.0364809264355292" calcext:value-type="float">
            <text:p>0.0364809264355292</text:p>
          </table:table-cell>
          <table:table-cell office:value-type="float" office:value="0.846422466422466" calcext:value-type="float">
            <text:p>0.846422466422466</text:p>
          </table:table-cell>
          <table:table-cell office:value-type="float" office:value="0.0338856898576165" calcext:value-type="float">
            <text:p>0.0338856898576165</text:p>
          </table:table-cell>
          <table:table-cell office:value-type="float" office:value="0.850818070818071" calcext:value-type="float">
            <text:p>0.850818070818071</text:p>
          </table:table-cell>
          <table:table-cell office:value-type="float" office:value="0.047005025828623" calcext:value-type="float">
            <text:p>0.047005025828623</text:p>
          </table:table-cell>
          <table:table-cell office:value-type="float" office:value="0.8521221001221" calcext:value-type="float">
            <text:p>0.8521221001221</text:p>
          </table:table-cell>
          <table:table-cell office:value-type="float" office:value="0.0327412481276383" calcext:value-type="float">
            <text:p>0.0327412481276383</text:p>
          </table:table-cell>
          <table:table-cell office:value-type="float" office:value="0.846813186813187" calcext:value-type="float">
            <text:p>0.846813186813187</text:p>
          </table:table-cell>
          <table:table-cell office:value-type="float" office:value="0.037599864821232" calcext:value-type="float">
            <text:p>0.037599864821232</text:p>
          </table:table-cell>
          <table:table-cell office:value-type="float" office:value="0.85437851037851" calcext:value-type="float">
            <text:p>0.85437851037851</text:p>
          </table:table-cell>
          <table:table-cell office:value-type="float" office:value="0.037634395610554" calcext:value-type="float">
            <text:p>0.037634395610554</text:p>
          </table:table-cell>
          <table:table-cell office:value-type="float" office:value="0.851267399267399" calcext:value-type="float">
            <text:p>0.851267399267399</text:p>
          </table:table-cell>
          <table:table-cell office:value-type="float" office:value="0.0402116929514746" calcext:value-type="float">
            <text:p>0.0402116929514746</text:p>
          </table:table-cell>
          <table:table-cell office:value-type="float" office:value="0.851702075702076" calcext:value-type="float">
            <text:p>0.851702075702076</text:p>
          </table:table-cell>
          <table:table-cell office:value-type="float" office:value="0.0314378892468878" calcext:value-type="float">
            <text:p>0.0314378892468878</text:p>
          </table:table-cell>
          <table:table-cell office:value-type="float" office:value="0.858334554334554" calcext:value-type="float">
            <text:p>0.858334554334554</text:p>
          </table:table-cell>
          <table:table-cell office:value-type="float" office:value="0.0370058678449321" calcext:value-type="float">
            <text:p>0.0370058678449321</text:p>
          </table:table-cell>
          <table:table-cell office:value-type="float" office:value="0.856136752136752" calcext:value-type="float">
            <text:p>0.856136752136752</text:p>
          </table:table-cell>
          <table:table-cell office:value-type="float" office:value="0.0401165224288376" calcext:value-type="float">
            <text:p>0.040116522428837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37356337093563" calcext:value-type="float">
            <text:p>0.937356337093563</text:p>
          </table:table-cell>
          <table:table-cell office:value-type="float" office:value="0.0338468091975977" calcext:value-type="float">
            <text:p>0.0338468091975977</text:p>
          </table:table-cell>
          <table:table-cell office:value-type="float" office:value="0.99271400132714" calcext:value-type="float">
            <text:p>0.99271400132714</text:p>
          </table:table-cell>
          <table:table-cell office:value-type="float" office:value="0.0036397162677031" calcext:value-type="float">
            <text:p>0.0036397162677031</text:p>
          </table:table-cell>
          <table:table-cell office:value-type="float" office:value="0.98178898473789" calcext:value-type="float">
            <text:p>0.98178898473789</text:p>
          </table:table-cell>
          <table:table-cell office:value-type="float" office:value="0.0189143164063112" calcext:value-type="float">
            <text:p>0.0189143164063112</text:p>
          </table:table-cell>
          <table:table-cell office:value-type="float" office:value="0.974497677504977" calcext:value-type="float">
            <text:p>0.974497677504977</text:p>
          </table:table-cell>
          <table:table-cell office:value-type="float" office:value="0.0092554320159471" calcext:value-type="float">
            <text:p>0.0092554320159471</text:p>
          </table:table-cell>
          <table:table-cell office:value-type="float" office:value="0.985441274054413" calcext:value-type="float">
            <text:p>0.985441274054413</text:p>
          </table:table-cell>
          <table:table-cell office:value-type="float" office:value="0.0164680268978318" calcext:value-type="float">
            <text:p>0.0164680268978318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0305376130503" calcext:value-type="float">
            <text:p>0.0110305376130503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094266298312427" calcext:value-type="float">
            <text:p>0.0094266298312427</text:p>
          </table:table-cell>
          <table:table-cell office:value-type="float" office:value="0.981802256138022" calcext:value-type="float">
            <text:p>0.981802256138022</text:p>
          </table:table-cell>
          <table:table-cell office:value-type="float" office:value="0.0200800919734338" calcext:value-type="float">
            <text:p>0.020080091973433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85393875123422" calcext:value-type="float">
            <text:p>0.0085393875123422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0941121285447" calcext:value-type="float">
            <text:p>0.0100941121285447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27532410190256" calcext:value-type="float">
            <text:p>0.0127532410190256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64709667662682" calcext:value-type="float">
            <text:p>0.0164709667662682</text:p>
          </table:table-cell>
          <table:table-cell office:value-type="float" office:value="0.988345056403451" calcext:value-type="float">
            <text:p>0.988345056403451</text:p>
          </table:table-cell>
          <table:table-cell office:value-type="float" office:value="0.0107241798629278" calcext:value-type="float">
            <text:p>0.0107241798629278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63838420541794" calcext:value-type="float">
            <text:p>0.0163838420541794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13371412385521" calcext:value-type="float">
            <text:p>0.011337141238552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4100597213006" calcext:value-type="float">
            <text:p>0.94100597213006</text:p>
          </table:table-cell>
          <table:table-cell office:value-type="float" office:value="0.0338335617808797" calcext:value-type="float">
            <text:p>0.0338335617808797</text:p>
          </table:table-cell>
          <table:table-cell office:value-type="float" office:value="0.994903782349038" calcext:value-type="float">
            <text:p>0.994903782349038</text:p>
          </table:table-cell>
          <table:table-cell office:value-type="float" office:value="0.004143770219125" calcext:value-type="float">
            <text:p>0.004143770219125</text:p>
          </table:table-cell>
          <table:table-cell office:value-type="float" office:value="0.978871930988719" calcext:value-type="float">
            <text:p>0.978871930988719</text:p>
          </table:table-cell>
          <table:table-cell office:value-type="float" office:value="0.0132141965587669" calcext:value-type="float">
            <text:p>0.0132141965587669</text:p>
          </table:table-cell>
          <table:table-cell office:value-type="float" office:value="0.975962840079628" calcext:value-type="float">
            <text:p>0.975962840079628</text:p>
          </table:table-cell>
          <table:table-cell office:value-type="float" office:value="0.0151165890682577" calcext:value-type="float">
            <text:p>0.0151165890682577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37572053292148" calcext:value-type="float">
            <text:p>0.0137572053292148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0941121285447" calcext:value-type="float">
            <text:p>0.010094112128544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827487287524" calcext:value-type="float">
            <text:p>0.0104827487287524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103686974127" calcext:value-type="float">
            <text:p>0.010103686974127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37572053292148" calcext:value-type="float">
            <text:p>0.0137572053292148</text:p>
          </table:table-cell>
          <table:table-cell office:value-type="float" office:value="0.991264764432647" calcext:value-type="float">
            <text:p>0.991264764432647</text:p>
          </table:table-cell>
          <table:table-cell office:value-type="float" office:value="0.0098222187372992" calcext:value-type="float">
            <text:p>0.0098222187372992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97663150614287" calcext:value-type="float">
            <text:p>0.0097663150614287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12078499506255" calcext:value-type="float">
            <text:p>0.012078499506255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098249314440335" calcext:value-type="float">
            <text:p>0.0098249314440335</text:p>
          </table:table-cell>
          <table:table-cell office:value-type="float" office:value="0.990537491705375" calcext:value-type="float">
            <text:p>0.990537491705375</text:p>
          </table:table-cell>
          <table:table-cell office:value-type="float" office:value="0.0119515350550291" calcext:value-type="float">
            <text:p>0.0119515350550291</text:p>
          </table:table-cell>
          <table:table-cell office:value-type="float" office:value="0.990532183145322" calcext:value-type="float">
            <text:p>0.990532183145322</text:p>
          </table:table-cell>
          <table:table-cell office:value-type="float" office:value="0.011682841502769" calcext:value-type="float">
            <text:p>0.011682841502769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39551426675514" calcext:value-type="float">
            <text:p>0.939551426675514</text:p>
          </table:table-cell>
          <table:table-cell office:value-type="float" office:value="0.0360248451885203" calcext:value-type="float">
            <text:p>0.0360248451885203</text:p>
          </table:table-cell>
          <table:table-cell office:value-type="float" office:value="0.992716655607166" calcext:value-type="float">
            <text:p>0.992716655607166</text:p>
          </table:table-cell>
          <table:table-cell office:value-type="float" office:value="0.0044482102466046" calcext:value-type="float">
            <text:p>0.0044482102466046</text:p>
          </table:table-cell>
          <table:table-cell office:value-type="float" office:value="0.980334439283344" calcext:value-type="float">
            <text:p>0.980334439283344</text:p>
          </table:table-cell>
          <table:table-cell office:value-type="float" office:value="0.0137489796637131" calcext:value-type="float">
            <text:p>0.0137489796637131</text:p>
          </table:table-cell>
          <table:table-cell office:value-type="float" office:value="0.978144658261447" calcext:value-type="float">
            <text:p>0.978144658261447</text:p>
          </table:table-cell>
          <table:table-cell office:value-type="float" office:value="0.0112059564368935" calcext:value-type="float">
            <text:p>0.0112059564368935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44111536323559" calcext:value-type="float">
            <text:p>0.0144111536323559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099610411978888" calcext:value-type="float">
            <text:p>0.009961041197888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02969559968701" calcext:value-type="float">
            <text:p>0.0102969559968701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24470395202139" calcext:value-type="float">
            <text:p>0.0124470395202139</text:p>
          </table:table-cell>
          <table:table-cell office:value-type="float" office:value="0.99199203715992" calcext:value-type="float">
            <text:p>0.99199203715992</text:p>
          </table:table-cell>
          <table:table-cell office:value-type="float" office:value="0.0100885933118921" calcext:value-type="float">
            <text:p>0.0100885933118921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103686974127" calcext:value-type="float">
            <text:p>0.010103686974127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119373903549" calcext:value-type="float">
            <text:p>0.0119119373903549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101563008628261" calcext:value-type="float">
            <text:p>0.0101563008628261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40278699402787" calcext:value-type="float">
            <text:p>0.940278699402787</text:p>
          </table:table-cell>
          <table:table-cell office:value-type="float" office:value="0.0338429602911984" calcext:value-type="float">
            <text:p>0.0338429602911984</text:p>
          </table:table-cell>
          <table:table-cell office:value-type="float" office:value="0.994903782349038" calcext:value-type="float">
            <text:p>0.994903782349038</text:p>
          </table:table-cell>
          <table:table-cell office:value-type="float" office:value="0.004143770219125" calcext:value-type="float">
            <text:p>0.004143770219125</text:p>
          </table:table-cell>
          <table:table-cell office:value-type="float" office:value="0.982518911745189" calcext:value-type="float">
            <text:p>0.982518911745189</text:p>
          </table:table-cell>
          <table:table-cell office:value-type="float" office:value="0.012165677583283" calcext:value-type="float">
            <text:p>0.012165677583283</text:p>
          </table:table-cell>
          <table:table-cell office:value-type="float" office:value="0.980331785003318" calcext:value-type="float">
            <text:p>0.980331785003318</text:p>
          </table:table-cell>
          <table:table-cell office:value-type="float" office:value="0.0104731067264507" calcext:value-type="float">
            <text:p>0.0104731067264507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0941121285447" calcext:value-type="float">
            <text:p>0.0100941121285447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02969559968701" calcext:value-type="float">
            <text:p>0.0102969559968701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24470395202139" calcext:value-type="float">
            <text:p>0.0124470395202139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86833839043116" calcext:value-type="float">
            <text:p>0.0086833839043116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103686974127" calcext:value-type="float">
            <text:p>0.010103686974127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97663150614287" calcext:value-type="float">
            <text:p>0.0097663150614287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103686974127" calcext:value-type="float">
            <text:p>0.010103686974127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101563008628261" calcext:value-type="float">
            <text:p>0.0101563008628261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39498463900277" calcext:value-type="float">
            <text:p>0.0139498463900277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43190444591904" calcext:value-type="float">
            <text:p>0.943190444591904</text:p>
          </table:table-cell>
          <table:table-cell office:value-type="float" office:value="0.0325580657228458" calcext:value-type="float">
            <text:p>0.0325580657228458</text:p>
          </table:table-cell>
          <table:table-cell office:value-type="float" office:value="0.994176509621765" calcext:value-type="float">
            <text:p>0.994176509621765</text:p>
          </table:table-cell>
          <table:table-cell office:value-type="float" office:value="0.0048757307092857" calcext:value-type="float">
            <text:p>0.0048757307092857</text:p>
          </table:table-cell>
          <table:table-cell office:value-type="float" office:value="0.983251493032515" calcext:value-type="float">
            <text:p>0.983251493032515</text:p>
          </table:table-cell>
          <table:table-cell office:value-type="float" office:value="0.0142179718729769" calcext:value-type="float">
            <text:p>0.0142179718729769</text:p>
          </table:table-cell>
          <table:table-cell office:value-type="float" office:value="0.982516257465163" calcext:value-type="float">
            <text:p>0.982516257465163</text:p>
          </table:table-cell>
          <table:table-cell office:value-type="float" office:value="0.0100860091470588" calcext:value-type="float">
            <text:p>0.0100860091470588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24470395202139" calcext:value-type="float">
            <text:p>0.0124470395202139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0941121285447" calcext:value-type="float">
            <text:p>0.0100941121285447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103686974127" calcext:value-type="float">
            <text:p>0.010103686974127</text:p>
          </table:table-cell>
          <table:table-cell office:value-type="float" office:value="0.988350364963504" calcext:value-type="float">
            <text:p>0.988350364963504</text:p>
          </table:table-cell>
          <table:table-cell office:value-type="float" office:value="0.0124470395202139" calcext:value-type="float">
            <text:p>0.0124470395202139</text:p>
          </table:table-cell>
          <table:table-cell office:value-type="float" office:value="0.991989382879894" calcext:value-type="float">
            <text:p>0.991989382879894</text:p>
          </table:table-cell>
          <table:table-cell office:value-type="float" office:value="0.0086833839043116" calcext:value-type="float">
            <text:p>0.0086833839043116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103686974127" calcext:value-type="float">
            <text:p>0.010103686974127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  <table:table-cell office:value-type="float" office:value="0.989804910418049" calcext:value-type="float">
            <text:p>0.989804910418049</text:p>
          </table:table-cell>
          <table:table-cell office:value-type="float" office:value="0.010103686974127" calcext:value-type="float">
            <text:p>0.010103686974127</text:p>
          </table:table-cell>
          <table:table-cell office:value-type="float" office:value="0.991262110152621" calcext:value-type="float">
            <text:p>0.991262110152621</text:p>
          </table:table-cell>
          <table:table-cell office:value-type="float" office:value="0.0101563008628261" calcext:value-type="float">
            <text:p>0.0101563008628261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91259455872595" calcext:value-type="float">
            <text:p>0.991259455872595</text:p>
          </table:table-cell>
          <table:table-cell office:value-type="float" office:value="0.0104912646714069" calcext:value-type="float">
            <text:p>0.01049126467140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.940276575978766" calcext:value-type="float">
            <text:p>0.940276575978766</text:p>
          </table:table-cell>
          <table:table-cell office:value-type="float" office:value="0.0340212484362084" calcext:value-type="float">
            <text:p>0.0340212484362084</text:p>
          </table:table-cell>
          <table:table-cell office:value-type="float" office:value="0.99388294625083" calcext:value-type="float">
            <text:p>0.99388294625083</text:p>
          </table:table-cell>
          <table:table-cell office:value-type="float" office:value="0.00425023953236868" calcext:value-type="float">
            <text:p>0.00425023953236868</text:p>
          </table:table-cell>
          <table:table-cell office:value-type="float" office:value="0.981353151957532" calcext:value-type="float">
            <text:p>0.981353151957532</text:p>
          </table:table-cell>
          <table:table-cell office:value-type="float" office:value="0.0144522284170102" calcext:value-type="float">
            <text:p>0.0144522284170102</text:p>
          </table:table-cell>
          <table:table-cell office:value-type="float" office:value="0.978290643662906" calcext:value-type="float">
            <text:p>0.978290643662906</text:p>
          </table:table-cell>
          <table:table-cell office:value-type="float" office:value="0.0112274186789216" calcext:value-type="float">
            <text:p>0.0112274186789216</text:p>
          </table:table-cell>
          <table:table-cell office:value-type="float" office:value="0.986749303251493" calcext:value-type="float">
            <text:p>0.986749303251493</text:p>
          </table:table-cell>
          <table:table-cell office:value-type="float" office:value="0.0140194774023255" calcext:value-type="float">
            <text:p>0.0140194774023255</text:p>
          </table:table-cell>
          <table:table-cell office:value-type="float" office:value="0.98936801592568" calcext:value-type="float">
            <text:p>0.98936801592568</text:p>
          </table:table-cell>
          <table:table-cell office:value-type="float" office:value="0.0102547830393146" calcext:value-type="float">
            <text:p>0.0102547830393146</text:p>
          </table:table-cell>
          <table:table-cell office:value-type="float" office:value="0.987620968812209" calcext:value-type="float">
            <text:p>0.987620968812209</text:p>
          </table:table-cell>
          <table:table-cell office:value-type="float" office:value="0.0117902526912057" calcext:value-type="float">
            <text:p>0.0117902526912057</text:p>
          </table:table-cell>
          <table:table-cell office:value-type="float" office:value="0.987913470471135" calcext:value-type="float">
            <text:p>0.987913470471135</text:p>
          </table:table-cell>
          <table:table-cell office:value-type="float" office:value="0.0121762755830856" calcext:value-type="float">
            <text:p>0.0121762755830856</text:p>
          </table:table-cell>
          <table:table-cell office:value-type="float" office:value="0.988204379562044" calcext:value-type="float">
            <text:p>0.988204379562044</text:p>
          </table:table-cell>
          <table:table-cell office:value-type="float" office:value="0.0119275422804397" calcext:value-type="float">
            <text:p>0.0119275422804397</text:p>
          </table:table-cell>
          <table:table-cell office:value-type="float" office:value="0.991408095554081" calcext:value-type="float">
            <text:p>0.991408095554081</text:p>
          </table:table-cell>
          <table:table-cell office:value-type="float" office:value="0.00947433839727184" calcext:value-type="float">
            <text:p>0.00947433839727184</text:p>
          </table:table-cell>
          <table:table-cell office:value-type="float" office:value="0.988931652289316" calcext:value-type="float">
            <text:p>0.988931652289316</text:p>
          </table:table-cell>
          <table:table-cell office:value-type="float" office:value="0.0109481060019322" calcext:value-type="float">
            <text:p>0.0109481060019322</text:p>
          </table:table-cell>
          <table:table-cell office:value-type="float" office:value="0.991115063039151" calcext:value-type="float">
            <text:p>0.991115063039151</text:p>
          </table:table-cell>
          <table:table-cell office:value-type="float" office:value="0.0106243003420302" calcext:value-type="float">
            <text:p>0.0106243003420302</text:p>
          </table:table-cell>
          <table:table-cell office:value-type="float" office:value="0.988493696084937" calcext:value-type="float">
            <text:p>0.988493696084937</text:p>
          </table:table-cell>
          <table:table-cell office:value-type="float" office:value="0.0121337555222264" calcext:value-type="float">
            <text:p>0.0121337555222264</text:p>
          </table:table-cell>
          <table:table-cell office:value-type="float" office:value="0.990532714001327" calcext:value-type="float">
            <text:p>0.990532714001327</text:p>
          </table:table-cell>
          <table:table-cell office:value-type="float" office:value="0.0102036027790879" calcext:value-type="float">
            <text:p>0.0102036027790879</text:p>
          </table:table-cell>
          <table:table-cell office:value-type="float" office:value="0.988351426675514" calcext:value-type="float">
            <text:p>0.988351426675514</text:p>
          </table:table-cell>
          <table:table-cell office:value-type="float" office:value="0.0139602776157046" calcext:value-type="float">
            <text:p>0.0139602776157046</text:p>
          </table:table-cell>
          <table:table-cell office:value-type="float" office:value="0.990823092236231" calcext:value-type="float">
            <text:p>0.990823092236231</text:p>
          </table:table-cell>
          <table:table-cell office:value-type="float" office:value="0.0108987553511084" calcext:value-type="float">
            <text:p>0.010898755351108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092670795569116" calcext:value-type="float">
            <text:p>0.009267079556911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0459677979" calcext:value-type="float">
            <text:p>0.009045967797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735204254659" calcext:value-type="float">
            <text:p>0.010473520425465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27543817245492" calcext:value-type="float">
            <text:p>0.0127543817245492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71331524392094" calcext:value-type="float">
            <text:p>0.0171331524392094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094027780964723" calcext:value-type="float">
            <text:p>0.0094027780964723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20644779557357" calcext:value-type="float">
            <text:p>0.0120644779557357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37088841857347" calcext:value-type="float">
            <text:p>0.013708884185734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8681186915298" calcext:value-type="float">
            <text:p>0.00868118691529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709702175288" calcext:value-type="float">
            <text:p>0.009270970217528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1792275010206" calcext:value-type="float">
            <text:p>0.01417922750102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0305376130503" calcext:value-type="float">
            <text:p>0.0110305376130503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7867765366889" calcext:value-type="float">
            <text:p>0.010786776536688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456801592568" calcext:value-type="float">
            <text:p>0.986456801592568</text:p>
          </table:table-cell>
          <table:table-cell office:value-type="float" office:value="0.0137380905174312" calcext:value-type="float">
            <text:p>0.0137380905174312</text:p>
          </table:table-cell>
          <table:table-cell office:value-type="float" office:value="0.987182481751825" calcext:value-type="float">
            <text:p>0.987182481751825</text:p>
          </table:table-cell>
          <table:table-cell office:value-type="float" office:value="0.0113400105112649" calcext:value-type="float">
            <text:p>0.0113400105112649</text:p>
          </table:table-cell>
          <table:table-cell office:value-type="float" office:value="0.98674505640345" calcext:value-type="float">
            <text:p>0.98674505640345</text:p>
          </table:table-cell>
          <table:table-cell office:value-type="float" office:value="0.0115488352962558" calcext:value-type="float">
            <text:p>0.011548835296255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110549984827" calcext:value-type="float">
            <text:p>0.011110549984827</text:p>
          </table:table-cell>
          <table:table-cell office:value-type="float" office:value="0.987473921698739" calcext:value-type="float">
            <text:p>0.987473921698739</text:p>
          </table:table-cell>
          <table:table-cell office:value-type="float" office:value="0.0112645349088936" calcext:value-type="float">
            <text:p>0.0112645349088936</text:p>
          </table:table-cell>
          <table:table-cell office:value-type="float" office:value="0.98703596549436" calcext:value-type="float">
            <text:p>0.98703596549436</text:p>
          </table:table-cell>
          <table:table-cell office:value-type="float" office:value="0.011568976228957" calcext:value-type="float">
            <text:p>0.011568976228957</text:p>
          </table:table-cell>
          <table:table-cell office:value-type="float" office:value="0.987619376244194" calcext:value-type="float">
            <text:p>0.987619376244194</text:p>
          </table:table-cell>
          <table:table-cell office:value-type="float" office:value="0.0116395096571499" calcext:value-type="float">
            <text:p>0.0116395096571499</text:p>
          </table:table-cell>
          <table:table-cell office:value-type="float" office:value="0.987181420039814" calcext:value-type="float">
            <text:p>0.987181420039814</text:p>
          </table:table-cell>
          <table:table-cell office:value-type="float" office:value="0.0109085904561194" calcext:value-type="float">
            <text:p>0.0109085904561194</text:p>
          </table:table-cell>
          <table:table-cell office:value-type="float" office:value="0.986454147312541" calcext:value-type="float">
            <text:p>0.986454147312541</text:p>
          </table:table-cell>
          <table:table-cell office:value-type="float" office:value="0.0136321087604867" calcext:value-type="float">
            <text:p>0.0136321087604867</text:p>
          </table:table-cell>
          <table:table-cell office:value-type="float" office:value="0.986308692767087" calcext:value-type="float">
            <text:p>0.986308692767087</text:p>
          </table:table-cell>
          <table:table-cell office:value-type="float" office:value="0.0111579812222579" calcext:value-type="float">
            <text:p>0.0111579812222579</text:p>
          </table:table-cell>
          <table:table-cell office:value-type="float" office:value="0.986455209024552" calcext:value-type="float">
            <text:p>0.986455209024552</text:p>
          </table:table-cell>
          <table:table-cell office:value-type="float" office:value="0.0130019282579637" calcext:value-type="float">
            <text:p>0.0130019282579637</text:p>
          </table:table-cell>
          <table:table-cell office:value-type="float" office:value="0.987765361645654" calcext:value-type="float">
            <text:p>0.987765361645654</text:p>
          </table:table-cell>
          <table:table-cell office:value-type="float" office:value="0.012199588103353" calcext:value-type="float">
            <text:p>0.012199588103353</text:p>
          </table:table-cell>
          <table:table-cell office:value-type="float" office:value="0.987911347047113" calcext:value-type="float">
            <text:p>0.987911347047113</text:p>
          </table:table-cell>
          <table:table-cell office:value-type="float" office:value="0.0121497712206045" calcext:value-type="float">
            <text:p>0.0121497712206045</text:p>
          </table:table-cell>
          <table:table-cell office:value-type="float" office:value="0.987474452554745" calcext:value-type="float">
            <text:p>0.987474452554745</text:p>
          </table:table-cell>
          <table:table-cell office:value-type="float" office:value="0.0122104343073541" calcext:value-type="float">
            <text:p>0.0122104343073541</text:p>
          </table:table-cell>
          <table:table-cell office:value-type="float" office:value="0.987180889183809" calcext:value-type="float">
            <text:p>0.987180889183809</text:p>
          </table:table-cell>
          <table:table-cell office:value-type="float" office:value="0.0107884549120854" calcext:value-type="float">
            <text:p>0.010788454912085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20483522082013" calcext:value-type="float">
            <text:p>0.01204835220820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8530318602261" calcext:value-type="float">
            <text:p>0.948530318602261</text:p>
          </table:table-cell>
          <table:table-cell office:value-type="float" office:value="0.0136541136386299" calcext:value-type="float">
            <text:p>0.013654113638629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145935866930456" calcext:value-type="float">
            <text:p>0.0145935866930456</text:p>
          </table:table-cell>
          <table:table-cell office:value-type="float" office:value="0.954254881808839" calcext:value-type="float">
            <text:p>0.954254881808839</text:p>
          </table:table-cell>
          <table:table-cell office:value-type="float" office:value="0.0147485774398714" calcext:value-type="float">
            <text:p>0.0147485774398714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106079080804932" calcext:value-type="float">
            <text:p>0.0106079080804932</text:p>
          </table:table-cell>
          <table:table-cell office:value-type="float" office:value="0.949917780061665" calcext:value-type="float">
            <text:p>0.949917780061665</text:p>
          </table:table-cell>
          <table:table-cell office:value-type="float" office:value="0.0143381883942468" calcext:value-type="float">
            <text:p>0.0143381883942468</text:p>
          </table:table-cell>
          <table:table-cell office:value-type="float" office:value="0.949917780061665" calcext:value-type="float">
            <text:p>0.949917780061665</text:p>
          </table:table-cell>
          <table:table-cell office:value-type="float" office:value="0.0072472354687231" calcext:value-type="float">
            <text:p>0.0072472354687231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063465699351997" calcext:value-type="float">
            <text:p>0.0063465699351997</text:p>
          </table:table-cell>
          <table:table-cell office:value-type="float" office:value="0.94994861253854" calcext:value-type="float">
            <text:p>0.94994861253854</text:p>
          </table:table-cell>
          <table:table-cell office:value-type="float" office:value="0.0150920433874931" calcext:value-type="float">
            <text:p>0.01509204338749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70792639644877" calcext:value-type="float">
            <text:p>0.0070792639644877</text:p>
          </table:table-cell>
          <table:table-cell office:value-type="float" office:value="0.948499486125386" calcext:value-type="float">
            <text:p>0.948499486125386</text:p>
          </table:table-cell>
          <table:table-cell office:value-type="float" office:value="0.0127684864957779" calcext:value-type="float">
            <text:p>0.0127684864957779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081771806757923" calcext:value-type="float">
            <text:p>0.008177180675792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70792639644877" calcext:value-type="float">
            <text:p>0.0070792639644877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29194557590557" calcext:value-type="float">
            <text:p>0.012919455759055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8530318602261" calcext:value-type="float">
            <text:p>0.948530318602261</text:p>
          </table:table-cell>
          <table:table-cell office:value-type="float" office:value="0.0154095823246408" calcext:value-type="float">
            <text:p>0.0154095823246408</text:p>
          </table:table-cell>
          <table:table-cell office:value-type="float" office:value="0.964254881808838" calcext:value-type="float">
            <text:p>0.964254881808838</text:p>
          </table:table-cell>
          <table:table-cell office:value-type="float" office:value="0.0181806558292312" calcext:value-type="float">
            <text:p>0.0181806558292312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086643435532167" calcext:value-type="float">
            <text:p>0.0086643435532167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38294176252448" calcext:value-type="float">
            <text:p>0.003829417625244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70792639644877" calcext:value-type="float">
            <text:p>0.007079263964487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59997584617463" calcext:value-type="float">
            <text:p>0.00599975846174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373223547202" calcext:value-type="float">
            <text:p>0.01373223547202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81046188998497" calcext:value-type="float">
            <text:p>0.0081046188998497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080721998372454" calcext:value-type="float">
            <text:p>0.0080721998372454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37778495423264" calcext:value-type="float">
            <text:p>0.013777849542326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710174717369" calcext:value-type="float">
            <text:p>0.94710174717369</text:p>
          </table:table-cell>
          <table:table-cell office:value-type="float" office:value="0.0178589209965959" calcext:value-type="float">
            <text:p>0.0178589209965959</text:p>
          </table:table-cell>
          <table:table-cell office:value-type="float" office:value="0.962816032887975" calcext:value-type="float">
            <text:p>0.962816032887975</text:p>
          </table:table-cell>
          <table:table-cell office:value-type="float" office:value="0.0154571485276049" calcext:value-type="float">
            <text:p>0.015457148527604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38294176252448" calcext:value-type="float">
            <text:p>0.0038294176252448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31627302268097" calcext:value-type="float">
            <text:p>0.003162730226809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4960420768167" calcext:value-type="float">
            <text:p>0.004960420768167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08693895539315" calcext:value-type="float">
            <text:p>0.0108693895539315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40128310391274" calcext:value-type="float">
            <text:p>0.0040128310391274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106079080804932" calcext:value-type="float">
            <text:p>0.0106079080804932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063383470581981" calcext:value-type="float">
            <text:p>0.0063383470581981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05850686730935" calcext:value-type="float">
            <text:p>0.0105850686730935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77547748686521" calcext:value-type="float">
            <text:p>0.0077547748686521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29964264369511" calcext:value-type="float">
            <text:p>0.012996426436951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8530318602261" calcext:value-type="float">
            <text:p>0.948530318602261</text:p>
          </table:table-cell>
          <table:table-cell office:value-type="float" office:value="0.0154095823246408" calcext:value-type="float">
            <text:p>0.0154095823246408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80656709226038" calcext:value-type="float">
            <text:p>0.0080656709226038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31627302268097" calcext:value-type="float">
            <text:p>0.003162730226809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59155204739722" calcext:value-type="float">
            <text:p>0.005915520473972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05850686730935" calcext:value-type="float">
            <text:p>0.010585068673093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59592840651548" calcext:value-type="float">
            <text:p>0.005959284065154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40128310391274" calcext:value-type="float">
            <text:p>0.0040128310391274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63556962960679" calcext:value-type="float">
            <text:p>0.0063556962960679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05850686730935" calcext:value-type="float">
            <text:p>0.01058506867309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8530318602261" calcext:value-type="float">
            <text:p>0.948530318602261</text:p>
          </table:table-cell>
          <table:table-cell office:value-type="float" office:value="0.0154095823246408" calcext:value-type="float">
            <text:p>0.0154095823246408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080542858642878" calcext:value-type="float">
            <text:p>0.0080542858642878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095550697593291" calcext:value-type="float">
            <text:p>0.0095550697593291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59155204739722" calcext:value-type="float">
            <text:p>0.0059155204739722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59997584617463" calcext:value-type="float">
            <text:p>0.005999758461746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108538663877662" calcext:value-type="float">
            <text:p>0.010853866387766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05850686730935" calcext:value-type="float">
            <text:p>0.0105850686730935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58844140899367" calcext:value-type="float">
            <text:p>0.0058844140899367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05850686730935" calcext:value-type="float">
            <text:p>0.010585068673093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38580657493385" calcext:value-type="float">
            <text:p>0.0038580657493385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63556962960679" calcext:value-type="float">
            <text:p>0.0063556962960679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36999107176522" calcext:value-type="float">
            <text:p>0.0136999107176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.948244604316547" calcext:value-type="float">
            <text:p>0.948244604316547</text:p>
          </table:table-cell>
          <table:table-cell office:value-type="float" office:value="0.0155483563218296" calcext:value-type="float">
            <text:p>0.0155483563218296</text:p>
          </table:table-cell>
          <table:table-cell office:value-type="float" office:value="0.961099691675231" calcext:value-type="float">
            <text:p>0.961099691675231</text:p>
          </table:table-cell>
          <table:table-cell office:value-type="float" office:value="0.0133518560509798" calcext:value-type="float">
            <text:p>0.0133518560509798</text:p>
          </table:table-cell>
          <table:table-cell office:value-type="float" office:value="0.955093525179856" calcext:value-type="float">
            <text:p>0.955093525179856</text:p>
          </table:table-cell>
          <table:table-cell office:value-type="float" office:value="0.00864146093167974" calcext:value-type="float">
            <text:p>0.00864146093167974</text:p>
          </table:table-cell>
          <table:table-cell office:value-type="float" office:value="0.957662898252826" calcext:value-type="float">
            <text:p>0.957662898252826</text:p>
          </table:table-cell>
          <table:table-cell office:value-type="float" office:value="0.0110957107739614" calcext:value-type="float">
            <text:p>0.0110957107739614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533566132666592" calcext:value-type="float">
            <text:p>0.00533566132666592</text:p>
          </table:table-cell>
          <table:table-cell office:value-type="float" office:value="0.953932168550873" calcext:value-type="float">
            <text:p>0.953932168550873</text:p>
          </table:table-cell>
          <table:table-cell office:value-type="float" office:value="0.00919093394469956" calcext:value-type="float">
            <text:p>0.0091909339446995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06307803136532" calcext:value-type="float">
            <text:p>0.00706307803136532</text:p>
          </table:table-cell>
          <table:table-cell office:value-type="float" office:value="0.956509763617677" calcext:value-type="float">
            <text:p>0.956509763617677</text:p>
          </table:table-cell>
          <table:table-cell office:value-type="float" office:value="0.00868774827638268" calcext:value-type="float">
            <text:p>0.00868774827638268</text:p>
          </table:table-cell>
          <table:table-cell office:value-type="float" office:value="0.954803699897225" calcext:value-type="float">
            <text:p>0.954803699897225</text:p>
          </table:table-cell>
          <table:table-cell office:value-type="float" office:value="0.00865391155138346" calcext:value-type="float">
            <text:p>0.00865391155138346</text:p>
          </table:table-cell>
          <table:table-cell office:value-type="float" office:value="0.956224049331963" calcext:value-type="float">
            <text:p>0.956224049331963</text:p>
          </table:table-cell>
          <table:table-cell office:value-type="float" office:value="0.0101420290130366" calcext:value-type="float">
            <text:p>0.0101420290130366</text:p>
          </table:table-cell>
          <table:table-cell office:value-type="float" office:value="0.954219938335046" calcext:value-type="float">
            <text:p>0.954219938335046</text:p>
          </table:table-cell>
          <table:table-cell office:value-type="float" office:value="0.00499255005076546" calcext:value-type="float">
            <text:p>0.00499255005076546</text:p>
          </table:table-cell>
          <table:table-cell office:value-type="float" office:value="0.952789311408016" calcext:value-type="float">
            <text:p>0.952789311408016</text:p>
          </table:table-cell>
          <table:table-cell office:value-type="float" office:value="0.0103355279239032" calcext:value-type="float">
            <text:p>0.0103355279239032</text:p>
          </table:table-cell>
          <table:table-cell office:value-type="float" office:value="0.954226104830421" calcext:value-type="float">
            <text:p>0.954226104830421</text:p>
          </table:table-cell>
          <table:table-cell office:value-type="float" office:value="0.00911345083181198" calcext:value-type="float">
            <text:p>0.00911345083181198</text:p>
          </table:table-cell>
          <table:table-cell office:value-type="float" office:value="0.953650565262076" calcext:value-type="float">
            <text:p>0.953650565262076</text:p>
          </table:table-cell>
          <table:table-cell office:value-type="float" office:value="0.0101258566073831" calcext:value-type="float">
            <text:p>0.0101258566073831</text:p>
          </table:table-cell>
          <table:table-cell office:value-type="float" office:value="0.956517985611511" calcext:value-type="float">
            <text:p>0.956517985611511</text:p>
          </table:table-cell>
          <table:table-cell office:value-type="float" office:value="0.00741473485021418" calcext:value-type="float">
            <text:p>0.00741473485021418</text:p>
          </table:table-cell>
          <table:table-cell office:value-type="float" office:value="0.954509763617677" calcext:value-type="float">
            <text:p>0.954509763617677</text:p>
          </table:table-cell>
          <table:table-cell office:value-type="float" office:value="0.0127957422258158" calcext:value-type="float">
            <text:p>0.012795742225815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51529155467619" calcext:value-type="float">
            <text:p>0.0151529155467619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33640303482572" calcext:value-type="float">
            <text:p>0.0133640303482572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39009304695752" calcext:value-type="float">
            <text:p>0.0139009304695752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7225418945458" calcext:value-type="float">
            <text:p>0.017225418945458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19748443016788" calcext:value-type="float">
            <text:p>0.0119748443016788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47376605565871" calcext:value-type="float">
            <text:p>0.0147376605565871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47524353727918" calcext:value-type="float">
            <text:p>0.014752435372791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2734887105507" calcext:value-type="float">
            <text:p>0.012734887105507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05538136652613" calcext:value-type="float">
            <text:p>0.0105538136652613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55883845279611" calcext:value-type="float">
            <text:p>0.015588384527961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038494319596661" calcext:value-type="float">
            <text:p>0.003849431959666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54930682299419" calcext:value-type="float">
            <text:p>0.01549306822994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37778495423263" calcext:value-type="float">
            <text:p>0.01377784954232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373223547202" calcext:value-type="float">
            <text:p>0.0137322354720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4469074545102" calcext:value-type="float">
            <text:p>0.0114469074545102</text:p>
          </table:table-cell>
          <table:table-cell office:value-type="float" office:value="0.954221993833504" calcext:value-type="float">
            <text:p>0.954221993833504</text:p>
          </table:table-cell>
          <table:table-cell office:value-type="float" office:value="0.0108193756017052" calcext:value-type="float">
            <text:p>0.0108193756017052</text:p>
          </table:table-cell>
          <table:table-cell office:value-type="float" office:value="0.954511819116136" calcext:value-type="float">
            <text:p>0.954511819116136</text:p>
          </table:table-cell>
          <table:table-cell office:value-type="float" office:value="0.0129449518399697" calcext:value-type="float">
            <text:p>0.0129449518399697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15700024264703" calcext:value-type="float">
            <text:p>0.0115700024264703</text:p>
          </table:table-cell>
          <table:table-cell office:value-type="float" office:value="0.95593627954779" calcext:value-type="float">
            <text:p>0.95593627954779</text:p>
          </table:table-cell>
          <table:table-cell office:value-type="float" office:value="0.0101784871875798" calcext:value-type="float">
            <text:p>0.0101784871875798</text:p>
          </table:table-cell>
          <table:table-cell office:value-type="float" office:value="0.953089414182939" calcext:value-type="float">
            <text:p>0.953089414182939</text:p>
          </table:table-cell>
          <table:table-cell office:value-type="float" office:value="0.0130565173614525" calcext:value-type="float">
            <text:p>0.0130565173614525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15424255480331" calcext:value-type="float">
            <text:p>0.0115424255480331</text:p>
          </table:table-cell>
          <table:table-cell office:value-type="float" office:value="0.957083247687564" calcext:value-type="float">
            <text:p>0.957083247687564</text:p>
          </table:table-cell>
          <table:table-cell office:value-type="float" office:value="0.0103996393542315" calcext:value-type="float">
            <text:p>0.0103996393542315</text:p>
          </table:table-cell>
          <table:table-cell office:value-type="float" office:value="0.95822816032888" calcext:value-type="float">
            <text:p>0.95822816032888</text:p>
          </table:table-cell>
          <table:table-cell office:value-type="float" office:value="0.00986174106535432" calcext:value-type="float">
            <text:p>0.00986174106535432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845710412903414" calcext:value-type="float">
            <text:p>0.00845710412903414</text:p>
          </table:table-cell>
          <table:table-cell office:value-type="float" office:value="0.95565878725591" calcext:value-type="float">
            <text:p>0.95565878725591</text:p>
          </table:table-cell>
          <table:table-cell office:value-type="float" office:value="0.0126375598803259" calcext:value-type="float">
            <text:p>0.0126375598803259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0944181724103484" calcext:value-type="float">
            <text:p>0.00944181724103484</text:p>
          </table:table-cell>
          <table:table-cell office:value-type="float" office:value="0.956793422404933" calcext:value-type="float">
            <text:p>0.956793422404933</text:p>
          </table:table-cell>
          <table:table-cell office:value-type="float" office:value="0.0107591903941303" calcext:value-type="float">
            <text:p>0.0107591903941303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2823331812967" calcext:value-type="float">
            <text:p>0.012823331812967</text:p>
          </table:table-cell>
          <table:table-cell office:value-type="float" office:value="0.954793422404933" calcext:value-type="float">
            <text:p>0.954793422404933</text:p>
          </table:table-cell>
          <table:table-cell office:value-type="float" office:value="0.008548925285368" calcext:value-type="float">
            <text:p>0.008548925285368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2105558409771" calcext:value-type="float">
            <text:p>0.0121055584097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64213564213564" calcext:value-type="float">
            <text:p>0.764213564213564</text:p>
          </table:table-cell>
          <table:table-cell office:value-type="float" office:value="0.0554709621199235" calcext:value-type="float">
            <text:p>0.0554709621199235</text:p>
          </table:table-cell>
          <table:table-cell office:value-type="float" office:value="0.731729055258467" calcext:value-type="float">
            <text:p>0.731729055258467</text:p>
          </table:table-cell>
          <table:table-cell office:value-type="float" office:value="0.0219430131634816" calcext:value-type="float">
            <text:p>0.0219430131634816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422512619369439" calcext:value-type="float">
            <text:p>0.0422512619369439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07919393862427" calcext:value-type="float">
            <text:p>0.0307919393862427</text:p>
          </table:table-cell>
          <table:table-cell office:value-type="float" office:value="0.746057210763093" calcext:value-type="float">
            <text:p>0.746057210763093</text:p>
          </table:table-cell>
          <table:table-cell office:value-type="float" office:value="0.0172586213465216" calcext:value-type="float">
            <text:p>0.0172586213465216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115544610854283" calcext:value-type="float">
            <text:p>0.0115544610854283</text:p>
          </table:table-cell>
          <table:table-cell office:value-type="float" office:value="0.742161106866989" calcext:value-type="float">
            <text:p>0.742161106866989</text:p>
          </table:table-cell>
          <table:table-cell office:value-type="float" office:value="0.0248936906428971" calcext:value-type="float">
            <text:p>0.0248936906428971</text:p>
          </table:table-cell>
          <table:table-cell office:value-type="float" office:value="0.752610134963076" calcext:value-type="float">
            <text:p>0.752610134963076</text:p>
          </table:table-cell>
          <table:table-cell office:value-type="float" office:value="0.0346032083762323" calcext:value-type="float">
            <text:p>0.0346032083762323</text:p>
          </table:table-cell>
          <table:table-cell office:value-type="float" office:value="0.743425855190561" calcext:value-type="float">
            <text:p>0.743425855190561</text:p>
          </table:table-cell>
          <table:table-cell office:value-type="float" office:value="0.0357994713023894" calcext:value-type="float">
            <text:p>0.0357994713023894</text:p>
          </table:table-cell>
          <table:table-cell office:value-type="float" office:value="0.747321959086665" calcext:value-type="float">
            <text:p>0.747321959086665</text:p>
          </table:table-cell>
          <table:table-cell office:value-type="float" office:value="0.0324435651370993" calcext:value-type="float">
            <text:p>0.032443565137099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93838952415133" calcext:value-type="float">
            <text:p>0.0293838952415133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292746687119109" calcext:value-type="float">
            <text:p>0.0292746687119109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73195003995446" calcext:value-type="float">
            <text:p>0.0373195003995446</text:p>
          </table:table-cell>
          <table:table-cell office:value-type="float" office:value="0.743425855190561" calcext:value-type="float">
            <text:p>0.743425855190561</text:p>
          </table:table-cell>
          <table:table-cell office:value-type="float" office:value="0.0307290926140183" calcext:value-type="float">
            <text:p>0.0307290926140183</text:p>
          </table:table-cell>
          <table:table-cell office:value-type="float" office:value="0.751285968933028" calcext:value-type="float">
            <text:p>0.751285968933028</text:p>
          </table:table-cell>
          <table:table-cell office:value-type="float" office:value="0.0330993267919695" calcext:value-type="float">
            <text:p>0.0330993267919695</text:p>
          </table:table-cell>
          <table:table-cell office:value-type="float" office:value="0.736906883965707" calcext:value-type="float">
            <text:p>0.736906883965707</text:p>
          </table:table-cell>
          <table:table-cell office:value-type="float" office:value="0.0314914988291695" calcext:value-type="float">
            <text:p>0.031491498829169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404833170097833" calcext:value-type="float">
            <text:p>0.0404833170097833</text:p>
          </table:table-cell>
          <table:table-cell office:value-type="float" office:value="0.723953823953824" calcext:value-type="float">
            <text:p>0.723953823953824</text:p>
          </table:table-cell>
          <table:table-cell office:value-type="float" office:value="0.0136083650329365" calcext:value-type="float">
            <text:p>0.0136083650329365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393332293796589" calcext:value-type="float">
            <text:p>0.0393332293796589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347964628916008" calcext:value-type="float">
            <text:p>0.0347964628916008</text:p>
          </table:table-cell>
          <table:table-cell office:value-type="float" office:value="0.748629148629149" calcext:value-type="float">
            <text:p>0.748629148629149</text:p>
          </table:table-cell>
          <table:table-cell office:value-type="float" office:value="0.0320808931850279" calcext:value-type="float">
            <text:p>0.0320808931850279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26885977891626" calcext:value-type="float">
            <text:p>0.026885977891626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345509320714228" calcext:value-type="float">
            <text:p>0.0345509320714228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369798258140859" calcext:value-type="float">
            <text:p>0.0369798258140859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445576408815394" calcext:value-type="float">
            <text:p>0.0445576408815394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14518011361858" calcext:value-type="float">
            <text:p>0.0314518011361858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8020564996109" calcext:value-type="float">
            <text:p>0.0298020564996109</text:p>
          </table:table-cell>
          <table:table-cell office:value-type="float" office:value="0.759018759018759" calcext:value-type="float">
            <text:p>0.759018759018759</text:p>
          </table:table-cell>
          <table:table-cell office:value-type="float" office:value="0.0428534853086462" calcext:value-type="float">
            <text:p>0.0428534853086462</text:p>
          </table:table-cell>
          <table:table-cell office:value-type="float" office:value="0.764239028944911" calcext:value-type="float">
            <text:p>0.764239028944911</text:p>
          </table:table-cell>
          <table:table-cell office:value-type="float" office:value="0.0381486597412463" calcext:value-type="float">
            <text:p>0.0381486597412463</text:p>
          </table:table-cell>
          <table:table-cell office:value-type="float" office:value="0.743425855190561" calcext:value-type="float">
            <text:p>0.743425855190561</text:p>
          </table:table-cell>
          <table:table-cell office:value-type="float" office:value="0.0289631328835105" calcext:value-type="float">
            <text:p>0.0289631328835105</text:p>
          </table:table-cell>
          <table:table-cell office:value-type="float" office:value="0.755173584585349" calcext:value-type="float">
            <text:p>0.755173584585349</text:p>
          </table:table-cell>
          <table:table-cell office:value-type="float" office:value="0.0254422027782057" calcext:value-type="float">
            <text:p>0.0254422027782057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391288819664001" calcext:value-type="float">
            <text:p>0.039128881966400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57737034207622" calcext:value-type="float">
            <text:p>0.757737034207622</text:p>
          </table:table-cell>
          <table:table-cell office:value-type="float" office:value="0.0404947325122565" calcext:value-type="float">
            <text:p>0.0404947325122565</text:p>
          </table:table-cell>
          <table:table-cell office:value-type="float" office:value="0.727841439606146" calcext:value-type="float">
            <text:p>0.727841439606146</text:p>
          </table:table-cell>
          <table:table-cell office:value-type="float" office:value="0.016641006559523" calcext:value-type="float">
            <text:p>0.016641006559523</text:p>
          </table:table-cell>
          <table:table-cell office:value-type="float" office:value="0.761658602835073" calcext:value-type="float">
            <text:p>0.761658602835073</text:p>
          </table:table-cell>
          <table:table-cell office:value-type="float" office:value="0.0484781132970133" calcext:value-type="float">
            <text:p>0.0484781132970133</text:p>
          </table:table-cell>
          <table:table-cell office:value-type="float" office:value="0.764264493676258" calcext:value-type="float">
            <text:p>0.764264493676258</text:p>
          </table:table-cell>
          <table:table-cell office:value-type="float" office:value="0.0294627143437385" calcext:value-type="float">
            <text:p>0.0294627143437385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83513470571854" calcext:value-type="float">
            <text:p>0.0383513470571854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176015560045746" calcext:value-type="float">
            <text:p>0.0176015560045746</text:p>
          </table:table-cell>
          <table:table-cell office:value-type="float" office:value="0.748629148629149" calcext:value-type="float">
            <text:p>0.748629148629149</text:p>
          </table:table-cell>
          <table:table-cell office:value-type="float" office:value="0.0399802409496931" calcext:value-type="float">
            <text:p>0.0399802409496931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70700785178551" calcext:value-type="float">
            <text:p>0.0370700785178551</text:p>
          </table:table-cell>
          <table:table-cell office:value-type="float" office:value="0.764239028944911" calcext:value-type="float">
            <text:p>0.764239028944911</text:p>
          </table:table-cell>
          <table:table-cell office:value-type="float" office:value="0.0384239905962927" calcext:value-type="float">
            <text:p>0.0384239905962927</text:p>
          </table:table-cell>
          <table:table-cell office:value-type="float" office:value="0.749978779390544" calcext:value-type="float">
            <text:p>0.749978779390544</text:p>
          </table:table-cell>
          <table:table-cell office:value-type="float" office:value="0.0230667927174752" calcext:value-type="float">
            <text:p>0.0230667927174752</text:p>
          </table:table-cell>
          <table:table-cell office:value-type="float" office:value="0.765546218487395" calcext:value-type="float">
            <text:p>0.765546218487395</text:p>
          </table:table-cell>
          <table:table-cell office:value-type="float" office:value="0.0322811772356358" calcext:value-type="float">
            <text:p>0.0322811772356358</text:p>
          </table:table-cell>
          <table:table-cell office:value-type="float" office:value="0.759001782531194" calcext:value-type="float">
            <text:p>0.759001782531194</text:p>
          </table:table-cell>
          <table:table-cell office:value-type="float" office:value="0.0449292132810561" calcext:value-type="float">
            <text:p>0.0449292132810561</text:p>
          </table:table-cell>
          <table:table-cell office:value-type="float" office:value="0.759018759018759" calcext:value-type="float">
            <text:p>0.759018759018759</text:p>
          </table:table-cell>
          <table:table-cell office:value-type="float" office:value="0.0438263899524108" calcext:value-type="float">
            <text:p>0.0438263899524108</text:p>
          </table:table-cell>
          <table:table-cell office:value-type="float" office:value="0.735591206179442" calcext:value-type="float">
            <text:p>0.735591206179442</text:p>
          </table:table-cell>
          <table:table-cell office:value-type="float" office:value="0.0329987095619603" calcext:value-type="float">
            <text:p>0.0329987095619603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95631499293556" calcext:value-type="float">
            <text:p>0.0295631499293556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309566000540753" calcext:value-type="float">
            <text:p>0.030956600054075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75098388415353" calcext:value-type="float">
            <text:p>0.0375098388415353</text:p>
          </table:table-cell>
          <table:table-cell office:value-type="float" office:value="0.722638146167558" calcext:value-type="float">
            <text:p>0.722638146167558</text:p>
          </table:table-cell>
          <table:table-cell office:value-type="float" office:value="0.0153414116842655" calcext:value-type="float">
            <text:p>0.0153414116842655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478547092574551" calcext:value-type="float">
            <text:p>0.0478547092574551</text:p>
          </table:table-cell>
          <table:table-cell office:value-type="float" office:value="0.766870384517443" calcext:value-type="float">
            <text:p>0.766870384517443</text:p>
          </table:table-cell>
          <table:table-cell office:value-type="float" office:value="0.0324946225194347" calcext:value-type="float">
            <text:p>0.0324946225194347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364152756463253" calcext:value-type="float">
            <text:p>0.0364152756463253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09044438088706" calcext:value-type="float">
            <text:p>0.0209044438088706</text:p>
          </table:table-cell>
          <table:table-cell office:value-type="float" office:value="0.762957304133775" calcext:value-type="float">
            <text:p>0.762957304133775</text:p>
          </table:table-cell>
          <table:table-cell office:value-type="float" office:value="0.0342179073634191" calcext:value-type="float">
            <text:p>0.0342179073634191</text:p>
          </table:table-cell>
          <table:table-cell office:value-type="float" office:value="0.761658602835073" calcext:value-type="float">
            <text:p>0.761658602835073</text:p>
          </table:table-cell>
          <table:table-cell office:value-type="float" office:value="0.0319543542049049" calcext:value-type="float">
            <text:p>0.0319543542049049</text:p>
          </table:table-cell>
          <table:table-cell office:value-type="float" office:value="0.761658602835073" calcext:value-type="float">
            <text:p>0.761658602835073</text:p>
          </table:table-cell>
          <table:table-cell office:value-type="float" office:value="0.0341856760308577" calcext:value-type="float">
            <text:p>0.0341856760308577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250024999297472" calcext:value-type="float">
            <text:p>0.0250024999297472</text:p>
          </table:table-cell>
          <table:table-cell office:value-type="float" office:value="0.760308972073678" calcext:value-type="float">
            <text:p>0.760308972073678</text:p>
          </table:table-cell>
          <table:table-cell office:value-type="float" office:value="0.0435433937691808" calcext:value-type="float">
            <text:p>0.0435433937691808</text:p>
          </table:table-cell>
          <table:table-cell office:value-type="float" office:value="0.760325948561243" calcext:value-type="float">
            <text:p>0.760325948561243</text:p>
          </table:table-cell>
          <table:table-cell office:value-type="float" office:value="0.0390421545589868" calcext:value-type="float">
            <text:p>0.0390421545589868</text:p>
          </table:table-cell>
          <table:table-cell office:value-type="float" office:value="0.759010270774977" calcext:value-type="float">
            <text:p>0.759010270774977</text:p>
          </table:table-cell>
          <table:table-cell office:value-type="float" office:value="0.0436612727124298" calcext:value-type="float">
            <text:p>0.0436612727124298</text:p>
          </table:table-cell>
          <table:table-cell office:value-type="float" office:value="0.731712078770902" calcext:value-type="float">
            <text:p>0.731712078770902</text:p>
          </table:table-cell>
          <table:table-cell office:value-type="float" office:value="0.0231408892589672" calcext:value-type="float">
            <text:p>0.0231408892589672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299446726170315" calcext:value-type="float">
            <text:p>0.0299446726170315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44129639819447" calcext:value-type="float">
            <text:p>0.04412963981944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6035141329259" calcext:value-type="float">
            <text:p>0.76035141329259</text:p>
          </table:table-cell>
          <table:table-cell office:value-type="float" office:value="0.0302594521381018" calcext:value-type="float">
            <text:p>0.0302594521381018</text:p>
          </table:table-cell>
          <table:table-cell office:value-type="float" office:value="0.7356591121297" calcext:value-type="float">
            <text:p>0.7356591121297</text:p>
          </table:table-cell>
          <table:table-cell office:value-type="float" office:value="0.0138782331577055" calcext:value-type="float">
            <text:p>0.0138782331577055</text:p>
          </table:table-cell>
          <table:table-cell office:value-type="float" office:value="0.764264493676258" calcext:value-type="float">
            <text:p>0.764264493676258</text:p>
          </table:table-cell>
          <table:table-cell office:value-type="float" office:value="0.0492765635977747" calcext:value-type="float">
            <text:p>0.0492765635977747</text:p>
          </table:table-cell>
          <table:table-cell office:value-type="float" office:value="0.769476275358628" calcext:value-type="float">
            <text:p>0.769476275358628</text:p>
          </table:table-cell>
          <table:table-cell office:value-type="float" office:value="0.0334990775036313" calcext:value-type="float">
            <text:p>0.0334990775036313</text:p>
          </table:table-cell>
          <table:table-cell office:value-type="float" office:value="0.769450810627281" calcext:value-type="float">
            <text:p>0.769450810627281</text:p>
          </table:table-cell>
          <table:table-cell office:value-type="float" office:value="0.0447642949562468" calcext:value-type="float">
            <text:p>0.0447642949562468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243023770907567" calcext:value-type="float">
            <text:p>0.0243023770907567</text:p>
          </table:table-cell>
          <table:table-cell office:value-type="float" office:value="0.762931839402428" calcext:value-type="float">
            <text:p>0.762931839402428</text:p>
          </table:table-cell>
          <table:table-cell office:value-type="float" office:value="0.0446151835356843" calcext:value-type="float">
            <text:p>0.0446151835356843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291003595689955" calcext:value-type="float">
            <text:p>0.0291003595689955</text:p>
          </table:table-cell>
          <table:table-cell office:value-type="float" office:value="0.764247517188694" calcext:value-type="float">
            <text:p>0.764247517188694</text:p>
          </table:table-cell>
          <table:table-cell office:value-type="float" office:value="0.0404795504334459" calcext:value-type="float">
            <text:p>0.0404795504334459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20580611634137" calcext:value-type="float">
            <text:p>0.0320580611634137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99006893625154" calcext:value-type="float">
            <text:p>0.0399006893625154</text:p>
          </table:table-cell>
          <table:table-cell office:value-type="float" office:value="0.757711569476275" calcext:value-type="float">
            <text:p>0.757711569476275</text:p>
          </table:table-cell>
          <table:table-cell office:value-type="float" office:value="0.0422628605202935" calcext:value-type="float">
            <text:p>0.0422628605202935</text:p>
          </table:table-cell>
          <table:table-cell office:value-type="float" office:value="0.762923351158645" calcext:value-type="float">
            <text:p>0.762923351158645</text:p>
          </table:table-cell>
          <table:table-cell office:value-type="float" office:value="0.042511326951741" calcext:value-type="float">
            <text:p>0.042511326951741</text:p>
          </table:table-cell>
          <table:table-cell office:value-type="float" office:value="0.730396400984636" calcext:value-type="float">
            <text:p>0.730396400984636</text:p>
          </table:table-cell>
          <table:table-cell office:value-type="float" office:value="0.0294346085630519" calcext:value-type="float">
            <text:p>0.0294346085630519</text:p>
          </table:table-cell>
          <table:table-cell office:value-type="float" office:value="0.752525252525253" calcext:value-type="float">
            <text:p>0.752525252525253</text:p>
          </table:table-cell>
          <table:table-cell office:value-type="float" office:value="0.0360457647239955" calcext:value-type="float">
            <text:p>0.0360457647239955</text:p>
          </table:table-cell>
          <table:table-cell office:value-type="float" office:value="0.757711569476275" calcext:value-type="float">
            <text:p>0.757711569476275</text:p>
          </table:table-cell>
          <table:table-cell office:value-type="float" office:value="0.0422628605202935" calcext:value-type="float">
            <text:p>0.0422628605202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761120448179272" calcext:value-type="float">
            <text:p>0.761120448179272</text:p>
          </table:table-cell>
          <table:table-cell office:value-type="float" office:value="0.0408436605243201" calcext:value-type="float">
            <text:p>0.0408436605243201</text:p>
          </table:table-cell>
          <table:table-cell office:value-type="float" office:value="0.728364315423139" calcext:value-type="float">
            <text:p>0.728364315423139</text:p>
          </table:table-cell>
          <table:table-cell office:value-type="float" office:value="0.0162824059195824" calcext:value-type="float">
            <text:p>0.0162824059195824</text:p>
          </table:table-cell>
          <table:table-cell office:value-type="float" office:value="0.75723792547322" calcext:value-type="float">
            <text:p>0.75723792547322</text:p>
          </table:table-cell>
          <table:table-cell office:value-type="float" office:value="0.0454387754937692" calcext:value-type="float">
            <text:p>0.0454387754937692</text:p>
          </table:table-cell>
          <table:table-cell office:value-type="float" office:value="0.762700959171547" calcext:value-type="float">
            <text:p>0.762700959171547</text:p>
          </table:table-cell>
          <table:table-cell office:value-type="float" office:value="0.0322089633289296" calcext:value-type="float">
            <text:p>0.0322089633289296</text:p>
          </table:table-cell>
          <table:table-cell office:value-type="float" office:value="0.75540446481623" calcext:value-type="float">
            <text:p>0.75540446481623</text:p>
          </table:table-cell>
          <table:table-cell office:value-type="float" office:value="0.0337740864382614" calcext:value-type="float">
            <text:p>0.0337740864382614</text:p>
          </table:table-cell>
          <table:table-cell office:value-type="float" office:value="0.755166793990323" calcext:value-type="float">
            <text:p>0.755166793990323</text:p>
          </table:table-cell>
          <table:table-cell office:value-type="float" office:value="0.0202497631762512" calcext:value-type="float">
            <text:p>0.020249763176251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56515909126233" calcext:value-type="float">
            <text:p>0.0356515909126233</text:p>
          </table:table-cell>
          <table:table-cell office:value-type="float" office:value="0.758292165350989" calcext:value-type="float">
            <text:p>0.758292165350989</text:p>
          </table:table-cell>
          <table:table-cell office:value-type="float" office:value="0.0339415652964147" calcext:value-type="float">
            <text:p>0.0339415652964147</text:p>
          </table:table-cell>
          <table:table-cell office:value-type="float" office:value="0.758000169764876" calcext:value-type="float">
            <text:p>0.758000169764876</text:p>
          </table:table-cell>
          <table:table-cell office:value-type="float" office:value="0.038689265848905" calcext:value-type="float">
            <text:p>0.038689265848905</text:p>
          </table:table-cell>
          <table:table-cell office:value-type="float" office:value="0.748904167727697" calcext:value-type="float">
            <text:p>0.748904167727697</text:p>
          </table:table-cell>
          <table:table-cell office:value-type="float" office:value="0.0288045440167842" calcext:value-type="float">
            <text:p>0.0288045440167842</text:p>
          </table:table-cell>
          <table:table-cell office:value-type="float" office:value="0.75982174688057" calcext:value-type="float">
            <text:p>0.75982174688057</text:p>
          </table:table-cell>
          <table:table-cell office:value-type="float" office:value="0.0349822424216912" calcext:value-type="float">
            <text:p>0.0349822424216912</text:p>
          </table:table-cell>
          <table:table-cell office:value-type="float" office:value="0.757458619811561" calcext:value-type="float">
            <text:p>0.757458619811561</text:p>
          </table:table-cell>
          <table:table-cell office:value-type="float" office:value="0.0396724764761787" calcext:value-type="float">
            <text:p>0.0396724764761787</text:p>
          </table:table-cell>
          <table:table-cell office:value-type="float" office:value="0.759803072744249" calcext:value-type="float">
            <text:p>0.759803072744249</text:p>
          </table:table-cell>
          <table:table-cell office:value-type="float" office:value="0.0410934299514745" calcext:value-type="float">
            <text:p>0.0410934299514745</text:p>
          </table:table-cell>
          <table:table-cell office:value-type="float" office:value="0.73691027926322" calcext:value-type="float">
            <text:p>0.73691027926322</text:p>
          </table:table-cell>
          <table:table-cell office:value-type="float" office:value="0.0290532865763016" calcext:value-type="float">
            <text:p>0.0290532865763016</text:p>
          </table:table-cell>
          <table:table-cell office:value-type="float" office:value="0.752812155165096" calcext:value-type="float">
            <text:p>0.752812155165096</text:p>
          </table:table-cell>
          <table:table-cell office:value-type="float" office:value="0.0308190233681116" calcext:value-type="float">
            <text:p>0.0308190233681116</text:p>
          </table:table-cell>
          <table:table-cell office:value-type="float" office:value="0.750442237501061" calcext:value-type="float">
            <text:p>0.750442237501061</text:p>
          </table:table-cell>
          <table:table-cell office:value-type="float" office:value="0.0375938962378771" calcext:value-type="float">
            <text:p>0.037593896237877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4377387318564" calcext:value-type="float">
            <text:p>0.734377387318564</text:p>
          </table:table-cell>
          <table:table-cell office:value-type="float" office:value="0.0350785159879705" calcext:value-type="float">
            <text:p>0.0350785159879705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361044383543969" calcext:value-type="float">
            <text:p>0.036104438354396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19563834493367" calcext:value-type="float">
            <text:p>0.0319563834493367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47610227577452" calcext:value-type="float">
            <text:p>0.047610227577452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538649246947209" calcext:value-type="float">
            <text:p>0.0538649246947209</text:p>
          </table:table-cell>
          <table:table-cell office:value-type="float" office:value="0.73569306510483" calcext:value-type="float">
            <text:p>0.73569306510483</text:p>
          </table:table-cell>
          <table:table-cell office:value-type="float" office:value="0.0275784105109626" calcext:value-type="float">
            <text:p>0.027578410510962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0834351312354" calcext:value-type="float">
            <text:p>0.0330834351312354</text:p>
          </table:table-cell>
          <table:table-cell office:value-type="float" office:value="0.734317969612087" calcext:value-type="float">
            <text:p>0.734317969612087</text:p>
          </table:table-cell>
          <table:table-cell office:value-type="float" office:value="0.0390713202047325" calcext:value-type="float">
            <text:p>0.0390713202047325</text:p>
          </table:table-cell>
          <table:table-cell office:value-type="float" office:value="0.738222561751974" calcext:value-type="float">
            <text:p>0.738222561751974</text:p>
          </table:table-cell>
          <table:table-cell office:value-type="float" office:value="0.0359656089379863" calcext:value-type="float">
            <text:p>0.0359656089379863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46374319906375" calcext:value-type="float">
            <text:p>0.046374319906375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83015200171599" calcext:value-type="float">
            <text:p>0.038301520017159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5648148962713" calcext:value-type="float">
            <text:p>0.025648148962713</text:p>
          </table:table-cell>
          <table:table-cell office:value-type="float" office:value="0.738265002970885" calcext:value-type="float">
            <text:p>0.738265002970885</text:p>
          </table:table-cell>
          <table:table-cell office:value-type="float" office:value="0.0314530811034608" calcext:value-type="float">
            <text:p>0.0314530811034608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293959659599958" calcext:value-type="float">
            <text:p>0.0293959659599958</text:p>
          </table:table-cell>
          <table:table-cell office:value-type="float" office:value="0.733053221288515" calcext:value-type="float">
            <text:p>0.733053221288515</text:p>
          </table:table-cell>
          <table:table-cell office:value-type="float" office:value="0.0313422640294297" calcext:value-type="float">
            <text:p>0.031342264029429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90445189681822" calcext:value-type="float">
            <text:p>0.039044518968182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13213751451465" calcext:value-type="float">
            <text:p>0.031321375145146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7799354198156" calcext:value-type="float">
            <text:p>0.0277799354198156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295560295027935" calcext:value-type="float">
            <text:p>0.0295560295027935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07730235758282" calcext:value-type="float">
            <text:p>0.0207730235758282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33698574066285" calcext:value-type="float">
            <text:p>0.033369857406628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99006893625153" calcext:value-type="float">
            <text:p>0.039900689362515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35649761056589" calcext:value-type="float">
            <text:p>0.023564976105658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395558467191473" calcext:value-type="float">
            <text:p>0.0395558467191473</text:p>
          </table:table-cell>
          <table:table-cell office:value-type="float" office:value="0.739546727782022" calcext:value-type="float">
            <text:p>0.739546727782022</text:p>
          </table:table-cell>
          <table:table-cell office:value-type="float" office:value="0.0477489686077349" calcext:value-type="float">
            <text:p>0.0477489686077349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87823348664881" calcext:value-type="float">
            <text:p>0.028782334866488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35108915611919" calcext:value-type="float">
            <text:p>0.0235108915611919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176015560045746" calcext:value-type="float">
            <text:p>0.0176015560045746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66033307687168" calcext:value-type="float">
            <text:p>0.0366033307687168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23890749841271" calcext:value-type="float">
            <text:p>0.023890749841271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45912156572827" calcext:value-type="float">
            <text:p>0.04591215657282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08832067552423" calcext:value-type="float">
            <text:p>0.0308832067552423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99764074769194" calcext:value-type="float">
            <text:p>0.029976407476919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80718598816889" calcext:value-type="float">
            <text:p>0.0380718598816889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317407743869984" calcext:value-type="float">
            <text:p>0.031740774386998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20459729883303" calcext:value-type="float">
            <text:p>0.0320459729883303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44353709978288" calcext:value-type="float">
            <text:p>0.0244353709978288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360109103163901" calcext:value-type="float">
            <text:p>0.0360109103163901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285117821691666" calcext:value-type="float">
            <text:p>0.0285117821691666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7294538611823" calcext:value-type="float">
            <text:p>0.03729453861182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427757337370515" calcext:value-type="float">
            <text:p>0.0427757337370515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20631197996083" calcext:value-type="float">
            <text:p>0.0220631197996083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43000468224753" calcext:value-type="float">
            <text:p>0.0343000468224753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52274510858995" calcext:value-type="float">
            <text:p>0.025227451085899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71694661062809" calcext:value-type="float">
            <text:p>0.037169466106280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65711996319525" calcext:value-type="float">
            <text:p>0.036571199631952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0637917595217" calcext:value-type="float">
            <text:p>0.0320637917595217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21931738722816" calcext:value-type="float">
            <text:p>0.032193173872281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694966947681" calcext:value-type="float">
            <text:p>0.0294694966947681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20580611634138" calcext:value-type="float">
            <text:p>0.0320580611634138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98687601276646" calcext:value-type="float">
            <text:p>0.039868760127664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03665544101144" calcext:value-type="float">
            <text:p>0.0203665544101144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38567305797697" calcext:value-type="float">
            <text:p>0.0338567305797697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86547319914906" calcext:value-type="float">
            <text:p>0.0286547319914906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411337898376031" calcext:value-type="float">
            <text:p>0.0411337898376031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97267424450389" calcext:value-type="float">
            <text:p>0.0397267424450389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2219420407324" calcext:value-type="float">
            <text:p>0.0342219420407324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46903110694429" calcext:value-type="float">
            <text:p>0.0346903110694429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84826273862094" calcext:value-type="float">
            <text:p>0.028482627386209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1408096900428" calcext:value-type="float">
            <text:p>0.034140809690042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68887761181317" calcext:value-type="float">
            <text:p>0.036888776118131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8325558008662" calcext:value-type="float">
            <text:p>0.034832555800866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75982914663638" calcext:value-type="float">
            <text:p>0.0275982914663638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43790194328686" calcext:value-type="float">
            <text:p>0.0343790194328686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0860266283449" calcext:value-type="float">
            <text:p>0.0290860266283449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58675132766519" calcext:value-type="float">
            <text:p>0.0358675132766519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27386291877408" calcext:value-type="float">
            <text:p>0.032738629187740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168444738814" calcext:value-type="float">
            <text:p>0.026168444738814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93780644048199" calcext:value-type="float">
            <text:p>0.0393780644048199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3751450914862" calcext:value-type="float">
            <text:p>0.0303751450914862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79281409002383" calcext:value-type="float">
            <text:p>0.0379281409002383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42082490507073" calcext:value-type="float">
            <text:p>0.0342082490507073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93906835239268" calcext:value-type="float">
            <text:p>0.0293906835239268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41050383755042" calcext:value-type="float">
            <text:p>0.034105038375504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68590074660944" calcext:value-type="float">
            <text:p>0.0368590074660944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6028060549526" calcext:value-type="float">
            <text:p>0.046028060549526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323487432710403" calcext:value-type="float">
            <text:p>0.03234874327104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0727442492148" calcext:value-type="float">
            <text:p>0.750727442492148</text:p>
          </table:table-cell>
          <table:table-cell office:value-type="float" office:value="0.0329336649874561" calcext:value-type="float">
            <text:p>0.0329336649874561</text:p>
          </table:table-cell>
          <table:table-cell office:value-type="float" office:value="0.750445632798574" calcext:value-type="float">
            <text:p>0.750445632798574</text:p>
          </table:table-cell>
          <table:table-cell office:value-type="float" office:value="0.0327948828563226" calcext:value-type="float">
            <text:p>0.0327948828563226</text:p>
          </table:table-cell>
          <table:table-cell office:value-type="float" office:value="0.754884984296749" calcext:value-type="float">
            <text:p>0.754884984296749</text:p>
          </table:table-cell>
          <table:table-cell office:value-type="float" office:value="0.0312727404147908" calcext:value-type="float">
            <text:p>0.0312727404147908</text:p>
          </table:table-cell>
          <table:table-cell office:value-type="float" office:value="0.744471606824548" calcext:value-type="float">
            <text:p>0.744471606824548</text:p>
          </table:table-cell>
          <table:table-cell office:value-type="float" office:value="0.0353665211814619" calcext:value-type="float">
            <text:p>0.0353665211814619</text:p>
          </table:table-cell>
          <table:table-cell office:value-type="float" office:value="0.75383074441898" calcext:value-type="float">
            <text:p>0.75383074441898</text:p>
          </table:table-cell>
          <table:table-cell office:value-type="float" office:value="0.035858262114857" calcext:value-type="float">
            <text:p>0.035858262114857</text:p>
          </table:table-cell>
          <table:table-cell office:value-type="float" office:value="0.748668194550547" calcext:value-type="float">
            <text:p>0.748668194550547</text:p>
          </table:table-cell>
          <table:table-cell office:value-type="float" office:value="0.0263837276128697" calcext:value-type="float">
            <text:p>0.0263837276128697</text:p>
          </table:table-cell>
          <table:table-cell office:value-type="float" office:value="0.756694677871148" calcext:value-type="float">
            <text:p>0.756694677871148</text:p>
          </table:table-cell>
          <table:table-cell office:value-type="float" office:value="0.0364459659589461" calcext:value-type="float">
            <text:p>0.0364459659589461</text:p>
          </table:table-cell>
          <table:table-cell office:value-type="float" office:value="0.745252525252525" calcext:value-type="float">
            <text:p>0.745252525252525</text:p>
          </table:table-cell>
          <table:table-cell office:value-type="float" office:value="0.030035591112507" calcext:value-type="float">
            <text:p>0.030035591112507</text:p>
          </table:table-cell>
          <table:table-cell office:value-type="float" office:value="0.748111365758425" calcext:value-type="float">
            <text:p>0.748111365758425</text:p>
          </table:table-cell>
          <table:table-cell office:value-type="float" office:value="0.0383755850013596" calcext:value-type="float">
            <text:p>0.0383755850013596</text:p>
          </table:table-cell>
          <table:table-cell office:value-type="float" office:value="0.746805873864697" calcext:value-type="float">
            <text:p>0.746805873864697</text:p>
          </table:table-cell>
          <table:table-cell office:value-type="float" office:value="0.0421668027493815" calcext:value-type="float">
            <text:p>0.0421668027493815</text:p>
          </table:table-cell>
          <table:table-cell office:value-type="float" office:value="0.751499872676343" calcext:value-type="float">
            <text:p>0.751499872676343</text:p>
          </table:table-cell>
          <table:table-cell office:value-type="float" office:value="0.0277861702949003" calcext:value-type="float">
            <text:p>0.0277861702949003</text:p>
          </table:table-cell>
          <table:table-cell office:value-type="float" office:value="0.754608267549444" calcext:value-type="float">
            <text:p>0.754608267549444</text:p>
          </table:table-cell>
          <table:table-cell office:value-type="float" office:value="0.0329815615691548" calcext:value-type="float">
            <text:p>0.0329815615691548</text:p>
          </table:table-cell>
          <table:table-cell office:value-type="float" office:value="0.75123673711909" calcext:value-type="float">
            <text:p>0.75123673711909</text:p>
          </table:table-cell>
          <table:table-cell office:value-type="float" office:value="0.0267637581810982" calcext:value-type="float">
            <text:p>0.0267637581810982</text:p>
          </table:table-cell>
          <table:table-cell office:value-type="float" office:value="0.752547321959087" calcext:value-type="float">
            <text:p>0.752547321959087</text:p>
          </table:table-cell>
          <table:table-cell office:value-type="float" office:value="0.0363960061204229" calcext:value-type="float">
            <text:p>0.0363960061204229</text:p>
          </table:table-cell>
          <table:table-cell office:value-type="float" office:value="0.746028350734233" calcext:value-type="float">
            <text:p>0.746028350734233</text:p>
          </table:table-cell>
          <table:table-cell office:value-type="float" office:value="0.0346746037150411" calcext:value-type="float">
            <text:p>0.0346746037150411</text:p>
          </table:table-cell>
          <table:table-cell office:value-type="float" office:value="0.745508870214753" calcext:value-type="float">
            <text:p>0.745508870214753</text:p>
          </table:table-cell>
          <table:table-cell office:value-type="float" office:value="0.0362013838612231" calcext:value-type="float">
            <text:p>0.036201383861223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785431959345" calcext:value-type="float">
            <text:p>0.6785431959345</text:p>
          </table:table-cell>
          <table:table-cell office:value-type="float" office:value="0.0389752345271357" calcext:value-type="float">
            <text:p>0.0389752345271357</text:p>
          </table:table-cell>
          <table:table-cell office:value-type="float" office:value="0.624671560323734" calcext:value-type="float">
            <text:p>0.624671560323734</text:p>
          </table:table-cell>
          <table:table-cell office:value-type="float" office:value="0.0482005458272139" calcext:value-type="float">
            <text:p>0.0482005458272139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173676775849896" calcext:value-type="float">
            <text:p>0.0173676775849896</text:p>
          </table:table-cell>
          <table:table-cell office:value-type="float" office:value="0.662902315076228" calcext:value-type="float">
            <text:p>0.662902315076228</text:p>
          </table:table-cell>
          <table:table-cell office:value-type="float" office:value="0.0207402108474947" calcext:value-type="float">
            <text:p>0.0207402108474947</text:p>
          </table:table-cell>
          <table:table-cell office:value-type="float" office:value="0.6585431959345" calcext:value-type="float">
            <text:p>0.6585431959345</text:p>
          </table:table-cell>
          <table:table-cell office:value-type="float" office:value="0.0405317906915967" calcext:value-type="float">
            <text:p>0.0405317906915967</text:p>
          </table:table-cell>
          <table:table-cell office:value-type="float" office:value="0.662032749858837" calcext:value-type="float">
            <text:p>0.662032749858837</text:p>
          </table:table-cell>
          <table:table-cell office:value-type="float" office:value="0.0218211656226727" calcext:value-type="float">
            <text:p>0.0218211656226727</text:p>
          </table:table-cell>
          <table:table-cell office:value-type="float" office:value="0.676777715038585" calcext:value-type="float">
            <text:p>0.676777715038585</text:p>
          </table:table-cell>
          <table:table-cell office:value-type="float" office:value="0.0323202671149316" calcext:value-type="float">
            <text:p>0.0323202671149316</text:p>
          </table:table-cell>
          <table:table-cell office:value-type="float" office:value="0.660293619424054" calcext:value-type="float">
            <text:p>0.660293619424054</text:p>
          </table:table-cell>
          <table:table-cell office:value-type="float" office:value="0.0209674197735156" calcext:value-type="float">
            <text:p>0.0209674197735156</text:p>
          </table:table-cell>
          <table:table-cell office:value-type="float" office:value="0.664630152456239" calcext:value-type="float">
            <text:p>0.664630152456239</text:p>
          </table:table-cell>
          <table:table-cell office:value-type="float" office:value="0.0342564071444011" calcext:value-type="float">
            <text:p>0.0342564071444011</text:p>
          </table:table-cell>
          <table:table-cell office:value-type="float" office:value="0.666388104648974" calcext:value-type="float">
            <text:p>0.666388104648974</text:p>
          </table:table-cell>
          <table:table-cell office:value-type="float" office:value="0.0207012574626706" calcext:value-type="float">
            <text:p>0.0207012574626706</text:p>
          </table:table-cell>
          <table:table-cell office:value-type="float" office:value="0.675908149821193" calcext:value-type="float">
            <text:p>0.675908149821193</text:p>
          </table:table-cell>
          <table:table-cell office:value-type="float" office:value="0.0484716820611068" calcext:value-type="float">
            <text:p>0.0484716820611068</text:p>
          </table:table-cell>
          <table:table-cell office:value-type="float" office:value="0.688108413325805" calcext:value-type="float">
            <text:p>0.688108413325805</text:p>
          </table:table-cell>
          <table:table-cell office:value-type="float" office:value="0.0218266076041357" calcext:value-type="float">
            <text:p>0.0218266076041357</text:p>
          </table:table-cell>
          <table:table-cell office:value-type="float" office:value="0.667227555053642" calcext:value-type="float">
            <text:p>0.667227555053642</text:p>
          </table:table-cell>
          <table:table-cell office:value-type="float" office:value="0.0286878490832096" calcext:value-type="float">
            <text:p>0.0286878490832096</text:p>
          </table:table-cell>
          <table:table-cell office:value-type="float" office:value="0.641178242047807" calcext:value-type="float">
            <text:p>0.641178242047807</text:p>
          </table:table-cell>
          <table:table-cell office:value-type="float" office:value="0.008621088393292" calcext:value-type="float">
            <text:p>0.008621088393292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351470222732222" calcext:value-type="float">
            <text:p>0.0351470222732222</text:p>
          </table:table-cell>
          <table:table-cell office:value-type="float" office:value="0.688089591567852" calcext:value-type="float">
            <text:p>0.688089591567852</text:p>
          </table:table-cell>
          <table:table-cell office:value-type="float" office:value="0.0176561854221249" calcext:value-type="float">
            <text:p>0.017656185422124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82909843779409" calcext:value-type="float">
            <text:p>0.682909843779409</text:p>
          </table:table-cell>
          <table:table-cell office:value-type="float" office:value="0.0401584447786321" calcext:value-type="float">
            <text:p>0.0401584447786321</text:p>
          </table:table-cell>
          <table:table-cell office:value-type="float" office:value="0.633367212497647" calcext:value-type="float">
            <text:p>0.633367212497647</text:p>
          </table:table-cell>
          <table:table-cell office:value-type="float" office:value="0.0141086019438791" calcext:value-type="float">
            <text:p>0.0141086019438791</text:p>
          </table:table-cell>
          <table:table-cell office:value-type="float" office:value="0.689824957651045" calcext:value-type="float">
            <text:p>0.689824957651045</text:p>
          </table:table-cell>
          <table:table-cell office:value-type="float" office:value="0.0138696920067877" calcext:value-type="float">
            <text:p>0.0138696920067877</text:p>
          </table:table-cell>
          <table:table-cell office:value-type="float" office:value="0.694202898550725" calcext:value-type="float">
            <text:p>0.694202898550725</text:p>
          </table:table-cell>
          <table:table-cell office:value-type="float" office:value="0.0195517935699015" calcext:value-type="float">
            <text:p>0.0195517935699015</text:p>
          </table:table-cell>
          <table:table-cell office:value-type="float" office:value="0.691564088085827" calcext:value-type="float">
            <text:p>0.691564088085827</text:p>
          </table:table-cell>
          <table:table-cell office:value-type="float" office:value="0.0390860970529559" calcext:value-type="float">
            <text:p>0.0390860970529559</text:p>
          </table:table-cell>
          <table:table-cell office:value-type="float" office:value="0.667223790702051" calcext:value-type="float">
            <text:p>0.667223790702051</text:p>
          </table:table-cell>
          <table:table-cell office:value-type="float" office:value="0.0187912118025657" calcext:value-type="float">
            <text:p>0.0187912118025657</text:p>
          </table:table-cell>
          <table:table-cell office:value-type="float" office:value="0.685458309806136" calcext:value-type="float">
            <text:p>0.685458309806136</text:p>
          </table:table-cell>
          <table:table-cell office:value-type="float" office:value="0.0397247115882626" calcext:value-type="float">
            <text:p>0.0397247115882626</text:p>
          </table:table-cell>
          <table:table-cell office:value-type="float" office:value="0.678520609824958" calcext:value-type="float">
            <text:p>0.678520609824958</text:p>
          </table:table-cell>
          <table:table-cell office:value-type="float" office:value="0.0326129266066553" calcext:value-type="float">
            <text:p>0.0326129266066553</text:p>
          </table:table-cell>
          <table:table-cell office:value-type="float" office:value="0.669828722002635" calcext:value-type="float">
            <text:p>0.669828722002635</text:p>
          </table:table-cell>
          <table:table-cell office:value-type="float" office:value="0.0339374094134157" calcext:value-type="float">
            <text:p>0.0339374094134157</text:p>
          </table:table-cell>
          <table:table-cell office:value-type="float" office:value="0.667235083756823" calcext:value-type="float">
            <text:p>0.667235083756823</text:p>
          </table:table-cell>
          <table:table-cell office:value-type="float" office:value="0.0209585848567001" calcext:value-type="float">
            <text:p>0.0209585848567001</text:p>
          </table:table-cell>
          <table:table-cell office:value-type="float" office:value="0.676781479390175" calcext:value-type="float">
            <text:p>0.676781479390175</text:p>
          </table:table-cell>
          <table:table-cell office:value-type="float" office:value="0.033992198037253" calcext:value-type="float">
            <text:p>0.033992198037253</text:p>
          </table:table-cell>
          <table:table-cell office:value-type="float" office:value="0.693295689817429" calcext:value-type="float">
            <text:p>0.693295689817429</text:p>
          </table:table-cell>
          <table:table-cell office:value-type="float" office:value="0.0237499986843489" calcext:value-type="float">
            <text:p>0.0237499986843489</text:p>
          </table:table-cell>
          <table:table-cell office:value-type="float" office:value="0.688936570675701" calcext:value-type="float">
            <text:p>0.688936570675701</text:p>
          </table:table-cell>
          <table:table-cell office:value-type="float" office:value="0.0223260619317183" calcext:value-type="float">
            <text:p>0.0223260619317183</text:p>
          </table:table-cell>
          <table:table-cell office:value-type="float" office:value="0.652460003764352" calcext:value-type="float">
            <text:p>0.652460003764352</text:p>
          </table:table-cell>
          <table:table-cell office:value-type="float" office:value="0.0234861731545669" calcext:value-type="float">
            <text:p>0.0234861731545669</text:p>
          </table:table-cell>
          <table:table-cell office:value-type="float" office:value="0.681136834180312" calcext:value-type="float">
            <text:p>0.681136834180312</text:p>
          </table:table-cell>
          <table:table-cell office:value-type="float" office:value="0.0177611357106317" calcext:value-type="float">
            <text:p>0.0177611357106317</text:p>
          </table:table-cell>
          <table:table-cell office:value-type="float" office:value="0.685484660267269" calcext:value-type="float">
            <text:p>0.685484660267269</text:p>
          </table:table-cell>
          <table:table-cell office:value-type="float" office:value="0.0380364081539464" calcext:value-type="float">
            <text:p>0.038036408153946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77673630717109" calcext:value-type="float">
            <text:p>0.677673630717109</text:p>
          </table:table-cell>
          <table:table-cell office:value-type="float" office:value="0.0360086139356874" calcext:value-type="float">
            <text:p>0.0360086139356874</text:p>
          </table:table-cell>
          <table:table-cell office:value-type="float" office:value="0.626414455110107" calcext:value-type="float">
            <text:p>0.626414455110107</text:p>
          </table:table-cell>
          <table:table-cell office:value-type="float" office:value="0.0205501173285332" calcext:value-type="float">
            <text:p>0.0205501173285332</text:p>
          </table:table-cell>
          <table:table-cell office:value-type="float" office:value="0.688985507246377" calcext:value-type="float">
            <text:p>0.688985507246377</text:p>
          </table:table-cell>
          <table:table-cell office:value-type="float" office:value="0.0291408878786458" calcext:value-type="float">
            <text:p>0.0291408878786458</text:p>
          </table:table-cell>
          <table:table-cell office:value-type="float" office:value="0.681170713344626" calcext:value-type="float">
            <text:p>0.681170713344626</text:p>
          </table:table-cell>
          <table:table-cell office:value-type="float" office:value="0.0273882435879977" calcext:value-type="float">
            <text:p>0.0273882435879977</text:p>
          </table:table-cell>
          <table:table-cell office:value-type="float" office:value="0.691567852437418" calcext:value-type="float">
            <text:p>0.691567852437418</text:p>
          </table:table-cell>
          <table:table-cell office:value-type="float" office:value="0.0428586017871979" calcext:value-type="float">
            <text:p>0.0428586017871979</text:p>
          </table:table-cell>
          <table:table-cell office:value-type="float" office:value="0.671567852437418" calcext:value-type="float">
            <text:p>0.671567852437418</text:p>
          </table:table-cell>
          <table:table-cell office:value-type="float" office:value="0.0325845853827119" calcext:value-type="float">
            <text:p>0.0325845853827119</text:p>
          </table:table-cell>
          <table:table-cell office:value-type="float" office:value="0.680248447204969" calcext:value-type="float">
            <text:p>0.680248447204969</text:p>
          </table:table-cell>
          <table:table-cell office:value-type="float" office:value="0.0329409280581076" calcext:value-type="float">
            <text:p>0.0329409280581076</text:p>
          </table:table-cell>
          <table:table-cell office:value-type="float" office:value="0.687201204592509" calcext:value-type="float">
            <text:p>0.687201204592509</text:p>
          </table:table-cell>
          <table:table-cell office:value-type="float" office:value="0.0319500685646925" calcext:value-type="float">
            <text:p>0.0319500685646925</text:p>
          </table:table-cell>
          <table:table-cell office:value-type="float" office:value="0.675057406361754" calcext:value-type="float">
            <text:p>0.675057406361754</text:p>
          </table:table-cell>
          <table:table-cell office:value-type="float" office:value="0.0333975280016413" calcext:value-type="float">
            <text:p>0.0333975280016413</text:p>
          </table:table-cell>
          <table:table-cell office:value-type="float" office:value="0.67853943158291" calcext:value-type="float">
            <text:p>0.67853943158291</text:p>
          </table:table-cell>
          <table:table-cell office:value-type="float" office:value="0.0221783986737413" calcext:value-type="float">
            <text:p>0.0221783986737413</text:p>
          </table:table-cell>
          <table:table-cell office:value-type="float" office:value="0.678516845473367" calcext:value-type="float">
            <text:p>0.678516845473367</text:p>
          </table:table-cell>
          <table:table-cell office:value-type="float" office:value="0.0327966893681292" calcext:value-type="float">
            <text:p>0.0327966893681292</text:p>
          </table:table-cell>
          <table:table-cell office:value-type="float" office:value="0.683741765480896" calcext:value-type="float">
            <text:p>0.683741765480896</text:p>
          </table:table-cell>
          <table:table-cell office:value-type="float" office:value="0.0264977111031878" calcext:value-type="float">
            <text:p>0.0264977111031878</text:p>
          </table:table-cell>
          <table:table-cell office:value-type="float" office:value="0.686320346320346" calcext:value-type="float">
            <text:p>0.686320346320346</text:p>
          </table:table-cell>
          <table:table-cell office:value-type="float" office:value="0.0291930665742734" calcext:value-type="float">
            <text:p>0.0291930665742734</text:p>
          </table:table-cell>
          <table:table-cell office:value-type="float" office:value="0.667238848108413" calcext:value-type="float">
            <text:p>0.667238848108413</text:p>
          </table:table-cell>
          <table:table-cell office:value-type="float" office:value="0.0248172233751024" calcext:value-type="float">
            <text:p>0.0248172233751024</text:p>
          </table:table-cell>
          <table:table-cell office:value-type="float" office:value="0.685469602860907" calcext:value-type="float">
            <text:p>0.685469602860907</text:p>
          </table:table-cell>
          <table:table-cell office:value-type="float" office:value="0.0253891980607686" calcext:value-type="float">
            <text:p>0.0253891980607686</text:p>
          </table:table-cell>
          <table:table-cell office:value-type="float" office:value="0.690668172407303" calcext:value-type="float">
            <text:p>0.690668172407303</text:p>
          </table:table-cell>
          <table:table-cell office:value-type="float" office:value="0.0410055645540869" calcext:value-type="float">
            <text:p>0.041005564554086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87238848108413" calcext:value-type="float">
            <text:p>0.687238848108413</text:p>
          </table:table-cell>
          <table:table-cell office:value-type="float" office:value="0.0409098020769934" calcext:value-type="float">
            <text:p>0.0409098020769934</text:p>
          </table:table-cell>
          <table:table-cell office:value-type="float" office:value="0.632512704686618" calcext:value-type="float">
            <text:p>0.632512704686618</text:p>
          </table:table-cell>
          <table:table-cell office:value-type="float" office:value="0.0190900815502522" calcext:value-type="float">
            <text:p>0.0190900815502522</text:p>
          </table:table-cell>
          <table:table-cell office:value-type="float" office:value="0.685511010728402" calcext:value-type="float">
            <text:p>0.685511010728402</text:p>
          </table:table-cell>
          <table:table-cell office:value-type="float" office:value="0.0277979982638047" calcext:value-type="float">
            <text:p>0.0277979982638047</text:p>
          </table:table-cell>
          <table:table-cell office:value-type="float" office:value="0.685503482025221" calcext:value-type="float">
            <text:p>0.685503482025221</text:p>
          </table:table-cell>
          <table:table-cell office:value-type="float" office:value="0.0337424474438195" calcext:value-type="float">
            <text:p>0.0337424474438195</text:p>
          </table:table-cell>
          <table:table-cell office:value-type="float" office:value="0.687242612460004" calcext:value-type="float">
            <text:p>0.687242612460004</text:p>
          </table:table-cell>
          <table:table-cell office:value-type="float" office:value="0.0366002365812212" calcext:value-type="float">
            <text:p>0.0366002365812212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35929718637676" calcext:value-type="float">
            <text:p>0.0235929718637676</text:p>
          </table:table-cell>
          <table:table-cell office:value-type="float" office:value="0.683734236777715" calcext:value-type="float">
            <text:p>0.683734236777715</text:p>
          </table:table-cell>
          <table:table-cell office:value-type="float" office:value="0.0323683386680434" calcext:value-type="float">
            <text:p>0.0323683386680434</text:p>
          </table:table-cell>
          <table:table-cell office:value-type="float" office:value="0.690671936758893" calcext:value-type="float">
            <text:p>0.690671936758893</text:p>
          </table:table-cell>
          <table:table-cell office:value-type="float" office:value="0.0364629593888898" calcext:value-type="float">
            <text:p>0.0364629593888898</text:p>
          </table:table-cell>
          <table:table-cell office:value-type="float" office:value="0.683753058535667" calcext:value-type="float">
            <text:p>0.683753058535667</text:p>
          </table:table-cell>
          <table:table-cell office:value-type="float" office:value="0.0261551180738953" calcext:value-type="float">
            <text:p>0.0261551180738953</text:p>
          </table:table-cell>
          <table:table-cell office:value-type="float" office:value="0.680274797666102" calcext:value-type="float">
            <text:p>0.680274797666102</text:p>
          </table:table-cell>
          <table:table-cell office:value-type="float" office:value="0.0258740509752118" calcext:value-type="float">
            <text:p>0.0258740509752118</text:p>
          </table:table-cell>
          <table:table-cell office:value-type="float" office:value="0.682006399397704" calcext:value-type="float">
            <text:p>0.682006399397704</text:p>
          </table:table-cell>
          <table:table-cell office:value-type="float" office:value="0.0273453683788365" calcext:value-type="float">
            <text:p>0.0273453683788365</text:p>
          </table:table-cell>
          <table:table-cell office:value-type="float" office:value="0.689813664596273" calcext:value-type="float">
            <text:p>0.689813664596273</text:p>
          </table:table-cell>
          <table:table-cell office:value-type="float" office:value="0.0341208114658171" calcext:value-type="float">
            <text:p>0.0341208114658171</text:p>
          </table:table-cell>
          <table:table-cell office:value-type="float" office:value="0.682853378505552" calcext:value-type="float">
            <text:p>0.682853378505552</text:p>
          </table:table-cell>
          <table:table-cell office:value-type="float" office:value="0.0322857564446514" calcext:value-type="float">
            <text:p>0.0322857564446514</text:p>
          </table:table-cell>
          <table:table-cell office:value-type="float" office:value="0.660286090720873" calcext:value-type="float">
            <text:p>0.660286090720873</text:p>
          </table:table-cell>
          <table:table-cell office:value-type="float" office:value="0.0293546058293274" calcext:value-type="float">
            <text:p>0.0293546058293274</text:p>
          </table:table-cell>
          <table:table-cell office:value-type="float" office:value="0.685477131564088" calcext:value-type="float">
            <text:p>0.685477131564088</text:p>
          </table:table-cell>
          <table:table-cell office:value-type="float" office:value="0.0272652852331705" calcext:value-type="float">
            <text:p>0.0272652852331705</text:p>
          </table:table-cell>
          <table:table-cell office:value-type="float" office:value="0.692414831545266" calcext:value-type="float">
            <text:p>0.692414831545266</text:p>
          </table:table-cell>
          <table:table-cell office:value-type="float" office:value="0.0341400826513758" calcext:value-type="float">
            <text:p>0.034140082651375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87238848108413" calcext:value-type="float">
            <text:p>0.687238848108413</text:p>
          </table:table-cell>
          <table:table-cell office:value-type="float" office:value="0.0451910604410426" calcext:value-type="float">
            <text:p>0.0451910604410426</text:p>
          </table:table-cell>
          <table:table-cell office:value-type="float" office:value="0.626418219461698" calcext:value-type="float">
            <text:p>0.626418219461698</text:p>
          </table:table-cell>
          <table:table-cell office:value-type="float" office:value="0.0234734586724742" calcext:value-type="float">
            <text:p>0.0234734586724742</text:p>
          </table:table-cell>
          <table:table-cell office:value-type="float" office:value="0.695057406361754" calcext:value-type="float">
            <text:p>0.695057406361754</text:p>
          </table:table-cell>
          <table:table-cell office:value-type="float" office:value="0.0254552311507329" calcext:value-type="float">
            <text:p>0.0254552311507329</text:p>
          </table:table-cell>
          <table:table-cell office:value-type="float" office:value="0.682028985507246" calcext:value-type="float">
            <text:p>0.682028985507246</text:p>
          </table:table-cell>
          <table:table-cell office:value-type="float" office:value="0.024820295101777" calcext:value-type="float">
            <text:p>0.024820295101777</text:p>
          </table:table-cell>
          <table:table-cell office:value-type="float" office:value="0.690694522868436" calcext:value-type="float">
            <text:p>0.690694522868436</text:p>
          </table:table-cell>
          <table:table-cell office:value-type="float" office:value="0.0321111067128496" calcext:value-type="float">
            <text:p>0.0321111067128496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61339739779616" calcext:value-type="float">
            <text:p>0.0261339739779616</text:p>
          </table:table-cell>
          <table:table-cell office:value-type="float" office:value="0.685477131564088" calcext:value-type="float">
            <text:p>0.685477131564088</text:p>
          </table:table-cell>
          <table:table-cell office:value-type="float" office:value="0.0316005421877349" calcext:value-type="float">
            <text:p>0.0316005421877349</text:p>
          </table:table-cell>
          <table:table-cell office:value-type="float" office:value="0.692411067193676" calcext:value-type="float">
            <text:p>0.692411067193676</text:p>
          </table:table-cell>
          <table:table-cell office:value-type="float" office:value="0.0351283125695339" calcext:value-type="float">
            <text:p>0.0351283125695339</text:p>
          </table:table-cell>
          <table:table-cell office:value-type="float" office:value="0.688082062864672" calcext:value-type="float">
            <text:p>0.688082062864672</text:p>
          </table:table-cell>
          <table:table-cell office:value-type="float" office:value="0.0267229142658336" calcext:value-type="float">
            <text:p>0.0267229142658336</text:p>
          </table:table-cell>
          <table:table-cell office:value-type="float" office:value="0.678535667231319" calcext:value-type="float">
            <text:p>0.678535667231319</text:p>
          </table:table-cell>
          <table:table-cell office:value-type="float" office:value="0.020931963802649" calcext:value-type="float">
            <text:p>0.020931963802649</text:p>
          </table:table-cell>
          <table:table-cell office:value-type="float" office:value="0.676789008093356" calcext:value-type="float">
            <text:p>0.676789008093356</text:p>
          </table:table-cell>
          <table:table-cell office:value-type="float" office:value="0.0399293811336697" calcext:value-type="float">
            <text:p>0.0399293811336697</text:p>
          </table:table-cell>
          <table:table-cell office:value-type="float" office:value="0.695031055900621" calcext:value-type="float">
            <text:p>0.695031055900621</text:p>
          </table:table-cell>
          <table:table-cell office:value-type="float" office:value="0.02638106904546" calcext:value-type="float">
            <text:p>0.02638106904546</text:p>
          </table:table-cell>
          <table:table-cell office:value-type="float" office:value="0.688063241106719" calcext:value-type="float">
            <text:p>0.688063241106719</text:p>
          </table:table-cell>
          <table:table-cell office:value-type="float" office:value="0.0304083351028151" calcext:value-type="float">
            <text:p>0.0304083351028151</text:p>
          </table:table-cell>
          <table:table-cell office:value-type="float" office:value="0.66463768115942" calcext:value-type="float">
            <text:p>0.66463768115942</text:p>
          </table:table-cell>
          <table:table-cell office:value-type="float" office:value="0.0261793853717291" calcext:value-type="float">
            <text:p>0.0261793853717291</text:p>
          </table:table-cell>
          <table:table-cell office:value-type="float" office:value="0.685484660267269" calcext:value-type="float">
            <text:p>0.685484660267269</text:p>
          </table:table-cell>
          <table:table-cell office:value-type="float" office:value="0.0281885514386625" calcext:value-type="float">
            <text:p>0.0281885514386625</text:p>
          </table:table-cell>
          <table:table-cell office:value-type="float" office:value="0.683722943722944" calcext:value-type="float">
            <text:p>0.683722943722944</text:p>
          </table:table-cell>
          <table:table-cell office:value-type="float" office:value="0.0383529618301872" calcext:value-type="float">
            <text:p>0.03835296183018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682720873329569" calcext:value-type="float">
            <text:p>0.682720873329569</text:p>
          </table:table-cell>
          <table:table-cell office:value-type="float" office:value="0.0402486311518982" calcext:value-type="float">
            <text:p>0.0402486311518982</text:p>
          </table:table-cell>
          <table:table-cell office:value-type="float" office:value="0.628676830415961" calcext:value-type="float">
            <text:p>0.628676830415961</text:p>
          </table:table-cell>
          <table:table-cell office:value-type="float" office:value="0.0250845610644705" calcext:value-type="float">
            <text:p>0.0250845610644705</text:p>
          </table:table-cell>
          <table:table-cell office:value-type="float" office:value="0.686016186711839" calcext:value-type="float">
            <text:p>0.686016186711839</text:p>
          </table:table-cell>
          <table:table-cell office:value-type="float" office:value="0.0227262973769921" calcext:value-type="float">
            <text:p>0.0227262973769921</text:p>
          </table:table-cell>
          <table:table-cell office:value-type="float" office:value="0.681161678900809" calcext:value-type="float">
            <text:p>0.681161678900809</text:p>
          </table:table-cell>
          <table:table-cell office:value-type="float" office:value="0.0252485981101981" calcext:value-type="float">
            <text:p>0.0252485981101981</text:p>
          </table:table-cell>
          <table:table-cell office:value-type="float" office:value="0.683922454357237" calcext:value-type="float">
            <text:p>0.683922454357237</text:p>
          </table:table-cell>
          <table:table-cell office:value-type="float" office:value="0.0382375665651643" calcext:value-type="float">
            <text:p>0.0382375665651643</text:p>
          </table:table-cell>
          <table:table-cell office:value-type="float" office:value="0.670703557312253" calcext:value-type="float">
            <text:p>0.670703557312253</text:p>
          </table:table-cell>
          <table:table-cell office:value-type="float" office:value="0.0245847817299359" calcext:value-type="float">
            <text:p>0.0245847817299359</text:p>
          </table:table-cell>
          <table:table-cell office:value-type="float" office:value="0.682339168078298" calcext:value-type="float">
            <text:p>0.682339168078298</text:p>
          </table:table-cell>
          <table:table-cell office:value-type="float" office:value="0.033790957523416" calcext:value-type="float">
            <text:p>0.033790957523416</text:p>
          </table:table-cell>
          <table:table-cell office:value-type="float" office:value="0.681819687558818" calcext:value-type="float">
            <text:p>0.681819687558818</text:p>
          </table:table-cell>
          <table:table-cell office:value-type="float" office:value="0.0314243373806574" calcext:value-type="float">
            <text:p>0.0314243373806574</text:p>
          </table:table-cell>
          <table:table-cell office:value-type="float" office:value="0.676270280444193" calcext:value-type="float">
            <text:p>0.676270280444193</text:p>
          </table:table-cell>
          <table:table-cell office:value-type="float" office:value="0.0308938753798374" calcext:value-type="float">
            <text:p>0.0308938753798374</text:p>
          </table:table-cell>
          <table:table-cell office:value-type="float" office:value="0.674194616977226" calcext:value-type="float">
            <text:p>0.674194616977226</text:p>
          </table:table-cell>
          <table:table-cell office:value-type="float" office:value="0.0221288511541946" calcext:value-type="float">
            <text:p>0.0221288511541946</text:p>
          </table:table-cell>
          <table:table-cell office:value-type="float" office:value="0.678000376435159" calcext:value-type="float">
            <text:p>0.678000376435159</text:p>
          </table:table-cell>
          <table:table-cell office:value-type="float" office:value="0.036507063795799" calcext:value-type="float">
            <text:p>0.036507063795799</text:p>
          </table:table-cell>
          <table:table-cell office:value-type="float" office:value="0.689998117824205" calcext:value-type="float">
            <text:p>0.689998117824205</text:p>
          </table:table-cell>
          <table:table-cell office:value-type="float" office:value="0.0265152395805899" calcext:value-type="float">
            <text:p>0.0265152395805899</text:p>
          </table:table-cell>
          <table:table-cell office:value-type="float" office:value="0.682680218332392" calcext:value-type="float">
            <text:p>0.682680218332392</text:p>
          </table:table-cell>
          <table:table-cell office:value-type="float" office:value="0.0285802138273336" calcext:value-type="float">
            <text:p>0.0285802138273336</text:p>
          </table:table-cell>
          <table:table-cell office:value-type="float" office:value="0.657160173160173" calcext:value-type="float">
            <text:p>0.657160173160173</text:p>
          </table:table-cell>
          <table:table-cell office:value-type="float" office:value="0.0224916952248036" calcext:value-type="float">
            <text:p>0.0224916952248036</text:p>
          </table:table-cell>
          <table:table-cell office:value-type="float" office:value="0.679390927912667" calcext:value-type="float">
            <text:p>0.679390927912667</text:p>
          </table:table-cell>
          <table:table-cell office:value-type="float" office:value="0.0267502385432911" calcext:value-type="float">
            <text:p>0.0267502385432911</text:p>
          </table:table-cell>
          <table:table-cell office:value-type="float" office:value="0.688076039902127" calcext:value-type="float">
            <text:p>0.688076039902127</text:p>
          </table:table-cell>
          <table:table-cell office:value-type="float" office:value="0.0338382405223442" calcext:value-type="float">
            <text:p>0.033838240522344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58558253340862" calcext:value-type="float">
            <text:p>0.658558253340862</text:p>
          </table:table-cell>
          <table:table-cell office:value-type="float" office:value="0.0200448426146985" calcext:value-type="float">
            <text:p>0.0200448426146985</text:p>
          </table:table-cell>
          <table:table-cell office:value-type="float" office:value="0.657677395068699" calcext:value-type="float">
            <text:p>0.657677395068699</text:p>
          </table:table-cell>
          <table:table-cell office:value-type="float" office:value="0.0348320992558462" calcext:value-type="float">
            <text:p>0.0348320992558462</text:p>
          </table:table-cell>
          <table:table-cell office:value-type="float" office:value="0.660278562017692" calcext:value-type="float">
            <text:p>0.660278562017692</text:p>
          </table:table-cell>
          <table:table-cell office:value-type="float" office:value="0.0181327032392353" calcext:value-type="float">
            <text:p>0.0181327032392353</text:p>
          </table:table-cell>
          <table:table-cell office:value-type="float" office:value="0.651579145492189" calcext:value-type="float">
            <text:p>0.651579145492189</text:p>
          </table:table-cell>
          <table:table-cell office:value-type="float" office:value="0.0378679517767578" calcext:value-type="float">
            <text:p>0.0378679517767578</text:p>
          </table:table-cell>
          <table:table-cell office:value-type="float" office:value="0.657666102013928" calcext:value-type="float">
            <text:p>0.657666102013928</text:p>
          </table:table-cell>
          <table:table-cell office:value-type="float" office:value="0.0315438973409534" calcext:value-type="float">
            <text:p>0.0315438973409534</text:p>
          </table:table-cell>
          <table:table-cell office:value-type="float" office:value="0.664603801995106" calcext:value-type="float">
            <text:p>0.664603801995106</text:p>
          </table:table-cell>
          <table:table-cell office:value-type="float" office:value="0.0271770236701881" calcext:value-type="float">
            <text:p>0.0271770236701881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29439652458329" calcext:value-type="float">
            <text:p>0.029439652458329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389447474601674" calcext:value-type="float">
            <text:p>0.0389447474601674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261541394638725" calcext:value-type="float">
            <text:p>0.0261541394638725</text:p>
          </table:table-cell>
          <table:table-cell office:value-type="float" office:value="0.653299454169019" calcext:value-type="float">
            <text:p>0.653299454169019</text:p>
          </table:table-cell>
          <table:table-cell office:value-type="float" office:value="0.042589642489445" calcext:value-type="float">
            <text:p>0.042589642489445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195260522017042" calcext:value-type="float">
            <text:p>0.0195260522017042</text:p>
          </table:table-cell>
          <table:table-cell office:value-type="float" office:value="0.667220026350461" calcext:value-type="float">
            <text:p>0.667220026350461</text:p>
          </table:table-cell>
          <table:table-cell office:value-type="float" office:value="0.0180936262122003" calcext:value-type="float">
            <text:p>0.0180936262122003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275886320777296" calcext:value-type="float">
            <text:p>0.0275886320777296</text:p>
          </table:table-cell>
          <table:table-cell office:value-type="float" office:value="0.648970449840015" calcext:value-type="float">
            <text:p>0.648970449840015</text:p>
          </table:table-cell>
          <table:table-cell office:value-type="float" office:value="0.0274817144641981" calcext:value-type="float">
            <text:p>0.0274817144641981</text:p>
          </table:table-cell>
          <table:table-cell office:value-type="float" office:value="0.655057406361754" calcext:value-type="float">
            <text:p>0.655057406361754</text:p>
          </table:table-cell>
          <table:table-cell office:value-type="float" office:value="0.0326322317380423" calcext:value-type="float">
            <text:p>0.0326322317380423</text:p>
          </table:table-cell>
          <table:table-cell office:value-type="float" office:value="0.645537361189535" calcext:value-type="float">
            <text:p>0.645537361189535</text:p>
          </table:table-cell>
          <table:table-cell office:value-type="float" office:value="0.0308056713461378" calcext:value-type="float">
            <text:p>0.030805671346137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08149821193" calcext:value-type="float">
            <text:p>0.675908149821193</text:p>
          </table:table-cell>
          <table:table-cell office:value-type="float" office:value="0.0401530059425027" calcext:value-type="float">
            <text:p>0.0401530059425027</text:p>
          </table:table-cell>
          <table:table-cell office:value-type="float" office:value="0.673314511575381" calcext:value-type="float">
            <text:p>0.673314511575381</text:p>
          </table:table-cell>
          <table:table-cell office:value-type="float" office:value="0.025433159078407" calcext:value-type="float">
            <text:p>0.025433159078407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262720135816201" calcext:value-type="float">
            <text:p>0.0262720135816201</text:p>
          </table:table-cell>
          <table:table-cell office:value-type="float" office:value="0.666361754187841" calcext:value-type="float">
            <text:p>0.666361754187841</text:p>
          </table:table-cell>
          <table:table-cell office:value-type="float" office:value="0.0398058630750077" calcext:value-type="float">
            <text:p>0.0398058630750077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294678530197027" calcext:value-type="float">
            <text:p>0.0294678530197027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158162167414999" calcext:value-type="float">
            <text:p>0.0158162167414999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5666266877502" calcext:value-type="float">
            <text:p>0.035666266877502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405186834196333" calcext:value-type="float">
            <text:p>0.0405186834196333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269932771715651" calcext:value-type="float">
            <text:p>0.0269932771715651</text:p>
          </table:table-cell>
          <table:table-cell office:value-type="float" office:value="0.666324110671937" calcext:value-type="float">
            <text:p>0.666324110671937</text:p>
          </table:table-cell>
          <table:table-cell office:value-type="float" office:value="0.0401077693341545" calcext:value-type="float">
            <text:p>0.0401077693341545</text:p>
          </table:table-cell>
          <table:table-cell office:value-type="float" office:value="0.671552795031056" calcext:value-type="float">
            <text:p>0.671552795031056</text:p>
          </table:table-cell>
          <table:table-cell office:value-type="float" office:value="0.0273905296998953" calcext:value-type="float">
            <text:p>0.027390529699895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41204723928695" calcext:value-type="float">
            <text:p>0.0241204723928695</text:p>
          </table:table-cell>
          <table:table-cell office:value-type="float" office:value="0.651564088085827" calcext:value-type="float">
            <text:p>0.651564088085827</text:p>
          </table:table-cell>
          <table:table-cell office:value-type="float" office:value="0.0348885808949009" calcext:value-type="float">
            <text:p>0.0348885808949009</text:p>
          </table:table-cell>
          <table:table-cell office:value-type="float" office:value="0.663764351590439" calcext:value-type="float">
            <text:p>0.663764351590439</text:p>
          </table:table-cell>
          <table:table-cell office:value-type="float" office:value="0.0238346350105686" calcext:value-type="float">
            <text:p>0.0238346350105686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89149224564827" calcext:value-type="float">
            <text:p>0.0389149224564827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384789701372256" calcext:value-type="float">
            <text:p>0.038478970137225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282502310445758" calcext:value-type="float">
            <text:p>0.0282502310445758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35565237891707" calcext:value-type="float">
            <text:p>0.0235565237891707</text:p>
          </table:table-cell>
          <table:table-cell office:value-type="float" office:value="0.668962921136834" calcext:value-type="float">
            <text:p>0.668962921136834</text:p>
          </table:table-cell>
          <table:table-cell office:value-type="float" office:value="0.021963205245327" calcext:value-type="float">
            <text:p>0.021963205245327</text:p>
          </table:table-cell>
          <table:table-cell office:value-type="float" office:value="0.68025974025974" calcext:value-type="float">
            <text:p>0.68025974025974</text:p>
          </table:table-cell>
          <table:table-cell office:value-type="float" office:value="0.0346477978471304" calcext:value-type="float">
            <text:p>0.0346477978471304</text:p>
          </table:table-cell>
          <table:table-cell office:value-type="float" office:value="0.681140598531903" calcext:value-type="float">
            <text:p>0.681140598531903</text:p>
          </table:table-cell>
          <table:table-cell office:value-type="float" office:value="0.0192179872713562" calcext:value-type="float">
            <text:p>0.0192179872713562</text:p>
          </table:table-cell>
          <table:table-cell office:value-type="float" office:value="0.683715415019763" calcext:value-type="float">
            <text:p>0.683715415019763</text:p>
          </table:table-cell>
          <table:table-cell office:value-type="float" office:value="0.0298234374756232" calcext:value-type="float">
            <text:p>0.0298234374756232</text:p>
          </table:table-cell>
          <table:table-cell office:value-type="float" office:value="0.668947863730472" calcext:value-type="float">
            <text:p>0.668947863730472</text:p>
          </table:table-cell>
          <table:table-cell office:value-type="float" office:value="0.0421651770773294" calcext:value-type="float">
            <text:p>0.0421651770773294</text:p>
          </table:table-cell>
          <table:table-cell office:value-type="float" office:value="0.675926971579145" calcext:value-type="float">
            <text:p>0.675926971579145</text:p>
          </table:table-cell>
          <table:table-cell office:value-type="float" office:value="0.0285347224034033" calcext:value-type="float">
            <text:p>0.0285347224034033</text:p>
          </table:table-cell>
          <table:table-cell office:value-type="float" office:value="0.683730472426125" calcext:value-type="float">
            <text:p>0.683730472426125</text:p>
          </table:table-cell>
          <table:table-cell office:value-type="float" office:value="0.0273457006719346" calcext:value-type="float">
            <text:p>0.0273457006719346</text:p>
          </table:table-cell>
          <table:table-cell office:value-type="float" office:value="0.671541501976285" calcext:value-type="float">
            <text:p>0.671541501976285</text:p>
          </table:table-cell>
          <table:table-cell office:value-type="float" office:value="0.0371562525685566" calcext:value-type="float">
            <text:p>0.0371562525685566</text:p>
          </table:table-cell>
          <table:table-cell office:value-type="float" office:value="0.676762657632223" calcext:value-type="float">
            <text:p>0.676762657632223</text:p>
          </table:table-cell>
          <table:table-cell office:value-type="float" office:value="0.0284296115085304" calcext:value-type="float">
            <text:p>0.0284296115085304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193706753454377" calcext:value-type="float">
            <text:p>0.0193706753454377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355257343274485" calcext:value-type="float">
            <text:p>0.0355257343274485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21117408420619" calcext:value-type="float">
            <text:p>0.0221117408420619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26418233158062" calcext:value-type="float">
            <text:p>0.0326418233158062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297415359974496" calcext:value-type="float">
            <text:p>0.029741535997449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9371353284397" calcext:value-type="float">
            <text:p>0.679371353284397</text:p>
          </table:table-cell>
          <table:table-cell office:value-type="float" office:value="0.0377968222110962" calcext:value-type="float">
            <text:p>0.0377968222110962</text:p>
          </table:table-cell>
          <table:table-cell office:value-type="float" office:value="0.675049877658573" calcext:value-type="float">
            <text:p>0.675049877658573</text:p>
          </table:table-cell>
          <table:table-cell office:value-type="float" office:value="0.0289393070100521" calcext:value-type="float">
            <text:p>0.0289393070100521</text:p>
          </table:table-cell>
          <table:table-cell office:value-type="float" office:value="0.665488424618859" calcext:value-type="float">
            <text:p>0.665488424618859</text:p>
          </table:table-cell>
          <table:table-cell office:value-type="float" office:value="0.0200654179178587" calcext:value-type="float">
            <text:p>0.0200654179178587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27835108598257" calcext:value-type="float">
            <text:p>0.0327835108598257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18305334291731" calcext:value-type="float">
            <text:p>0.0218305334291731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313067613360641" calcext:value-type="float">
            <text:p>0.0313067613360641</text:p>
          </table:table-cell>
          <table:table-cell office:value-type="float" office:value="0.667197440240918" calcext:value-type="float">
            <text:p>0.667197440240918</text:p>
          </table:table-cell>
          <table:table-cell office:value-type="float" office:value="0.0429447278699704" calcext:value-type="float">
            <text:p>0.0429447278699704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32562498243244" calcext:value-type="float">
            <text:p>0.0332562498243244</text:p>
          </table:table-cell>
          <table:table-cell office:value-type="float" office:value="0.677639751552795" calcext:value-type="float">
            <text:p>0.677639751552795</text:p>
          </table:table-cell>
          <table:table-cell office:value-type="float" office:value="0.0330800012977763" calcext:value-type="float">
            <text:p>0.0330800012977763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239797447308553" calcext:value-type="float">
            <text:p>0.0239797447308553</text:p>
          </table:table-cell>
          <table:table-cell office:value-type="float" office:value="0.685458309806136" calcext:value-type="float">
            <text:p>0.685458309806136</text:p>
          </table:table-cell>
          <table:table-cell office:value-type="float" office:value="0.0276622173447214" calcext:value-type="float">
            <text:p>0.0276622173447214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302591034367651" calcext:value-type="float">
            <text:p>0.0302591034367651</text:p>
          </table:table-cell>
          <table:table-cell office:value-type="float" office:value="0.663749294184077" calcext:value-type="float">
            <text:p>0.663749294184077</text:p>
          </table:table-cell>
          <table:table-cell office:value-type="float" office:value="0.0314011150399491" calcext:value-type="float">
            <text:p>0.0314011150399491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09766596682368" calcext:value-type="float">
            <text:p>0.0209766596682368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33589352949523" calcext:value-type="float">
            <text:p>0.0233589352949523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255908694577916" calcext:value-type="float">
            <text:p>0.02559086945779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0240918501788" calcext:value-type="float">
            <text:p>0.680240918501788</text:p>
          </table:table-cell>
          <table:table-cell office:value-type="float" office:value="0.0398829151624173" calcext:value-type="float">
            <text:p>0.0398829151624173</text:p>
          </table:table-cell>
          <table:table-cell office:value-type="float" office:value="0.669824957651045" calcext:value-type="float">
            <text:p>0.669824957651045</text:p>
          </table:table-cell>
          <table:table-cell office:value-type="float" office:value="0.0318204137966413" calcext:value-type="float">
            <text:p>0.0318204137966413</text:p>
          </table:table-cell>
          <table:table-cell office:value-type="float" office:value="0.670709580274798" calcext:value-type="float">
            <text:p>0.670709580274798</text:p>
          </table:table-cell>
          <table:table-cell office:value-type="float" office:value="0.0174793411039906" calcext:value-type="float">
            <text:p>0.0174793411039906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65979352949067" calcext:value-type="float">
            <text:p>0.0365979352949067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266547194540827" calcext:value-type="float">
            <text:p>0.0266547194540827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53016323159083" calcext:value-type="float">
            <text:p>0.0353016323159083</text:p>
          </table:table-cell>
          <table:table-cell office:value-type="float" office:value="0.670679465462074" calcext:value-type="float">
            <text:p>0.670679465462074</text:p>
          </table:table-cell>
          <table:table-cell office:value-type="float" office:value="0.0423182907571283" calcext:value-type="float">
            <text:p>0.0423182907571283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22630994099894" calcext:value-type="float">
            <text:p>0.0322630994099894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47656838470451" calcext:value-type="float">
            <text:p>0.0247656838470451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59525104766294" calcext:value-type="float">
            <text:p>0.0259525104766294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258171495564228" calcext:value-type="float">
            <text:p>0.0258171495564228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73822682247471" calcext:value-type="float">
            <text:p>0.0373822682247471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327915970719251" calcext:value-type="float">
            <text:p>0.0327915970719251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248857430150226" calcext:value-type="float">
            <text:p>0.0248857430150226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185099095101806" calcext:value-type="float">
            <text:p>0.018509909510180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209219422254645" calcext:value-type="float">
            <text:p>0.0209219422254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823451910408" calcext:value-type="float">
            <text:p>0.673823451910408</text:p>
          </table:table-cell>
          <table:table-cell office:value-type="float" office:value="0.0332255633950581" calcext:value-type="float">
            <text:p>0.0332255633950581</text:p>
          </table:table-cell>
          <table:table-cell office:value-type="float" office:value="0.670704310182571" calcext:value-type="float">
            <text:p>0.670704310182571</text:p>
          </table:table-cell>
          <table:table-cell office:value-type="float" office:value="0.0289163005860235" calcext:value-type="float">
            <text:p>0.0289163005860235</text:p>
          </table:table-cell>
          <table:table-cell office:value-type="float" office:value="0.666356484095615" calcext:value-type="float">
            <text:p>0.666356484095615</text:p>
          </table:table-cell>
          <table:table-cell office:value-type="float" office:value="0.0207825362176063" calcext:value-type="float">
            <text:p>0.0207825362176063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363406117707257" calcext:value-type="float">
            <text:p>0.0363406117707257</text:p>
          </table:table-cell>
          <table:table-cell office:value-type="float" office:value="0.672613589309241" calcext:value-type="float">
            <text:p>0.672613589309241</text:p>
          </table:table-cell>
          <table:table-cell office:value-type="float" office:value="0.0257429981030536" calcext:value-type="float">
            <text:p>0.0257429981030536</text:p>
          </table:table-cell>
          <table:table-cell office:value-type="float" office:value="0.671386410690759" calcext:value-type="float">
            <text:p>0.671386410690759</text:p>
          </table:table-cell>
          <table:table-cell office:value-type="float" office:value="0.0278850143078567" calcext:value-type="float">
            <text:p>0.0278850143078567</text:p>
          </table:table-cell>
          <table:table-cell office:value-type="float" office:value="0.667033314511575" calcext:value-type="float">
            <text:p>0.667033314511575</text:p>
          </table:table-cell>
          <table:table-cell office:value-type="float" office:value="0.0385068230080518" calcext:value-type="float">
            <text:p>0.0385068230080518</text:p>
          </table:table-cell>
          <table:table-cell office:value-type="float" office:value="0.671572369659326" calcext:value-type="float">
            <text:p>0.671572369659326</text:p>
          </table:table-cell>
          <table:table-cell office:value-type="float" office:value="0.0347035005035036" calcext:value-type="float">
            <text:p>0.0347035005035036</text:p>
          </table:table-cell>
          <table:table-cell office:value-type="float" office:value="0.674517598343685" calcext:value-type="float">
            <text:p>0.674517598343685</text:p>
          </table:table-cell>
          <table:table-cell office:value-type="float" office:value="0.0276677604904387" calcext:value-type="float">
            <text:p>0.0276677604904387</text:p>
          </table:table-cell>
          <table:table-cell office:value-type="float" office:value="0.668943346508564" calcext:value-type="float">
            <text:p>0.668943346508564</text:p>
          </table:table-cell>
          <table:table-cell office:value-type="float" office:value="0.0339571839199282" calcext:value-type="float">
            <text:p>0.0339571839199282</text:p>
          </table:table-cell>
          <table:table-cell office:value-type="float" office:value="0.676947110860154" calcext:value-type="float">
            <text:p>0.676947110860154</text:p>
          </table:table-cell>
          <table:table-cell office:value-type="float" office:value="0.0257651120622548" calcext:value-type="float">
            <text:p>0.0257651120622548</text:p>
          </table:table-cell>
          <table:table-cell office:value-type="float" office:value="0.670695275738754" calcext:value-type="float">
            <text:p>0.670695275738754</text:p>
          </table:table-cell>
          <table:table-cell office:value-type="float" office:value="0.0258452291224039" calcext:value-type="float">
            <text:p>0.0258452291224039</text:p>
          </table:table-cell>
          <table:table-cell office:value-type="float" office:value="0.661134575569358" calcext:value-type="float">
            <text:p>0.661134575569358</text:p>
          </table:table-cell>
          <table:table-cell office:value-type="float" office:value="0.0324391318823906" calcext:value-type="float">
            <text:p>0.0324391318823906</text:p>
          </table:table-cell>
          <table:table-cell office:value-type="float" office:value="0.66739770374553" calcext:value-type="float">
            <text:p>0.66739770374553</text:p>
          </table:table-cell>
          <table:table-cell office:value-type="float" office:value="0.0238580986000176" calcext:value-type="float">
            <text:p>0.0238580986000176</text:p>
          </table:table-cell>
          <table:table-cell office:value-type="float" office:value="0.669311500094109" calcext:value-type="float">
            <text:p>0.669311500094109</text:p>
          </table:table-cell>
          <table:table-cell office:value-type="float" office:value="0.0292115644630928" calcext:value-type="float">
            <text:p>0.0292115644630928</text:p>
          </table:table-cell>
          <table:table-cell office:value-type="float" office:value="0.664623376623377" calcext:value-type="float">
            <text:p>0.664623376623377</text:p>
          </table:table-cell>
          <table:table-cell office:value-type="float" office:value="0.0291077978328138" calcext:value-type="float">
            <text:p>0.02910779783281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1328335832084" calcext:value-type="float">
            <text:p>0.71328335832084</text:p>
          </table:table-cell>
          <table:table-cell office:value-type="float" office:value="0.0099633055621821" calcext:value-type="float">
            <text:p>0.0099633055621821</text:p>
          </table:table-cell>
          <table:table-cell office:value-type="float" office:value="0.687331334332834" calcext:value-type="float">
            <text:p>0.687331334332834</text:p>
          </table:table-cell>
          <table:table-cell office:value-type="float" office:value="0.0527097659214746" calcext:value-type="float">
            <text:p>0.0527097659214746</text:p>
          </table:table-cell>
          <table:table-cell office:value-type="float" office:value="0.728845577211394" calcext:value-type="float">
            <text:p>0.728845577211394</text:p>
          </table:table-cell>
          <table:table-cell office:value-type="float" office:value="0.0155665405513225" calcext:value-type="float">
            <text:p>0.0155665405513225</text:p>
          </table:table-cell>
          <table:table-cell office:value-type="float" office:value="0.711589205397301" calcext:value-type="float">
            <text:p>0.711589205397301</text:p>
          </table:table-cell>
          <table:table-cell office:value-type="float" office:value="0.0174995821540284" calcext:value-type="float">
            <text:p>0.0174995821540284</text:p>
          </table:table-cell>
          <table:table-cell office:value-type="float" office:value="0.699370314842579" calcext:value-type="float">
            <text:p>0.699370314842579</text:p>
          </table:table-cell>
          <table:table-cell office:value-type="float" office:value="0.0422690438591082" calcext:value-type="float">
            <text:p>0.0422690438591082</text:p>
          </table:table-cell>
          <table:table-cell office:value-type="float" office:value="0.69256371814093" calcext:value-type="float">
            <text:p>0.69256371814093</text:p>
          </table:table-cell>
          <table:table-cell office:value-type="float" office:value="0.0527077509571627" calcext:value-type="float">
            <text:p>0.0527077509571627</text:p>
          </table:table-cell>
          <table:table-cell office:value-type="float" office:value="0.699490254872564" calcext:value-type="float">
            <text:p>0.699490254872564</text:p>
          </table:table-cell>
          <table:table-cell office:value-type="float" office:value="0.0184877541901589" calcext:value-type="float">
            <text:p>0.0184877541901589</text:p>
          </table:table-cell>
          <table:table-cell office:value-type="float" office:value="0.71503748125937" calcext:value-type="float">
            <text:p>0.71503748125937</text:p>
          </table:table-cell>
          <table:table-cell office:value-type="float" office:value="0.0101136356619314" calcext:value-type="float">
            <text:p>0.0101136356619314</text:p>
          </table:table-cell>
          <table:table-cell office:value-type="float" office:value="0.704662668665667" calcext:value-type="float">
            <text:p>0.704662668665667</text:p>
          </table:table-cell>
          <table:table-cell office:value-type="float" office:value="0.0254097175769275" calcext:value-type="float">
            <text:p>0.0254097175769275</text:p>
          </table:table-cell>
          <table:table-cell office:value-type="float" office:value="0.711574212893553" calcext:value-type="float">
            <text:p>0.711574212893553</text:p>
          </table:table-cell>
          <table:table-cell office:value-type="float" office:value="0.0282767523839095" calcext:value-type="float">
            <text:p>0.0282767523839095</text:p>
          </table:table-cell>
          <table:table-cell office:value-type="float" office:value="0.709790104947526" calcext:value-type="float">
            <text:p>0.709790104947526</text:p>
          </table:table-cell>
          <table:table-cell office:value-type="float" office:value="0.0309237244554503" calcext:value-type="float">
            <text:p>0.0309237244554503</text:p>
          </table:table-cell>
          <table:table-cell office:value-type="float" office:value="0.715082458770615" calcext:value-type="float">
            <text:p>0.715082458770615</text:p>
          </table:table-cell>
          <table:table-cell office:value-type="float" office:value="0.048004448328607" calcext:value-type="float">
            <text:p>0.048004448328607</text:p>
          </table:table-cell>
          <table:table-cell office:value-type="float" office:value="0.703013493253373" calcext:value-type="float">
            <text:p>0.703013493253373</text:p>
          </table:table-cell>
          <table:table-cell office:value-type="float" office:value="0.0294012899044071" calcext:value-type="float">
            <text:p>0.0294012899044071</text:p>
          </table:table-cell>
          <table:table-cell office:value-type="float" office:value="0.708110944527736" calcext:value-type="float">
            <text:p>0.708110944527736</text:p>
          </table:table-cell>
          <table:table-cell office:value-type="float" office:value="0.0166873200734002" calcext:value-type="float">
            <text:p>0.0166873200734002</text:p>
          </table:table-cell>
          <table:table-cell office:value-type="float" office:value="0.72359820089955" calcext:value-type="float">
            <text:p>0.72359820089955</text:p>
          </table:table-cell>
          <table:table-cell office:value-type="float" office:value="0.0414741067528123" calcext:value-type="float">
            <text:p>0.0414741067528123</text:p>
          </table:table-cell>
          <table:table-cell office:value-type="float" office:value="0.715022488755622" calcext:value-type="float">
            <text:p>0.715022488755622</text:p>
          </table:table-cell>
          <table:table-cell office:value-type="float" office:value="0.0304988119019116" calcext:value-type="float">
            <text:p>0.03049881190191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16776611694153" calcext:value-type="float">
            <text:p>0.716776611694153</text:p>
          </table:table-cell>
          <table:table-cell office:value-type="float" office:value="0.0104588699051722" calcext:value-type="float">
            <text:p>0.0104588699051722</text:p>
          </table:table-cell>
          <table:table-cell office:value-type="float" office:value="0.697661169415292" calcext:value-type="float">
            <text:p>0.697661169415292</text:p>
          </table:table-cell>
          <table:table-cell office:value-type="float" office:value="0.0659891054403881" calcext:value-type="float">
            <text:p>0.0659891054403881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106686703022846" calcext:value-type="float">
            <text:p>0.0106686703022846</text:p>
          </table:table-cell>
          <table:table-cell office:value-type="float" office:value="0.704677661169415" calcext:value-type="float">
            <text:p>0.704677661169415</text:p>
          </table:table-cell>
          <table:table-cell office:value-type="float" office:value="0.0162295670861081" calcext:value-type="float">
            <text:p>0.0162295670861081</text:p>
          </table:table-cell>
          <table:table-cell office:value-type="float" office:value="0.706326836581709" calcext:value-type="float">
            <text:p>0.706326836581709</text:p>
          </table:table-cell>
          <table:table-cell office:value-type="float" office:value="0.0294654957959922" calcext:value-type="float">
            <text:p>0.0294654957959922</text:p>
          </table:table-cell>
          <table:table-cell office:value-type="float" office:value="0.718410794602699" calcext:value-type="float">
            <text:p>0.718410794602699</text:p>
          </table:table-cell>
          <table:table-cell office:value-type="float" office:value="0.048405406009022" calcext:value-type="float">
            <text:p>0.048405406009022</text:p>
          </table:table-cell>
          <table:table-cell office:value-type="float" office:value="0.70640179910045" calcext:value-type="float">
            <text:p>0.70640179910045</text:p>
          </table:table-cell>
          <table:table-cell office:value-type="float" office:value="0.0241886636624961" calcext:value-type="float">
            <text:p>0.0241886636624961</text:p>
          </table:table-cell>
          <table:table-cell office:value-type="float" office:value="0.708110944527736" calcext:value-type="float">
            <text:p>0.708110944527736</text:p>
          </table:table-cell>
          <table:table-cell office:value-type="float" office:value="0.0239944120943875" calcext:value-type="float">
            <text:p>0.023994412094387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59769174308684" calcext:value-type="float">
            <text:p>0.0359769174308684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355770013217274" calcext:value-type="float">
            <text:p>0.0355770013217274</text:p>
          </table:table-cell>
          <table:table-cell office:value-type="float" office:value="0.715022488755622" calcext:value-type="float">
            <text:p>0.715022488755622</text:p>
          </table:table-cell>
          <table:table-cell office:value-type="float" office:value="0.0061953245160064" calcext:value-type="float">
            <text:p>0.0061953245160064</text:p>
          </table:table-cell>
          <table:table-cell office:value-type="float" office:value="0.70815592203898" calcext:value-type="float">
            <text:p>0.70815592203898</text:p>
          </table:table-cell>
          <table:table-cell office:value-type="float" office:value="0.0326417399649782" calcext:value-type="float">
            <text:p>0.0326417399649782</text:p>
          </table:table-cell>
          <table:table-cell office:value-type="float" office:value="0.690794602698651" calcext:value-type="float">
            <text:p>0.690794602698651</text:p>
          </table:table-cell>
          <table:table-cell office:value-type="float" office:value="0.0215786221561204" calcext:value-type="float">
            <text:p>0.0215786221561204</text:p>
          </table:table-cell>
          <table:table-cell office:value-type="float" office:value="0.714932533733133" calcext:value-type="float">
            <text:p>0.714932533733133</text:p>
          </table:table-cell>
          <table:table-cell office:value-type="float" office:value="0.0491760236459602" calcext:value-type="float">
            <text:p>0.0491760236459602</text:p>
          </table:table-cell>
          <table:table-cell office:value-type="float" office:value="0.718380809595202" calcext:value-type="float">
            <text:p>0.718380809595202</text:p>
          </table:table-cell>
          <table:table-cell office:value-type="float" office:value="0.0412608030764794" calcext:value-type="float">
            <text:p>0.0412608030764794</text:p>
          </table:table-cell>
          <table:table-cell office:value-type="float" office:value="0.708050974512744" calcext:value-type="float">
            <text:p>0.708050974512744</text:p>
          </table:table-cell>
          <table:table-cell office:value-type="float" office:value="0.046755421573718" calcext:value-type="float">
            <text:p>0.0467554215737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15052473763118" calcext:value-type="float">
            <text:p>0.715052473763118</text:p>
          </table:table-cell>
          <table:table-cell office:value-type="float" office:value="0.0155291330485081" calcext:value-type="float">
            <text:p>0.0155291330485081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642945093504989" calcext:value-type="float">
            <text:p>0.0642945093504989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106686703022845" calcext:value-type="float">
            <text:p>0.0106686703022845</text:p>
          </table:table-cell>
          <table:table-cell office:value-type="float" office:value="0.713328335832084" calcext:value-type="float">
            <text:p>0.713328335832084</text:p>
          </table:table-cell>
          <table:table-cell office:value-type="float" office:value="0.0134051345552049" calcext:value-type="float">
            <text:p>0.0134051345552049</text:p>
          </table:table-cell>
          <table:table-cell office:value-type="float" office:value="0.71503748125937" calcext:value-type="float">
            <text:p>0.71503748125937</text:p>
          </table:table-cell>
          <table:table-cell office:value-type="float" office:value="0.0199887665158578" calcext:value-type="float">
            <text:p>0.0199887665158578</text:p>
          </table:table-cell>
          <table:table-cell office:value-type="float" office:value="0.709790104947526" calcext:value-type="float">
            <text:p>0.709790104947526</text:p>
          </table:table-cell>
          <table:table-cell office:value-type="float" office:value="0.0540893559091133" calcext:value-type="float">
            <text:p>0.0540893559091133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127011152597548" calcext:value-type="float">
            <text:p>0.0127011152597548</text:p>
          </table:table-cell>
          <table:table-cell office:value-type="float" office:value="0.708140929535232" calcext:value-type="float">
            <text:p>0.708140929535232</text:p>
          </table:table-cell>
          <table:table-cell office:value-type="float" office:value="0.0333488691695586" calcext:value-type="float">
            <text:p>0.0333488691695586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66393986216649" calcext:value-type="float">
            <text:p>0.036639398621664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694454003567074" calcext:value-type="float">
            <text:p>0.0694454003567074</text:p>
          </table:table-cell>
          <table:table-cell office:value-type="float" office:value="0.713298350824588" calcext:value-type="float">
            <text:p>0.713298350824588</text:p>
          </table:table-cell>
          <table:table-cell office:value-type="float" office:value="0.0141331288020003" calcext:value-type="float">
            <text:p>0.0141331288020003</text:p>
          </table:table-cell>
          <table:table-cell office:value-type="float" office:value="0.715052473763118" calcext:value-type="float">
            <text:p>0.715052473763118</text:p>
          </table:table-cell>
          <table:table-cell office:value-type="float" office:value="0.0325366434144186" calcext:value-type="float">
            <text:p>0.0325366434144186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15375610754378" calcext:value-type="float">
            <text:p>0.0315375610754378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96534137170662" calcext:value-type="float">
            <text:p>0.0596534137170662</text:p>
          </table:table-cell>
          <table:table-cell office:value-type="float" office:value="0.718425787106447" calcext:value-type="float">
            <text:p>0.718425787106447</text:p>
          </table:table-cell>
          <table:table-cell office:value-type="float" office:value="0.0249133056223931" calcext:value-type="float">
            <text:p>0.0249133056223931</text:p>
          </table:table-cell>
          <table:table-cell office:value-type="float" office:value="0.706326836581709" calcext:value-type="float">
            <text:p>0.706326836581709</text:p>
          </table:table-cell>
          <table:table-cell office:value-type="float" office:value="0.0496589939519092" calcext:value-type="float">
            <text:p>0.049658993951909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18500749625187" calcext:value-type="float">
            <text:p>0.718500749625187</text:p>
          </table:table-cell>
          <table:table-cell office:value-type="float" office:value="0.0212895796808078" calcext:value-type="float">
            <text:p>0.0212895796808078</text:p>
          </table:table-cell>
          <table:table-cell office:value-type="float" office:value="0.697721139430285" calcext:value-type="float">
            <text:p>0.697721139430285</text:p>
          </table:table-cell>
          <table:table-cell office:value-type="float" office:value="0.0590013265586053" calcext:value-type="float">
            <text:p>0.0590013265586053</text:p>
          </table:table-cell>
          <table:table-cell office:value-type="float" office:value="0.711559220389805" calcext:value-type="float">
            <text:p>0.711559220389805</text:p>
          </table:table-cell>
          <table:table-cell office:value-type="float" office:value="0.0119021029457174" calcext:value-type="float">
            <text:p>0.0119021029457174</text:p>
          </table:table-cell>
          <table:table-cell office:value-type="float" office:value="0.718485757121439" calcext:value-type="float">
            <text:p>0.718485757121439</text:p>
          </table:table-cell>
          <table:table-cell office:value-type="float" office:value="0.0073756414171016" calcext:value-type="float">
            <text:p>0.0073756414171016</text:p>
          </table:table-cell>
          <table:table-cell office:value-type="float" office:value="0.706326836581709" calcext:value-type="float">
            <text:p>0.706326836581709</text:p>
          </table:table-cell>
          <table:table-cell office:value-type="float" office:value="0.0231039420211151" calcext:value-type="float">
            <text:p>0.0231039420211151</text:p>
          </table:table-cell>
          <table:table-cell office:value-type="float" office:value="0.727061469265367" calcext:value-type="float">
            <text:p>0.727061469265367</text:p>
          </table:table-cell>
          <table:table-cell office:value-type="float" office:value="0.0429617644001189" calcext:value-type="float">
            <text:p>0.0429617644001189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230853280655704" calcext:value-type="float">
            <text:p>0.0230853280655704</text:p>
          </table:table-cell>
          <table:table-cell office:value-type="float" office:value="0.709880059970015" calcext:value-type="float">
            <text:p>0.709880059970015</text:p>
          </table:table-cell>
          <table:table-cell office:value-type="float" office:value="0.0310393893375599" calcext:value-type="float">
            <text:p>0.0310393893375599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354391441851547" calcext:value-type="float">
            <text:p>0.03543914418515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568991294282485" calcext:value-type="float">
            <text:p>0.0568991294282485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236108373208807" calcext:value-type="float">
            <text:p>0.0236108373208807</text:p>
          </table:table-cell>
          <table:table-cell office:value-type="float" office:value="0.715052473763118" calcext:value-type="float">
            <text:p>0.715052473763118</text:p>
          </table:table-cell>
          <table:table-cell office:value-type="float" office:value="0.036822524698888" calcext:value-type="float">
            <text:p>0.036822524698888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221043228636497" calcext:value-type="float">
            <text:p>0.0221043228636497</text:p>
          </table:table-cell>
          <table:table-cell office:value-type="float" office:value="0.692548725637181" calcext:value-type="float">
            <text:p>0.692548725637181</text:p>
          </table:table-cell>
          <table:table-cell office:value-type="float" office:value="0.0484187545081235" calcext:value-type="float">
            <text:p>0.0484187545081235</text:p>
          </table:table-cell>
          <table:table-cell office:value-type="float" office:value="0.720179910044978" calcext:value-type="float">
            <text:p>0.720179910044978</text:p>
          </table:table-cell>
          <table:table-cell office:value-type="float" office:value="0.0150652657138337" calcext:value-type="float">
            <text:p>0.0150652657138337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405915843969776" calcext:value-type="float">
            <text:p>0.040591584396977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13313343328336" calcext:value-type="float">
            <text:p>0.713313343328336</text:p>
          </table:table-cell>
          <table:table-cell office:value-type="float" office:value="0.0193697694419621" calcext:value-type="float">
            <text:p>0.0193697694419621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87116286003315" calcext:value-type="float">
            <text:p>0.0587116286003315</text:p>
          </table:table-cell>
          <table:table-cell office:value-type="float" office:value="0.718455772113943" calcext:value-type="float">
            <text:p>0.718455772113943</text:p>
          </table:table-cell>
          <table:table-cell office:value-type="float" office:value="0.0122657557298433" calcext:value-type="float">
            <text:p>0.0122657557298433</text:p>
          </table:table-cell>
          <table:table-cell office:value-type="float" office:value="0.725427286356822" calcext:value-type="float">
            <text:p>0.725427286356822</text:p>
          </table:table-cell>
          <table:table-cell office:value-type="float" office:value="0.0179998572672019" calcext:value-type="float">
            <text:p>0.0179998572672019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259073870160582" calcext:value-type="float">
            <text:p>0.0259073870160582</text:p>
          </table:table-cell>
          <table:table-cell office:value-type="float" office:value="0.721889055472264" calcext:value-type="float">
            <text:p>0.721889055472264</text:p>
          </table:table-cell>
          <table:table-cell office:value-type="float" office:value="0.0405672952712897" calcext:value-type="float">
            <text:p>0.0405672952712897</text:p>
          </table:table-cell>
          <table:table-cell office:value-type="float" office:value="0.689025487256372" calcext:value-type="float">
            <text:p>0.689025487256372</text:p>
          </table:table-cell>
          <table:table-cell office:value-type="float" office:value="0.0335236540916633" calcext:value-type="float">
            <text:p>0.0335236540916633</text:p>
          </table:table-cell>
          <table:table-cell office:value-type="float" office:value="0.713343328335832" calcext:value-type="float">
            <text:p>0.713343328335832</text:p>
          </table:table-cell>
          <table:table-cell office:value-type="float" office:value="0.025567604193397" calcext:value-type="float">
            <text:p>0.025567604193397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28868950988655" calcext:value-type="float">
            <text:p>0.0328868950988655</text:p>
          </table:table-cell>
          <table:table-cell office:value-type="float" office:value="0.704587706146927" calcext:value-type="float">
            <text:p>0.704587706146927</text:p>
          </table:table-cell>
          <table:table-cell office:value-type="float" office:value="0.0630766589391895" calcext:value-type="float">
            <text:p>0.0630766589391895</text:p>
          </table:table-cell>
          <table:table-cell office:value-type="float" office:value="0.711514242878561" calcext:value-type="float">
            <text:p>0.711514242878561</text:p>
          </table:table-cell>
          <table:table-cell office:value-type="float" office:value="0.0234505476339811" calcext:value-type="float">
            <text:p>0.0234505476339811</text:p>
          </table:table-cell>
          <table:table-cell office:value-type="float" office:value="0.70640179910045" calcext:value-type="float">
            <text:p>0.70640179910045</text:p>
          </table:table-cell>
          <table:table-cell office:value-type="float" office:value="0.0326825233974908" calcext:value-type="float">
            <text:p>0.0326825233974908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238765683665055" calcext:value-type="float">
            <text:p>0.0238765683665055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474024169912895" calcext:value-type="float">
            <text:p>0.0474024169912895</text:p>
          </table:table-cell>
          <table:table-cell office:value-type="float" office:value="0.711544227886057" calcext:value-type="float">
            <text:p>0.711544227886057</text:p>
          </table:table-cell>
          <table:table-cell office:value-type="float" office:value="0.0123790335333039" calcext:value-type="float">
            <text:p>0.0123790335333039</text:p>
          </table:table-cell>
          <table:table-cell office:value-type="float" office:value="0.69599700149925" calcext:value-type="float">
            <text:p>0.69599700149925</text:p>
          </table:table-cell>
          <table:table-cell office:value-type="float" office:value="0.0333992135185767" calcext:value-type="float">
            <text:p>0.03339921351857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715385307346327" calcext:value-type="float">
            <text:p>0.715385307346327</text:p>
          </table:table-cell>
          <table:table-cell office:value-type="float" office:value="0.0153221315277265" calcext:value-type="float">
            <text:p>0.0153221315277265</text:p>
          </table:table-cell>
          <table:table-cell office:value-type="float" office:value="0.695619190404798" calcext:value-type="float">
            <text:p>0.695619190404798</text:p>
          </table:table-cell>
          <table:table-cell office:value-type="float" office:value="0.0601412671742597" calcext:value-type="float">
            <text:p>0.0601412671742597</text:p>
          </table:table-cell>
          <table:table-cell office:value-type="float" office:value="0.715700149925037" calcext:value-type="float">
            <text:p>0.715700149925037</text:p>
          </table:table-cell>
          <table:table-cell office:value-type="float" office:value="0.0122143479662905" calcext:value-type="float">
            <text:p>0.0122143479662905</text:p>
          </table:table-cell>
          <table:table-cell office:value-type="float" office:value="0.714701649175412" calcext:value-type="float">
            <text:p>0.714701649175412</text:p>
          </table:table-cell>
          <table:table-cell office:value-type="float" office:value="0.014501956495929" calcext:value-type="float">
            <text:p>0.014501956495929</text:p>
          </table:table-cell>
          <table:table-cell office:value-type="float" office:value="0.707376311844078" calcext:value-type="float">
            <text:p>0.707376311844078</text:p>
          </table:table-cell>
          <table:table-cell office:value-type="float" office:value="0.0281469270416263" calcext:value-type="float">
            <text:p>0.0281469270416263</text:p>
          </table:table-cell>
          <table:table-cell office:value-type="float" office:value="0.713943028485757" calcext:value-type="float">
            <text:p>0.713943028485757</text:p>
          </table:table-cell>
          <table:table-cell office:value-type="float" office:value="0.0477463145093413" calcext:value-type="float">
            <text:p>0.0477463145093413</text:p>
          </table:table-cell>
          <table:table-cell office:value-type="float" office:value="0.701181409295352" calcext:value-type="float">
            <text:p>0.701181409295352</text:p>
          </table:table-cell>
          <table:table-cell office:value-type="float" office:value="0.0223973030539287" calcext:value-type="float">
            <text:p>0.0223973030539287</text:p>
          </table:table-cell>
          <table:table-cell office:value-type="float" office:value="0.710902548725637" calcext:value-type="float">
            <text:p>0.710902548725637</text:p>
          </table:table-cell>
          <table:table-cell office:value-type="float" office:value="0.0248127820913669" calcext:value-type="float">
            <text:p>0.0248127820913669</text:p>
          </table:table-cell>
          <table:table-cell office:value-type="float" office:value="0.708770614692654" calcext:value-type="float">
            <text:p>0.708770614692654</text:p>
          </table:table-cell>
          <table:table-cell office:value-type="float" office:value="0.0332704145826962" calcext:value-type="float">
            <text:p>0.0332704145826962</text:p>
          </table:table-cell>
          <table:table-cell office:value-type="float" office:value="0.706347826086956" calcext:value-type="float">
            <text:p>0.706347826086956</text:p>
          </table:table-cell>
          <table:table-cell office:value-type="float" office:value="0.0506549884859565" calcext:value-type="float">
            <text:p>0.0506549884859565</text:p>
          </table:table-cell>
          <table:table-cell office:value-type="float" office:value="0.710851574212894" calcext:value-type="float">
            <text:p>0.710851574212894</text:p>
          </table:table-cell>
          <table:table-cell office:value-type="float" office:value="0.0196627125456638" calcext:value-type="float">
            <text:p>0.0196627125456638</text:p>
          </table:table-cell>
          <table:table-cell office:value-type="float" office:value="0.711949025487256" calcext:value-type="float">
            <text:p>0.711949025487256</text:p>
          </table:table-cell>
          <table:table-cell office:value-type="float" office:value="0.0365375759608765" calcext:value-type="float">
            <text:p>0.0365375759608765</text:p>
          </table:table-cell>
          <table:table-cell office:value-type="float" office:value="0.699805097451274" calcext:value-type="float">
            <text:p>0.699805097451274</text:p>
          </table:table-cell>
          <table:table-cell office:value-type="float" office:value="0.0256996728732241" calcext:value-type="float">
            <text:p>0.0256996728732241</text:p>
          </table:table-cell>
          <table:table-cell office:value-type="float" office:value="0.70496251874063" calcext:value-type="float">
            <text:p>0.70496251874063</text:p>
          </table:table-cell>
          <table:table-cell office:value-type="float" office:value="0.0442675857871679" calcext:value-type="float">
            <text:p>0.0442675857871679</text:p>
          </table:table-cell>
          <table:table-cell office:value-type="float" office:value="0.718425787106447" calcext:value-type="float">
            <text:p>0.718425787106447</text:p>
          </table:table-cell>
          <table:table-cell office:value-type="float" office:value="0.0270185029397645" calcext:value-type="float">
            <text:p>0.0270185029397645</text:p>
          </table:table-cell>
          <table:table-cell office:value-type="float" office:value="0.70600299850075" calcext:value-type="float">
            <text:p>0.70600299850075</text:p>
          </table:table-cell>
          <table:table-cell office:value-type="float" office:value="0.0401808050686186" calcext:value-type="float">
            <text:p>0.040180805068618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75262368815592" calcext:value-type="float">
            <text:p>0.675262368815592</text:p>
          </table:table-cell>
          <table:table-cell office:value-type="float" office:value="0.0282537601562746" calcext:value-type="float">
            <text:p>0.0282537601562746</text:p>
          </table:table-cell>
          <table:table-cell office:value-type="float" office:value="0.689130434782609" calcext:value-type="float">
            <text:p>0.689130434782609</text:p>
          </table:table-cell>
          <table:table-cell office:value-type="float" office:value="0.0290638105509237" calcext:value-type="float">
            <text:p>0.0290638105509237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600557717052321" calcext:value-type="float">
            <text:p>0.0600557717052321</text:p>
          </table:table-cell>
          <table:table-cell office:value-type="float" office:value="0.673613193403298" calcext:value-type="float">
            <text:p>0.673613193403298</text:p>
          </table:table-cell>
          <table:table-cell office:value-type="float" office:value="0.032590811756518" calcext:value-type="float">
            <text:p>0.032590811756518</text:p>
          </table:table-cell>
          <table:table-cell office:value-type="float" office:value="0.730524737631184" calcext:value-type="float">
            <text:p>0.730524737631184</text:p>
          </table:table-cell>
          <table:table-cell office:value-type="float" office:value="0.0324066792049831" calcext:value-type="float">
            <text:p>0.0324066792049831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310026616950313" calcext:value-type="float">
            <text:p>0.0310026616950313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234181396812716" calcext:value-type="float">
            <text:p>0.023418139681271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54661589196048" calcext:value-type="float">
            <text:p>0.0254661589196048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44426252770114" calcext:value-type="float">
            <text:p>0.0544426252770114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567465623198603" calcext:value-type="float">
            <text:p>0.0567465623198603</text:p>
          </table:table-cell>
          <table:table-cell office:value-type="float" office:value="0.690839580209895" calcext:value-type="float">
            <text:p>0.690839580209895</text:p>
          </table:table-cell>
          <table:table-cell office:value-type="float" office:value="0.0406645374619195" calcext:value-type="float">
            <text:p>0.0406645374619195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466990139820278" calcext:value-type="float">
            <text:p>0.0466990139820278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2159156463071" calcext:value-type="float">
            <text:p>0.042159156463071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351980757391384" calcext:value-type="float">
            <text:p>0.035198075739138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85998962177876" calcext:value-type="float">
            <text:p>0.0385998962177876</text:p>
          </table:table-cell>
          <table:table-cell office:value-type="float" office:value="0.715067466266867" calcext:value-type="float">
            <text:p>0.715067466266867</text:p>
          </table:table-cell>
          <table:table-cell office:value-type="float" office:value="0.0213304263123492" calcext:value-type="float">
            <text:p>0.021330426312349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442665066557955" calcext:value-type="float">
            <text:p>0.044266506655795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446871373889279" calcext:value-type="float">
            <text:p>0.0446871373889279</text:p>
          </table:table-cell>
          <table:table-cell office:value-type="float" office:value="0.687286356821589" calcext:value-type="float">
            <text:p>0.687286356821589</text:p>
          </table:table-cell>
          <table:table-cell office:value-type="float" office:value="0.0487654260332779" calcext:value-type="float">
            <text:p>0.0487654260332779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443079345731167" calcext:value-type="float">
            <text:p>0.044307934573116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83912546108784" calcext:value-type="float">
            <text:p>0.0383912546108784</text:p>
          </table:table-cell>
          <table:table-cell office:value-type="float" office:value="0.711484257871064" calcext:value-type="float">
            <text:p>0.711484257871064</text:p>
          </table:table-cell>
          <table:table-cell office:value-type="float" office:value="0.0540239899615047" calcext:value-type="float">
            <text:p>0.05402398996150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17493657538016" calcext:value-type="float">
            <text:p>0.0317493657538016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47355880155345" calcext:value-type="float">
            <text:p>0.0347355880155345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4826533209316" calcext:value-type="float">
            <text:p>0.044826533209316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05695735993364" calcext:value-type="float">
            <text:p>0.0305695735993364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415484924961422" calcext:value-type="float">
            <text:p>0.0415484924961422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25972769474689" calcext:value-type="float">
            <text:p>0.032597276947468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447062032131237" calcext:value-type="float">
            <text:p>0.044706203213123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92383902654338" calcext:value-type="float">
            <text:p>0.0292383902654338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279241671039938" calcext:value-type="float">
            <text:p>0.0279241671039938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165286319315167" calcext:value-type="float">
            <text:p>0.01652863193151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97258420356187" calcext:value-type="float">
            <text:p>0.0397258420356187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72718005867504" calcext:value-type="float">
            <text:p>0.047271800586750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67438700753041" calcext:value-type="float">
            <text:p>0.026743870075304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28933020945752" calcext:value-type="float">
            <text:p>0.0328933020945752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64560154731089" calcext:value-type="float">
            <text:p>0.0364560154731089</text:p>
          </table:table-cell>
          <table:table-cell office:value-type="float" office:value="0.701109445277361" calcext:value-type="float">
            <text:p>0.701109445277361</text:p>
          </table:table-cell>
          <table:table-cell office:value-type="float" office:value="0.0360281828300356" calcext:value-type="float">
            <text:p>0.0360281828300356</text:p>
          </table:table-cell>
          <table:table-cell office:value-type="float" office:value="0.720149925037481" calcext:value-type="float">
            <text:p>0.720149925037481</text:p>
          </table:table-cell>
          <table:table-cell office:value-type="float" office:value="0.0226169136894044" calcext:value-type="float">
            <text:p>0.022616913689404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32948624039886" calcext:value-type="float">
            <text:p>0.0332948624039886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95834592222214" calcext:value-type="float">
            <text:p>0.049583459222221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2671954954396" calcext:value-type="float">
            <text:p>0.022671954954396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04376620452665" calcext:value-type="float">
            <text:p>0.0404376620452665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342997719602461" calcext:value-type="float">
            <text:p>0.0342997719602461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06641988982163" calcext:value-type="float">
            <text:p>0.0406641988982163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285049548660399" calcext:value-type="float">
            <text:p>0.0285049548660399</text:p>
          </table:table-cell>
          <table:table-cell office:value-type="float" office:value="0.714947526236881" calcext:value-type="float">
            <text:p>0.714947526236881</text:p>
          </table:table-cell>
          <table:table-cell office:value-type="float" office:value="0.0283932649753364" calcext:value-type="float">
            <text:p>0.0283932649753364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54147882842602" calcext:value-type="float">
            <text:p>0.035414788284260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32828123155439" calcext:value-type="float">
            <text:p>0.032828123155439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43927921610231" calcext:value-type="float">
            <text:p>0.0343927921610231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327322101998328" calcext:value-type="float">
            <text:p>0.0327322101998328</text:p>
          </table:table-cell>
          <table:table-cell office:value-type="float" office:value="0.697661169415292" calcext:value-type="float">
            <text:p>0.697661169415292</text:p>
          </table:table-cell>
          <table:table-cell office:value-type="float" office:value="0.0381605388028209" calcext:value-type="float">
            <text:p>0.0381605388028209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37341944988702" calcext:value-type="float">
            <text:p>0.037341944988702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77586660808691" calcext:value-type="float">
            <text:p>0.0377586660808691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208185774245198" calcext:value-type="float">
            <text:p>0.0208185774245198</text:p>
          </table:table-cell>
          <table:table-cell office:value-type="float" office:value="0.699415292353823" calcext:value-type="float">
            <text:p>0.699415292353823</text:p>
          </table:table-cell>
          <table:table-cell office:value-type="float" office:value="0.043902232854365" calcext:value-type="float">
            <text:p>0.043902232854365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400918094188728" calcext:value-type="float">
            <text:p>0.0400918094188728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249365272071563" calcext:value-type="float">
            <text:p>0.024936527207156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81683425880465" calcext:value-type="float">
            <text:p>0.0381683425880465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24761845856126" calcext:value-type="float">
            <text:p>0.024761845856126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61049778993077" calcext:value-type="float">
            <text:p>0.0461049778993077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05505604273209" calcext:value-type="float">
            <text:p>0.0305505604273209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33095650644426" calcext:value-type="float">
            <text:p>0.033095650644426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360954452543751" calcext:value-type="float">
            <text:p>0.036095445254375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16617223113985" calcext:value-type="float">
            <text:p>0.031661722311398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79333756853539" calcext:value-type="float">
            <text:p>0.0479333756853539</text:p>
          </table:table-cell>
          <table:table-cell office:value-type="float" office:value="0.687316341829085" calcext:value-type="float">
            <text:p>0.687316341829085</text:p>
          </table:table-cell>
          <table:table-cell office:value-type="float" office:value="0.0323489282701372" calcext:value-type="float">
            <text:p>0.0323489282701372</text:p>
          </table:table-cell>
          <table:table-cell office:value-type="float" office:value="0.689025487256372" calcext:value-type="float">
            <text:p>0.689025487256372</text:p>
          </table:table-cell>
          <table:table-cell office:value-type="float" office:value="0.041898971941675" calcext:value-type="float">
            <text:p>0.041898971941675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436216616192601" calcext:value-type="float">
            <text:p>0.0436216616192601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376993281484871" calcext:value-type="float">
            <text:p>0.037699328148487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04968772248021" calcext:value-type="float">
            <text:p>0.0304968772248021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62524816945044" calcext:value-type="float">
            <text:p>0.036252481694504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496151932847033" calcext:value-type="float">
            <text:p>0.0496151932847033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190971632626395" calcext:value-type="float">
            <text:p>0.0190971632626395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288303059845053" calcext:value-type="float">
            <text:p>0.0288303059845053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184382349751508" calcext:value-type="float">
            <text:p>0.0184382349751508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40675888078775" calcext:value-type="float">
            <text:p>0.040675888078775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80989479649246" calcext:value-type="float">
            <text:p>0.0280989479649246</text:p>
          </table:table-cell>
          <table:table-cell office:value-type="float" office:value="0.716686656671664" calcext:value-type="float">
            <text:p>0.716686656671664</text:p>
          </table:table-cell>
          <table:table-cell office:value-type="float" office:value="0.0327090770858069" calcext:value-type="float">
            <text:p>0.032709077085806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34470628652081" calcext:value-type="float">
            <text:p>0.03344706286520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9781109445277" calcext:value-type="float">
            <text:p>0.699781109445277</text:p>
          </table:table-cell>
          <table:table-cell office:value-type="float" office:value="0.0353471908629053" calcext:value-type="float">
            <text:p>0.0353471908629053</text:p>
          </table:table-cell>
          <table:table-cell office:value-type="float" office:value="0.700467766116941" calcext:value-type="float">
            <text:p>0.700467766116941</text:p>
          </table:table-cell>
          <table:table-cell office:value-type="float" office:value="0.0406697832745958" calcext:value-type="float">
            <text:p>0.0406697832745958</text:p>
          </table:table-cell>
          <table:table-cell office:value-type="float" office:value="0.689388305847076" calcext:value-type="float">
            <text:p>0.689388305847076</text:p>
          </table:table-cell>
          <table:table-cell office:value-type="float" office:value="0.0401292412567568" calcext:value-type="float">
            <text:p>0.0401292412567568</text:p>
          </table:table-cell>
          <table:table-cell office:value-type="float" office:value="0.689058470764618" calcext:value-type="float">
            <text:p>0.689058470764618</text:p>
          </table:table-cell>
          <table:table-cell office:value-type="float" office:value="0.0379703118337412" calcext:value-type="float">
            <text:p>0.0379703118337412</text:p>
          </table:table-cell>
          <table:table-cell office:value-type="float" office:value="0.70943928035982" calcext:value-type="float">
            <text:p>0.70943928035982</text:p>
          </table:table-cell>
          <table:table-cell office:value-type="float" office:value="0.0376435111793865" calcext:value-type="float">
            <text:p>0.0376435111793865</text:p>
          </table:table-cell>
          <table:table-cell office:value-type="float" office:value="0.699409295352324" calcext:value-type="float">
            <text:p>0.699409295352324</text:p>
          </table:table-cell>
          <table:table-cell office:value-type="float" office:value="0.0393025657431856" calcext:value-type="float">
            <text:p>0.0393025657431856</text:p>
          </table:table-cell>
          <table:table-cell office:value-type="float" office:value="0.711178410794603" calcext:value-type="float">
            <text:p>0.711178410794603</text:p>
          </table:table-cell>
          <table:table-cell office:value-type="float" office:value="0.0258199747547599" calcext:value-type="float">
            <text:p>0.0258199747547599</text:p>
          </table:table-cell>
          <table:table-cell office:value-type="float" office:value="0.703574212893553" calcext:value-type="float">
            <text:p>0.703574212893553</text:p>
          </table:table-cell>
          <table:table-cell office:value-type="float" office:value="0.0347302647775995" calcext:value-type="float">
            <text:p>0.0347302647775995</text:p>
          </table:table-cell>
          <table:table-cell office:value-type="float" office:value="0.701493253373313" calcext:value-type="float">
            <text:p>0.701493253373313</text:p>
          </table:table-cell>
          <table:table-cell office:value-type="float" office:value="0.047711924082425" calcext:value-type="float">
            <text:p>0.047711924082425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8043562686777" calcext:value-type="float">
            <text:p>0.0308043562686777</text:p>
          </table:table-cell>
          <table:table-cell office:value-type="float" office:value="0.699448275862069" calcext:value-type="float">
            <text:p>0.699448275862069</text:p>
          </table:table-cell>
          <table:table-cell office:value-type="float" office:value="0.037929868115176" calcext:value-type="float">
            <text:p>0.037929868115176</text:p>
          </table:table-cell>
          <table:table-cell office:value-type="float" office:value="0.699424287856072" calcext:value-type="float">
            <text:p>0.699424287856072</text:p>
          </table:table-cell>
          <table:table-cell office:value-type="float" office:value="0.0313592287442039" calcext:value-type="float">
            <text:p>0.0313592287442039</text:p>
          </table:table-cell>
          <table:table-cell office:value-type="float" office:value="0.700794602698651" calcext:value-type="float">
            <text:p>0.700794602698651</text:p>
          </table:table-cell>
          <table:table-cell office:value-type="float" office:value="0.0428620849104987" calcext:value-type="float">
            <text:p>0.0428620849104987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3181858525715" calcext:value-type="float">
            <text:p>0.0303181858525715</text:p>
          </table:table-cell>
          <table:table-cell office:value-type="float" office:value="0.712887556221889" calcext:value-type="float">
            <text:p>0.712887556221889</text:p>
          </table:table-cell>
          <table:table-cell office:value-type="float" office:value="0.0321444112054701" calcext:value-type="float">
            <text:p>0.0321444112054701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85632709295419" calcext:value-type="float">
            <text:p>0.028563270929541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274530307007379" calcext:value-type="float">
            <text:p>0.0274530307007379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41437487440785" calcext:value-type="float">
            <text:p>0.0341437487440785</text:p>
          </table:table-cell>
          <table:table-cell office:value-type="float" office:value="0.934446680080483" calcext:value-type="float">
            <text:p>0.934446680080483</text:p>
          </table:table-cell>
          <table:table-cell office:value-type="float" office:value="0.026020149974996" calcext:value-type="float">
            <text:p>0.026020149974996</text:p>
          </table:table-cell>
          <table:table-cell office:value-type="float" office:value="0.903018108651911" calcext:value-type="float">
            <text:p>0.903018108651911</text:p>
          </table:table-cell>
          <table:table-cell office:value-type="float" office:value="0.0398453849377924" calcext:value-type="float">
            <text:p>0.0398453849377924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308638401169165" calcext:value-type="float">
            <text:p>0.0308638401169165</text:p>
          </table:table-cell>
          <table:table-cell office:value-type="float" office:value="0.917303822937626" calcext:value-type="float">
            <text:p>0.917303822937626</text:p>
          </table:table-cell>
          <table:table-cell office:value-type="float" office:value="0.0189054522965703" calcext:value-type="float">
            <text:p>0.0189054522965703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370049058861875" calcext:value-type="float">
            <text:p>0.037004905886187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211552935615667" calcext:value-type="float">
            <text:p>0.021155293561566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4" calcext:value-type="float">
            <text:p>0.036425569310576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158624828473972" calcext:value-type="float">
            <text:p>0.0158624828473972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466046969892237" calcext:value-type="float">
            <text:p>0.0466046969892237</text:p>
          </table:table-cell>
          <table:table-cell office:value-type="float" office:value="0.923018108651911" calcext:value-type="float">
            <text:p>0.923018108651911</text:p>
          </table:table-cell>
          <table:table-cell office:value-type="float" office:value="0.0193784617152488" calcext:value-type="float">
            <text:p>0.0193784617152488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13704613019516" calcext:value-type="float">
            <text:p>0.0313704613019516</text:p>
          </table:table-cell>
          <table:table-cell office:value-type="float" office:value="0.905955734406439" calcext:value-type="float">
            <text:p>0.905955734406439</text:p>
          </table:table-cell>
          <table:table-cell office:value-type="float" office:value="0.0279459405277846" calcext:value-type="float">
            <text:p>0.0279459405277846</text:p>
          </table:table-cell>
          <table:table-cell office:value-type="float" office:value="0.911629778672032" calcext:value-type="float">
            <text:p>0.911629778672032</text:p>
          </table:table-cell>
          <table:table-cell office:value-type="float" office:value="0.0311128472310134" calcext:value-type="float">
            <text:p>0.03111284723101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116277942790522" calcext:value-type="float">
            <text:p>0.011627794279052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25875251509054" calcext:value-type="float">
            <text:p>0.925875251509054</text:p>
          </table:table-cell>
          <table:table-cell office:value-type="float" office:value="0.0342095511534335" calcext:value-type="float">
            <text:p>0.0342095511534335</text:p>
          </table:table-cell>
          <table:table-cell office:value-type="float" office:value="0.911790744466801" calcext:value-type="float">
            <text:p>0.911790744466801</text:p>
          </table:table-cell>
          <table:table-cell office:value-type="float" office:value="0.0378658988778453" calcext:value-type="float">
            <text:p>0.0378658988778453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0997149705088" calcext:value-type="float">
            <text:p>0.030997149705088</text:p>
          </table:table-cell>
          <table:table-cell office:value-type="float" office:value="0.922977867203219" calcext:value-type="float">
            <text:p>0.922977867203219</text:p>
          </table:table-cell>
          <table:table-cell office:value-type="float" office:value="0.0219045298519047" calcext:value-type="float">
            <text:p>0.0219045298519047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58903767465647" calcext:value-type="float">
            <text:p>0.025890376746564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01159430445827" calcext:value-type="float">
            <text:p>0.0101159430445827</text:p>
          </table:table-cell>
          <table:table-cell office:value-type="float" office:value="0.917344064386318" calcext:value-type="float">
            <text:p>0.917344064386318</text:p>
          </table:table-cell>
          <table:table-cell office:value-type="float" office:value="0.0370580374404016" calcext:value-type="float">
            <text:p>0.0370580374404016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120206804810458" calcext:value-type="float">
            <text:p>0.0120206804810458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267315768640838" calcext:value-type="float">
            <text:p>0.0267315768640838</text:p>
          </table:table-cell>
          <table:table-cell office:value-type="float" office:value="0.920160965794768" calcext:value-type="float">
            <text:p>0.920160965794768</text:p>
          </table:table-cell>
          <table:table-cell office:value-type="float" office:value="0.0261303842892881" calcext:value-type="float">
            <text:p>0.026130384289288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95409648998935" calcext:value-type="float">
            <text:p>0.0295409648998935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308638401169165" calcext:value-type="float">
            <text:p>0.0308638401169165</text:p>
          </table:table-cell>
          <table:table-cell office:value-type="float" office:value="0.903138832997988" calcext:value-type="float">
            <text:p>0.903138832997988</text:p>
          </table:table-cell>
          <table:table-cell office:value-type="float" office:value="0.0211509873547164" calcext:value-type="float">
            <text:p>0.0211509873547164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0997149705088" calcext:value-type="float">
            <text:p>0.030997149705088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260105017006882" calcext:value-type="float">
            <text:p>0.026010501700688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28692152917505" calcext:value-type="float">
            <text:p>0.928692152917505</text:p>
          </table:table-cell>
          <table:table-cell office:value-type="float" office:value="0.0365407532990285" calcext:value-type="float">
            <text:p>0.0365407532990285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424097428231962" calcext:value-type="float">
            <text:p>0.0424097428231962</text:p>
          </table:table-cell>
          <table:table-cell office:value-type="float" office:value="0.934446680080483" calcext:value-type="float">
            <text:p>0.934446680080483</text:p>
          </table:table-cell>
          <table:table-cell office:value-type="float" office:value="0.026020149974996" calcext:value-type="float">
            <text:p>0.026020149974996</text:p>
          </table:table-cell>
          <table:table-cell office:value-type="float" office:value="0.928692152917505" calcext:value-type="float">
            <text:p>0.928692152917505</text:p>
          </table:table-cell>
          <table:table-cell office:value-type="float" office:value="0.0227793792946212" calcext:value-type="float">
            <text:p>0.0227793792946212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408905397567021" calcext:value-type="float">
            <text:p>0.0408905397567021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92836963349369" calcext:value-type="float">
            <text:p>0.0192836963349369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175021390336638" calcext:value-type="float">
            <text:p>0.0175021390336638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92836963349369" calcext:value-type="float">
            <text:p>0.0192836963349369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41533483625326" calcext:value-type="float">
            <text:p>0.041533483625326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217362500461428" calcext:value-type="float">
            <text:p>0.0217362500461428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03138832997988" calcext:value-type="float">
            <text:p>0.903138832997988</text:p>
          </table:table-cell>
          <table:table-cell office:value-type="float" office:value="0.0118845200618191" calcext:value-type="float">
            <text:p>0.0118845200618191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73586365542862" calcext:value-type="float">
            <text:p>0.0273586365542862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260105017006882" calcext:value-type="float">
            <text:p>0.026010501700688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25875251509054" calcext:value-type="float">
            <text:p>0.925875251509054</text:p>
          </table:table-cell>
          <table:table-cell office:value-type="float" office:value="0.0342095511534335" calcext:value-type="float">
            <text:p>0.0342095511534335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424097428231962" calcext:value-type="float">
            <text:p>0.0424097428231962</text:p>
          </table:table-cell>
          <table:table-cell office:value-type="float" office:value="0.931629778672032" calcext:value-type="float">
            <text:p>0.931629778672032</text:p>
          </table:table-cell>
          <table:table-cell office:value-type="float" office:value="0.0255308921048159" calcext:value-type="float">
            <text:p>0.0255308921048159</text:p>
          </table:table-cell>
          <table:table-cell office:value-type="float" office:value="0.928692152917505" calcext:value-type="float">
            <text:p>0.928692152917505</text:p>
          </table:table-cell>
          <table:table-cell office:value-type="float" office:value="0.0204171326273227" calcext:value-type="float">
            <text:p>0.0204171326273227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55941812494575" calcext:value-type="float">
            <text:p>0.0355941812494575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  <table:table-cell office:value-type="float" office:value="0.931629778672032" calcext:value-type="float">
            <text:p>0.931629778672032</text:p>
          </table:table-cell>
          <table:table-cell office:value-type="float" office:value="0.0234475080838289" calcext:value-type="float">
            <text:p>0.0234475080838289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92836963349369" calcext:value-type="float">
            <text:p>0.0192836963349369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217362500461428" calcext:value-type="float">
            <text:p>0.0217362500461428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065446502886481" calcext:value-type="float">
            <text:p>0.0065446502886481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58903767465647" calcext:value-type="float">
            <text:p>0.0258903767465647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31549295774648" calcext:value-type="float">
            <text:p>0.931549295774648</text:p>
          </table:table-cell>
          <table:table-cell office:value-type="float" office:value="0.032696455655832" calcext:value-type="float">
            <text:p>0.032696455655832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424097428231962" calcext:value-type="float">
            <text:p>0.0424097428231962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303079159414315" calcext:value-type="float">
            <text:p>0.0303079159414315</text:p>
          </table:table-cell>
          <table:table-cell office:value-type="float" office:value="0.931549295774648" calcext:value-type="float">
            <text:p>0.931549295774648</text:p>
          </table:table-cell>
          <table:table-cell office:value-type="float" office:value="0.0213731914906176" calcext:value-type="float">
            <text:p>0.0213731914906176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57887115236475" calcext:value-type="float">
            <text:p>0.0357887115236475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163823970595081" calcext:value-type="float">
            <text:p>0.0163823970595081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30997149705088" calcext:value-type="float">
            <text:p>0.030997149705088</text:p>
          </table:table-cell>
          <table:table-cell office:value-type="float" office:value="0.93158953722334" calcext:value-type="float">
            <text:p>0.93158953722334</text:p>
          </table:table-cell>
          <table:table-cell office:value-type="float" office:value="0.0275650251851767" calcext:value-type="float">
            <text:p>0.027565025185176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92836963349369" calcext:value-type="float">
            <text:p>0.0192836963349369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77601835528911" calcext:value-type="float">
            <text:p>0.0277601835528911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312203366981086" calcext:value-type="float">
            <text:p>0.0312203366981086</text:p>
          </table:table-cell>
          <table:table-cell office:value-type="float" office:value="0.911670020120724" calcext:value-type="float">
            <text:p>0.911670020120724</text:p>
          </table:table-cell>
          <table:table-cell office:value-type="float" office:value="0.0065446502886481" calcext:value-type="float">
            <text:p>0.006544650288648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8772635814889" calcext:value-type="float">
            <text:p>0.928772635814889</text:p>
          </table:table-cell>
          <table:table-cell office:value-type="float" office:value="0.0267299108876146" calcext:value-type="float">
            <text:p>0.02672991088761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925875251509054" calcext:value-type="float">
            <text:p>0.925875251509054</text:p>
          </table:table-cell>
          <table:table-cell office:value-type="float" office:value="0.0330218683924931" calcext:value-type="float">
            <text:p>0.0330218683924931</text:p>
          </table:table-cell>
          <table:table-cell office:value-type="float" office:value="0.91292555331992" calcext:value-type="float">
            <text:p>0.91292555331992</text:p>
          </table:table-cell>
          <table:table-cell office:value-type="float" office:value="0.0398477752183025" calcext:value-type="float">
            <text:p>0.0398477752183025</text:p>
          </table:table-cell>
          <table:table-cell office:value-type="float" office:value="0.931042253521127" calcext:value-type="float">
            <text:p>0.931042253521127</text:p>
          </table:table-cell>
          <table:table-cell office:value-type="float" office:value="0.0277752515402655" calcext:value-type="float">
            <text:p>0.0277752515402655</text:p>
          </table:table-cell>
          <table:table-cell office:value-type="float" office:value="0.922985915492958" calcext:value-type="float">
            <text:p>0.922985915492958</text:p>
          </table:table-cell>
          <table:table-cell office:value-type="float" office:value="0.0252639236404517" calcext:value-type="float">
            <text:p>0.0252639236404517</text:p>
          </table:table-cell>
          <table:table-cell office:value-type="float" office:value="0.922519114688129" calcext:value-type="float">
            <text:p>0.922519114688129</text:p>
          </table:table-cell>
          <table:table-cell office:value-type="float" office:value="0.0338055298786577" calcext:value-type="float">
            <text:p>0.0338055298786577</text:p>
          </table:table-cell>
          <table:table-cell office:value-type="float" office:value="0.919637826961771" calcext:value-type="float">
            <text:p>0.919637826961771</text:p>
          </table:table-cell>
          <table:table-cell office:value-type="float" office:value="0.0172479749453454" calcext:value-type="float">
            <text:p>0.0172479749453454</text:p>
          </table:table-cell>
          <table:table-cell office:value-type="float" office:value="0.921368209255533" calcext:value-type="float">
            <text:p>0.921368209255533</text:p>
          </table:table-cell>
          <table:table-cell office:value-type="float" office:value="0.0322294612073256" calcext:value-type="float">
            <text:p>0.0322294612073256</text:p>
          </table:table-cell>
          <table:table-cell office:value-type="float" office:value="0.927058350100604" calcext:value-type="float">
            <text:p>0.927058350100604</text:p>
          </table:table-cell>
          <table:table-cell office:value-type="float" office:value="0.0203381292690564" calcext:value-type="float">
            <text:p>0.0203381292690564</text:p>
          </table:table-cell>
          <table:table-cell office:value-type="float" office:value="0.91969416498994" calcext:value-type="float">
            <text:p>0.91969416498994</text:p>
          </table:table-cell>
          <table:table-cell office:value-type="float" office:value="0.0302458105053337" calcext:value-type="float">
            <text:p>0.0302458105053337</text:p>
          </table:table-cell>
          <table:table-cell office:value-type="float" office:value="0.920209255533199" calcext:value-type="float">
            <text:p>0.920209255533199</text:p>
          </table:table-cell>
          <table:table-cell office:value-type="float" office:value="0.0199687912282992" calcext:value-type="float">
            <text:p>0.0199687912282992</text:p>
          </table:table-cell>
          <table:table-cell office:value-type="float" office:value="0.917979879275654" calcext:value-type="float">
            <text:p>0.917979879275654</text:p>
          </table:table-cell>
          <table:table-cell office:value-type="float" office:value="0.0393166435948769" calcext:value-type="float">
            <text:p>0.0393166435948769</text:p>
          </table:table-cell>
          <table:table-cell office:value-type="float" office:value="0.923066398390342" calcext:value-type="float">
            <text:p>0.923066398390342</text:p>
          </table:table-cell>
          <table:table-cell office:value-type="float" office:value="0.0240304220520638" calcext:value-type="float">
            <text:p>0.0240304220520638</text:p>
          </table:table-cell>
          <table:table-cell office:value-type="float" office:value="0.923090543259558" calcext:value-type="float">
            <text:p>0.923090543259558</text:p>
          </table:table-cell>
          <table:table-cell office:value-type="float" office:value="0.0311790623026388" calcext:value-type="float">
            <text:p>0.0311790623026388</text:p>
          </table:table-cell>
          <table:table-cell office:value-type="float" office:value="0.907114688128773" calcext:value-type="float">
            <text:p>0.907114688128773</text:p>
          </table:table-cell>
          <table:table-cell office:value-type="float" office:value="0.0148141497043233" calcext:value-type="float">
            <text:p>0.0148141497043233</text:p>
          </table:table-cell>
          <table:table-cell office:value-type="float" office:value="0.920233400402415" calcext:value-type="float">
            <text:p>0.920233400402415</text:p>
          </table:table-cell>
          <table:table-cell office:value-type="float" office:value="0.0285249712282831" calcext:value-type="float">
            <text:p>0.0285249712282831</text:p>
          </table:table-cell>
          <table:table-cell office:value-type="float" office:value="0.92307444668008" calcext:value-type="float">
            <text:p>0.92307444668008</text:p>
          </table:table-cell>
          <table:table-cell office:value-type="float" office:value="0.0234217238911316" calcext:value-type="float">
            <text:p>0.023421723891131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2735752670797" calcext:value-type="float">
            <text:p>0.02735752670797</text:p>
          </table:table-cell>
          <table:table-cell office:value-type="float" office:value="0.917505030181086" calcext:value-type="float">
            <text:p>0.917505030181086</text:p>
          </table:table-cell>
          <table:table-cell office:value-type="float" office:value="0.0335041780723163" calcext:value-type="float">
            <text:p>0.0335041780723163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389567049924831" calcext:value-type="float">
            <text:p>0.0389567049924831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83655838907524" calcext:value-type="float">
            <text:p>0.0383655838907524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152190371181083" calcext:value-type="float">
            <text:p>0.015219037118108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12404295511877" calcext:value-type="float">
            <text:p>0.031240429551187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31854683507277" calcext:value-type="float">
            <text:p>0.0431854683507277</text:p>
          </table:table-cell>
          <table:table-cell office:value-type="float" office:value="0.90897384305835" calcext:value-type="float">
            <text:p>0.90897384305835</text:p>
          </table:table-cell>
          <table:table-cell office:value-type="float" office:value="0.0405332978260527" calcext:value-type="float">
            <text:p>0.040533297826052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75046832686085" calcext:value-type="float">
            <text:p>0.0175046832686085</text:p>
          </table:table-cell>
          <table:table-cell office:value-type="float" office:value="0.903259557344064" calcext:value-type="float">
            <text:p>0.903259557344064</text:p>
          </table:table-cell>
          <table:table-cell office:value-type="float" office:value="0.0439819428487916" calcext:value-type="float">
            <text:p>0.0439819428487916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26504865710462" calcext:value-type="float">
            <text:p>0.0326504865710462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64262024829699" calcext:value-type="float">
            <text:p>0.0164262024829699</text:p>
          </table:table-cell>
          <table:table-cell office:value-type="float" office:value="0.900402414486921" calcext:value-type="float">
            <text:p>0.900402414486921</text:p>
          </table:table-cell>
          <table:table-cell office:value-type="float" office:value="0.0398791538330048" calcext:value-type="float">
            <text:p>0.039879153833004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95701410333484" calcext:value-type="float">
            <text:p>0.029570141033348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07541782400116" calcext:value-type="float">
            <text:p>0.0407541782400116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40245070259572" calcext:value-type="float">
            <text:p>0.0402450702595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30400305060657" calcext:value-type="float">
            <text:p>0.023040030506065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56470184418284" calcext:value-type="float">
            <text:p>0.025647018441828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43097257661774" calcext:value-type="float">
            <text:p>0.04309725766177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51571823153343" calcext:value-type="float">
            <text:p>0.025157182315334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2265261309233" calcext:value-type="float">
            <text:p>0.03226526130923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368073443084264" calcext:value-type="float">
            <text:p>0.036807344308426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183101908122172" calcext:value-type="float">
            <text:p>0.01831019081221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62941533048381" calcext:value-type="float">
            <text:p>0.046294153304838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5065609893623" calcext:value-type="float">
            <text:p>0.02506560989362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80885311871" calcext:value-type="float">
            <text:p>0.917480885311871</text:p>
          </table:table-cell>
          <table:table-cell office:value-type="float" office:value="0.0299076100174409" calcext:value-type="float">
            <text:p>0.0299076100174409</text:p>
          </table:table-cell>
          <table:table-cell office:value-type="float" office:value="0.91461569416499" calcext:value-type="float">
            <text:p>0.91461569416499</text:p>
          </table:table-cell>
          <table:table-cell office:value-type="float" office:value="0.037749446750153" calcext:value-type="float">
            <text:p>0.037749446750153</text:p>
          </table:table-cell>
          <table:table-cell office:value-type="float" office:value="0.914068410462777" calcext:value-type="float">
            <text:p>0.914068410462777</text:p>
          </table:table-cell>
          <table:table-cell office:value-type="float" office:value="0.0332178340490738" calcext:value-type="float">
            <text:p>0.0332178340490738</text:p>
          </table:table-cell>
          <table:table-cell office:value-type="float" office:value="0.914012072434608" calcext:value-type="float">
            <text:p>0.914012072434608</text:p>
          </table:table-cell>
          <table:table-cell office:value-type="float" office:value="0.03552083220923" calcext:value-type="float">
            <text:p>0.03552083220923</text:p>
          </table:table-cell>
          <table:table-cell office:value-type="float" office:value="0.91230583501006" calcext:value-type="float">
            <text:p>0.91230583501006</text:p>
          </table:table-cell>
          <table:table-cell office:value-type="float" office:value="0.025320068489713" calcext:value-type="float">
            <text:p>0.025320068489713</text:p>
          </table:table-cell>
          <table:table-cell office:value-type="float" office:value="0.923710261569417" calcext:value-type="float">
            <text:p>0.923710261569417</text:p>
          </table:table-cell>
          <table:table-cell office:value-type="float" office:value="0.030326466744624" calcext:value-type="float">
            <text:p>0.030326466744624</text:p>
          </table:table-cell>
          <table:table-cell office:value-type="float" office:value="0.91630583501006" calcext:value-type="float">
            <text:p>0.91630583501006</text:p>
          </table:table-cell>
          <table:table-cell office:value-type="float" office:value="0.0337285734807246" calcext:value-type="float">
            <text:p>0.0337285734807246</text:p>
          </table:table-cell>
          <table:table-cell office:value-type="float" office:value="0.916289738430583" calcext:value-type="float">
            <text:p>0.916289738430583</text:p>
          </table:table-cell>
          <table:table-cell office:value-type="float" office:value="0.0343331606879108" calcext:value-type="float">
            <text:p>0.0343331606879108</text:p>
          </table:table-cell>
          <table:table-cell office:value-type="float" office:value="0.917440643863179" calcext:value-type="float">
            <text:p>0.917440643863179</text:p>
          </table:table-cell>
          <table:table-cell office:value-type="float" office:value="0.0357722158042418" calcext:value-type="float">
            <text:p>0.0357722158042418</text:p>
          </table:table-cell>
          <table:table-cell office:value-type="float" office:value="0.911758551307847" calcext:value-type="float">
            <text:p>0.911758551307847</text:p>
          </table:table-cell>
          <table:table-cell office:value-type="float" office:value="0.0294831627848877" calcext:value-type="float">
            <text:p>0.029483162784887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95616445982509" calcext:value-type="float">
            <text:p>0.0295616445982509</text:p>
          </table:table-cell>
          <table:table-cell office:value-type="float" office:value="0.915758551307847" calcext:value-type="float">
            <text:p>0.915758551307847</text:p>
          </table:table-cell>
          <table:table-cell office:value-type="float" office:value="0.0342762151702008" calcext:value-type="float">
            <text:p>0.0342762151702008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3808398237397" calcext:value-type="float">
            <text:p>0.0353808398237397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25223983217329" calcext:value-type="float">
            <text:p>0.025223983217329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9384590568877" calcext:value-type="float">
            <text:p>0.0359384590568877</text:p>
          </table:table-cell>
          <table:table-cell office:value-type="float" office:value="0.917408450704225" calcext:value-type="float">
            <text:p>0.917408450704225</text:p>
          </table:table-cell>
          <table:table-cell office:value-type="float" office:value="0.0372645235922396" calcext:value-type="float">
            <text:p>0.037264523592239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51285968933028" calcext:value-type="float">
            <text:p>0.751285968933028</text:p>
          </table:table-cell>
          <table:table-cell office:value-type="float" office:value="0.0204622448697398" calcext:value-type="float">
            <text:p>0.0204622448697398</text:p>
          </table:table-cell>
          <table:table-cell office:value-type="float" office:value="0.722553263729734" calcext:value-type="float">
            <text:p>0.722553263729734</text:p>
          </table:table-cell>
          <table:table-cell office:value-type="float" office:value="0.0417208342542275" calcext:value-type="float">
            <text:p>0.0417208342542275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22035959537522" calcext:value-type="float">
            <text:p>0.0322035959537522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66659397684781" calcext:value-type="float">
            <text:p>0.0266659397684781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117366815099438" calcext:value-type="float">
            <text:p>0.0117366815099438</text:p>
          </table:table-cell>
          <table:table-cell office:value-type="float" office:value="0.738256514727103" calcext:value-type="float">
            <text:p>0.738256514727103</text:p>
          </table:table-cell>
          <table:table-cell office:value-type="float" office:value="0.0418559014821182" calcext:value-type="float">
            <text:p>0.0418559014821182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347146263099111" calcext:value-type="float">
            <text:p>0.0347146263099111</text:p>
          </table:table-cell>
          <table:table-cell office:value-type="float" office:value="0.738239538239538" calcext:value-type="float">
            <text:p>0.738239538239538</text:p>
          </table:table-cell>
          <table:table-cell office:value-type="float" office:value="0.0315188648573157" calcext:value-type="float">
            <text:p>0.0315188648573157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187274830073599" calcext:value-type="float">
            <text:p>0.0187274830073599</text:p>
          </table:table-cell>
          <table:table-cell office:value-type="float" office:value="0.757796451914099" calcext:value-type="float">
            <text:p>0.757796451914099</text:p>
          </table:table-cell>
          <table:table-cell office:value-type="float" office:value="0.0331621356146585" calcext:value-type="float">
            <text:p>0.0331621356146585</text:p>
          </table:table-cell>
          <table:table-cell office:value-type="float" office:value="0.752559205500382" calcext:value-type="float">
            <text:p>0.752559205500382</text:p>
          </table:table-cell>
          <table:table-cell office:value-type="float" office:value="0.0236133117182169" calcext:value-type="float">
            <text:p>0.0236133117182169</text:p>
          </table:table-cell>
          <table:table-cell office:value-type="float" office:value="0.74989389695272" calcext:value-type="float">
            <text:p>0.74989389695272</text:p>
          </table:table-cell>
          <table:table-cell office:value-type="float" office:value="0.0464367644370073" calcext:value-type="float">
            <text:p>0.0464367644370073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357975819172914" calcext:value-type="float">
            <text:p>0.0357975819172914</text:p>
          </table:table-cell>
          <table:table-cell office:value-type="float" office:value="0.742161106866989" calcext:value-type="float">
            <text:p>0.742161106866989</text:p>
          </table:table-cell>
          <table:table-cell office:value-type="float" office:value="0.0253190667299172" calcext:value-type="float">
            <text:p>0.0253190667299172</text:p>
          </table:table-cell>
          <table:table-cell office:value-type="float" office:value="0.76031746031746" calcext:value-type="float">
            <text:p>0.76031746031746</text:p>
          </table:table-cell>
          <table:table-cell office:value-type="float" office:value="0.0466374502612128" calcext:value-type="float">
            <text:p>0.0466374502612128</text:p>
          </table:table-cell>
          <table:table-cell office:value-type="float" office:value="0.763016721840251" calcext:value-type="float">
            <text:p>0.763016721840251</text:p>
          </table:table-cell>
          <table:table-cell office:value-type="float" office:value="0.0322185099417987" calcext:value-type="float">
            <text:p>0.032218509941798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62965792377557" calcext:value-type="float">
            <text:p>0.762965792377557</text:p>
          </table:table-cell>
          <table:table-cell office:value-type="float" office:value="0.0206591106954334" calcext:value-type="float">
            <text:p>0.0206591106954334</text:p>
          </table:table-cell>
          <table:table-cell office:value-type="float" office:value="0.73429250488074" calcext:value-type="float">
            <text:p>0.73429250488074</text:p>
          </table:table-cell>
          <table:table-cell office:value-type="float" office:value="0.0412338185999634" calcext:value-type="float">
            <text:p>0.0412338185999634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05343850148397" calcext:value-type="float">
            <text:p>0.0305343850148397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93838952415133" calcext:value-type="float">
            <text:p>0.0293838952415133</text:p>
          </table:table-cell>
          <table:table-cell office:value-type="float" office:value="0.773414820473644" calcext:value-type="float">
            <text:p>0.773414820473644</text:p>
          </table:table-cell>
          <table:table-cell office:value-type="float" office:value="0.0121464366168689" calcext:value-type="float">
            <text:p>0.0121464366168689</text:p>
          </table:table-cell>
          <table:table-cell office:value-type="float" office:value="0.755173584585349" calcext:value-type="float">
            <text:p>0.755173584585349</text:p>
          </table:table-cell>
          <table:table-cell office:value-type="float" office:value="0.0263313921055522" calcext:value-type="float">
            <text:p>0.0263313921055522</text:p>
          </table:table-cell>
          <table:table-cell office:value-type="float" office:value="0.765588659706307" calcext:value-type="float">
            <text:p>0.765588659706307</text:p>
          </table:table-cell>
          <table:table-cell office:value-type="float" office:value="0.02880598116201" calcext:value-type="float">
            <text:p>0.02880598116201</text:p>
          </table:table-cell>
          <table:table-cell office:value-type="float" office:value="0.76689584924879" calcext:value-type="float">
            <text:p>0.76689584924879</text:p>
          </table:table-cell>
          <table:table-cell office:value-type="float" office:value="0.034867800303469" calcext:value-type="float">
            <text:p>0.034867800303469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208556080638235" calcext:value-type="float">
            <text:p>0.0208556080638235</text:p>
          </table:table-cell>
          <table:table-cell office:value-type="float" office:value="0.764264493676258" calcext:value-type="float">
            <text:p>0.764264493676258</text:p>
          </table:table-cell>
          <table:table-cell office:value-type="float" office:value="0.0328883657088348" calcext:value-type="float">
            <text:p>0.0328883657088348</text:p>
          </table:table-cell>
          <table:table-cell office:value-type="float" office:value="0.765597147950089" calcext:value-type="float">
            <text:p>0.765597147950089</text:p>
          </table:table-cell>
          <table:table-cell office:value-type="float" office:value="0.0243124847596466" calcext:value-type="float">
            <text:p>0.0243124847596466</text:p>
          </table:table-cell>
          <table:table-cell office:value-type="float" office:value="0.760342925048807" calcext:value-type="float">
            <text:p>0.760342925048807</text:p>
          </table:table-cell>
          <table:table-cell office:value-type="float" office:value="0.0355728995180928" calcext:value-type="float">
            <text:p>0.0355728995180928</text:p>
          </table:table-cell>
          <table:table-cell office:value-type="float" office:value="0.764281470163823" calcext:value-type="float">
            <text:p>0.764281470163823</text:p>
          </table:table-cell>
          <table:table-cell office:value-type="float" office:value="0.0241904523413671" calcext:value-type="float">
            <text:p>0.0241904523413671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285720608957233" calcext:value-type="float">
            <text:p>0.0285720608957233</text:p>
          </table:table-cell>
          <table:table-cell office:value-type="float" office:value="0.762957304133775" calcext:value-type="float">
            <text:p>0.762957304133775</text:p>
          </table:table-cell>
          <table:table-cell office:value-type="float" office:value="0.036443409979518" calcext:value-type="float">
            <text:p>0.036443409979518</text:p>
          </table:table-cell>
          <table:table-cell office:value-type="float" office:value="0.756446821152704" calcext:value-type="float">
            <text:p>0.756446821152704</text:p>
          </table:table-cell>
          <table:table-cell office:value-type="float" office:value="0.0413358037674714" calcext:value-type="float">
            <text:p>0.041335803767471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64281470163823" calcext:value-type="float">
            <text:p>0.764281470163823</text:p>
          </table:table-cell>
          <table:table-cell office:value-type="float" office:value="0.019801887520006" calcext:value-type="float">
            <text:p>0.019801887520006</text:p>
          </table:table-cell>
          <table:table-cell office:value-type="float" office:value="0.74471606824548" calcext:value-type="float">
            <text:p>0.74471606824548</text:p>
          </table:table-cell>
          <table:table-cell office:value-type="float" office:value="0.0340690259505335" calcext:value-type="float">
            <text:p>0.0340690259505335</text:p>
          </table:table-cell>
          <table:table-cell office:value-type="float" office:value="0.761641626347509" calcext:value-type="float">
            <text:p>0.761641626347509</text:p>
          </table:table-cell>
          <table:table-cell office:value-type="float" office:value="0.0365057201426435" calcext:value-type="float">
            <text:p>0.0365057201426435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244749240220863" calcext:value-type="float">
            <text:p>0.0244749240220863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19942369615276" calcext:value-type="float">
            <text:p>0.019942369615276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216228034981378" calcext:value-type="float">
            <text:p>0.0216228034981378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8701132779288" calcext:value-type="float">
            <text:p>0.028701132779288</text:p>
          </table:table-cell>
          <table:table-cell office:value-type="float" office:value="0.768177574059927" calcext:value-type="float">
            <text:p>0.768177574059927</text:p>
          </table:table-cell>
          <table:table-cell office:value-type="float" office:value="0.0260785732573173" calcext:value-type="float">
            <text:p>0.0260785732573173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287180852796808" calcext:value-type="float">
            <text:p>0.0287180852796808</text:p>
          </table:table-cell>
          <table:table-cell office:value-type="float" office:value="0.75776249893897" calcext:value-type="float">
            <text:p>0.75776249893897</text:p>
          </table:table-cell>
          <table:table-cell office:value-type="float" office:value="0.0251589204558188" calcext:value-type="float">
            <text:p>0.0251589204558188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298993884032823" calcext:value-type="float">
            <text:p>0.0298993884032823</text:p>
          </table:table-cell>
          <table:table-cell office:value-type="float" office:value="0.756446821152704" calcext:value-type="float">
            <text:p>0.756446821152704</text:p>
          </table:table-cell>
          <table:table-cell office:value-type="float" office:value="0.0314054638883071" calcext:value-type="float">
            <text:p>0.0314054638883071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263746549083023" calcext:value-type="float">
            <text:p>0.0263746549083023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294205425428231" calcext:value-type="float">
            <text:p>0.0294205425428231</text:p>
          </table:table-cell>
          <table:table-cell office:value-type="float" office:value="0.768177574059927" calcext:value-type="float">
            <text:p>0.768177574059927</text:p>
          </table:table-cell>
          <table:table-cell office:value-type="float" office:value="0.0284394234567777" calcext:value-type="float">
            <text:p>0.0284394234567777</text:p>
          </table:table-cell>
          <table:table-cell office:value-type="float" office:value="0.766861896273661" calcext:value-type="float">
            <text:p>0.766861896273661</text:p>
          </table:table-cell>
          <table:table-cell office:value-type="float" office:value="0.0336210726788381" calcext:value-type="float">
            <text:p>0.033621072678838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64289958407606" calcext:value-type="float">
            <text:p>0.764289958407606</text:p>
          </table:table-cell>
          <table:table-cell office:value-type="float" office:value="0.0173901412020025" calcext:value-type="float">
            <text:p>0.0173901412020025</text:p>
          </table:table-cell>
          <table:table-cell office:value-type="float" office:value="0.742118665648077" calcext:value-type="float">
            <text:p>0.742118665648077</text:p>
          </table:table-cell>
          <table:table-cell office:value-type="float" office:value="0.0376575413174497" calcext:value-type="float">
            <text:p>0.0376575413174497</text:p>
          </table:table-cell>
          <table:table-cell office:value-type="float" office:value="0.764247517188694" calcext:value-type="float">
            <text:p>0.764247517188694</text:p>
          </table:table-cell>
          <table:table-cell office:value-type="float" office:value="0.0349638040931523" calcext:value-type="float">
            <text:p>0.0349638040931523</text:p>
          </table:table-cell>
          <table:table-cell office:value-type="float" office:value="0.762974280621339" calcext:value-type="float">
            <text:p>0.762974280621339</text:p>
          </table:table-cell>
          <table:table-cell office:value-type="float" office:value="0.0247337541545433" calcext:value-type="float">
            <text:p>0.0247337541545433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208953426740646" calcext:value-type="float">
            <text:p>0.0208953426740646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67554726860656" calcext:value-type="float">
            <text:p>0.036755472686065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5257370941434" calcext:value-type="float">
            <text:p>0.0295257370941434</text:p>
          </table:table-cell>
          <table:table-cell office:value-type="float" office:value="0.764281470163823" calcext:value-type="float">
            <text:p>0.764281470163823</text:p>
          </table:table-cell>
          <table:table-cell office:value-type="float" office:value="0.0278771456173048" calcext:value-type="float">
            <text:p>0.0278771456173048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078785890259" calcext:value-type="float">
            <text:p>0.03078785890259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08368036728406" calcext:value-type="float">
            <text:p>0.0308368036728406</text:p>
          </table:table-cell>
          <table:table-cell office:value-type="float" office:value="0.76297428062134" calcext:value-type="float">
            <text:p>0.76297428062134</text:p>
          </table:table-cell>
          <table:table-cell office:value-type="float" office:value="0.0283693819055398" calcext:value-type="float">
            <text:p>0.0283693819055398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28694994283548" calcext:value-type="float">
            <text:p>0.028694994283548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307800093979171" calcext:value-type="float">
            <text:p>0.0307800093979171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354512113824899" calcext:value-type="float">
            <text:p>0.0354512113824899</text:p>
          </table:table-cell>
          <table:table-cell office:value-type="float" office:value="0.762957304133775" calcext:value-type="float">
            <text:p>0.762957304133775</text:p>
          </table:table-cell>
          <table:table-cell office:value-type="float" office:value="0.0324191939382668" calcext:value-type="float">
            <text:p>0.0324191939382668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13429967703406" calcext:value-type="float">
            <text:p>0.031342996770340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186200080169797" calcext:value-type="float">
            <text:p>0.0186200080169797</text:p>
          </table:table-cell>
          <table:table-cell office:value-type="float" office:value="0.738205585264409" calcext:value-type="float">
            <text:p>0.738205585264409</text:p>
          </table:table-cell>
          <table:table-cell office:value-type="float" office:value="0.0385116891612082" calcext:value-type="float">
            <text:p>0.0385116891612082</text:p>
          </table:table-cell>
          <table:table-cell office:value-type="float" office:value="0.766844919786096" calcext:value-type="float">
            <text:p>0.766844919786096</text:p>
          </table:table-cell>
          <table:table-cell office:value-type="float" office:value="0.0381948051260463" calcext:value-type="float">
            <text:p>0.0381948051260463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60256496306998" calcext:value-type="float">
            <text:p>0.0260256496306998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175787512038382" calcext:value-type="float">
            <text:p>0.0175787512038382</text:p>
          </table:table-cell>
          <table:table-cell office:value-type="float" office:value="0.760368389780155" calcext:value-type="float">
            <text:p>0.760368389780155</text:p>
          </table:table-cell>
          <table:table-cell office:value-type="float" office:value="0.0311754861707548" calcext:value-type="float">
            <text:p>0.0311754861707548</text:p>
          </table:table-cell>
          <table:table-cell office:value-type="float" office:value="0.762965792377557" calcext:value-type="float">
            <text:p>0.762965792377557</text:p>
          </table:table-cell>
          <table:table-cell office:value-type="float" office:value="0.026136383256353" calcext:value-type="float">
            <text:p>0.026136383256353</text:p>
          </table:table-cell>
          <table:table-cell office:value-type="float" office:value="0.766870384517443" calcext:value-type="float">
            <text:p>0.766870384517443</text:p>
          </table:table-cell>
          <table:table-cell office:value-type="float" office:value="0.0319432418066545" calcext:value-type="float">
            <text:p>0.0319432418066545</text:p>
          </table:table-cell>
          <table:table-cell office:value-type="float" office:value="0.76297428062134" calcext:value-type="float">
            <text:p>0.76297428062134</text:p>
          </table:table-cell>
          <table:table-cell office:value-type="float" office:value="0.0338324589556272" calcext:value-type="float">
            <text:p>0.0338324589556272</text:p>
          </table:table-cell>
          <table:table-cell office:value-type="float" office:value="0.761667091078856" calcext:value-type="float">
            <text:p>0.761667091078856</text:p>
          </table:table-cell>
          <table:table-cell office:value-type="float" office:value="0.0256552446736704" calcext:value-type="float">
            <text:p>0.0256552446736704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14426365378305" calcext:value-type="float">
            <text:p>0.0314426365378305</text:p>
          </table:table-cell>
          <table:table-cell office:value-type="float" office:value="0.762974280621339" calcext:value-type="float">
            <text:p>0.762974280621339</text:p>
          </table:table-cell>
          <table:table-cell office:value-type="float" office:value="0.0234497893274377" calcext:value-type="float">
            <text:p>0.0234497893274377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30811322342167" calcext:value-type="float">
            <text:p>0.030811322342167</text:p>
          </table:table-cell>
          <table:table-cell office:value-type="float" office:value="0.756412868177574" calcext:value-type="float">
            <text:p>0.756412868177574</text:p>
          </table:table-cell>
          <table:table-cell office:value-type="float" office:value="0.0468854620758263" calcext:value-type="float">
            <text:p>0.0468854620758263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312910475341987" calcext:value-type="float">
            <text:p>0.0312910475341987</text:p>
          </table:table-cell>
          <table:table-cell office:value-type="float" office:value="0.76297428062134" calcext:value-type="float">
            <text:p>0.76297428062134</text:p>
          </table:table-cell>
          <table:table-cell office:value-type="float" office:value="0.0287385567312099" calcext:value-type="float">
            <text:p>0.02873855673120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761162889398184" calcext:value-type="float">
            <text:p>0.761162889398184</text:p>
          </table:table-cell>
          <table:table-cell office:value-type="float" office:value="0.0193866784608323" calcext:value-type="float">
            <text:p>0.0193866784608323</text:p>
          </table:table-cell>
          <table:table-cell office:value-type="float" office:value="0.736377217553688" calcext:value-type="float">
            <text:p>0.736377217553688</text:p>
          </table:table-cell>
          <table:table-cell office:value-type="float" office:value="0.0386385818566765" calcext:value-type="float">
            <text:p>0.0386385818566765</text:p>
          </table:table-cell>
          <table:table-cell office:value-type="float" office:value="0.762167897462015" calcext:value-type="float">
            <text:p>0.762167897462015</text:p>
          </table:table-cell>
          <table:table-cell office:value-type="float" office:value="0.0344804620660868" calcext:value-type="float">
            <text:p>0.0344804620660868</text:p>
          </table:table-cell>
          <table:table-cell office:value-type="float" office:value="0.75854681266446" calcext:value-type="float">
            <text:p>0.75854681266446</text:p>
          </table:table-cell>
          <table:table-cell office:value-type="float" office:value="0.0262568325634642" calcext:value-type="float">
            <text:p>0.0262568325634642</text:p>
          </table:table-cell>
          <table:table-cell office:value-type="float" office:value="0.76168406756642" calcext:value-type="float">
            <text:p>0.76168406756642</text:p>
          </table:table-cell>
          <table:table-cell office:value-type="float" office:value="0.0164599163239983" calcext:value-type="float">
            <text:p>0.0164599163239983</text:p>
          </table:table-cell>
          <table:table-cell office:value-type="float" office:value="0.753341821577116" calcext:value-type="float">
            <text:p>0.753341821577116</text:p>
          </table:table-cell>
          <table:table-cell office:value-type="float" office:value="0.0315482111885257" calcext:value-type="float">
            <text:p>0.0315482111885257</text:p>
          </table:table-cell>
          <table:table-cell office:value-type="float" office:value="0.761407350819115" calcext:value-type="float">
            <text:p>0.761407350819115</text:p>
          </table:table-cell>
          <table:table-cell office:value-type="float" office:value="0.0295767721203411" calcext:value-type="float">
            <text:p>0.0295767721203411</text:p>
          </table:table-cell>
          <table:table-cell office:value-type="float" office:value="0.760892963245905" calcext:value-type="float">
            <text:p>0.760892963245905</text:p>
          </table:table-cell>
          <table:table-cell office:value-type="float" office:value="0.0304571251684123" calcext:value-type="float">
            <text:p>0.0304571251684123</text:p>
          </table:table-cell>
          <table:table-cell office:value-type="float" office:value="0.757509549274255" calcext:value-type="float">
            <text:p>0.757509549274255</text:p>
          </table:table-cell>
          <table:table-cell office:value-type="float" office:value="0.0265842988418163" calcext:value-type="float">
            <text:p>0.0265842988418163</text:p>
          </table:table-cell>
          <table:table-cell office:value-type="float" office:value="0.7588065529242" calcext:value-type="float">
            <text:p>0.7588065529242</text:p>
          </table:table-cell>
          <table:table-cell office:value-type="float" office:value="0.0295402940251646" calcext:value-type="float">
            <text:p>0.0295402940251646</text:p>
          </table:table-cell>
          <table:table-cell office:value-type="float" office:value="0.760113742466684" calcext:value-type="float">
            <text:p>0.760113742466684</text:p>
          </table:table-cell>
          <table:table-cell office:value-type="float" office:value="0.0275274406649032" calcext:value-type="float">
            <text:p>0.0275274406649032</text:p>
          </table:table-cell>
          <table:table-cell office:value-type="float" office:value="0.757742127153892" calcext:value-type="float">
            <text:p>0.757742127153892</text:p>
          </table:table-cell>
          <table:table-cell office:value-type="float" office:value="0.0331119822908786" calcext:value-type="float">
            <text:p>0.0331119822908786</text:p>
          </table:table-cell>
          <table:table-cell office:value-type="float" office:value="0.759326033443681" calcext:value-type="float">
            <text:p>0.759326033443681</text:p>
          </table:table-cell>
          <table:table-cell office:value-type="float" office:value="0.029590804181409" calcext:value-type="float">
            <text:p>0.029590804181409</text:p>
          </table:table-cell>
          <table:table-cell office:value-type="float" office:value="0.75202105084458" calcext:value-type="float">
            <text:p>0.75202105084458</text:p>
          </table:table-cell>
          <table:table-cell office:value-type="float" office:value="0.033129668725356" calcext:value-type="float">
            <text:p>0.033129668725356</text:p>
          </table:table-cell>
          <table:table-cell office:value-type="float" office:value="0.762953908836262" calcext:value-type="float">
            <text:p>0.762953908836262</text:p>
          </table:table-cell>
          <table:table-cell office:value-type="float" office:value="0.0350461050339948" calcext:value-type="float">
            <text:p>0.0350461050339948</text:p>
          </table:table-cell>
          <table:table-cell office:value-type="float" office:value="0.761673881673882" calcext:value-type="float">
            <text:p>0.761673881673882</text:p>
          </table:table-cell>
          <table:table-cell office:value-type="float" office:value="0.0334513879779317" calcext:value-type="float">
            <text:p>0.033451387977931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267184175962153" calcext:value-type="float">
            <text:p>0.0267184175962153</text:p>
          </table:table-cell>
          <table:table-cell office:value-type="float" office:value="0.742152618623207" calcext:value-type="float">
            <text:p>0.742152618623207</text:p>
          </table:table-cell>
          <table:table-cell office:value-type="float" office:value="0.0331332972141112" calcext:value-type="float">
            <text:p>0.0331332972141112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82723032713467" calcext:value-type="float">
            <text:p>0.0282723032713467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0911538393826" calcext:value-type="float">
            <text:p>0.020911538393826</text:p>
          </table:table-cell>
          <table:table-cell office:value-type="float" office:value="0.738273491214668" calcext:value-type="float">
            <text:p>0.738273491214668</text:p>
          </table:table-cell>
          <table:table-cell office:value-type="float" office:value="0.0356666039706441" calcext:value-type="float">
            <text:p>0.0356666039706441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49668636397286" calcext:value-type="float">
            <text:p>0.0249668636397286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91074615097353" calcext:value-type="float">
            <text:p>0.0291074615097353</text:p>
          </table:table-cell>
          <table:table-cell office:value-type="float" office:value="0.719964349376114" calcext:value-type="float">
            <text:p>0.719964349376114</text:p>
          </table:table-cell>
          <table:table-cell office:value-type="float" office:value="0.038746548039085" calcext:value-type="float">
            <text:p>0.038746548039085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227629591342516" calcext:value-type="float">
            <text:p>0.0227629591342516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393459216482272" calcext:value-type="float">
            <text:p>0.0393459216482272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24711605628951" calcext:value-type="float">
            <text:p>0.0224711605628951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40718755681205" calcext:value-type="float">
            <text:p>0.0340718755681205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193789923857362" calcext:value-type="float">
            <text:p>0.0193789923857362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191421518869678" calcext:value-type="float">
            <text:p>0.0191421518869678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336923887291116" calcext:value-type="float">
            <text:p>0.03369238872911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6452244443386" calcext:value-type="float">
            <text:p>0.0326452244443386</text:p>
          </table:table-cell>
          <table:table-cell office:value-type="float" office:value="0.748680078091843" calcext:value-type="float">
            <text:p>0.748680078091843</text:p>
          </table:table-cell>
          <table:table-cell office:value-type="float" office:value="0.0357611231702186" calcext:value-type="float">
            <text:p>0.035761123170218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26484852268226" calcext:value-type="float">
            <text:p>0.0326484852268226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43232621371661" calcext:value-type="float">
            <text:p>0.0243232621371661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157961347719413" calcext:value-type="float">
            <text:p>0.0157961347719413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427242556998992" calcext:value-type="float">
            <text:p>0.042724255699899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64421112563834" calcext:value-type="float">
            <text:p>0.046442111256383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13694645304773" calcext:value-type="float">
            <text:p>0.0313694645304773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407630022733598" calcext:value-type="float">
            <text:p>0.0407630022733598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93205513379828" calcext:value-type="float">
            <text:p>0.0393205513379828</text:p>
          </table:table-cell>
          <table:table-cell office:value-type="float" office:value="0.766878872761226" calcext:value-type="float">
            <text:p>0.766878872761226</text:p>
          </table:table-cell>
          <table:table-cell office:value-type="float" office:value="0.0308675688316349" calcext:value-type="float">
            <text:p>0.0308675688316349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35118320906297" calcext:value-type="float">
            <text:p>0.0335118320906297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08097175491788" calcext:value-type="float">
            <text:p>0.0308097175491788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71036848053189" calcext:value-type="float">
            <text:p>0.0271036848053189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31990314203646" calcext:value-type="float">
            <text:p>0.0331990314203646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55879794776897" calcext:value-type="float">
            <text:p>0.025587979477689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8697054579407" calcext:value-type="float">
            <text:p>0.748697054579407</text:p>
          </table:table-cell>
          <table:table-cell office:value-type="float" office:value="0.0436890905220832" calcext:value-type="float">
            <text:p>0.0436890905220832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347615036028633" calcext:value-type="float">
            <text:p>0.034761503602863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0755375792097" calcext:value-type="float">
            <text:p>0.0310755375792097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8594492104807" calcext:value-type="float">
            <text:p>0.028594492104807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4734306744795" calcext:value-type="float">
            <text:p>0.0274734306744795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1088693139578" calcext:value-type="float">
            <text:p>0.0291088693139578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0172272579266" calcext:value-type="float">
            <text:p>0.0360172272579266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91770889470723" calcext:value-type="float">
            <text:p>0.0391770889470723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8719844810524" calcext:value-type="float">
            <text:p>0.0348719844810524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364301737269828" calcext:value-type="float">
            <text:p>0.0364301737269828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8869305554693" calcext:value-type="float">
            <text:p>0.038869305554693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407963333094654" calcext:value-type="float">
            <text:p>0.0407963333094654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66267891334308" calcext:value-type="float">
            <text:p>0.0366267891334308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232621749496527" calcext:value-type="float">
            <text:p>0.0232621749496527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42363589663703" calcext:value-type="float">
            <text:p>0.024236358966370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9731705046435" calcext:value-type="float">
            <text:p>0.0319731705046435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85056364279529" calcext:value-type="float">
            <text:p>0.038505636427952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369938879167066" calcext:value-type="float">
            <text:p>0.0369938879167066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6006502329582" calcext:value-type="float">
            <text:p>0.02600650232958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08146077404267" calcext:value-type="float">
            <text:p>0.020814607740426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46308305495615" calcext:value-type="float">
            <text:p>0.0346308305495615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63213032561052" calcext:value-type="float">
            <text:p>0.036321303256105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422053606762679" calcext:value-type="float">
            <text:p>0.0422053606762679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50435682213508" calcext:value-type="float">
            <text:p>0.0350435682213508</text:p>
          </table:table-cell>
          <table:table-cell office:value-type="float" office:value="0.747381376793142" calcext:value-type="float">
            <text:p>0.747381376793142</text:p>
          </table:table-cell>
          <table:table-cell office:value-type="float" office:value="0.0251773101126142" calcext:value-type="float">
            <text:p>0.0251773101126142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6547552907393" calcext:value-type="float">
            <text:p>0.0386547552907393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434643193833881" calcext:value-type="float">
            <text:p>0.043464319383388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83417715891717" calcext:value-type="float">
            <text:p>0.0383417715891717</text:p>
          </table:table-cell>
          <table:table-cell office:value-type="float" office:value="0.755190561072914" calcext:value-type="float">
            <text:p>0.755190561072914</text:p>
          </table:table-cell>
          <table:table-cell office:value-type="float" office:value="0.0269134122181896" calcext:value-type="float">
            <text:p>0.026913412218189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56812719665682" calcext:value-type="float">
            <text:p>0.0356812719665682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320991639438942" calcext:value-type="float">
            <text:p>0.032099163943894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78045799810989" calcext:value-type="float">
            <text:p>0.0278045799810989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03979197521118" calcext:value-type="float">
            <text:p>0.0303979197521118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85167631525879" calcext:value-type="float">
            <text:p>0.0285167631525879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75900470156961" calcext:value-type="float">
            <text:p>0.0275900470156961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36537862810163" calcext:value-type="float">
            <text:p>0.023653786281016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72174084227058" calcext:value-type="float">
            <text:p>0.0272174084227058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24118867855523" calcext:value-type="float">
            <text:p>0.0324118867855523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406637333906884" calcext:value-type="float">
            <text:p>0.0406637333906884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94636008144889" calcext:value-type="float">
            <text:p>0.029463600814488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59177998508589" calcext:value-type="float">
            <text:p>0.0259177998508589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1054389819318" calcext:value-type="float">
            <text:p>0.038105438981931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9723262750739" calcext:value-type="float">
            <text:p>0.0369723262750739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423113197566867" calcext:value-type="float">
            <text:p>0.0423113197566867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47514481522916" calcext:value-type="float">
            <text:p>0.0247514481522916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63149598466708" calcext:value-type="float">
            <text:p>0.03631495984667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4667685255921" calcext:value-type="float">
            <text:p>0.754667685255921</text:p>
          </table:table-cell>
          <table:table-cell office:value-type="float" office:value="0.0325660966096759" calcext:value-type="float">
            <text:p>0.0325660966096759</text:p>
          </table:table-cell>
          <table:table-cell office:value-type="float" office:value="0.749719039130804" calcext:value-type="float">
            <text:p>0.749719039130804</text:p>
          </table:table-cell>
          <table:table-cell office:value-type="float" office:value="0.0345118960334516" calcext:value-type="float">
            <text:p>0.0345118960334516</text:p>
          </table:table-cell>
          <table:table-cell office:value-type="float" office:value="0.757784568372804" calcext:value-type="float">
            <text:p>0.757784568372804</text:p>
          </table:table-cell>
          <table:table-cell office:value-type="float" office:value="0.0315013954293347" calcext:value-type="float">
            <text:p>0.0315013954293347</text:p>
          </table:table-cell>
          <table:table-cell office:value-type="float" office:value="0.753346914523385" calcext:value-type="float">
            <text:p>0.753346914523385</text:p>
          </table:table-cell>
          <table:table-cell office:value-type="float" office:value="0.0254851683962154" calcext:value-type="float">
            <text:p>0.0254851683962154</text:p>
          </table:table-cell>
          <table:table-cell office:value-type="float" office:value="0.757010440539852" calcext:value-type="float">
            <text:p>0.757010440539852</text:p>
          </table:table-cell>
          <table:table-cell office:value-type="float" office:value="0.0246809126877016" calcext:value-type="float">
            <text:p>0.0246809126877016</text:p>
          </table:table-cell>
          <table:table-cell office:value-type="float" office:value="0.759064595535184" calcext:value-type="float">
            <text:p>0.759064595535184</text:p>
          </table:table-cell>
          <table:table-cell office:value-type="float" office:value="0.0317296455251706" calcext:value-type="float">
            <text:p>0.0317296455251706</text:p>
          </table:table-cell>
          <table:table-cell office:value-type="float" office:value="0.754907053730583" calcext:value-type="float">
            <text:p>0.754907053730583</text:p>
          </table:table-cell>
          <table:table-cell office:value-type="float" office:value="0.0360599980131406" calcext:value-type="float">
            <text:p>0.0360599980131406</text:p>
          </table:table-cell>
          <table:table-cell office:value-type="float" office:value="0.747075800016976" calcext:value-type="float">
            <text:p>0.747075800016976</text:p>
          </table:table-cell>
          <table:table-cell office:value-type="float" office:value="0.0384324391167182" calcext:value-type="float">
            <text:p>0.0384324391167182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5810229849007" calcext:value-type="float">
            <text:p>0.0325810229849007</text:p>
          </table:table-cell>
          <table:table-cell office:value-type="float" office:value="0.749447415329768" calcext:value-type="float">
            <text:p>0.749447415329768</text:p>
          </table:table-cell>
          <table:table-cell office:value-type="float" office:value="0.0332383513353332" calcext:value-type="float">
            <text:p>0.0332383513353332</text:p>
          </table:table-cell>
          <table:table-cell office:value-type="float" office:value="0.760383668618963" calcext:value-type="float">
            <text:p>0.760383668618963</text:p>
          </table:table-cell>
          <table:table-cell office:value-type="float" office:value="0.034193967980549" calcext:value-type="float">
            <text:p>0.034193967980549</text:p>
          </table:table-cell>
          <table:table-cell office:value-type="float" office:value="0.754633732280791" calcext:value-type="float">
            <text:p>0.754633732280791</text:p>
          </table:table-cell>
          <table:table-cell office:value-type="float" office:value="0.0354431943242904" calcext:value-type="float">
            <text:p>0.0354431943242904</text:p>
          </table:table-cell>
          <table:table-cell office:value-type="float" office:value="0.754121042356336" calcext:value-type="float">
            <text:p>0.754121042356336</text:p>
          </table:table-cell>
          <table:table-cell office:value-type="float" office:value="0.0364322947193177" calcext:value-type="float">
            <text:p>0.0364322947193177</text:p>
          </table:table-cell>
          <table:table-cell office:value-type="float" office:value="0.752577879636703" calcext:value-type="float">
            <text:p>0.752577879636703</text:p>
          </table:table-cell>
          <table:table-cell office:value-type="float" office:value="0.0242819425022378" calcext:value-type="float">
            <text:p>0.0242819425022378</text:p>
          </table:table-cell>
          <table:table-cell office:value-type="float" office:value="0.757777777777778" calcext:value-type="float">
            <text:p>0.757777777777778</text:p>
          </table:table-cell>
          <table:table-cell office:value-type="float" office:value="0.0308803626657341" calcext:value-type="float">
            <text:p>0.0308803626657341</text:p>
          </table:table-cell>
          <table:table-cell office:value-type="float" office:value="0.754406247347424" calcext:value-type="float">
            <text:p>0.754406247347424</text:p>
          </table:table-cell>
          <table:table-cell office:value-type="float" office:value="0.0303861701927473" calcext:value-type="float">
            <text:p>0.030386170192747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3290043290043" calcext:value-type="float">
            <text:p>0.943290043290043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0076526707920622" calcext:value-type="float">
            <text:p>0.0076526707920622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12053498749305" calcext:value-type="float">
            <text:p>0.0112053498749305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097297996159" calcext:value-type="float">
            <text:p>0.01097297996159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91832049504746" calcext:value-type="float">
            <text:p>0.009183204950474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97681443867" calcext:value-type="float">
            <text:p>0.0089768144386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1132799675995" calcext:value-type="float">
            <text:p>0.007113279967599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8937586704807" calcext:value-type="float">
            <text:p>0.007893758670480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43484619814" calcext:value-type="float">
            <text:p>0.0094348461981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49358243510784" calcext:value-type="float">
            <text:p>0.004935824351078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7759635681811" calcext:value-type="float">
            <text:p>0.006775963568181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5887445887446" calcext:value-type="float">
            <text:p>0.945887445887446</text:p>
          </table:table-cell>
          <table:table-cell office:value-type="float" office:value="0.009558182755766" calcext:value-type="float">
            <text:p>0.009558182755766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4884072193349" calcext:value-type="float">
            <text:p>0.0044884072193349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11003302207429" calcext:value-type="float">
            <text:p>0.011100330220742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86580086580086" calcext:value-type="float">
            <text:p>0.008658008658008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2438097535418" calcext:value-type="float">
            <text:p>0.007243809753541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1635030436518" calcext:value-type="float">
            <text:p>0.004163503043651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71132799675995" calcext:value-type="float">
            <text:p>0.007113279967599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1132799675995" calcext:value-type="float">
            <text:p>0.007113279967599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7186147186147" calcext:value-type="float">
            <text:p>0.947186147186147</text:p>
          </table:table-cell>
          <table:table-cell office:value-type="float" office:value="0.0102214016910108" calcext:value-type="float">
            <text:p>0.010221401691010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08657146303126" calcext:value-type="float">
            <text:p>0.010865714630312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86580086580086" calcext:value-type="float">
            <text:p>0.008658008658008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7713649212643" calcext:value-type="float">
            <text:p>0.00771364921264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6753246753247" calcext:value-type="float">
            <text:p>0.946753246753247</text:p>
          </table:table-cell>
          <table:table-cell office:value-type="float" office:value="0.0103353561786262" calcext:value-type="float">
            <text:p>0.0103353561786262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68398268398268" calcext:value-type="float">
            <text:p>0.968398268398268</text:p>
          </table:table-cell>
          <table:table-cell office:value-type="float" office:value="0.0106699199513993" calcext:value-type="float">
            <text:p>0.010669919951399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2358702557955" calcext:value-type="float">
            <text:p>0.006235870255795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6526707920622" calcext:value-type="float">
            <text:p>0.0076526707920622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7922077922078" calcext:value-type="float">
            <text:p>0.977922077922078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7439583636356" calcext:value-type="float">
            <text:p>0.007743958363635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7186147186147" calcext:value-type="float">
            <text:p>0.947186147186147</text:p>
          </table:table-cell>
          <table:table-cell office:value-type="float" office:value="0.0107791338510724" calcext:value-type="float">
            <text:p>0.0107791338510724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68398268398268" calcext:value-type="float">
            <text:p>0.968398268398268</text:p>
          </table:table-cell>
          <table:table-cell office:value-type="float" office:value="0.0106699199513993" calcext:value-type="float">
            <text:p>0.010669919951399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8937586704807" calcext:value-type="float">
            <text:p>0.007893758670480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56443310867555" calcext:value-type="float">
            <text:p>0.005644331086755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9128655509399" calcext:value-type="float">
            <text:p>0.006912865550939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6526707920622" calcext:value-type="float">
            <text:p>0.0076526707920622</text:p>
          </table:table-cell>
          <table:table-cell office:value-type="float" office:value="0.977489177489177" calcext:value-type="float">
            <text:p>0.977489177489177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4387829825186" calcext:value-type="float">
            <text:p>0.0084387829825186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66714437261568" calcext:value-type="float">
            <text:p>0.006671443726156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6526707920621" calcext:value-type="float">
            <text:p>0.00765267079206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.946060606060606" calcext:value-type="float">
            <text:p>0.946060606060606</text:p>
          </table:table-cell>
          <table:table-cell office:value-type="float" office:value="0.00981010872052596" calcext:value-type="float">
            <text:p>0.00981010872052596</text:p>
          </table:table-cell>
          <table:table-cell office:value-type="float" office:value="0.975844155844156" calcext:value-type="float">
            <text:p>0.975844155844156</text:p>
          </table:table-cell>
          <table:table-cell office:value-type="float" office:value="0.00579192182893878" calcext:value-type="float">
            <text:p>0.00579192182893878</text:p>
          </table:table-cell>
          <table:table-cell office:value-type="float" office:value="0.968484848484848" calcext:value-type="float">
            <text:p>0.968484848484848</text:p>
          </table:table-cell>
          <table:table-cell office:value-type="float" office:value="0.0101917111091833" calcext:value-type="float">
            <text:p>0.0101917111091833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889117890570616" calcext:value-type="float">
            <text:p>0.00889117890570616</text:p>
          </table:table-cell>
          <table:table-cell office:value-type="float" office:value="0.972900432900433" calcext:value-type="float">
            <text:p>0.972900432900433</text:p>
          </table:table-cell>
          <table:table-cell office:value-type="float" office:value="0.00793068182021802" calcext:value-type="float">
            <text:p>0.00793068182021802</text:p>
          </table:table-cell>
          <table:table-cell office:value-type="float" office:value="0.977316017316017" calcext:value-type="float">
            <text:p>0.977316017316017</text:p>
          </table:table-cell>
          <table:table-cell office:value-type="float" office:value="0.00618013003294588" calcext:value-type="float">
            <text:p>0.0061801300329458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95182831591844" calcext:value-type="float">
            <text:p>0.00695182831591844</text:p>
          </table:table-cell>
          <table:table-cell office:value-type="float" office:value="0.974718614718615" calcext:value-type="float">
            <text:p>0.974718614718615</text:p>
          </table:table-cell>
          <table:table-cell office:value-type="float" office:value="0.00832908122019542" calcext:value-type="float">
            <text:p>0.00832908122019542</text:p>
          </table:table-cell>
          <table:table-cell office:value-type="float" office:value="0.974978354978355" calcext:value-type="float">
            <text:p>0.974978354978355</text:p>
          </table:table-cell>
          <table:table-cell office:value-type="float" office:value="0.00662189980942008" calcext:value-type="float">
            <text:p>0.00662189980942008</text:p>
          </table:table-cell>
          <table:table-cell office:value-type="float" office:value="0.976536796536796" calcext:value-type="float">
            <text:p>0.976536796536796</text:p>
          </table:table-cell>
          <table:table-cell office:value-type="float" office:value="0.0054770675912924" calcext:value-type="float">
            <text:p>0.0054770675912924</text:p>
          </table:table-cell>
          <table:table-cell office:value-type="float" office:value="0.974632034632035" calcext:value-type="float">
            <text:p>0.974632034632035</text:p>
          </table:table-cell>
          <table:table-cell office:value-type="float" office:value="0.00764930310028196" calcext:value-type="float">
            <text:p>0.00764930310028196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63608008974382" calcext:value-type="float">
            <text:p>0.0066360800897438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701119982202048" calcext:value-type="float">
            <text:p>0.0070111998220204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738890789621974" calcext:value-type="float">
            <text:p>0.0073889078962197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0626037564972748" calcext:value-type="float">
            <text:p>0.00626037564972748</text:p>
          </table:table-cell>
          <table:table-cell office:value-type="float" office:value="0.975064935064935" calcext:value-type="float">
            <text:p>0.975064935064935</text:p>
          </table:table-cell>
          <table:table-cell office:value-type="float" office:value="0.00739990438082426" calcext:value-type="float">
            <text:p>0.0073999043808242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1320446362463" calcext:value-type="float">
            <text:p>0.0091320446362463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5916024752373" calcext:value-type="float">
            <text:p>0.004591602475237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4037365266177" calcext:value-type="float">
            <text:p>0.007403736526617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4359094224933" calcext:value-type="float">
            <text:p>0.00443590942249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2" calcext:value-type="float">
            <text:p>0.00551841938700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05766060704784" calcext:value-type="float">
            <text:p>0.00605766060704784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66449046832749" calcext:value-type="float">
            <text:p>0.0066449046832749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767467861888" calcext:value-type="float">
            <text:p>0.005767467861888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0871467376732" calcext:value-type="float">
            <text:p>0.006087146737673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68515079458868" calcext:value-type="float">
            <text:p>0.0068515079458868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18978785221154" calcext:value-type="float">
            <text:p>0.00718978785221154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33267868127424" calcext:value-type="float">
            <text:p>0.00733267868127424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634687591443568" calcext:value-type="float">
            <text:p>0.0063468759144356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808486694194116" calcext:value-type="float">
            <text:p>0.00808486694194116</text:p>
          </table:table-cell>
          <table:table-cell office:value-type="float" office:value="0.972467532467533" calcext:value-type="float">
            <text:p>0.972467532467533</text:p>
          </table:table-cell>
          <table:table-cell office:value-type="float" office:value="0.00668465378768006" calcext:value-type="float">
            <text:p>0.00668465378768006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0761867068977902" calcext:value-type="float">
            <text:p>0.00761867068977902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609858364318198" calcext:value-type="float">
            <text:p>0.0060985836431819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0658245391229684" calcext:value-type="float">
            <text:p>0.0065824539122968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647063182679754" calcext:value-type="float">
            <text:p>0.00647063182679754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0646582965360202" calcext:value-type="float">
            <text:p>0.0064658296536020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3869126079276" calcext:value-type="float">
            <text:p>0.007386912607927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99480049242858" calcext:value-type="float">
            <text:p>0.0499480049242858</text:p>
          </table:table-cell>
          <table:table-cell office:value-type="float" office:value="0.783159117305459" calcext:value-type="float">
            <text:p>0.783159117305459</text:p>
          </table:table-cell>
          <table:table-cell office:value-type="float" office:value="0.0590789586502648" calcext:value-type="float">
            <text:p>0.059078958650264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10003376473733" calcext:value-type="float">
            <text:p>0.0310003376473733</text:p>
          </table:table-cell>
          <table:table-cell office:value-type="float" office:value="0.76411149825784" calcext:value-type="float">
            <text:p>0.76411149825784</text:p>
          </table:table-cell>
          <table:table-cell office:value-type="float" office:value="0.0565559956313581" calcext:value-type="float">
            <text:p>0.0565559956313581</text:p>
          </table:table-cell>
          <table:table-cell office:value-type="float" office:value="0.735656213704994" calcext:value-type="float">
            <text:p>0.735656213704994</text:p>
          </table:table-cell>
          <table:table-cell office:value-type="float" office:value="0.0692000546454378" calcext:value-type="float">
            <text:p>0.0692000546454378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40279180916805" calcext:value-type="float">
            <text:p>0.0340279180916805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455052650176305" calcext:value-type="float">
            <text:p>0.0455052650176305</text:p>
          </table:table-cell>
          <table:table-cell office:value-type="float" office:value="0.750058072009292" calcext:value-type="float">
            <text:p>0.750058072009292</text:p>
          </table:table-cell>
          <table:table-cell office:value-type="float" office:value="0.0354776729022236" calcext:value-type="float">
            <text:p>0.0354776729022236</text:p>
          </table:table-cell>
          <table:table-cell office:value-type="float" office:value="0.788850174216028" calcext:value-type="float">
            <text:p>0.788850174216028</text:p>
          </table:table-cell>
          <table:table-cell office:value-type="float" office:value="0.0500912738761442" calcext:value-type="float">
            <text:p>0.0500912738761442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738606560703319" calcext:value-type="float">
            <text:p>0.0738606560703319</text:p>
          </table:table-cell>
          <table:table-cell office:value-type="float" office:value="0.768989547038328" calcext:value-type="float">
            <text:p>0.768989547038328</text:p>
          </table:table-cell>
          <table:table-cell office:value-type="float" office:value="0.0563723393033835" calcext:value-type="float">
            <text:p>0.0563723393033835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70241210027735" calcext:value-type="float">
            <text:p>0.07024121002773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478715579204049" calcext:value-type="float">
            <text:p>0.0478715579204049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289388618900117" calcext:value-type="float">
            <text:p>0.0289388618900117</text:p>
          </table:table-cell>
          <table:table-cell office:value-type="float" office:value="0.769570267131243" calcext:value-type="float">
            <text:p>0.769570267131243</text:p>
          </table:table-cell>
          <table:table-cell office:value-type="float" office:value="0.0533668811192793" calcext:value-type="float">
            <text:p>0.053366881119279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398405304146287" calcext:value-type="float">
            <text:p>0.0398405304146287</text:p>
          </table:table-cell>
          <table:table-cell office:value-type="float" office:value="0.739837398373984" calcext:value-type="float">
            <text:p>0.739837398373984</text:p>
          </table:table-cell>
          <table:table-cell office:value-type="float" office:value="0.0554701692741442" calcext:value-type="float">
            <text:p>0.0554701692741442</text:p>
          </table:table-cell>
          <table:table-cell office:value-type="float" office:value="0.808130081300813" calcext:value-type="float">
            <text:p>0.808130081300813</text:p>
          </table:table-cell>
          <table:table-cell office:value-type="float" office:value="0.054878202409927" calcext:value-type="float">
            <text:p>0.05487820240992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423953509658014" calcext:value-type="float">
            <text:p>0.0423953509658014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320728926199373" calcext:value-type="float">
            <text:p>0.0320728926199373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93612078977933" calcext:value-type="float">
            <text:p>0.793612078977933</text:p>
          </table:table-cell>
          <table:table-cell office:value-type="float" office:value="0.0380971855823558" calcext:value-type="float">
            <text:p>0.038097185582355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098328791004792" calcext:value-type="float">
            <text:p>0.009832879100479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575431786386845" calcext:value-type="float">
            <text:p>0.0575431786386845</text:p>
          </table:table-cell>
          <table:table-cell office:value-type="float" office:value="0.798025551684088" calcext:value-type="float">
            <text:p>0.798025551684088</text:p>
          </table:table-cell>
          <table:table-cell office:value-type="float" office:value="0.0364199938504106" calcext:value-type="float">
            <text:p>0.0364199938504106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192366543924859" calcext:value-type="float">
            <text:p>0.0192366543924859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05910467545421" calcext:value-type="float">
            <text:p>0.0405910467545421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70508722751003" calcext:value-type="float">
            <text:p>0.047050872275100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36463950587038" calcext:value-type="float">
            <text:p>0.036463950587038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15054426740306" calcext:value-type="float">
            <text:p>0.041505442674030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08859026401775" calcext:value-type="float">
            <text:p>0.030885902640177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260406182636879" calcext:value-type="float">
            <text:p>0.0260406182636879</text:p>
          </table:table-cell>
          <table:table-cell office:value-type="float" office:value="0.74924506387921" calcext:value-type="float">
            <text:p>0.74924506387921</text:p>
          </table:table-cell>
          <table:table-cell office:value-type="float" office:value="0.080247028297993" calcext:value-type="float">
            <text:p>0.080247028297993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17856254081265" calcext:value-type="float">
            <text:p>0.0417856254081265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69888327377107" calcext:value-type="float">
            <text:p>0.0469888327377107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304753583354283" calcext:value-type="float">
            <text:p>0.0304753583354283</text:p>
          </table:table-cell>
          <table:table-cell office:value-type="float" office:value="0.725783972125436" calcext:value-type="float">
            <text:p>0.725783972125436</text:p>
          </table:table-cell>
          <table:table-cell office:value-type="float" office:value="0.0378413895846952" calcext:value-type="float">
            <text:p>0.0378413895846952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253376368779082" calcext:value-type="float">
            <text:p>0.0253376368779082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153457413478815" calcext:value-type="float">
            <text:p>0.0153457413478815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315090823838572" calcext:value-type="float">
            <text:p>0.0315090823838572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213314861284309" calcext:value-type="float">
            <text:p>0.0213314861284309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263700639715278" calcext:value-type="float">
            <text:p>0.0263700639715278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332443867442462" calcext:value-type="float">
            <text:p>0.0332443867442462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99138970034467" calcext:value-type="float">
            <text:p>0.049913897003446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369348935914438" calcext:value-type="float">
            <text:p>0.0369348935914438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449242451532003" calcext:value-type="float">
            <text:p>0.0449242451532003</text:p>
          </table:table-cell>
          <table:table-cell office:value-type="float" office:value="0.740185830429733" calcext:value-type="float">
            <text:p>0.740185830429733</text:p>
          </table:table-cell>
          <table:table-cell office:value-type="float" office:value="0.0229130690743929" calcext:value-type="float">
            <text:p>0.022913069074392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35772357723577" calcext:value-type="float">
            <text:p>0.735772357723577</text:p>
          </table:table-cell>
          <table:table-cell office:value-type="float" office:value="0.0360981887756563" calcext:value-type="float">
            <text:p>0.0360981887756563</text:p>
          </table:table-cell>
          <table:table-cell office:value-type="float" office:value="0.7732868757259" calcext:value-type="float">
            <text:p>0.7732868757259</text:p>
          </table:table-cell>
          <table:table-cell office:value-type="float" office:value="0.0836000982972471" calcext:value-type="float">
            <text:p>0.0836000982972471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283264046704194" calcext:value-type="float">
            <text:p>0.0283264046704194</text:p>
          </table:table-cell>
          <table:table-cell office:value-type="float" office:value="0.798025551684088" calcext:value-type="float">
            <text:p>0.798025551684088</text:p>
          </table:table-cell>
          <table:table-cell office:value-type="float" office:value="0.0368022625071901" calcext:value-type="float">
            <text:p>0.0368022625071901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230378328723702" calcext:value-type="float">
            <text:p>0.0230378328723702</text:p>
          </table:table-cell>
          <table:table-cell office:value-type="float" office:value="0.735423925667828" calcext:value-type="float">
            <text:p>0.735423925667828</text:p>
          </table:table-cell>
          <table:table-cell office:value-type="float" office:value="0.0194891947288516" calcext:value-type="float">
            <text:p>0.0194891947288516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26634105215955" calcext:value-type="float">
            <text:p>0.026634105215955</text:p>
          </table:table-cell>
          <table:table-cell office:value-type="float" office:value="0.750174216027874" calcext:value-type="float">
            <text:p>0.750174216027874</text:p>
          </table:table-cell>
          <table:table-cell office:value-type="float" office:value="0.0346159838523199" calcext:value-type="float">
            <text:p>0.034615983852319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27802214548986" calcext:value-type="float">
            <text:p>0.0227802214548986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213314861284309" calcext:value-type="float">
            <text:p>0.0213314861284309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10003376473733" calcext:value-type="float">
            <text:p>0.031000337647373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248694693442089" calcext:value-type="float">
            <text:p>0.0248694693442089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8787581367733" calcext:value-type="float">
            <text:p>0.038787581367733</text:p>
          </table:table-cell>
          <table:table-cell office:value-type="float" office:value="0.750058072009292" calcext:value-type="float">
            <text:p>0.750058072009292</text:p>
          </table:table-cell>
          <table:table-cell office:value-type="float" office:value="0.0460760317019997" calcext:value-type="float">
            <text:p>0.0460760317019997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194753468225084" calcext:value-type="float">
            <text:p>0.019475346822508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192533015424874" calcext:value-type="float">
            <text:p>0.019253301542487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25900116144018" calcext:value-type="float">
            <text:p>0.725900116144018</text:p>
          </table:table-cell>
          <table:table-cell office:value-type="float" office:value="0.0220520761278136" calcext:value-type="float">
            <text:p>0.0220520761278136</text:p>
          </table:table-cell>
          <table:table-cell office:value-type="float" office:value="0.754123112659698" calcext:value-type="float">
            <text:p>0.754123112659698</text:p>
          </table:table-cell>
          <table:table-cell office:value-type="float" office:value="0.092651338423655" calcext:value-type="float">
            <text:p>0.092651338423655</text:p>
          </table:table-cell>
          <table:table-cell office:value-type="float" office:value="0.802903600464576" calcext:value-type="float">
            <text:p>0.802903600464576</text:p>
          </table:table-cell>
          <table:table-cell office:value-type="float" office:value="0.0260503292358194" calcext:value-type="float">
            <text:p>0.0260503292358194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364292523079541" calcext:value-type="float">
            <text:p>0.036429252307954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40279180916805" calcext:value-type="float">
            <text:p>0.0340279180916805</text:p>
          </table:table-cell>
          <table:table-cell office:value-type="float" office:value="0.740418118466899" calcext:value-type="float">
            <text:p>0.740418118466899</text:p>
          </table:table-cell>
          <table:table-cell office:value-type="float" office:value="0.0191813525724898" calcext:value-type="float">
            <text:p>0.019181352572489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198526449173623" calcext:value-type="float">
            <text:p>0.0198526449173623</text:p>
          </table:table-cell>
          <table:table-cell office:value-type="float" office:value="0.750058072009292" calcext:value-type="float">
            <text:p>0.750058072009292</text:p>
          </table:table-cell>
          <table:table-cell office:value-type="float" office:value="0.039447525567105" calcext:value-type="float">
            <text:p>0.039447525567105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282232354941297" calcext:value-type="float">
            <text:p>0.0282232354941297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208469616340781" calcext:value-type="float">
            <text:p>0.0208469616340781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71106826542269" calcext:value-type="float">
            <text:p>0.0471106826542269</text:p>
          </table:table-cell>
          <table:table-cell office:value-type="float" office:value="0.755052264808362" calcext:value-type="float">
            <text:p>0.755052264808362</text:p>
          </table:table-cell>
          <table:table-cell office:value-type="float" office:value="0.0286807536084507" calcext:value-type="float">
            <text:p>0.0286807536084507</text:p>
          </table:table-cell>
          <table:table-cell office:value-type="float" office:value="0.768989547038328" calcext:value-type="float">
            <text:p>0.768989547038328</text:p>
          </table:table-cell>
          <table:table-cell office:value-type="float" office:value="0.0297031373562877" calcext:value-type="float">
            <text:p>0.029703137356287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502589672224572" calcext:value-type="float">
            <text:p>0.0502589672224572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4934066586505" calcext:value-type="float">
            <text:p>0.034934066586505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130216041051558" calcext:value-type="float">
            <text:p>0.01302160410515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0.739442508710801" calcext:value-type="float">
            <text:p>0.739442508710801</text:p>
          </table:table-cell>
          <table:table-cell office:value-type="float" office:value="0.0347958837012145" calcext:value-type="float">
            <text:p>0.0347958837012145</text:p>
          </table:table-cell>
          <table:table-cell office:value-type="float" office:value="0.75993031358885" calcext:value-type="float">
            <text:p>0.75993031358885</text:p>
          </table:table-cell>
          <table:table-cell office:value-type="float" office:value="0.0742095185886608" calcext:value-type="float">
            <text:p>0.0742095185886608</text:p>
          </table:table-cell>
          <table:table-cell office:value-type="float" office:value="0.792450638792102" calcext:value-type="float">
            <text:p>0.792450638792102</text:p>
          </table:table-cell>
          <table:table-cell office:value-type="float" office:value="0.0364081798743331" calcext:value-type="float">
            <text:p>0.0364081798743331</text:p>
          </table:table-cell>
          <table:table-cell office:value-type="float" office:value="0.779767711962834" calcext:value-type="float">
            <text:p>0.779767711962834</text:p>
          </table:table-cell>
          <table:table-cell office:value-type="float" office:value="0.0438343388300029" calcext:value-type="float">
            <text:p>0.0438343388300029</text:p>
          </table:table-cell>
          <table:table-cell office:value-type="float" office:value="0.751777003484321" calcext:value-type="float">
            <text:p>0.751777003484321</text:p>
          </table:table-cell>
          <table:table-cell office:value-type="float" office:value="0.0377628113129708" calcext:value-type="float">
            <text:p>0.0377628113129708</text:p>
          </table:table-cell>
          <table:table-cell office:value-type="float" office:value="0.744134727061556" calcext:value-type="float">
            <text:p>0.744134727061556</text:p>
          </table:table-cell>
          <table:table-cell office:value-type="float" office:value="0.028231966568116" calcext:value-type="float">
            <text:p>0.028231966568116</text:p>
          </table:table-cell>
          <table:table-cell office:value-type="float" office:value="0.777049941927991" calcext:value-type="float">
            <text:p>0.777049941927991</text:p>
          </table:table-cell>
          <table:table-cell office:value-type="float" office:value="0.0310853675222424" calcext:value-type="float">
            <text:p>0.0310853675222424</text:p>
          </table:table-cell>
          <table:table-cell office:value-type="float" office:value="0.759651567944251" calcext:value-type="float">
            <text:p>0.759651567944251</text:p>
          </table:table-cell>
          <table:table-cell office:value-type="float" office:value="0.0269439605540018" calcext:value-type="float">
            <text:p>0.0269439605540018</text:p>
          </table:table-cell>
          <table:table-cell office:value-type="float" office:value="0.77602787456446" calcext:value-type="float">
            <text:p>0.77602787456446</text:p>
          </table:table-cell>
          <table:table-cell office:value-type="float" office:value="0.0380293983695428" calcext:value-type="float">
            <text:p>0.0380293983695428</text:p>
          </table:table-cell>
          <table:table-cell office:value-type="float" office:value="0.770150987224158" calcext:value-type="float">
            <text:p>0.770150987224158</text:p>
          </table:table-cell>
          <table:table-cell office:value-type="float" office:value="0.0347581167623365" calcext:value-type="float">
            <text:p>0.0347581167623365</text:p>
          </table:table-cell>
          <table:table-cell office:value-type="float" office:value="0.774053426248548" calcext:value-type="float">
            <text:p>0.774053426248548</text:p>
          </table:table-cell>
          <table:table-cell office:value-type="float" office:value="0.0360180155937995" calcext:value-type="float">
            <text:p>0.0360180155937995</text:p>
          </table:table-cell>
          <table:table-cell office:value-type="float" office:value="0.761672473867596" calcext:value-type="float">
            <text:p>0.761672473867596</text:p>
          </table:table-cell>
          <table:table-cell office:value-type="float" office:value="0.0395253732958366" calcext:value-type="float">
            <text:p>0.0395253732958366</text:p>
          </table:table-cell>
          <table:table-cell office:value-type="float" office:value="0.765249709639954" calcext:value-type="float">
            <text:p>0.765249709639954</text:p>
          </table:table-cell>
          <table:table-cell office:value-type="float" office:value="0.0426654091845945" calcext:value-type="float">
            <text:p>0.0426654091845945</text:p>
          </table:table-cell>
          <table:table-cell office:value-type="float" office:value="0.762555168408827" calcext:value-type="float">
            <text:p>0.762555168408827</text:p>
          </table:table-cell>
          <table:table-cell office:value-type="float" office:value="0.0409820673176344" calcext:value-type="float">
            <text:p>0.0409820673176344</text:p>
          </table:table-cell>
          <table:table-cell office:value-type="float" office:value="0.763577235772358" calcext:value-type="float">
            <text:p>0.763577235772358</text:p>
          </table:table-cell>
          <table:table-cell office:value-type="float" office:value="0.0339555926252512" calcext:value-type="float">
            <text:p>0.0339555926252512</text:p>
          </table:table-cell>
          <table:table-cell office:value-type="float" office:value="0.761556329849013" calcext:value-type="float">
            <text:p>0.761556329849013</text:p>
          </table:table-cell>
          <table:table-cell office:value-type="float" office:value="0.0278881516962986" calcext:value-type="float">
            <text:p>0.027888151696298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8966318234611" calcext:value-type="float">
            <text:p>0.788966318234611</text:p>
          </table:table-cell>
          <table:table-cell office:value-type="float" office:value="0.055066842138108" calcext:value-type="float">
            <text:p>0.05506684213810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58671647422202" calcext:value-type="float">
            <text:p>0.0358671647422202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631851749213018" calcext:value-type="float">
            <text:p>0.063185174921301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543328745127441" calcext:value-type="float">
            <text:p>0.0543328745127441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1890473701543" calcext:value-type="float">
            <text:p>0.07189047370154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35489737703453" calcext:value-type="float">
            <text:p>0.0435489737703453</text:p>
          </table:table-cell>
          <table:table-cell office:value-type="float" office:value="0.768873403019745" calcext:value-type="float">
            <text:p>0.768873403019745</text:p>
          </table:table-cell>
          <table:table-cell office:value-type="float" office:value="0.0459338213884132" calcext:value-type="float">
            <text:p>0.0459338213884132</text:p>
          </table:table-cell>
          <table:table-cell office:value-type="float" office:value="0.773751451800232" calcext:value-type="float">
            <text:p>0.773751451800232</text:p>
          </table:table-cell>
          <table:table-cell office:value-type="float" office:value="0.066307198993944" calcext:value-type="float">
            <text:p>0.066307198993944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7" calcext:value-type="float">
            <text:p>0.0398049630420367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36487526569064" calcext:value-type="float">
            <text:p>0.036487526569064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3195192513236" calcext:value-type="float">
            <text:p>0.043195192513236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7639571322503" calcext:value-type="float">
            <text:p>0.051763957132250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455052650176306" calcext:value-type="float">
            <text:p>0.045505265017630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5367259645297" calcext:value-type="float">
            <text:p>0.0445367259645297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23539671213902" calcext:value-type="float">
            <text:p>0.0423539671213902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304736984123173" calcext:value-type="float">
            <text:p>0.0304736984123173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61151723486453" calcext:value-type="float">
            <text:p>0.04611517234864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190198020728027" calcext:value-type="float">
            <text:p>0.019019802072802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90885451032324" calcext:value-type="float">
            <text:p>0.0390885451032324</text:p>
          </table:table-cell>
          <table:table-cell office:value-type="float" office:value="0.774216027874565" calcext:value-type="float">
            <text:p>0.774216027874565</text:p>
          </table:table-cell>
          <table:table-cell office:value-type="float" office:value="0.0484011995168051" calcext:value-type="float">
            <text:p>0.0484011995168051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60140564439155" calcext:value-type="float">
            <text:p>0.026014056443915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253376368779082" calcext:value-type="float">
            <text:p>0.0253376368779082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328633189707802" calcext:value-type="float">
            <text:p>0.0328633189707802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39079693436191" calcext:value-type="float">
            <text:p>0.043907969343619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01629979512496" calcext:value-type="float">
            <text:p>0.0401629979512496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82986685258703" calcext:value-type="float">
            <text:p>0.048298668525870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40853978406031" calcext:value-type="float">
            <text:p>0.04085397840603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34338681784716" calcext:value-type="float">
            <text:p>0.03433868178471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608820697266316" calcext:value-type="float">
            <text:p>0.06088206972663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83391405342625" calcext:value-type="float">
            <text:p>0.783391405342625</text:p>
          </table:table-cell>
          <table:table-cell office:value-type="float" office:value="0.0316025932422202" calcext:value-type="float">
            <text:p>0.0316025932422202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00306453452402" calcext:value-type="float">
            <text:p>0.050030645345240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33588348662734" calcext:value-type="float">
            <text:p>0.043358834866273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93143864841553" calcext:value-type="float">
            <text:p>0.04931438648415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575856520960312" calcext:value-type="float">
            <text:p>0.0575856520960312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257600259208123" calcext:value-type="float">
            <text:p>0.025760025920812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18602120579328" calcext:value-type="float">
            <text:p>0.0418602120579328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  <table:table-cell office:value-type="float" office:value="0.759117305458769" calcext:value-type="float">
            <text:p>0.759117305458769</text:p>
          </table:table-cell>
          <table:table-cell office:value-type="float" office:value="0.0588584953340703" calcext:value-type="float">
            <text:p>0.0588584953340703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137715406933" calcext:value-type="float">
            <text:p>0.027137715406933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55332599974633" calcext:value-type="float">
            <text:p>0.055332599974633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35737498277429" calcext:value-type="float">
            <text:p>0.053573749827742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2" calcext:value-type="float">
            <text:p>0.026887403014654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502878117874932" calcext:value-type="float">
            <text:p>0.050287811787493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07986346772515" calcext:value-type="float">
            <text:p>0.0407986346772515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05819067789024" calcext:value-type="float">
            <text:p>0.0405819067789024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8" calcext:value-type="float">
            <text:p>0.0306095131658808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08859026401775" calcext:value-type="float">
            <text:p>0.0308859026401775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571937065427189" calcext:value-type="float">
            <text:p>0.057193706542718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311008005851616" calcext:value-type="float">
            <text:p>0.03110080058516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386735166452321" calcext:value-type="float">
            <text:p>0.0386735166452321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98706971673818" calcext:value-type="float">
            <text:p>0.0298706971673818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99797280173056" calcext:value-type="float">
            <text:p>0.049979728017305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79957340020508" calcext:value-type="float">
            <text:p>0.0479957340020508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408254898855957" calcext:value-type="float">
            <text:p>0.0408254898855957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335247048959647" calcext:value-type="float">
            <text:p>0.0335247048959647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3748636846668" calcext:value-type="float">
            <text:p>0.035374863684666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4786284147706" calcext:value-type="float">
            <text:p>0.0447862841477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6945412311266" calcext:value-type="float">
            <text:p>0.786945412311266</text:p>
          </table:table-cell>
          <table:table-cell office:value-type="float" office:value="0.0515043681548633" calcext:value-type="float">
            <text:p>0.0515043681548633</text:p>
          </table:table-cell>
          <table:table-cell office:value-type="float" office:value="0.757700348432056" calcext:value-type="float">
            <text:p>0.757700348432056</text:p>
          </table:table-cell>
          <table:table-cell office:value-type="float" office:value="0.0456238722827651" calcext:value-type="float">
            <text:p>0.0456238722827651</text:p>
          </table:table-cell>
          <table:table-cell office:value-type="float" office:value="0.772102206736353" calcext:value-type="float">
            <text:p>0.772102206736353</text:p>
          </table:table-cell>
          <table:table-cell office:value-type="float" office:value="0.0335820613933902" calcext:value-type="float">
            <text:p>0.0335820613933902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411443917336156" calcext:value-type="float">
            <text:p>0.0411443917336156</text:p>
          </table:table-cell>
          <table:table-cell office:value-type="float" office:value="0.780813008130081" calcext:value-type="float">
            <text:p>0.780813008130081</text:p>
          </table:table-cell>
          <table:table-cell office:value-type="float" office:value="0.0455853561220662" calcext:value-type="float">
            <text:p>0.0455853561220662</text:p>
          </table:table-cell>
          <table:table-cell office:value-type="float" office:value="0.763554006968641" calcext:value-type="float">
            <text:p>0.763554006968641</text:p>
          </table:table-cell>
          <table:table-cell office:value-type="float" office:value="0.0420403457545324" calcext:value-type="float">
            <text:p>0.0420403457545324</text:p>
          </table:table-cell>
          <table:table-cell office:value-type="float" office:value="0.758443670150987" calcext:value-type="float">
            <text:p>0.758443670150987</text:p>
          </table:table-cell>
          <table:table-cell office:value-type="float" office:value="0.0476015343282329" calcext:value-type="float">
            <text:p>0.0476015343282329</text:p>
          </table:table-cell>
          <table:table-cell office:value-type="float" office:value="0.780743321718931" calcext:value-type="float">
            <text:p>0.780743321718931</text:p>
          </table:table-cell>
          <table:table-cell office:value-type="float" office:value="0.0299831689708513" calcext:value-type="float">
            <text:p>0.0299831689708513</text:p>
          </table:table-cell>
          <table:table-cell office:value-type="float" office:value="0.763530778164925" calcext:value-type="float">
            <text:p>0.763530778164925</text:p>
          </table:table-cell>
          <table:table-cell office:value-type="float" office:value="0.0532643984283908" calcext:value-type="float">
            <text:p>0.0532643984283908</text:p>
          </table:table-cell>
          <table:table-cell office:value-type="float" office:value="0.774192799070848" calcext:value-type="float">
            <text:p>0.774192799070848</text:p>
          </table:table-cell>
          <table:table-cell office:value-type="float" office:value="0.0473756983966435" calcext:value-type="float">
            <text:p>0.0473756983966435</text:p>
          </table:table-cell>
          <table:table-cell office:value-type="float" office:value="0.755632984901278" calcext:value-type="float">
            <text:p>0.755632984901278</text:p>
          </table:table-cell>
          <table:table-cell office:value-type="float" office:value="0.0322845663450141" calcext:value-type="float">
            <text:p>0.0322845663450141</text:p>
          </table:table-cell>
          <table:table-cell office:value-type="float" office:value="0.766202090592335" calcext:value-type="float">
            <text:p>0.766202090592335</text:p>
          </table:table-cell>
          <table:table-cell office:value-type="float" office:value="0.0464145048058193" calcext:value-type="float">
            <text:p>0.0464145048058193</text:p>
          </table:table-cell>
          <table:table-cell office:value-type="float" office:value="0.757607433217189" calcext:value-type="float">
            <text:p>0.757607433217189</text:p>
          </table:table-cell>
          <table:table-cell office:value-type="float" office:value="0.0361626540633441" calcext:value-type="float">
            <text:p>0.0361626540633441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99550207696651" calcext:value-type="float">
            <text:p>0.0399550207696651</text:p>
          </table:table-cell>
          <table:table-cell office:value-type="float" office:value="0.766341463414634" calcext:value-type="float">
            <text:p>0.766341463414634</text:p>
          </table:table-cell>
          <table:table-cell office:value-type="float" office:value="0.0366328432091442" calcext:value-type="float">
            <text:p>0.0366328432091442</text:p>
          </table:table-cell>
          <table:table-cell office:value-type="float" office:value="0.776120789779326" calcext:value-type="float">
            <text:p>0.776120789779326</text:p>
          </table:table-cell>
          <table:table-cell office:value-type="float" office:value="0.0421822611862475" calcext:value-type="float">
            <text:p>0.04218226118624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44608885291985" calcext:value-type="float">
            <text:p>0.0244608885291985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51697786338292" calcext:value-type="float">
            <text:p>0.05516977863382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53369391938817" calcext:value-type="float">
            <text:p>0.0353369391938817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210296851780731" calcext:value-type="float">
            <text:p>0.021029685178073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91869376837964" calcext:value-type="float">
            <text:p>0.0491869376837964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79363033478851" calcext:value-type="float">
            <text:p>0.0279363033478851</text:p>
          </table:table-cell>
          <table:table-cell office:value-type="float" office:value="0.8" calcext:value-type="float">
            <text:p>0.8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558726066957702" calcext:value-type="float">
            <text:p>0.05587260669577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10296851780731" calcext:value-type="float">
            <text:p>0.0210296851780731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588212339639047" calcext:value-type="float">
            <text:p>0.0588212339639047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244608885291985" calcext:value-type="float">
            <text:p>0.024460888529198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5667029572586" calcext:value-type="float">
            <text:p>0.0565667029572586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27594426896649" calcext:value-type="float">
            <text:p>0.052759442689664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183899262112764" calcext:value-type="float">
            <text:p>0.0183899262112764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21029685178073" calcext:value-type="float">
            <text:p>0.02102968517807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183899262112764" calcext:value-type="float">
            <text:p>0.018389926211276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27594426896649" calcext:value-type="float">
            <text:p>0.0527594426896649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51697786338292" calcext:value-type="float">
            <text:p>0.055169778633829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3923220926115" calcext:value-type="float">
            <text:p>0.023923220926115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183899262112764" calcext:value-type="float">
            <text:p>0.01838992621127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53369391938816" calcext:value-type="float">
            <text:p>0.03533693919388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29" calcext:value-type="float">
            <text:p>0.038507536730042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30546798901923" calcext:value-type="float">
            <text:p>0.033054679890192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69890331140024" calcext:value-type="float">
            <text:p>0.026989033114002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53369391938817" calcext:value-type="float">
            <text:p>0.035336939193881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26734082429772" calcext:value-type="float">
            <text:p>0.042673408242977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04918575564468" calcext:value-type="float">
            <text:p>0.050491857556446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10296851780731" calcext:value-type="float">
            <text:p>0.02102968517807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53369391938817" calcext:value-type="float">
            <text:p>0.035336939193881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1029685178073" calcext:value-type="float">
            <text:p>0.021029685178073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53369391938817" calcext:value-type="float">
            <text:p>0.035336939193881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4214844250962" calcext:value-type="float">
            <text:p>0.03421484425096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97130161529756" calcext:value-type="float">
            <text:p>0.049713016152975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23923220926115" calcext:value-type="float">
            <text:p>0.02392322092611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23923220926115" calcext:value-type="float">
            <text:p>0.02392322092611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387557227636252" calcext:value-type="float">
            <text:p>0.0387557227636252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519575594305481" calcext:value-type="float">
            <text:p>0.0519575594305481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42198276622086" calcext:value-type="float">
            <text:p>0.042198276622086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34301076551636" calcext:value-type="float">
            <text:p>0.034301076551636</text:p>
          </table:table-cell>
          <table:table-cell office:value-type="float" office:value="0.821935483870968" calcext:value-type="float">
            <text:p>0.821935483870968</text:p>
          </table:table-cell>
          <table:table-cell office:value-type="float" office:value="0.0225536584872972" calcext:value-type="float">
            <text:p>0.0225536584872972</text:p>
          </table:table-cell>
          <table:table-cell office:value-type="float" office:value="0.83741935483871" calcext:value-type="float">
            <text:p>0.83741935483871</text:p>
          </table:table-cell>
          <table:table-cell office:value-type="float" office:value="0.0354946516367581" calcext:value-type="float">
            <text:p>0.0354946516367581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249402567803366" calcext:value-type="float">
            <text:p>0.0249402567803366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348499078436037" calcext:value-type="float">
            <text:p>0.0348499078436037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329208740558861" calcext:value-type="float">
            <text:p>0.0329208740558861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57488521792202" calcext:value-type="float">
            <text:p>0.045748852179220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56772476115745" calcext:value-type="float">
            <text:p>0.0356772476115745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75511908728001" calcext:value-type="float">
            <text:p>0.0375511908728001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267069296999432" calcext:value-type="float">
            <text:p>0.0267069296999432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20771513281661" calcext:value-type="float">
            <text:p>0.0320771513281661</text:p>
          </table:table-cell>
          <table:table-cell office:value-type="float" office:value="0.815483870967742" calcext:value-type="float">
            <text:p>0.815483870967742</text:p>
          </table:table-cell>
          <table:table-cell office:value-type="float" office:value="0.0461158396487385" calcext:value-type="float">
            <text:p>0.0461158396487385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326101177825448" calcext:value-type="float">
            <text:p>0.03261011778254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1" calcext:value-type="float">
            <text:p>0.036065612540319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6" calcext:value-type="float">
            <text:p>0.043578245439052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85197257741208" calcext:value-type="float">
            <text:p>0.038519725774120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04507358387431" calcext:value-type="float">
            <text:p>0.04045073583874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3588833775241" calcext:value-type="float">
            <text:p>0.03735888337752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974367488436" calcext:value-type="float">
            <text:p>0.0435974367488436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394939884595054" calcext:value-type="float">
            <text:p>0.0394939884595054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45813868507742" calcext:value-type="float">
            <text:p>0.0345813868507742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00534524434005" calcext:value-type="float">
            <text:p>0.04005345244340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30888451489515" calcext:value-type="float">
            <text:p>0.0430888451489515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426314668585163" calcext:value-type="float">
            <text:p>0.042631466858516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75609456244659" calcext:value-type="float">
            <text:p>0.03756094562446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84166709978013" calcext:value-type="float">
            <text:p>0.038416670997801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10677138900411" calcext:value-type="float">
            <text:p>0.0410677138900411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28246234796454" calcext:value-type="float">
            <text:p>0.0428246234796454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17874607448881" calcext:value-type="float">
            <text:p>0.0317874607448881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377277474525879" calcext:value-type="float">
            <text:p>0.0377277474525879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392870079344846" calcext:value-type="float">
            <text:p>0.03928700793448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40242198416395" calcext:value-type="float">
            <text:p>0.940242198416395</text:p>
          </table:table-cell>
          <table:table-cell office:value-type="float" office:value="0.0266166459734486" calcext:value-type="float">
            <text:p>0.0266166459734486</text:p>
          </table:table-cell>
          <table:table-cell office:value-type="float" office:value="0.938456761372458" calcext:value-type="float">
            <text:p>0.938456761372458</text:p>
          </table:table-cell>
          <table:table-cell office:value-type="float" office:value="0.0177204157961942" calcext:value-type="float">
            <text:p>0.0177204157961942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52967811538555" calcext:value-type="float">
            <text:p>0.0252967811538555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43766495885732" calcext:value-type="float">
            <text:p>0.943766495885732</text:p>
          </table:table-cell>
          <table:table-cell office:value-type="float" office:value="0.0319784000042971" calcext:value-type="float">
            <text:p>0.031978400004297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66534221967127" calcext:value-type="float">
            <text:p>0.0266534221967127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00143715679937" calcext:value-type="float">
            <text:p>0.0200143715679937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00143715679937" calcext:value-type="float">
            <text:p>0.0200143715679937</text:p>
          </table:table-cell>
          <table:table-cell office:value-type="float" office:value="0.938487812451483" calcext:value-type="float">
            <text:p>0.938487812451483</text:p>
          </table:table-cell>
          <table:table-cell office:value-type="float" office:value="0.0062074497022462" calcext:value-type="float">
            <text:p>0.0062074497022462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69594224170915" calcext:value-type="float">
            <text:p>0.016959422417091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66881834016944" calcext:value-type="float">
            <text:p>0.0266881834016944</text:p>
          </table:table-cell>
          <table:table-cell office:value-type="float" office:value="0.945520881850644" calcext:value-type="float">
            <text:p>0.945520881850644</text:p>
          </table:table-cell>
          <table:table-cell office:value-type="float" office:value="0.0265997170472034" calcext:value-type="float">
            <text:p>0.0265997170472034</text:p>
          </table:table-cell>
          <table:table-cell office:value-type="float" office:value="0.93673342648657" calcext:value-type="float">
            <text:p>0.93673342648657</text:p>
          </table:table-cell>
          <table:table-cell office:value-type="float" office:value="0.012994816287468" calcext:value-type="float">
            <text:p>0.012994816287468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40673939804765" calcext:value-type="float">
            <text:p>0.014067393980476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36717900947058" calcext:value-type="float">
            <text:p>0.936717900947058</text:p>
          </table:table-cell>
          <table:table-cell office:value-type="float" office:value="0.0287330195439564" calcext:value-type="float">
            <text:p>0.0287330195439564</text:p>
          </table:table-cell>
          <table:table-cell office:value-type="float" office:value="0.943735444806707" calcext:value-type="float">
            <text:p>0.943735444806707</text:p>
          </table:table-cell>
          <table:table-cell office:value-type="float" office:value="0.0160735641391334" calcext:value-type="float">
            <text:p>0.0160735641391334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43755543909697" calcext:value-type="float">
            <text:p>0.0243755543909697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252967811538556" calcext:value-type="float">
            <text:p>0.0252967811538556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074718423148921" calcext:value-type="float">
            <text:p>0.007471842314892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00449686891635" calcext:value-type="float">
            <text:p>0.0200449686891635</text:p>
          </table:table-cell>
          <table:table-cell office:value-type="float" office:value="0.949045179319981" calcext:value-type="float">
            <text:p>0.949045179319981</text:p>
          </table:table-cell>
          <table:table-cell office:value-type="float" office:value="0.0168336337847843" calcext:value-type="float">
            <text:p>0.0168336337847843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00143715679937" calcext:value-type="float">
            <text:p>0.0200143715679937</text:p>
          </table:table-cell>
          <table:table-cell office:value-type="float" office:value="0.950799565284894" calcext:value-type="float">
            <text:p>0.950799565284894</text:p>
          </table:table-cell>
          <table:table-cell office:value-type="float" office:value="0.0047002913822509" calcext:value-type="float">
            <text:p>0.004700291382250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82829626081329" calcext:value-type="float">
            <text:p>0.0182829626081329</text:p>
          </table:table-cell>
          <table:table-cell office:value-type="float" office:value="0.959555969569942" calcext:value-type="float">
            <text:p>0.959555969569942</text:p>
          </table:table-cell>
          <table:table-cell office:value-type="float" office:value="0.0220832039878526" calcext:value-type="float">
            <text:p>0.0220832039878526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87371718174695" calcext:value-type="float">
            <text:p>0.0287371718174695</text:p>
          </table:table-cell>
          <table:table-cell office:value-type="float" office:value="0.943766495885732" calcext:value-type="float">
            <text:p>0.943766495885732</text:p>
          </table:table-cell>
          <table:table-cell office:value-type="float" office:value="0.0077963873843568" calcext:value-type="float">
            <text:p>0.007796387384356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40242198416395" calcext:value-type="float">
            <text:p>0.940242198416395</text:p>
          </table:table-cell>
          <table:table-cell office:value-type="float" office:value="0.0266166459734486" calcext:value-type="float">
            <text:p>0.0266166459734486</text:p>
          </table:table-cell>
          <table:table-cell office:value-type="float" office:value="0.952507374631269" calcext:value-type="float">
            <text:p>0.952507374631269</text:p>
          </table:table-cell>
          <table:table-cell office:value-type="float" office:value="0.0183855920721554" calcext:value-type="float">
            <text:p>0.0183855920721554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229021179692079" calcext:value-type="float">
            <text:p>0.0229021179692079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256220561447801" calcext:value-type="float">
            <text:p>0.025622056144780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43755543909696" calcext:value-type="float">
            <text:p>0.024375554390969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9028969831239" calcext:value-type="float">
            <text:p>0.019028969831239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27424910469388" calcext:value-type="float">
            <text:p>0.0227424910469388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08564492886513" calcext:value-type="float">
            <text:p>0.0108564492886513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90825712886022" calcext:value-type="float">
            <text:p>0.0190825712886022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1535244109516" calcext:value-type="float">
            <text:p>0.02153524410951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27424910469388" calcext:value-type="float">
            <text:p>0.0227424910469388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14569382601598" calcext:value-type="float">
            <text:p>0.011456938260159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02157936123145" calcext:value-type="float">
            <text:p>0.020215793612314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34963514982146" calcext:value-type="float">
            <text:p>0.934963514982146</text:p>
          </table:table-cell>
          <table:table-cell office:value-type="float" office:value="0.0253055221149088" calcext:value-type="float">
            <text:p>0.0253055221149088</text:p>
          </table:table-cell>
          <table:table-cell office:value-type="float" office:value="0.947228691197019" calcext:value-type="float">
            <text:p>0.947228691197019</text:p>
          </table:table-cell>
          <table:table-cell office:value-type="float" office:value="0.0188560537661807" calcext:value-type="float">
            <text:p>0.0188560537661807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229021179692079" calcext:value-type="float">
            <text:p>0.022902117969207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37820024718756" calcext:value-type="float">
            <text:p>0.0237820024718756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10021732168748" calcext:value-type="float">
            <text:p>0.021002173216874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32532469066897" calcext:value-type="float">
            <text:p>0.0232532469066897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079005014754801" calcext:value-type="float">
            <text:p>0.007900501475480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3" calcext:value-type="float">
            <text:p>0.0144718308320673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53481832567805" calcext:value-type="float">
            <text:p>0.0253481832567805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69594224170915" calcext:value-type="float">
            <text:p>0.016959422417091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36717900947058" calcext:value-type="float">
            <text:p>0.936717900947058</text:p>
          </table:table-cell>
          <table:table-cell office:value-type="float" office:value="0.0251638536396118" calcext:value-type="float">
            <text:p>0.0251638536396118</text:p>
          </table:table-cell>
          <table:table-cell office:value-type="float" office:value="0.945474305232107" calcext:value-type="float">
            <text:p>0.945474305232107</text:p>
          </table:table-cell>
          <table:table-cell office:value-type="float" office:value="0.0202188189660549" calcext:value-type="float">
            <text:p>0.0202188189660549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229021179692079" calcext:value-type="float">
            <text:p>0.022902117969207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32532469066897" calcext:value-type="float">
            <text:p>0.02325324690668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01932882079395" calcext:value-type="float">
            <text:p>0.0101932882079395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4392309966989" calcext:value-type="float">
            <text:p>0.024392309966989</text:p>
          </table:table-cell>
          <table:table-cell office:value-type="float" office:value="0.952553951249806" calcext:value-type="float">
            <text:p>0.952553951249806</text:p>
          </table:table-cell>
          <table:table-cell office:value-type="float" office:value="0.0099689500090442" calcext:value-type="float">
            <text:p>0.009968950009044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1" calcext:value-type="float">
            <text:p>0.0169227846549851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096326558058305" calcext:value-type="float">
            <text:p>0.0096326558058305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66881834016944" calcext:value-type="float">
            <text:p>0.0266881834016944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14569382601598" calcext:value-type="float">
            <text:p>0.0114569382601598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45638332789408" calcext:value-type="float">
            <text:p>0.014563833278940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6" calcext:value-type="float">
            <text:p>0.01597477300342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0.93777674274181" calcext:value-type="float">
            <text:p>0.93777674274181</text:p>
          </table:table-cell>
          <table:table-cell office:value-type="float" office:value="0.0264871374490748" calcext:value-type="float">
            <text:p>0.0264871374490748</text:p>
          </table:table-cell>
          <table:table-cell office:value-type="float" office:value="0.945480515447912" calcext:value-type="float">
            <text:p>0.945480515447912</text:p>
          </table:table-cell>
          <table:table-cell office:value-type="float" office:value="0.0182508889479437" calcext:value-type="float">
            <text:p>0.0182508889479437</text:p>
          </table:table-cell>
          <table:table-cell office:value-type="float" office:value="0.952889302903276" calcext:value-type="float">
            <text:p>0.952889302903276</text:p>
          </table:table-cell>
          <table:table-cell office:value-type="float" office:value="0.0236757378904898" calcext:value-type="float">
            <text:p>0.0236757378904898</text:p>
          </table:table-cell>
          <table:table-cell office:value-type="float" office:value="0.950417637012886" calcext:value-type="float">
            <text:p>0.950417637012886</text:p>
          </table:table-cell>
          <table:table-cell office:value-type="float" office:value="0.0218257923482521" calcext:value-type="float">
            <text:p>0.0218257923482521</text:p>
          </table:table-cell>
          <table:table-cell office:value-type="float" office:value="0.953240180096258" calcext:value-type="float">
            <text:p>0.953240180096258</text:p>
          </table:table-cell>
          <table:table-cell office:value-type="float" office:value="0.024430648653302" calcext:value-type="float">
            <text:p>0.024430648653302</text:p>
          </table:table-cell>
          <table:table-cell office:value-type="float" office:value="0.951476478807639" calcext:value-type="float">
            <text:p>0.951476478807639</text:p>
          </table:table-cell>
          <table:table-cell office:value-type="float" office:value="0.0114815156881561" calcext:value-type="float">
            <text:p>0.01148151568815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37439004301049" calcext:value-type="float">
            <text:p>0.0237439004301049</text:p>
          </table:table-cell>
          <table:table-cell office:value-type="float" office:value="0.949737618382239" calcext:value-type="float">
            <text:p>0.949737618382239</text:p>
          </table:table-cell>
          <table:table-cell office:value-type="float" office:value="0.0157748312979547" calcext:value-type="float">
            <text:p>0.0157748312979547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210618248332193" calcext:value-type="float">
            <text:p>0.0210618248332193</text:p>
          </table:table-cell>
          <table:table-cell office:value-type="float" office:value="0.947272162707654" calcext:value-type="float">
            <text:p>0.947272162707654</text:p>
          </table:table-cell>
          <table:table-cell office:value-type="float" office:value="0.0078594695308918" calcext:value-type="float">
            <text:p>0.0078594695308918</text:p>
          </table:table-cell>
          <table:table-cell office:value-type="float" office:value="0.953584847073436" calcext:value-type="float">
            <text:p>0.953584847073436</text:p>
          </table:table-cell>
          <table:table-cell office:value-type="float" office:value="0.0170542010172046" calcext:value-type="float">
            <text:p>0.0170542010172046</text:p>
          </table:table-cell>
          <table:table-cell office:value-type="float" office:value="0.956044092532216" calcext:value-type="float">
            <text:p>0.956044092532216</text:p>
          </table:table-cell>
          <table:table-cell office:value-type="float" office:value="0.0198840307293527" calcext:value-type="float">
            <text:p>0.0198840307293527</text:p>
          </table:table-cell>
          <table:table-cell office:value-type="float" office:value="0.952883092687471" calcext:value-type="float">
            <text:p>0.952883092687471</text:p>
          </table:table-cell>
          <table:table-cell office:value-type="float" office:value="0.0260231493140173" calcext:value-type="float">
            <text:p>0.0260231493140173</text:p>
          </table:table-cell>
          <table:table-cell office:value-type="float" office:value="0.946219531128707" calcext:value-type="float">
            <text:p>0.946219531128707</text:p>
          </table:table-cell>
          <table:table-cell office:value-type="float" office:value="0.0111055307306257" calcext:value-type="float">
            <text:p>0.0111055307306257</text:p>
          </table:table-cell>
          <table:table-cell office:value-type="float" office:value="0.950765409097966" calcext:value-type="float">
            <text:p>0.950765409097966</text:p>
          </table:table-cell>
          <table:table-cell office:value-type="float" office:value="0.0146023241629778" calcext:value-type="float">
            <text:p>0.0146023241629778</text:p>
          </table:table-cell>
          <table:table-cell office:value-type="float" office:value="0.951479583915541" calcext:value-type="float">
            <text:p>0.951479583915541</text:p>
          </table:table-cell>
          <table:table-cell office:value-type="float" office:value="0.017036161713317" calcext:value-type="float">
            <text:p>0.01703616171331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9484989454204" calcext:value-type="float">
            <text:p>0.022948498945420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75353666254706" calcext:value-type="float">
            <text:p>0.007535366625470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64120998836983" calcext:value-type="float">
            <text:p>0.0164120998836983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69312931024096" calcext:value-type="float">
            <text:p>0.0169312931024096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161412046398125" calcext:value-type="float">
            <text:p>0.016141204639812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08910056943339" calcext:value-type="float">
            <text:p>0.008910056943339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49060704859494" calcext:value-type="float">
            <text:p>0.949060704859494</text:p>
          </table:table-cell>
          <table:table-cell office:value-type="float" office:value="0.0129170715983917" calcext:value-type="float">
            <text:p>0.0129170715983917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59667361216763" calcext:value-type="float">
            <text:p>0.0159667361216763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29588820535491" calcext:value-type="float">
            <text:p>0.0229588820535491</text:p>
          </table:table-cell>
          <table:table-cell office:value-type="float" office:value="0.954261760596181" calcext:value-type="float">
            <text:p>0.954261760596181</text:p>
          </table:table-cell>
          <table:table-cell office:value-type="float" office:value="0.0201947228051885" calcext:value-type="float">
            <text:p>0.020194722805188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3" calcext:value-type="float">
            <text:p>0.021941259643452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074525419782725" calcext:value-type="float">
            <text:p>0.007452541978272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7" calcext:value-type="float">
            <text:p>0.016485023410693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087744025708259" calcext:value-type="float">
            <text:p>0.008774402570825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02783992114125" calcext:value-type="float">
            <text:p>0.020278399211412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57844427300374" calcext:value-type="float">
            <text:p>0.0157844427300374</text:p>
          </table:table-cell>
          <table:table-cell office:value-type="float" office:value="0.95954044403043" calcext:value-type="float">
            <text:p>0.95954044403043</text:p>
          </table:table-cell>
          <table:table-cell office:value-type="float" office:value="0.0221482173984399" calcext:value-type="float">
            <text:p>0.022148217398439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0169880195425" calcext:value-type="float">
            <text:p>0.01016988019542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15987542574289" calcext:value-type="float">
            <text:p>0.021598754257428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58296751767147" calcext:value-type="float">
            <text:p>0.015829675176714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18802998744664" calcext:value-type="float">
            <text:p>0.021880299874466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65571526342916" calcext:value-type="float">
            <text:p>0.016557152634291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25034342314651" calcext:value-type="float">
            <text:p>0.012503434231465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76808563078473" calcext:value-type="float">
            <text:p>0.017680856307847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3587952181338" calcext:value-type="float">
            <text:p>0.953587952181338</text:p>
          </table:table-cell>
          <table:table-cell office:value-type="float" office:value="0.0188910554473321" calcext:value-type="float">
            <text:p>0.0188910554473321</text:p>
          </table:table-cell>
          <table:table-cell office:value-type="float" office:value="0.952873777363763" calcext:value-type="float">
            <text:p>0.952873777363763</text:p>
          </table:table-cell>
          <table:table-cell office:value-type="float" office:value="0.0198201662823818" calcext:value-type="float">
            <text:p>0.0198201662823818</text:p>
          </table:table-cell>
          <table:table-cell office:value-type="float" office:value="0.952178233193603" calcext:value-type="float">
            <text:p>0.952178233193603</text:p>
          </table:table-cell>
          <table:table-cell office:value-type="float" office:value="0.0130278840834183" calcext:value-type="float">
            <text:p>0.0130278840834183</text:p>
          </table:table-cell>
          <table:table-cell office:value-type="float" office:value="0.951479583915541" calcext:value-type="float">
            <text:p>0.951479583915541</text:p>
          </table:table-cell>
          <table:table-cell office:value-type="float" office:value="0.0170209886701048" calcext:value-type="float">
            <text:p>0.0170209886701048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189375928579726" calcext:value-type="float">
            <text:p>0.0189375928579726</text:p>
          </table:table-cell>
          <table:table-cell office:value-type="float" office:value="0.950069864927806" calcext:value-type="float">
            <text:p>0.950069864927806</text:p>
          </table:table-cell>
          <table:table-cell office:value-type="float" office:value="0.011954456594866" calcext:value-type="float">
            <text:p>0.011954456594866</text:p>
          </table:table-cell>
          <table:table-cell office:value-type="float" office:value="0.953584847073436" calcext:value-type="float">
            <text:p>0.953584847073436</text:p>
          </table:table-cell>
          <table:table-cell office:value-type="float" office:value="0.0162757484517911" calcext:value-type="float">
            <text:p>0.0162757484517911</text:p>
          </table:table-cell>
          <table:table-cell office:value-type="float" office:value="0.951122496506753" calcext:value-type="float">
            <text:p>0.951122496506753</text:p>
          </table:table-cell>
          <table:table-cell office:value-type="float" office:value="0.0131293425705407" calcext:value-type="float">
            <text:p>0.0131293425705407</text:p>
          </table:table-cell>
          <table:table-cell office:value-type="float" office:value="0.951467163483931" calcext:value-type="float">
            <text:p>0.951467163483931</text:p>
          </table:table-cell>
          <table:table-cell office:value-type="float" office:value="0.0167725063128998" calcext:value-type="float">
            <text:p>0.0167725063128998</text:p>
          </table:table-cell>
          <table:table-cell office:value-type="float" office:value="0.951485794131346" calcext:value-type="float">
            <text:p>0.951485794131346</text:p>
          </table:table-cell>
          <table:table-cell office:value-type="float" office:value="0.0164876025690818" calcext:value-type="float">
            <text:p>0.0164876025690818</text:p>
          </table:table-cell>
          <table:table-cell office:value-type="float" office:value="0.954637478652383" calcext:value-type="float">
            <text:p>0.954637478652383</text:p>
          </table:table-cell>
          <table:table-cell office:value-type="float" office:value="0.0149373095242999" calcext:value-type="float">
            <text:p>0.0149373095242999</text:p>
          </table:table-cell>
          <table:table-cell office:value-type="float" office:value="0.949377425865549" calcext:value-type="float">
            <text:p>0.949377425865549</text:p>
          </table:table-cell>
          <table:table-cell office:value-type="float" office:value="0.0129587697350821" calcext:value-type="float">
            <text:p>0.0129587697350821</text:p>
          </table:table-cell>
          <table:table-cell office:value-type="float" office:value="0.951824250892719" calcext:value-type="float">
            <text:p>0.951824250892719</text:p>
          </table:table-cell>
          <table:table-cell office:value-type="float" office:value="0.0197258472336726" calcext:value-type="float">
            <text:p>0.0197258472336726</text:p>
          </table:table-cell>
          <table:table-cell office:value-type="float" office:value="0.950777829529576" calcext:value-type="float">
            <text:p>0.950777829529576</text:p>
          </table:table-cell>
          <table:table-cell office:value-type="float" office:value="0.0170218997358811" calcext:value-type="float">
            <text:p>0.0170218997358811</text:p>
          </table:table-cell>
          <table:table-cell office:value-type="float" office:value="0.954274181027791" calcext:value-type="float">
            <text:p>0.954274181027791</text:p>
          </table:table-cell>
          <table:table-cell office:value-type="float" office:value="0.0184031809470824" calcext:value-type="float">
            <text:p>0.0184031809470824</text:p>
          </table:table-cell>
          <table:table-cell office:value-type="float" office:value="0.951821145784816" calcext:value-type="float">
            <text:p>0.951821145784816</text:p>
          </table:table-cell>
          <table:table-cell office:value-type="float" office:value="0.0163988509843385" calcext:value-type="float">
            <text:p>0.0163988509843385</text:p>
          </table:table-cell>
        </table:table-row>
      </table:table>
      <table:table table:name="DifAccuracy" table:style-name="ta1">
        <table:table-column table:style-name="co18" table:number-columns-repeated="1024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0126666666666668" calcext:value-type="float">
            <text:p>0.0126666666666668</text:p>
          </table:table-cell>
          <table:table-cell office:value-type="float" office:value="-0.0256666666666667" calcext:value-type="float">
            <text:p>-0.0256666666666667</text:p>
          </table:table-cell>
          <table:table-cell office:value-type="float" office:value="0.0143333333333332" calcext:value-type="float">
            <text:p>0.0143333333333332</text:p>
          </table:table-cell>
          <table:table-cell office:value-type="float" office:value="0.0113333333333332" calcext:value-type="float">
            <text:p>0.0113333333333332</text:p>
          </table:table-cell>
          <table:table-cell office:value-type="float" office:value="0.0106666666666667" calcext:value-type="float">
            <text:p>0.0106666666666667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96666666666666" calcext:value-type="float">
            <text:p>0.009666666666666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33333333333342" calcext:value-type="float">
            <text:p>0.00933333333333342</text:p>
          </table:table-cell>
          <table:table-cell office:value-type="float" office:value="0.00600000000000012" calcext:value-type="float">
            <text:p>0.00600000000000012</text:p>
          </table:table-cell>
          <table:table-cell office:value-type="float" office:value="0.0113333333333332" calcext:value-type="float">
            <text:p>0.0113333333333332</text:p>
          </table:table-cell>
          <table:table-cell office:value-type="float" office:value="0.00566666666666671" calcext:value-type="float">
            <text:p>0.00566666666666671</text:p>
          </table:table-cell>
          <table:table-cell office:value-type="float" office:value="0.0126666666666668" calcext:value-type="float">
            <text:p>0.0126666666666668</text:p>
          </table:table-cell>
          <table:table-cell office:value-type="float" office:value="-0.0056666666666666" calcext:value-type="float">
            <text:p>-0.0056666666666666</text:p>
          </table:table-cell>
          <table:table-cell office:value-type="float" office:value="0.00933333333333319" calcext:value-type="float">
            <text:p>0.00933333333333319</text:p>
          </table:table-cell>
          <table:table-cell office:value-type="float" office:value="0.0073333333333333" calcext:value-type="float">
            <text:p>0.007333333333333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0146666666666666" calcext:value-type="float">
            <text:p>0.0146666666666666</text:p>
          </table:table-cell>
          <table:table-cell office:value-type="float" office:value="-0.0246666666666668" calcext:value-type="float">
            <text:p>-0.0246666666666668</text:p>
          </table:table-cell>
          <table:table-cell office:value-type="float" office:value="0.0146666666666666" calcext:value-type="float">
            <text:p>0.0146666666666666</text:p>
          </table:table-cell>
          <table:table-cell office:value-type="float" office:value="0.0126666666666666" calcext:value-type="float">
            <text:p>0.0126666666666666</text:p>
          </table:table-cell>
          <table:table-cell office:value-type="float" office:value="0.00899999999999979" calcext:value-type="float">
            <text:p>0.00899999999999979</text:p>
          </table:table-cell>
          <table:table-cell office:value-type="float" office:value="0.00533333333333319" calcext:value-type="float">
            <text:p>0.00533333333333319</text:p>
          </table:table-cell>
          <table:table-cell office:value-type="float" office:value="0.00933333333333319" calcext:value-type="float">
            <text:p>0.00933333333333319</text:p>
          </table:table-cell>
          <table:table-cell office:value-type="float" office:value="0.0116666666666666" calcext:value-type="float">
            <text:p>0.0116666666666666</text:p>
          </table:table-cell>
          <table:table-cell office:value-type="float" office:value="0.00999999999999979" calcext:value-type="float">
            <text:p>0.00999999999999979</text:p>
          </table:table-cell>
          <table:table-cell office:value-type="float" office:value="0.0056666666666666" calcext:value-type="float">
            <text:p>0.0056666666666666</text:p>
          </table:table-cell>
          <table:table-cell office:value-type="float" office:value="0.0106666666666666" calcext:value-type="float">
            <text:p>0.0106666666666666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76666666666666" calcext:value-type="float">
            <text:p>0.0076666666666666</text:p>
          </table:table-cell>
          <table:table-cell office:value-type="float" office:value="-0.00266666666666682" calcext:value-type="float">
            <text:p>-0.00266666666666682</text:p>
          </table:table-cell>
          <table:table-cell office:value-type="float" office:value="0.0096666666666666" calcext:value-type="float">
            <text:p>0.0096666666666666</text:p>
          </table:table-cell>
          <table:table-cell office:value-type="float" office:value="0.00600000000000001" calcext:value-type="float">
            <text:p>0.00600000000000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0123333333333332" calcext:value-type="float">
            <text:p>0.0123333333333332</text:p>
          </table:table-cell>
          <table:table-cell office:value-type="float" office:value="-0.0223333333333333" calcext:value-type="float">
            <text:p>-0.0223333333333333</text:p>
          </table:table-cell>
          <table:table-cell office:value-type="float" office:value="0.0136666666666666" calcext:value-type="float">
            <text:p>0.0136666666666666</text:p>
          </table:table-cell>
          <table:table-cell office:value-type="float" office:value="0.0126666666666666" calcext:value-type="float">
            <text:p>0.0126666666666666</text:p>
          </table:table-cell>
          <table:table-cell office:value-type="float" office:value="0.0116666666666668" calcext:value-type="float">
            <text:p>0.0116666666666668</text:p>
          </table:table-cell>
          <table:table-cell office:value-type="float" office:value="0.00633333333333319" calcext:value-type="float">
            <text:p>0.00633333333333319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6666666666664" calcext:value-type="float">
            <text:p>0.0106666666666664</text:p>
          </table:table-cell>
          <table:table-cell office:value-type="float" office:value="0.00633333333333319" calcext:value-type="float">
            <text:p>0.00633333333333319</text:p>
          </table:table-cell>
          <table:table-cell office:value-type="float" office:value="0.0106666666666668" calcext:value-type="float">
            <text:p>0.0106666666666668</text:p>
          </table:table-cell>
          <table:table-cell office:value-type="float" office:value="0.00633333333333319" calcext:value-type="float">
            <text:p>0.00633333333333319</text:p>
          </table:table-cell>
          <table:table-cell office:value-type="float" office:value="0.0086666666666666" calcext:value-type="float">
            <text:p>0.0086666666666666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0.00933333333333319" calcext:value-type="float">
            <text:p>0.00933333333333319</text:p>
          </table:table-cell>
          <table:table-cell office:value-type="float" office:value="0.00533333333333319" calcext:value-type="float">
            <text:p>0.0053333333333331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0136666666666666" calcext:value-type="float">
            <text:p>0.0136666666666666</text:p>
          </table:table-cell>
          <table:table-cell office:value-type="float" office:value="-0.0233333333333333" calcext:value-type="float">
            <text:p>-0.023333333333333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3333333333332" calcext:value-type="float">
            <text:p>0.01333333333333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0106666666666668" calcext:value-type="float">
            <text:p>0.0106666666666668</text:p>
          </table:table-cell>
          <table:table-cell office:value-type="float" office:value="0.0113333333333332" calcext:value-type="float">
            <text:p>0.0113333333333332</text:p>
          </table:table-cell>
          <table:table-cell office:value-type="float" office:value="0.0116666666666668" calcext:value-type="float">
            <text:p>0.0116666666666668</text:p>
          </table:table-cell>
          <table:table-cell office:value-type="float" office:value="0.00633333333333341" calcext:value-type="float">
            <text:p>0.00633333333333341</text:p>
          </table:table-cell>
          <table:table-cell office:value-type="float" office:value="0.00933333333333319" calcext:value-type="float">
            <text:p>0.00933333333333319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0076666666666666" calcext:value-type="float">
            <text:p>0.0076666666666666</text:p>
          </table:table-cell>
          <table:table-cell office:value-type="float" office:value="-0.00133333333333341" calcext:value-type="float">
            <text:p>-0.00133333333333341</text:p>
          </table:table-cell>
          <table:table-cell office:value-type="float" office:value="0.00966666666666682" calcext:value-type="float">
            <text:p>0.00966666666666682</text:p>
          </table:table-cell>
          <table:table-cell office:value-type="float" office:value="0.00700000000000001" calcext:value-type="float">
            <text:p>0.00700000000000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0126666666666667" calcext:value-type="float">
            <text:p>0.0126666666666667</text:p>
          </table:table-cell>
          <table:table-cell office:value-type="float" office:value="-0.0243333333333334" calcext:value-type="float">
            <text:p>-0.0243333333333334</text:p>
          </table:table-cell>
          <table:table-cell office:value-type="float" office:value="0.0119999999999999" calcext:value-type="float">
            <text:p>0.0119999999999999</text:p>
          </table:table-cell>
          <table:table-cell office:value-type="float" office:value="0.0126666666666667" calcext:value-type="float">
            <text:p>0.012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0.00866666666666671" calcext:value-type="float">
            <text:p>0.00866666666666671</text:p>
          </table:table-cell>
          <table:table-cell office:value-type="float" office:value="0.0106666666666667" calcext:value-type="float">
            <text:p>0.0106666666666667</text:p>
          </table:table-cell>
          <table:table-cell office:value-type="float" office:value="0.00933333333333353" calcext:value-type="float">
            <text:p>0.00933333333333353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766666666666671" calcext:value-type="float">
            <text:p>0.00766666666666671</text:p>
          </table:table-cell>
          <table:table-cell office:value-type="float" office:value="0.00600000000000012" calcext:value-type="float">
            <text:p>0.00600000000000012</text:p>
          </table:table-cell>
          <table:table-cell office:value-type="float" office:value="0.0069999999999999" calcext:value-type="float">
            <text:p>0.0069999999999999</text:p>
          </table:table-cell>
          <table:table-cell office:value-type="float" office:value="-0.0023333333333333" calcext:value-type="float">
            <text:p>-0.0023333333333333</text:p>
          </table:table-cell>
          <table:table-cell office:value-type="float" office:value="0.0063333333333333" calcext:value-type="float">
            <text:p>0.0063333333333333</text:p>
          </table:table-cell>
          <table:table-cell office:value-type="float" office:value="0.00499999999999989" calcext:value-type="float">
            <text:p>0.004999999999999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0.0132" calcext:value-type="float">
            <text:p>0.0132</text:p>
          </table:table-cell>
          <table:table-cell office:value-type="float" office:value="-0.0240666666666667" calcext:value-type="float">
            <text:p>-0.0240666666666667</text:p>
          </table:table-cell>
          <table:table-cell office:value-type="float" office:value="0.0137333333333333" calcext:value-type="float">
            <text:p>0.0137333333333333</text:p>
          </table:table-cell>
          <table:table-cell office:value-type="float" office:value="0.0125333333333333" calcext:value-type="float">
            <text:p>0.0125333333333333</text:p>
          </table:table-cell>
          <table:table-cell office:value-type="float" office:value="0.0106666666666666" calcext:value-type="float">
            <text:p>0.0106666666666666</text:p>
          </table:table-cell>
          <table:table-cell office:value-type="float" office:value="0.00593333333333312" calcext:value-type="float">
            <text:p>0.00593333333333312</text:p>
          </table:table-cell>
          <table:table-cell office:value-type="float" office:value="0.00946666666666651" calcext:value-type="float">
            <text:p>0.00946666666666651</text:p>
          </table:table-cell>
          <table:table-cell office:value-type="float" office:value="0.0111333333333333" calcext:value-type="float">
            <text:p>0.0111333333333333</text:p>
          </table:table-cell>
          <table:table-cell office:value-type="float" office:value="0.0101999999999999" calcext:value-type="float">
            <text:p>0.0101999999999999</text:p>
          </table:table-cell>
          <table:table-cell office:value-type="float" office:value="0.00553333333333317" calcext:value-type="float">
            <text:p>0.00553333333333317</text:p>
          </table:table-cell>
          <table:table-cell office:value-type="float" office:value="0.00993333333333324" calcext:value-type="float">
            <text:p>0.00993333333333324</text:p>
          </table:table-cell>
          <table:table-cell office:value-type="float" office:value="0.00653333333333317" calcext:value-type="float">
            <text:p>0.00653333333333317</text:p>
          </table:table-cell>
          <table:table-cell office:value-type="float" office:value="0.00873333333333326" calcext:value-type="float">
            <text:p>0.00873333333333326</text:p>
          </table:table-cell>
          <table:table-cell office:value-type="float" office:value="-0.00273333333333348" calcext:value-type="float">
            <text:p>-0.00273333333333348</text:p>
          </table:table-cell>
          <table:table-cell office:value-type="float" office:value="0.00886666666666658" calcext:value-type="float">
            <text:p>0.00886666666666658</text:p>
          </table:table-cell>
          <table:table-cell office:value-type="float" office:value="0.00613333333333321" calcext:value-type="float">
            <text:p>0.0061333333333332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-0.00175000000000003" calcext:value-type="float">
            <text:p>-0.00175000000000003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749999999999984" calcext:value-type="float">
            <text:p>0.00749999999999984</text:p>
          </table:table-cell>
          <table:table-cell office:value-type="float" office:value="-0.00250000000000006" calcext:value-type="float">
            <text:p>-0.00250000000000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49999999999995" calcext:value-type="float">
            <text:p>0.00549999999999995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675000000000003" calcext:value-type="float">
            <text:p>0.00675000000000003</text:p>
          </table:table-cell>
          <table:table-cell office:value-type="float" office:value="0.0109999999999999" calcext:value-type="float">
            <text:p>0.0109999999999999</text:p>
          </table:table-cell>
          <table:table-cell office:value-type="float" office:value="0.00274999999999992" calcext:value-type="float">
            <text:p>0.00274999999999992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324999999999998" calcext:value-type="float">
            <text:p>0.00324999999999998</text:p>
          </table:table-cell>
          <table:table-cell office:value-type="float" office:value="0.00624999999999998" calcext:value-type="float">
            <text:p>0.00624999999999998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524999999999998" calcext:value-type="float">
            <text:p>0.00524999999999998</text:p>
          </table:table-cell>
          <table:table-cell office:value-type="float" office:value="0.00574999999999992" calcext:value-type="float">
            <text:p>0.0057499999999999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87499999999999" calcext:value-type="float">
            <text:p>-0.0187499999999999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549999999999995" calcext:value-type="float">
            <text:p>0.005499999999999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750000000000028" calcext:value-type="float">
            <text:p>0.000750000000000028</text:p>
          </table:table-cell>
          <table:table-cell office:value-type="float" office:value="0.00450000000000006" calcext:value-type="float">
            <text:p>0.00450000000000006</text:p>
          </table:table-cell>
          <table:table-cell office:value-type="float" office:value="0.00474999999999992" calcext:value-type="float">
            <text:p>0.00474999999999992</text:p>
          </table:table-cell>
          <table:table-cell office:value-type="float" office:value="0.00425000000000009" calcext:value-type="float">
            <text:p>0.00425000000000009</text:p>
          </table:table-cell>
          <table:table-cell office:value-type="float" office:value="0.00175000000000003" calcext:value-type="float">
            <text:p>0.00175000000000003</text:p>
          </table:table-cell>
          <table:table-cell office:value-type="float" office:value="0.00325000000000009" calcext:value-type="float">
            <text:p>0.00325000000000009</text:p>
          </table:table-cell>
          <table:table-cell office:value-type="float" office:value="0.00375000000000003" calcext:value-type="float">
            <text:p>0.00375000000000003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-0.00149999999999983" calcext:value-type="float">
            <text:p>-0.00149999999999983</text:p>
          </table:table-cell>
          <table:table-cell table:number-columns-repeated="2" office:value-type="float" office:value="0.00574999999999992" calcext:value-type="float">
            <text:p>0.0057499999999999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-0.00549999999999995" calcext:value-type="float">
            <text:p>-0.00549999999999995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.00349999999999995" calcext:value-type="float">
            <text:p>0.00349999999999995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449999999999995" calcext:value-type="float">
            <text:p>0.00449999999999995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550000000000017" calcext:value-type="float">
            <text:p>0.00550000000000017</text:p>
          </table:table-cell>
          <table:table-cell office:value-type="float" office:value="0.00675000000000003" calcext:value-type="float">
            <text:p>0.00675000000000003</text:p>
          </table:table-cell>
          <table:table-cell office:value-type="float" office:value="0.00449999999999995" calcext:value-type="float">
            <text:p>0.00449999999999995</text:p>
          </table:table-cell>
          <table:table-cell office:value-type="float" office:value="0.000500000000000056" calcext:value-type="float">
            <text:p>0.000500000000000056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49999999999995" calcext:value-type="float">
            <text:p>0.00449999999999995</text:p>
          </table:table-cell>
          <table:table-cell office:value-type="float" office:value="-0.00375000000000003" calcext:value-type="float">
            <text:p>-0.00375000000000003</text:p>
          </table:table-cell>
          <table:table-cell office:value-type="float" office:value="0.00424999999999998" calcext:value-type="float">
            <text:p>0.00424999999999998</text:p>
          </table:table-cell>
          <table:table-cell office:value-type="float" office:value="0.00724999999999998" calcext:value-type="float">
            <text:p>0.00724999999999998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-0.00449999999999995" calcext:value-type="float">
            <text:p>-0.00449999999999995</text:p>
          </table:table-cell>
          <table:table-cell office:value-type="float" office:value="-0.0172499999999999" calcext:value-type="float">
            <text:p>-0.0172499999999999</text:p>
          </table:table-cell>
          <table:table-cell office:value-type="float" office:value="0.00574999999999992" calcext:value-type="float">
            <text:p>0.00574999999999992</text:p>
          </table:table-cell>
          <table:table-cell office:value-type="float" office:value="0.00375000000000003" calcext:value-type="float">
            <text:p>0.00375000000000003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749999999999995" calcext:value-type="float">
            <text:p>0.00749999999999995</text:p>
          </table:table-cell>
          <table:table-cell office:value-type="float" office:value="0.00675000000000015" calcext:value-type="float">
            <text:p>0.00675000000000015</text:p>
          </table:table-cell>
          <table:table-cell office:value-type="float" office:value="0.00549999999999995" calcext:value-type="float">
            <text:p>0.00549999999999995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549999999999995" calcext:value-type="float">
            <text:p>0.00549999999999995</text:p>
          </table:table-cell>
          <table:table-cell office:value-type="float" office:value="0.00675000000000015" calcext:value-type="float">
            <text:p>0.00675000000000015</text:p>
          </table:table-cell>
          <table:table-cell office:value-type="float" office:value="0.00525000000000009" calcext:value-type="float">
            <text:p>0.00525000000000009</text:p>
          </table:table-cell>
          <table:table-cell office:value-type="float" office:value="-0.000500000000000056" calcext:value-type="float">
            <text:p>-0.000500000000000056</text:p>
          </table:table-cell>
          <table:table-cell office:value-type="float" office:value="0.00450000000000006" calcext:value-type="float">
            <text:p>0.00450000000000006</text:p>
          </table:table-cell>
          <table:table-cell office:value-type="float" office:value="0.00675000000000015" calcext:value-type="float">
            <text:p>0.0067500000000001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-0.00549999999999995" calcext:value-type="float">
            <text:p>-0.00549999999999995</text:p>
          </table:table-cell>
          <table:table-cell office:value-type="float" office:value="-0.0192499999999999" calcext:value-type="float">
            <text:p>-0.0192499999999999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575000000000003" calcext:value-type="float">
            <text:p>0.00575000000000003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449999999999995" calcext:value-type="float">
            <text:p>0.00449999999999995</text:p>
          </table:table-cell>
          <table:table-cell office:value-type="float" office:value="0.00325000000000009" calcext:value-type="float">
            <text:p>0.00325000000000009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374999999999992" calcext:value-type="float">
            <text:p>0.0037499999999999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-0.00350000000000006" calcext:value-type="float">
            <text:p>-0.00350000000000006</text:p>
          </table:table-cell>
          <table:table-cell table:number-columns-repeated="2" office:value-type="float" office:value="0.00449999999999995" calcext:value-type="float">
            <text:p>0.0044999999999999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office:value-type="float" office:value="-0.00444999999999995" calcext:value-type="float">
            <text:p>-0.00444999999999995</text:p>
          </table:table-cell>
          <table:table-cell office:value-type="float" office:value="-0.01845" calcext:value-type="float">
            <text:p>-0.01845</text:p>
          </table:table-cell>
          <table:table-cell office:value-type="float" office:value="0.00464999999999993" calcext:value-type="float">
            <text:p>0.00464999999999993</text:p>
          </table:table-cell>
          <table:table-cell office:value-type="float" office:value="0.00225000000000009" calcext:value-type="float">
            <text:p>0.00225000000000009</text:p>
          </table:table-cell>
          <table:table-cell office:value-type="float" office:value="0.00464999999999993" calcext:value-type="float">
            <text:p>0.00464999999999993</text:p>
          </table:table-cell>
          <table:table-cell office:value-type="float" office:value="0.00295000000000001" calcext:value-type="float">
            <text:p>0.00295000000000001</text:p>
          </table:table-cell>
          <table:table-cell table:number-columns-repeated="2" office:value-type="float" office:value="0.00590000000000013" calcext:value-type="float">
            <text:p>0.00590000000000013</text:p>
          </table:table-cell>
          <table:table-cell office:value-type="float" office:value="0.00570000000000004" calcext:value-type="float">
            <text:p>0.00570000000000004</text:p>
          </table:table-cell>
          <table:table-cell office:value-type="float" office:value="0.000700000000000145" calcext:value-type="float">
            <text:p>0.000700000000000145</text:p>
          </table:table-cell>
          <table:table-cell office:value-type="float" office:value="0.00330000000000008" calcext:value-type="float">
            <text:p>0.00330000000000008</text:p>
          </table:table-cell>
          <table:table-cell office:value-type="float" office:value="0.0041500000000001" calcext:value-type="float">
            <text:p>0.0041500000000001</text:p>
          </table:table-cell>
          <table:table-cell office:value-type="float" office:value="0.00560000000000005" calcext:value-type="float">
            <text:p>0.00560000000000005</text:p>
          </table:table-cell>
          <table:table-cell office:value-type="float" office:value="-0.00205" calcext:value-type="float">
            <text:p>-0.00205</text:p>
          </table:table-cell>
          <table:table-cell office:value-type="float" office:value="0.00485000000000002" calcext:value-type="float">
            <text:p>0.00485000000000002</text:p>
          </table:table-cell>
          <table:table-cell office:value-type="float" office:value="0.00600000000000001" calcext:value-type="float">
            <text:p>0.0060000000000000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-0.0583333333333336" calcext:value-type="float">
            <text:p>-0.058333333333333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733333333333341" calcext:value-type="float">
            <text:p>-0.00733333333333341</text:p>
          </table:table-cell>
          <table:table-cell office:value-type="float" office:value="-0.00866666666666682" calcext:value-type="float">
            <text:p>-0.00866666666666682</text:p>
          </table:table-cell>
          <table:table-cell office:value-type="float" office:value="-0.00433333333333363" calcext:value-type="float">
            <text:p>-0.00433333333333363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366666666666682" calcext:value-type="float">
            <text:p>-0.00366666666666682</text:p>
          </table:table-cell>
          <table:table-cell office:value-type="float" office:value="-0.00133333333333341" calcext:value-type="float">
            <text:p>-0.00133333333333341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-0.00633333333333364" calcext:value-type="float">
            <text:p>-0.00633333333333364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233333333333341" calcext:value-type="float">
            <text:p>-0.00233333333333341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66666666666682" calcext:value-type="float">
            <text:p>-0.00566666666666682</text:p>
          </table:table-cell>
          <table:table-cell office:value-type="float" office:value="-0.00200000000000022" calcext:value-type="float">
            <text:p>-0.0020000000000002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-0.0526666666666664" calcext:value-type="float">
            <text:p>-0.0526666666666664</text:p>
          </table:table-cell>
          <table:table-cell office:value-type="float" office:value="0.00033333333333363" calcext:value-type="float">
            <text:p>0.00033333333333363</text:p>
          </table:table-cell>
          <table:table-cell table:number-columns-repeated="2" office:value-type="float" office:value="-0.0113333333333332" calcext:value-type="float">
            <text:p>-0.0113333333333332</text:p>
          </table:table-cell>
          <table:table-cell office:value-type="float" office:value="-0.00399999999999978" calcext:value-type="float">
            <text:p>-0.00399999999999978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-0.00333333333333319" calcext:value-type="float">
            <text:p>-0.00333333333333319</text:p>
          </table:table-cell>
          <table:table-cell office:value-type="float" office:value="0.00033333333333363" calcext:value-type="float">
            <text:p>0.00033333333333363</text:p>
          </table:table-cell>
          <table:table-cell office:value-type="float" office:value="-0.00299999999999978" calcext:value-type="float">
            <text:p>-0.00299999999999978</text:p>
          </table:table-cell>
          <table:table-cell office:value-type="float" office:value="0.001" calcext:value-type="float">
            <text:p>0.001</text:p>
          </table:table-cell>
          <table:table-cell table:number-columns-repeated="3" office:value-type="float" office:value="-0.000999999999999779" calcext:value-type="float">
            <text:p>-0.000999999999999779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-0.00166666666666637" calcext:value-type="float">
            <text:p>-0.00166666666666637</text:p>
          </table:table-cell>
          <table:table-cell office:value-type="float" office:value="-0.000999999999999779" calcext:value-type="float">
            <text:p>-0.00099999999999977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-0.0553333333333333" calcext:value-type="float">
            <text:p>-0.0553333333333333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-0.00933333333333342" calcext:value-type="float">
            <text:p>-0.00933333333333342</text:p>
          </table:table-cell>
          <table:table-cell office:value-type="float" office:value="-0.00633333333333319" calcext:value-type="float">
            <text:p>-0.00633333333333319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-0.00166666666666659" calcext:value-type="float">
            <text:p>-0.00166666666666659</text:p>
          </table:table-cell>
          <table:table-cell office:value-type="float" office:value="0.00233333333333319" calcext:value-type="float">
            <text:p>0.00233333333333319</text:p>
          </table:table-cell>
          <table:table-cell office:value-type="float" office:value="0" calcext:value-type="float">
            <text:p>0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0.00166666666666682" calcext:value-type="float">
            <text:p>0.0016666666666668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-0.0543333333333333" calcext:value-type="float">
            <text:p>-0.0543333333333333</text:p>
          </table:table-cell>
          <table:table-cell office:value-type="float" office:value="0.000999999999999779" calcext:value-type="float">
            <text:p>0.000999999999999779</text:p>
          </table:table-cell>
          <table:table-cell office:value-type="float" office:value="-0.00733333333333341" calcext:value-type="float">
            <text:p>-0.00733333333333341</text:p>
          </table:table-cell>
          <table:table-cell office:value-type="float" office:value="-0.00600000000000023" calcext:value-type="float">
            <text:p>-0.0060000000000002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266666666666659" calcext:value-type="float">
            <text:p>0.0026666666666665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999999999999779" calcext:value-type="float">
            <text:p>0.000999999999999779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199999999999978" calcext:value-type="float">
            <text:p>0.00199999999999978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166666666666659" calcext:value-type="float">
            <text:p>0.00166666666666659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166666666666659" calcext:value-type="float">
            <text:p>0.0016666666666665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-0.0539999999999998" calcext:value-type="float">
            <text:p>-0.0539999999999998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-0.00600000000000023" calcext:value-type="float">
            <text:p>-0.00600000000000023</text:p>
          </table:table-cell>
          <table:table-cell office:value-type="float" office:value="-0.0036666666666666" calcext:value-type="float">
            <text:p>-0.0036666666666666</text:p>
          </table:table-cell>
          <table:table-cell office:value-type="float" office:value="-0.00133333333333341" calcext:value-type="float">
            <text:p>-0.00133333333333341</text:p>
          </table:table-cell>
          <table:table-cell office:value-type="float" office:value="0.00199999999999978" calcext:value-type="float">
            <text:p>0.00199999999999978</text:p>
          </table:table-cell>
          <table:table-cell office:value-type="float" office:value="0" calcext:value-type="float">
            <text:p>0</text:p>
          </table:table-cell>
          <table:table-cell office:value-type="float" office:value="0.00166666666666659" calcext:value-type="float">
            <text:p>0.00166666666666659</text:p>
          </table:table-cell>
          <table:table-cell office:value-type="float" office:value="0.00133333333333341" calcext:value-type="float">
            <text:p>0.00133333333333341</text:p>
          </table:table-cell>
          <table:table-cell table:number-columns-repeated="2" office:value-type="float" office:value="0.000666666666666593" calcext:value-type="float">
            <text:p>0.000666666666666593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233333333333341" calcext:value-type="float">
            <text:p>0.00233333333333341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199999999999978" calcext:value-type="float">
            <text:p>0.001999999999999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-0.0549333333333334" calcext:value-type="float">
            <text:p>-0.0549333333333334</text:p>
          </table:table-cell>
          <table:table-cell office:value-type="float" office:value="0.000599999999999934" calcext:value-type="float">
            <text:p>0.000599999999999934</text:p>
          </table:table-cell>
          <table:table-cell office:value-type="float" office:value="-0.00826666666666687" calcext:value-type="float">
            <text:p>-0.00826666666666687</text:p>
          </table:table-cell>
          <table:table-cell office:value-type="float" office:value="-0.00719999999999998" calcext:value-type="float">
            <text:p>-0.00719999999999998</text:p>
          </table:table-cell>
          <table:table-cell office:value-type="float" office:value="-0.00266666666666682" calcext:value-type="float">
            <text:p>-0.00266666666666682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-0.00179999999999991" calcext:value-type="float">
            <text:p>-0.00179999999999991</text:p>
          </table:table-cell>
          <table:table-cell office:value-type="float" office:value="0.000333333333333186" calcext:value-type="float">
            <text:p>0.000333333333333186</text:p>
          </table:table-cell>
          <table:table-cell office:value-type="float" office:value="-0.000533333333333275" calcext:value-type="float">
            <text:p>-0.000533333333333275</text:p>
          </table:table-cell>
          <table:table-cell office:value-type="float" office:value="0.00119999999999998" calcext:value-type="float">
            <text:p>0.00119999999999998</text:p>
          </table:table-cell>
          <table:table-cell office:value-type="float" office:value="-0.00106666666666677" calcext:value-type="float">
            <text:p>-0.00106666666666677</text:p>
          </table:table-cell>
          <table:table-cell office:value-type="float" office:value="0.00193333333333334" calcext:value-type="float">
            <text:p>0.00193333333333334</text:p>
          </table:table-cell>
          <table:table-cell office:value-type="float" office:value="0.0000666666666665483" calcext:value-type="float">
            <text:p>6.66666666665483E-05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466666666666615" calcext:value-type="float">
            <text:p>0.000466666666666615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0.0076666666666666" calcext:value-type="float">
            <text:p>0.0076666666666666</text:p>
          </table:table-cell>
          <table:table-cell office:value-type="float" office:value="-0.0126666666666667" calcext:value-type="float">
            <text:p>-0.0126666666666667</text:p>
          </table:table-cell>
          <table:table-cell office:value-type="float" office:value="0.00933333333333319" calcext:value-type="float">
            <text:p>0.00933333333333319</text:p>
          </table:table-cell>
          <table:table-cell office:value-type="float" office:value="0.0096666666666666" calcext:value-type="float">
            <text:p>0.0096666666666666</text:p>
          </table:table-cell>
          <table:table-cell office:value-type="float" office:value="0.0106666666666666" calcext:value-type="float">
            <text:p>0.0106666666666666</text:p>
          </table:table-cell>
          <table:table-cell office:value-type="float" office:value="0.00499999999999989" calcext:value-type="float">
            <text:p>0.00499999999999989</text:p>
          </table:table-cell>
          <table:table-cell office:value-type="float" office:value="0.0156666666666666" calcext:value-type="float">
            <text:p>0.0156666666666666</text:p>
          </table:table-cell>
          <table:table-cell office:value-type="float" office:value="0.00366666666666671" calcext:value-type="float">
            <text:p>0.00366666666666671</text:p>
          </table:table-cell>
          <table:table-cell office:value-type="float" office:value="0.00933333333333342" calcext:value-type="float">
            <text:p>0.00933333333333342</text:p>
          </table:table-cell>
          <table:table-cell office:value-type="float" office:value="0.0053333333333333" calcext:value-type="float">
            <text:p>0.0053333333333333</text:p>
          </table:table-cell>
          <table:table-cell office:value-type="float" office:value="0.00833333333333319" calcext:value-type="float">
            <text:p>0.00833333333333319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833333333333341" calcext:value-type="float">
            <text:p>0.00833333333333341</text:p>
          </table:table-cell>
          <table:table-cell office:value-type="float" office:value="0.00299999999999989" calcext:value-type="float">
            <text:p>0.00299999999999989</text:p>
          </table:table-cell>
          <table:table-cell table:number-columns-repeated="2" office:value-type="float" office:value="0.0063333333333333" calcext:value-type="float">
            <text:p>0.006333333333333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86666666666666" calcext:value-type="float">
            <text:p>-0.0186666666666666</text:p>
          </table:table-cell>
          <table:table-cell table:number-columns-repeated="2" office:value-type="float" office:value="0.00800000000000001" calcext:value-type="float">
            <text:p>0.00800000000000001</text:p>
          </table:table-cell>
          <table:table-cell office:value-type="float" office:value="0.00666666666666682" calcext:value-type="float">
            <text:p>0.00666666666666682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566666666666671" calcext:value-type="float">
            <text:p>0.00566666666666671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166666666666671" calcext:value-type="float">
            <text:p>0.00166666666666671</text:p>
          </table:table-cell>
          <table:table-cell office:value-type="float" office:value="0.00733333333333341" calcext:value-type="float">
            <text:p>0.00733333333333341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533333333333341" calcext:value-type="float">
            <text:p>0.00533333333333341</text:p>
          </table:table-cell>
          <table:table-cell office:value-type="float" office:value="0" calcext:value-type="float">
            <text:p>0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43333333333333" calcext:value-type="float">
            <text:p>0.004333333333333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-0.000666666666666815" calcext:value-type="float">
            <text:p>-0.000666666666666815</text:p>
          </table:table-cell>
          <table:table-cell office:value-type="float" office:value="-0.0166666666666668" calcext:value-type="float">
            <text:p>-0.0166666666666668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633333333333319" calcext:value-type="float">
            <text:p>0.00633333333333319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633333333333319" calcext:value-type="float">
            <text:p>0.00633333333333319</text:p>
          </table:table-cell>
          <table:table-cell office:value-type="float" office:value="0.0056666666666666" calcext:value-type="float">
            <text:p>0.0056666666666666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-0.00266666666666682" calcext:value-type="float">
            <text:p>-0.00266666666666682</text:p>
          </table:table-cell>
          <table:table-cell office:value-type="float" office:value="0.00633333333333319" calcext:value-type="float">
            <text:p>0.00633333333333319</text:p>
          </table:table-cell>
          <table:table-cell table:number-columns-repeated="2" office:value-type="float" office:value="0.00299999999999989" calcext:value-type="float">
            <text:p>0.00299999999999989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-0.0159999999999999" calcext:value-type="float">
            <text:p>-0.0159999999999999</text:p>
          </table:table-cell>
          <table:table-cell office:value-type="float" office:value="0.00366666666666671" calcext:value-type="float">
            <text:p>0.00366666666666671</text:p>
          </table:table-cell>
          <table:table-cell table:number-columns-repeated="2" office:value-type="float" office:value="0.00533333333333341" calcext:value-type="float">
            <text:p>0.00533333333333341</text:p>
          </table:table-cell>
          <table:table-cell office:value-type="float" office:value="0.00333333333333352" calcext:value-type="float">
            <text:p>0.0033333333333335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433333333333341" calcext:value-type="float">
            <text:p>0.0043333333333334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666666666666682" calcext:value-type="float">
            <text:p>0.00666666666666682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633333333333341" calcext:value-type="float">
            <text:p>0.00633333333333341</text:p>
          </table:table-cell>
          <table:table-cell office:value-type="float" office:value="0.0033333333333333" calcext:value-type="float">
            <text:p>0.003333333333333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-0.00266666666666648" calcext:value-type="float">
            <text:p>-0.00266666666666648</text:p>
          </table:table-cell>
          <table:table-cell office:value-type="float" office:value="-0.0183333333333332" calcext:value-type="float">
            <text:p>-0.01833333333333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233333333333341" calcext:value-type="float">
            <text:p>0.00233333333333341</text:p>
          </table:table-cell>
          <table:table-cell office:value-type="float" office:value="-0.00399999999999989" calcext:value-type="float">
            <text:p>-0.00399999999999989</text:p>
          </table:table-cell>
          <table:table-cell office:value-type="float" office:value="0.00433333333333352" calcext:value-type="float">
            <text:p>0.00433333333333352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-0.00366666666666648" calcext:value-type="float">
            <text:p>-0.00366666666666648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0333333333333408" calcext:value-type="float">
            <text:p>0.0003333333333334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0.000400000000000178" calcext:value-type="float">
            <text:p>0.000400000000000178</text:p>
          </table:table-cell>
          <table:table-cell office:value-type="float" office:value="-0.0164666666666665" calcext:value-type="float">
            <text:p>-0.0164666666666665</text:p>
          </table:table-cell>
          <table:table-cell office:value-type="float" office:value="0.00519999999999998" calcext:value-type="float">
            <text:p>0.00519999999999998</text:p>
          </table:table-cell>
          <table:table-cell office:value-type="float" office:value="0.00639999999999996" calcext:value-type="float">
            <text:p>0.00639999999999996</text:p>
          </table:table-cell>
          <table:table-cell office:value-type="float" office:value="0.00646666666666673" calcext:value-type="float">
            <text:p>0.00646666666666673</text:p>
          </table:table-cell>
          <table:table-cell office:value-type="float" office:value="0.00246666666666684" calcext:value-type="float">
            <text:p>0.00246666666666684</text:p>
          </table:table-cell>
          <table:table-cell office:value-type="float" office:value="0.00713333333333333" calcext:value-type="float">
            <text:p>0.00713333333333333</text:p>
          </table:table-cell>
          <table:table-cell office:value-type="float" office:value="0.00406666666666666" calcext:value-type="float">
            <text:p>0.00406666666666666</text:p>
          </table:table-cell>
          <table:table-cell office:value-type="float" office:value="0.00566666666666682" calcext:value-type="float">
            <text:p>0.00566666666666682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0.00660000000000005" calcext:value-type="float">
            <text:p>0.00660000000000005</text:p>
          </table:table-cell>
          <table:table-cell office:value-type="float" office:value="0.00366666666666671" calcext:value-type="float">
            <text:p>0.00366666666666671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00666666666667703" calcext:value-type="float">
            <text:p>6.66666666667703E-05</text:p>
          </table:table-cell>
          <table:table-cell office:value-type="float" office:value="0.00586666666666669" calcext:value-type="float">
            <text:p>0.00586666666666669</text:p>
          </table:table-cell>
          <table:table-cell office:value-type="float" office:value="0.0038666666666668" calcext:value-type="float">
            <text:p>0.003866666666666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0464999999999999" calcext:value-type="float">
            <text:p>0.0464999999999999</text:p>
          </table:table-cell>
          <table:table-cell office:value-type="float" office:value="-0.0651666666666667" calcext:value-type="float">
            <text:p>-0.0651666666666667</text:p>
          </table:table-cell>
          <table:table-cell office:value-type="float" office:value="0.0253333333333332" calcext:value-type="float">
            <text:p>0.0253333333333332</text:p>
          </table:table-cell>
          <table:table-cell office:value-type="float" office:value="0.0221666666666666" calcext:value-type="float">
            <text:p>0.0221666666666666</text:p>
          </table:table-cell>
          <table:table-cell office:value-type="float" office:value="0.0201666666666667" calcext:value-type="float">
            <text:p>0.0201666666666667</text:p>
          </table:table-cell>
          <table:table-cell office:value-type="float" office:value="0.01" calcext:value-type="float">
            <text:p>0.01</text:p>
          </table:table-cell>
          <table:table-cell office:value-type="float" office:value="0.0171666666666667" calcext:value-type="float">
            <text:p>0.0171666666666667</text:p>
          </table:table-cell>
          <table:table-cell table:number-columns-repeated="2" office:value-type="float" office:value="0.0216666666666666" calcext:value-type="float">
            <text:p>0.0216666666666666</text:p>
          </table:table-cell>
          <table:table-cell office:value-type="float" office:value="-0.00683333333333336" calcext:value-type="float">
            <text:p>-0.00683333333333336</text:p>
          </table:table-cell>
          <table:table-cell office:value-type="float" office:value="0.0119999999999999" calcext:value-type="float">
            <text:p>0.0119999999999999</text:p>
          </table:table-cell>
          <table:table-cell office:value-type="float" office:value="0.0153333333333333" calcext:value-type="float">
            <text:p>0.0153333333333333</text:p>
          </table:table-cell>
          <table:table-cell office:value-type="float" office:value="0.0186666666666667" calcext:value-type="float">
            <text:p>0.0186666666666667</text:p>
          </table:table-cell>
          <table:table-cell office:value-type="float" office:value="-0.00883333333333336" calcext:value-type="float">
            <text:p>-0.00883333333333336</text:p>
          </table:table-cell>
          <table:table-cell office:value-type="float" office:value="0.0181666666666666" calcext:value-type="float">
            <text:p>0.0181666666666666</text:p>
          </table:table-cell>
          <table:table-cell office:value-type="float" office:value="0.0101666666666665" calcext:value-type="float">
            <text:p>0.010166666666666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0426666666666666" calcext:value-type="float">
            <text:p>0.0426666666666666</text:p>
          </table:table-cell>
          <table:table-cell office:value-type="float" office:value="-0.0606666666666666" calcext:value-type="float">
            <text:p>-0.0606666666666666</text:p>
          </table:table-cell>
          <table:table-cell office:value-type="float" office:value="0.0259999999999999" calcext:value-type="float">
            <text:p>0.0259999999999999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63333333333333" calcext:value-type="float">
            <text:p>0.0163333333333333</text:p>
          </table:table-cell>
          <table:table-cell office:value-type="float" office:value="0.000833333333333353" calcext:value-type="float">
            <text:p>0.000833333333333353</text:p>
          </table:table-cell>
          <table:table-cell office:value-type="float" office:value="0.0139999999999999" calcext:value-type="float">
            <text:p>0.0139999999999999</text:p>
          </table:table-cell>
          <table:table-cell office:value-type="float" office:value="0.0143333333333333" calcext:value-type="float">
            <text:p>0.0143333333333333</text:p>
          </table:table-cell>
          <table:table-cell office:value-type="float" office:value="0.0114999999999998" calcext:value-type="float">
            <text:p>0.0114999999999998</text:p>
          </table:table-cell>
          <table:table-cell office:value-type="float" office:value="-0.0100000000000001" calcext:value-type="float">
            <text:p>-0.0100000000000001</text:p>
          </table:table-cell>
          <table:table-cell office:value-type="float" office:value="0.0101666666666667" calcext:value-type="float">
            <text:p>0.0101666666666667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0146666666666666" calcext:value-type="float">
            <text:p>0.0146666666666666</text:p>
          </table:table-cell>
          <table:table-cell office:value-type="float" office:value="-0.0148333333333334" calcext:value-type="float">
            <text:p>-0.0148333333333334</text:p>
          </table:table-cell>
          <table:table-cell office:value-type="float" office:value="0.0111666666666667" calcext:value-type="float">
            <text:p>0.0111666666666667</text:p>
          </table:table-cell>
          <table:table-cell office:value-type="float" office:value="0.0103333333333332" calcext:value-type="float">
            <text:p>0.010333333333333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0408333333333333" calcext:value-type="float">
            <text:p>0.0408333333333333</text:p>
          </table:table-cell>
          <table:table-cell office:value-type="float" office:value="-0.0581666666666667" calcext:value-type="float">
            <text:p>-0.0581666666666667</text:p>
          </table:table-cell>
          <table:table-cell office:value-type="float" office:value="0.0283333333333333" calcext:value-type="float">
            <text:p>0.0283333333333333</text:p>
          </table:table-cell>
          <table:table-cell office:value-type="float" office:value="0.0269999999999999" calcext:value-type="float">
            <text:p>0.0269999999999999</text:p>
          </table:table-cell>
          <table:table-cell office:value-type="float" office:value="0.0151666666666667" calcext:value-type="float">
            <text:p>0.0151666666666667</text:p>
          </table:table-cell>
          <table:table-cell office:value-type="float" office:value="0.000499999999999945" calcext:value-type="float">
            <text:p>0.000499999999999945</text:p>
          </table:table-cell>
          <table:table-cell office:value-type="float" office:value="0.0136666666666666" calcext:value-type="float">
            <text:p>0.0136666666666666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0145000000000001" calcext:value-type="float">
            <text:p>0.0145000000000001</text:p>
          </table:table-cell>
          <table:table-cell office:value-type="float" office:value="-0.0083333333333333" calcext:value-type="float">
            <text:p>-0.008333333333333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49999999999995" calcext:value-type="float">
            <text:p>0.00849999999999995</text:p>
          </table:table-cell>
          <table:table-cell office:value-type="float" office:value="0.0106666666666666" calcext:value-type="float">
            <text:p>0.0106666666666666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121666666666665" calcext:value-type="float">
            <text:p>0.0121666666666665</text:p>
          </table:table-cell>
          <table:table-cell office:value-type="float" office:value="0.00866666666666671" calcext:value-type="float">
            <text:p>0.0086666666666667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0393333333333333" calcext:value-type="float">
            <text:p>0.0393333333333333</text:p>
          </table:table-cell>
          <table:table-cell office:value-type="float" office:value="-0.0598333333333333" calcext:value-type="float">
            <text:p>-0.0598333333333333</text:p>
          </table:table-cell>
          <table:table-cell office:value-type="float" office:value="0.0251666666666667" calcext:value-type="float">
            <text:p>0.025166666666666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31666666666667" calcext:value-type="float">
            <text:p>0.0131666666666667</text:p>
          </table:table-cell>
          <table:table-cell office:value-type="float" office:value="0.00116666666666665" calcext:value-type="float">
            <text:p>0.00116666666666665</text:p>
          </table:table-cell>
          <table:table-cell office:value-type="float" office:value="0.0128333333333334" calcext:value-type="float">
            <text:p>0.012833333333333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5" calcext:value-type="float">
            <text:p>0.0125</text:p>
          </table:table-cell>
          <table:table-cell office:value-type="float" office:value="-0.0101666666666667" calcext:value-type="float">
            <text:p>-0.0101666666666667</text:p>
          </table:table-cell>
          <table:table-cell office:value-type="float" office:value="0.00983333333333336" calcext:value-type="float">
            <text:p>0.00983333333333336</text:p>
          </table:table-cell>
          <table:table-cell office:value-type="float" office:value="0.00616666666666676" calcext:value-type="float">
            <text:p>0.00616666666666676</text:p>
          </table:table-cell>
          <table:table-cell office:value-type="float" office:value="0.0108333333333334" calcext:value-type="float">
            <text:p>0.0108333333333334</text:p>
          </table:table-cell>
          <table:table-cell office:value-type="float" office:value="-0.0176666666666666" calcext:value-type="float">
            <text:p>-0.0176666666666666</text:p>
          </table:table-cell>
          <table:table-cell office:value-type="float" office:value="0.00866666666666671" calcext:value-type="float">
            <text:p>0.00866666666666671</text:p>
          </table:table-cell>
          <table:table-cell office:value-type="float" office:value="0.00700000000000001" calcext:value-type="float">
            <text:p>0.00700000000000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0401666666666667" calcext:value-type="float">
            <text:p>0.0401666666666667</text:p>
          </table:table-cell>
          <table:table-cell office:value-type="float" office:value="-0.0554999999999999" calcext:value-type="float">
            <text:p>-0.0554999999999999</text:p>
          </table:table-cell>
          <table:table-cell office:value-type="float" office:value="0.0268333333333334" calcext:value-type="float">
            <text:p>0.026833333333333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50000000000001" calcext:value-type="float">
            <text:p>0.0150000000000001</text:p>
          </table:table-cell>
          <table:table-cell office:value-type="float" office:value="0.00233333333333341" calcext:value-type="float">
            <text:p>0.00233333333333341</text:p>
          </table:table-cell>
          <table:table-cell office:value-type="float" office:value="0.0158333333333334" calcext:value-type="float">
            <text:p>0.0158333333333334</text:p>
          </table:table-cell>
          <table:table-cell office:value-type="float" office:value="0.0148333333333334" calcext:value-type="float">
            <text:p>0.0148333333333334</text:p>
          </table:table-cell>
          <table:table-cell office:value-type="float" office:value="0.0123333333333334" calcext:value-type="float">
            <text:p>0.0123333333333334</text:p>
          </table:table-cell>
          <table:table-cell office:value-type="float" office:value="-0.0096666666666666" calcext:value-type="float">
            <text:p>-0.0096666666666666</text:p>
          </table:table-cell>
          <table:table-cell office:value-type="float" office:value="0.0113333333333334" calcext:value-type="float">
            <text:p>0.0113333333333334</text:p>
          </table:table-cell>
          <table:table-cell office:value-type="float" office:value="0.00816666666666677" calcext:value-type="float">
            <text:p>0.00816666666666677</text:p>
          </table:table-cell>
          <table:table-cell office:value-type="float" office:value="0.0128333333333334" calcext:value-type="float">
            <text:p>0.0128333333333334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0110000000000001" calcext:value-type="float">
            <text:p>0.0110000000000001</text:p>
          </table:table-cell>
          <table:table-cell office:value-type="float" office:value="0.0083333333333333" calcext:value-type="float">
            <text:p>0.00833333333333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0.0418999999999999" calcext:value-type="float">
            <text:p>0.0418999999999999</text:p>
          </table:table-cell>
          <table:table-cell office:value-type="float" office:value="-0.0598666666666666" calcext:value-type="float">
            <text:p>-0.0598666666666666</text:p>
          </table:table-cell>
          <table:table-cell office:value-type="float" office:value="0.0263333333333333" calcext:value-type="float">
            <text:p>0.0263333333333333</text:p>
          </table:table-cell>
          <table:table-cell office:value-type="float" office:value="0.0257333333333333" calcext:value-type="float">
            <text:p>0.0257333333333333</text:p>
          </table:table-cell>
          <table:table-cell office:value-type="float" office:value="0.0159666666666668" calcext:value-type="float">
            <text:p>0.0159666666666668</text:p>
          </table:table-cell>
          <table:table-cell office:value-type="float" office:value="0.00296666666666667" calcext:value-type="float">
            <text:p>0.00296666666666667</text:p>
          </table:table-cell>
          <table:table-cell office:value-type="float" office:value="0.0146999999999999" calcext:value-type="float">
            <text:p>0.0146999999999999</text:p>
          </table:table-cell>
          <table:table-cell office:value-type="float" office:value="0.0154333333333333" calcext:value-type="float">
            <text:p>0.0154333333333333</text:p>
          </table:table-cell>
          <table:table-cell office:value-type="float" office:value="0.0145" calcext:value-type="float">
            <text:p>0.0145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0.0110666666666667" calcext:value-type="float">
            <text:p>0.0110666666666667</text:p>
          </table:table-cell>
          <table:table-cell office:value-type="float" office:value="0.0103000000000001" calcext:value-type="float">
            <text:p>0.0103000000000001</text:p>
          </table:table-cell>
          <table:table-cell office:value-type="float" office:value="0.0135333333333334" calcext:value-type="float">
            <text:p>0.0135333333333334</text:p>
          </table:table-cell>
          <table:table-cell office:value-type="float" office:value="-0.0153666666666666" calcext:value-type="float">
            <text:p>-0.0153666666666666</text:p>
          </table:table-cell>
          <table:table-cell office:value-type="float" office:value="0.0122333333333333" calcext:value-type="float">
            <text:p>0.0122333333333333</text:p>
          </table:table-cell>
          <table:table-cell office:value-type="float" office:value="0.00890000000000002" calcext:value-type="float">
            <text:p>0.0089000000000000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-0.00366666666666671" calcext:value-type="float">
            <text:p>-0.00366666666666671</text:p>
          </table:table-cell>
          <table:table-cell office:value-type="float" office:value="-0.0316666666666666" calcext:value-type="float">
            <text:p>-0.0316666666666666</text:p>
          </table:table-cell>
          <table:table-cell office:value-type="float" office:value="0.0076666666666666" calcext:value-type="float">
            <text:p>0.0076666666666666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23333333333333" calcext:value-type="float">
            <text:p>0.0023333333333333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399999999999989" calcext:value-type="float">
            <text:p>0.00399999999999989</text:p>
          </table:table-cell>
          <table:table-cell table:number-columns-repeated="2" office:value-type="float" office:value="0.00166666666666671" calcext:value-type="float">
            <text:p>0.00166666666666671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166666666666671" calcext:value-type="float">
            <text:p>0.0016666666666667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500000000000012" calcext:value-type="float">
            <text:p>0.00500000000000012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-0.026" calcext:value-type="float">
            <text:p>-0.026</text:p>
          </table:table-cell>
          <table:table-cell table:number-columns-repeated="2" office:value-type="float" office:value="0.00199999999999989" calcext:value-type="float">
            <text:p>0.00199999999999989</text:p>
          </table:table-cell>
          <table:table-cell office:value-type="float" office:value="0.00233333333333308" calcext:value-type="float">
            <text:p>0.00233333333333308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533333333333319" calcext:value-type="float">
            <text:p>0.00533333333333319</text:p>
          </table:table-cell>
          <table:table-cell office:value-type="float" office:value="-0.00133333333333341" calcext:value-type="float">
            <text:p>-0.00133333333333341</text:p>
          </table:table-cell>
          <table:table-cell office:value-type="float" office:value="0.0056666666666666" calcext:value-type="float">
            <text:p>0.0056666666666666</text:p>
          </table:table-cell>
          <table:table-cell office:value-type="float" office:value="-0.00200000000000022" calcext:value-type="float">
            <text:p>-0.00200000000000022</text:p>
          </table:table-cell>
          <table:table-cell office:value-type="float" office:value="0.00599999999999978" calcext:value-type="float">
            <text:p>0.00599999999999978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0.00499999999999989" calcext:value-type="float">
            <text:p>0.00499999999999989</text:p>
          </table:table-cell>
          <table:table-cell office:value-type="float" office:value="-0.00400000000000011" calcext:value-type="float">
            <text:p>-0.00400000000000011</text:p>
          </table:table-cell>
          <table:table-cell office:value-type="float" office:value="0.00599999999999978" calcext:value-type="float">
            <text:p>0.00599999999999978</text:p>
          </table:table-cell>
          <table:table-cell office:value-type="float" office:value="0.00299999999999989" calcext:value-type="float">
            <text:p>0.00299999999999989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-0.0083333333333333" calcext:value-type="float">
            <text:p>-0.0083333333333333</text:p>
          </table:table-cell>
          <table:table-cell office:value-type="float" office:value="-0.0249999999999999" calcext:value-type="float">
            <text:p>-0.0249999999999999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300000000000011" calcext:value-type="float">
            <text:p>-0.00300000000000011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0.0073333333333333" calcext:value-type="float">
            <text:p>0.0073333333333333</text:p>
          </table:table-cell>
          <table:table-cell office:value-type="float" office:value="-0.00533333333333341" calcext:value-type="float">
            <text:p>-0.00533333333333341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-0.00200000000000011" calcext:value-type="float">
            <text:p>-0.0020000000000001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66666666666666" calcext:value-type="float">
            <text:p>-0.00666666666666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666666666666593" calcext:value-type="float">
            <text:p>0.00066666666666659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-0.00733333333333341" calcext:value-type="float">
            <text:p>-0.00733333333333341</text:p>
          </table:table-cell>
          <table:table-cell office:value-type="float" office:value="-0.0236666666666667" calcext:value-type="float">
            <text:p>-0.023666666666666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166666666666659" calcext:value-type="float">
            <text:p>0.00166666666666659</text:p>
          </table:table-cell>
          <table:table-cell office:value-type="float" office:value="-0.0046666666666666" calcext:value-type="float">
            <text:p>-0.0046666666666666</text:p>
          </table:table-cell>
          <table:table-cell office:value-type="float" office:value="0.00566666666666671" calcext:value-type="float">
            <text:p>0.00566666666666671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63333333333333" calcext:value-type="float">
            <text:p>0.0063333333333333</text:p>
          </table:table-cell>
          <table:table-cell office:value-type="float" office:value="-0.00266666666666671" calcext:value-type="float">
            <text:p>-0.00266666666666671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-0.00199999999999989" calcext:value-type="float">
            <text:p>-0.00199999999999989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-0.0046666666666666" calcext:value-type="float">
            <text:p>-0.00466666666666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-0.0106666666666665" calcext:value-type="float">
            <text:p>-0.0106666666666665</text:p>
          </table:table-cell>
          <table:table-cell office:value-type="float" office:value="-0.0256666666666666" calcext:value-type="float">
            <text:p>-0.0256666666666666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-0.00599999999999989" calcext:value-type="float">
            <text:p>-0.00599999999999989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233333333333341" calcext:value-type="float">
            <text:p>0.00233333333333341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-0.0056666666666666" calcext:value-type="float">
            <text:p>-0.0056666666666666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233333333333341" calcext:value-type="float">
            <text:p>0.00233333333333341</text:p>
          </table:table-cell>
          <table:table-cell office:value-type="float" office:value="-0.0056666666666666" calcext:value-type="float">
            <text:p>-0.0056666666666666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-0.0013333333333333" calcext:value-type="float">
            <text:p>-0.00133333333333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office:value-type="float" office:value="-0.00759999999999994" calcext:value-type="float">
            <text:p>-0.00759999999999994</text:p>
          </table:table-cell>
          <table:table-cell office:value-type="float" office:value="-0.0264" calcext:value-type="float">
            <text:p>-0.0264</text:p>
          </table:table-cell>
          <table:table-cell office:value-type="float" office:value="0.00380000000000003" calcext:value-type="float">
            <text:p>0.00380000000000003</text:p>
          </table:table-cell>
          <table:table-cell office:value-type="float" office:value="0.000466666666666726" calcext:value-type="float">
            <text:p>0.000466666666666726</text:p>
          </table:table-cell>
          <table:table-cell office:value-type="float" office:value="0.00259999999999994" calcext:value-type="float">
            <text:p>0.00259999999999994</text:p>
          </table:table-cell>
          <table:table-cell office:value-type="float" office:value="-0.00213333333333332" calcext:value-type="float">
            <text:p>-0.00213333333333332</text:p>
          </table:table-cell>
          <table:table-cell office:value-type="float" office:value="0.00413333333333343" calcext:value-type="float">
            <text:p>0.00413333333333343</text:p>
          </table:table-cell>
          <table:table-cell office:value-type="float" office:value="0.00193333333333334" calcext:value-type="float">
            <text:p>0.0019333333333333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280000000000002" calcext:value-type="float">
            <text:p>-0.00280000000000002</text:p>
          </table:table-cell>
          <table:table-cell office:value-type="float" office:value="0.00393333333333334" calcext:value-type="float">
            <text:p>0.00393333333333334</text:p>
          </table:table-cell>
          <table:table-cell office:value-type="float" office:value="-0.000266666666666637" calcext:value-type="float">
            <text:p>-0.000266666666666637</text:p>
          </table:table-cell>
          <table:table-cell office:value-type="float" office:value="0.00246666666666662" calcext:value-type="float">
            <text:p>0.00246666666666662</text:p>
          </table:table-cell>
          <table:table-cell office:value-type="float" office:value="-0.00386666666666657" calcext:value-type="float">
            <text:p>-0.00386666666666657</text:p>
          </table:table-cell>
          <table:table-cell office:value-type="float" office:value="0.00406666666666666" calcext:value-type="float">
            <text:p>0.00406666666666666</text:p>
          </table:table-cell>
          <table:table-cell office:value-type="float" office:value="0.00166666666666671" calcext:value-type="float">
            <text:p>0.0016666666666667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029" calcext:value-type="float">
            <text:p>0.029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500000000000012" calcext:value-type="float">
            <text:p>-0.00500000000000012</text:p>
          </table:table-cell>
          <table:table-cell office:value-type="float" office:value="0.0109999999999999" calcext:value-type="float">
            <text:p>0.0109999999999999</text:p>
          </table:table-cell>
          <table:table-cell office:value-type="float" office:value="-0.003" calcext:value-type="float">
            <text:p>-0.003</text:p>
          </table:table-cell>
          <table:table-cell table:number-columns-repeated="2" office:value-type="float" office:value="0.00800000000000001" calcext:value-type="float">
            <text:p>0.00800000000000001</text:p>
          </table:table-cell>
          <table:table-cell office:value-type="float" office:value="0.0349999999999999" calcext:value-type="float">
            <text:p>0.0349999999999999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800000000000001" calcext:value-type="float">
            <text:p>0.00800000000000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028" calcext:value-type="float">
            <text:p>0.028</text:p>
          </table:table-cell>
          <table:table-cell office:value-type="float" office:value="-0.11" calcext:value-type="float">
            <text:p>-0.11</text:p>
          </table:table-cell>
          <table:table-cell office:value-type="float" office:value="0.0339999999999999" calcext:value-type="float">
            <text:p>0.033999999999999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0249999999999999" calcext:value-type="float">
            <text:p>0.0249999999999999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339999999999999" calcext:value-type="float">
            <text:p>0.0339999999999999</text:p>
          </table:table-cell>
          <table:table-cell office:value-type="float" office:value="0.0199999999999999" calcext:value-type="float">
            <text:p>0.019999999999999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19999999999999" calcext:value-type="float">
            <text:p>0.0119999999999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0269999999999999" calcext:value-type="float">
            <text:p>0.0269999999999999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299999999999999" calcext:value-type="float">
            <text:p>0.0299999999999999</text:p>
          </table:table-cell>
          <table:table-cell office:value-type="float" office:value="0.0259999999999999" calcext:value-type="float">
            <text:p>0.025999999999999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600000000000001" calcext:value-type="float">
            <text:p>-0.00600000000000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9999999999999" calcext:value-type="float">
            <text:p>0.0139999999999999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0259999999999999" calcext:value-type="float">
            <text:p>0.0259999999999999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0299999999999999" calcext:value-type="float">
            <text:p>0.029999999999999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9999999999999" calcext:value-type="float">
            <text:p>0.0139999999999999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9999999999999" calcext:value-type="float">
            <text:p>0.0129999999999999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0.0269999999999999" calcext:value-type="float">
            <text:p>0.0269999999999999</text:p>
          </table:table-cell>
          <table:table-cell office:value-type="float" office:value="-0.1066" calcext:value-type="float">
            <text:p>-0.1066</text:p>
          </table:table-cell>
          <table:table-cell office:value-type="float" office:value="0.0297999999999999" calcext:value-type="float">
            <text:p>0.0297999999999999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126000000000001" calcext:value-type="float">
            <text:p>0.0126000000000001</text:p>
          </table:table-cell>
          <table:table-cell office:value-type="float" office:value="-0.00319999999999998" calcext:value-type="float">
            <text:p>-0.0031999999999999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459999999999994" calcext:value-type="float">
            <text:p>0.00459999999999994</text:p>
          </table:table-cell>
          <table:table-cell office:value-type="float" office:value="0.00879999999999992" calcext:value-type="float">
            <text:p>0.00879999999999992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819999999999999" calcext:value-type="float">
            <text:p>0.00819999999999999</text:p>
          </table:table-cell>
          <table:table-cell office:value-type="float" office:value="0.00959999999999994" calcext:value-type="float">
            <text:p>0.0095999999999999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0839999999999996" calcext:value-type="float">
            <text:p>-0.0083999999999999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4" calcext:value-type="float">
            <text:p>0.012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-0.00933333333333319" calcext:value-type="float">
            <text:p>-0.009333333333333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3333333333332" calcext:value-type="float">
            <text:p>0.011333333333333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666666666666682" calcext:value-type="float">
            <text:p>0.00666666666666682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733333333333341" calcext:value-type="float">
            <text:p>0.00733333333333341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800000000000001" calcext:value-type="float">
            <text:p>0.0080000000000000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-0.0133333333333332" calcext:value-type="float">
            <text:p>-0.0133333333333332</text:p>
          </table:table-cell>
          <table:table-cell office:value-type="float" office:value="-0.000666666666666482" calcext:value-type="float">
            <text:p>-0.000666666666666482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-0.0013333333333333" calcext:value-type="float">
            <text:p>-0.0013333333333333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3333333333352" calcext:value-type="float">
            <text:p>0.00133333333333352</text:p>
          </table:table-cell>
          <table:table-cell office:value-type="float" office:value="0.00333333333333352" calcext:value-type="float">
            <text:p>0.00333333333333352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666666666666704" calcext:value-type="float">
            <text:p>0.000666666666666704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133333333333352" calcext:value-type="float">
            <text:p>0.0013333333333335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-0.0126666666666667" calcext:value-type="float">
            <text:p>-0.0126666666666667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533333333333308" calcext:value-type="float">
            <text:p>0.00533333333333308</text:p>
          </table:table-cell>
          <table:table-cell office:value-type="float" office:value="0.00733333333333341" calcext:value-type="float">
            <text:p>0.00733333333333341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46666666666666" calcext:value-type="float">
            <text:p>0.0046666666666666</text:p>
          </table:table-cell>
          <table:table-cell office:value-type="float" office:value="0.00199999999999989" calcext:value-type="float">
            <text:p>0.001999999999999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3333333333341" calcext:value-type="float">
            <text:p>0.0033333333333334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-0.0113333333333332" calcext:value-type="float">
            <text:p>-0.0113333333333332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266666666666648" calcext:value-type="float">
            <text:p>0.00266666666666648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-0.000666666666666704" calcext:value-type="float">
            <text:p>-0.000666666666666704</text:p>
          </table:table-cell>
          <table:table-cell office:value-type="float" office:value="0.00266666666666648" calcext:value-type="float">
            <text:p>0.00266666666666648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266666666666648" calcext:value-type="float">
            <text:p>0.00266666666666648</text:p>
          </table:table-cell>
          <table:table-cell office:value-type="float" office:value="0.000666666666666815" calcext:value-type="float">
            <text:p>0.000666666666666815</text:p>
          </table:table-cell>
          <table:table-cell office:value-type="float" office:value="0.00266666666666648" calcext:value-type="float">
            <text:p>0.00266666666666648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-0.0106666666666668" calcext:value-type="float">
            <text:p>-0.0106666666666668</text:p>
          </table:table-cell>
          <table:table-cell office:value-type="float" office:value="-0.00466666666666682" calcext:value-type="float">
            <text:p>-0.0046666666666668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0666666666666482" calcext:value-type="float">
            <text:p>0.000666666666666482</text:p>
          </table:table-cell>
          <table:table-cell office:value-type="float" office:value="0" calcext:value-type="float">
            <text:p>0</text:p>
          </table:table-cell>
          <table:table-cell office:value-type="float" office:value="0.00266666666666659" calcext:value-type="float">
            <text:p>0.00266666666666659</text:p>
          </table:table-cell>
          <table:table-cell office:value-type="float" office:value="0.000666666666666482" calcext:value-type="float">
            <text:p>0.000666666666666482</text:p>
          </table:table-cell>
          <table:table-cell office:value-type="float" office:value="0.00199999999999967" calcext:value-type="float">
            <text:p>0.00199999999999967</text:p>
          </table:table-cell>
          <table:table-cell office:value-type="float" office:value="-0.00133333333333352" calcext:value-type="float">
            <text:p>-0.00133333333333352</text:p>
          </table:table-cell>
          <table:table-cell office:value-type="float" office:value="0.00199999999999967" calcext:value-type="float">
            <text:p>0.00199999999999967</text:p>
          </table:table-cell>
          <table:table-cell office:value-type="float" office:value="-0.002" calcext:value-type="float">
            <text:p>-0.002</text:p>
          </table:table-cell>
          <table:table-cell table:number-columns-repeated="2" office:value-type="float" office:value="0.00133333333333319" calcext:value-type="float">
            <text:p>0.001333333333333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-0.0114666666666666" calcext:value-type="float">
            <text:p>-0.0114666666666666</text:p>
          </table:table-cell>
          <table:table-cell office:value-type="float" office:value="-0.00119999999999998" calcext:value-type="float">
            <text:p>-0.00119999999999998</text:p>
          </table:table-cell>
          <table:table-cell office:value-type="float" office:value="0.00480000000000003" calcext:value-type="float">
            <text:p>0.00480000000000003</text:p>
          </table:table-cell>
          <table:table-cell office:value-type="float" office:value="0.00306666666666655" calcext:value-type="float">
            <text:p>0.00306666666666655</text:p>
          </table:table-cell>
          <table:table-cell office:value-type="float" office:value="0.00653333333333339" calcext:value-type="float">
            <text:p>0.00653333333333339</text:p>
          </table:table-cell>
          <table:table-cell office:value-type="float" office:value="0.000533333333333275" calcext:value-type="float">
            <text:p>0.000533333333333275</text:p>
          </table:table-cell>
          <table:table-cell office:value-type="float" office:value="0.00280000000000002" calcext:value-type="float">
            <text:p>0.00280000000000002</text:p>
          </table:table-cell>
          <table:table-cell office:value-type="float" office:value="0.00253333333333339" calcext:value-type="float">
            <text:p>0.00253333333333339</text:p>
          </table:table-cell>
          <table:table-cell office:value-type="float" office:value="0.00426666666666653" calcext:value-type="float">
            <text:p>0.00426666666666653</text:p>
          </table:table-cell>
          <table:table-cell office:value-type="float" office:value="0.00173333333333336" calcext:value-type="float">
            <text:p>0.00173333333333336</text:p>
          </table:table-cell>
          <table:table-cell office:value-type="float" office:value="0.00293333333333323" calcext:value-type="float">
            <text:p>0.00293333333333323</text:p>
          </table:table-cell>
          <table:table-cell office:value-type="float" office:value="0.00186666666666668" calcext:value-type="float">
            <text:p>0.00186666666666668</text:p>
          </table:table-cell>
          <table:table-cell office:value-type="float" office:value="0.00373333333333326" calcext:value-type="float">
            <text:p>0.00373333333333326</text:p>
          </table:table-cell>
          <table:table-cell office:value-type="float" office:value="0.000533333333333275" calcext:value-type="float">
            <text:p>0.000533333333333275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0.00319999999999998" calcext:value-type="float">
            <text:p>0.0031999999999999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0143333333333334" calcext:value-type="float">
            <text:p>0.0143333333333334</text:p>
          </table:table-cell>
          <table:table-cell office:value-type="float" office:value="-0.0216666666666666" calcext:value-type="float">
            <text:p>-0.0216666666666666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366666666666671" calcext:value-type="float">
            <text:p>0.00366666666666671</text:p>
          </table:table-cell>
          <table:table-cell office:value-type="float" office:value="0.00833333333333341" calcext:value-type="float">
            <text:p>0.00833333333333341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933333333333342" calcext:value-type="float">
            <text:p>0.00933333333333342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566666666666671" calcext:value-type="float">
            <text:p>0.00566666666666671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.00966666666666682" calcext:value-type="float">
            <text:p>0.00966666666666682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833333333333341" calcext:value-type="float">
            <text:p>0.00833333333333341</text:p>
          </table:table-cell>
          <table:table-cell office:value-type="float" office:value="-0.00266666666666648" calcext:value-type="float">
            <text:p>-0.00266666666666648</text:p>
          </table:table-cell>
          <table:table-cell office:value-type="float" office:value="0.00466666666666671" calcext:value-type="float">
            <text:p>0.00466666666666671</text:p>
          </table:table-cell>
          <table:table-cell office:value-type="float" office:value="0.00566666666666671" calcext:value-type="float">
            <text:p>0.0056666666666667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0103333333333332" calcext:value-type="float">
            <text:p>0.0103333333333332</text:p>
          </table:table-cell>
          <table:table-cell office:value-type="float" office:value="-0.0216666666666667" calcext:value-type="float">
            <text:p>-0.0216666666666667</text:p>
          </table:table-cell>
          <table:table-cell office:value-type="float" office:value="0.00833333333333319" calcext:value-type="float">
            <text:p>0.00833333333333319</text:p>
          </table:table-cell>
          <table:table-cell office:value-type="float" office:value="0.00499999999999989" calcext:value-type="float">
            <text:p>0.00499999999999989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-0.000333333333333408" calcext:value-type="float">
            <text:p>-0.000333333333333408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00499999999999989" calcext:value-type="float">
            <text:p>0.00499999999999989</text:p>
          </table:table-cell>
          <table:table-cell office:value-type="float" office:value="0.00733333333333319" calcext:value-type="float">
            <text:p>0.00733333333333319</text:p>
          </table:table-cell>
          <table:table-cell office:value-type="float" office:value="-0.00300000000000011" calcext:value-type="float">
            <text:p>-0.00300000000000011</text:p>
          </table:table-cell>
          <table:table-cell office:value-type="float" office:value="0.00499999999999989" calcext:value-type="float">
            <text:p>0.00499999999999989</text:p>
          </table:table-cell>
          <table:table-cell office:value-type="float" office:value="-0.000666666666666815" calcext:value-type="float">
            <text:p>-0.000666666666666815</text:p>
          </table:table-cell>
          <table:table-cell office:value-type="float" office:value="0.00366666666666671" calcext:value-type="float">
            <text:p>0.00366666666666671</text:p>
          </table:table-cell>
          <table:table-cell office:value-type="float" office:value="-0.00500000000000012" calcext:value-type="float">
            <text:p>-0.00500000000000012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23333333333333" calcext:value-type="float">
            <text:p>0.002333333333333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223333333333333" calcext:value-type="float">
            <text:p>-0.022333333333333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66666666666671" calcext:value-type="float">
            <text:p>0.00366666666666671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-0.00233333333333341" calcext:value-type="float">
            <text:p>-0.0023333333333334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-0.00466666666666671" calcext:value-type="float">
            <text:p>-0.00466666666666671</text:p>
          </table:table-cell>
          <table:table-cell office:value-type="float" office:value="0.00266666666666671" calcext:value-type="float">
            <text:p>0.0026666666666667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00333333333333297" calcext:value-type="float">
            <text:p>0.000333333333333297</text:p>
          </table:table-cell>
          <table:table-cell office:value-type="float" office:value="-0.0043333333333333" calcext:value-type="float">
            <text:p>-0.0043333333333333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-0.000333333333333297" calcext:value-type="float">
            <text:p>-0.00033333333333329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00933333333333342" calcext:value-type="float">
            <text:p>0.00933333333333342</text:p>
          </table:table-cell>
          <table:table-cell office:value-type="float" office:value="-0.0173333333333334" calcext:value-type="float">
            <text:p>-0.0173333333333334</text:p>
          </table:table-cell>
          <table:table-cell office:value-type="float" office:value="0.00733333333333341" calcext:value-type="float">
            <text:p>0.00733333333333341</text:p>
          </table:table-cell>
          <table:table-cell office:value-type="float" office:value="0.0053333333333333" calcext:value-type="float">
            <text:p>0.0053333333333333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0.00566666666666671" calcext:value-type="float">
            <text:p>0.0056666666666667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0166666666666671" calcext:value-type="float">
            <text:p>-0.00166666666666671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-0.000333333333333186" calcext:value-type="float">
            <text:p>-0.000333333333333186</text:p>
          </table:table-cell>
          <table:table-cell office:value-type="float" office:value="0.0033333333333333" calcext:value-type="float">
            <text:p>0.0033333333333333</text:p>
          </table:table-cell>
          <table:table-cell office:value-type="float" office:value="-0.00299999999999989" calcext:value-type="float">
            <text:p>-0.00299999999999989</text:p>
          </table:table-cell>
          <table:table-cell office:value-type="float" office:value="0.0043333333333333" calcext:value-type="float">
            <text:p>0.0043333333333333</text:p>
          </table:table-cell>
          <table:table-cell office:value-type="float" office:value="0.0023333333333333" calcext:value-type="float">
            <text:p>0.002333333333333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01" calcext:value-type="float">
            <text:p>0.01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0900000000000001" calcext:value-type="float">
            <text:p>0.00900000000000001</text:p>
          </table:table-cell>
          <table:table-cell table:number-columns-repeated="2" office:value-type="float" office:value="0.00666666666666671" calcext:value-type="float">
            <text:p>0.00666666666666671</text:p>
          </table:table-cell>
          <table:table-cell office:value-type="float" office:value="0.00166666666666659" calcext:value-type="float">
            <text:p>0.00166666666666659</text:p>
          </table:table-cell>
          <table:table-cell office:value-type="float" office:value="0.0069999999999999" calcext:value-type="float">
            <text:p>0.0069999999999999</text:p>
          </table:table-cell>
          <table:table-cell office:value-type="float" office:value="0.0063333333333333" calcext:value-type="float">
            <text:p>0.0063333333333333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0.0036666666666666" calcext:value-type="float">
            <text:p>0.0036666666666666</text:p>
          </table:table-cell>
          <table:table-cell office:value-type="float" office:value="0.00466666666666649" calcext:value-type="float">
            <text:p>0.00466666666666649</text:p>
          </table:table-cell>
          <table:table-cell office:value-type="float" office:value="-0.00100000000000011" calcext:value-type="float">
            <text:p>-0.00100000000000011</text:p>
          </table:table-cell>
          <table:table-cell office:value-type="float" office:value="0.0073333333333333" calcext:value-type="float">
            <text:p>0.0073333333333333</text:p>
          </table:table-cell>
          <table:table-cell office:value-type="float" office:value="0.00466666666666649" calcext:value-type="float">
            <text:p>0.004666666666666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8" calcext:value-type="float">
            <text:p>-0.0198</text:p>
          </table:table-cell>
          <table:table-cell office:value-type="float" office:value="0.00773333333333337" calcext:value-type="float">
            <text:p>0.00773333333333337</text:p>
          </table:table-cell>
          <table:table-cell office:value-type="float" office:value="0.00486666666666658" calcext:value-type="float">
            <text:p>0.00486666666666658</text:p>
          </table:table-cell>
          <table:table-cell office:value-type="float" office:value="0.00513333333333343" calcext:value-type="float">
            <text:p>0.00513333333333343</text:p>
          </table:table-cell>
          <table:table-cell office:value-type="float" office:value="0.000399999999999956" calcext:value-type="float">
            <text:p>0.000399999999999956</text:p>
          </table:table-cell>
          <table:table-cell office:value-type="float" office:value="0.00640000000000007" calcext:value-type="float">
            <text:p>0.00640000000000007</text:p>
          </table:table-cell>
          <table:table-cell office:value-type="float" office:value="0.00459999999999994" calcext:value-type="float">
            <text:p>0.00459999999999994</text:p>
          </table:table-cell>
          <table:table-cell office:value-type="float" office:value="0.00566666666666671" calcext:value-type="float">
            <text:p>0.00566666666666671</text:p>
          </table:table-cell>
          <table:table-cell office:value-type="float" office:value="-0.00139999999999996" calcext:value-type="float">
            <text:p>-0.00139999999999996</text:p>
          </table:table-cell>
          <table:table-cell office:value-type="float" office:value="0.00560000000000016" calcext:value-type="float">
            <text:p>0.00560000000000016</text:p>
          </table:table-cell>
          <table:table-cell office:value-type="float" office:value="0.000266666666666637" calcext:value-type="float">
            <text:p>0.000266666666666637</text:p>
          </table:table-cell>
          <table:table-cell office:value-type="float" office:value="0.00406666666666666" calcext:value-type="float">
            <text:p>0.00406666666666666</text:p>
          </table:table-cell>
          <table:table-cell office:value-type="float" office:value="-0.00319999999999998" calcext:value-type="float">
            <text:p>-0.00319999999999998</text:p>
          </table:table-cell>
          <table:table-cell office:value-type="float" office:value="0.00446666666666662" calcext:value-type="float">
            <text:p>0.00446666666666662</text:p>
          </table:table-cell>
          <table:table-cell office:value-type="float" office:value="0.00293333333333334" calcext:value-type="float">
            <text:p>0.0029333333333333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733333333333319" calcext:value-type="float">
            <text:p>0.00733333333333319</text:p>
          </table:table-cell>
          <table:table-cell office:value-type="float" office:value="0.00933333333333319" calcext:value-type="float">
            <text:p>0.00933333333333319</text:p>
          </table:table-cell>
          <table:table-cell office:value-type="float" office:value="0.0113333333333332" calcext:value-type="float">
            <text:p>0.0113333333333332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01" calcext:value-type="float">
            <text:p>0.01</text:p>
          </table:table-cell>
          <table:table-cell office:value-type="float" office:value="0.00933333333333319" calcext:value-type="float">
            <text:p>0.00933333333333319</text:p>
          </table:table-cell>
          <table:table-cell office:value-type="float" office:value="0.0086666666666666" calcext:value-type="float">
            <text:p>0.0086666666666666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933333333333319" calcext:value-type="float">
            <text:p>0.00933333333333319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933333333333319" calcext:value-type="float">
            <text:p>0.00933333333333319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00933333333333319" calcext:value-type="float">
            <text:p>0.0093333333333331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-0.00266666666666659" calcext:value-type="float">
            <text:p>-0.00266666666666659</text:p>
          </table:table-cell>
          <table:table-cell office:value-type="float" office:value="0.00866666666666682" calcext:value-type="float">
            <text:p>0.00866666666666682</text:p>
          </table:table-cell>
          <table:table-cell table:number-columns-repeated="3" office:value-type="float" office:value="0.00466666666666682" calcext:value-type="float">
            <text:p>0.00466666666666682</text:p>
          </table:table-cell>
          <table:table-cell office:value-type="float" office:value="0.00933333333333319" calcext:value-type="float">
            <text:p>0.00933333333333319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113333333333336" calcext:value-type="float">
            <text:p>0.0113333333333336</text:p>
          </table:table-cell>
          <table:table-cell office:value-type="float" office:value="0.00333333333333363" calcext:value-type="float">
            <text:p>0.00333333333333363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933333333333364" calcext:value-type="float">
            <text:p>0.00933333333333364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333333333333363" calcext:value-type="float">
            <text:p>0.00333333333333363</text:p>
          </table:table-cell>
          <table:table-cell office:value-type="float" office:value="0.00666666666666682" calcext:value-type="float">
            <text:p>0.00666666666666682</text:p>
          </table:table-cell>
          <table:table-cell office:value-type="float" office:value="0.00800000000000001" calcext:value-type="float">
            <text:p>0.0080000000000000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-0.00333333333333319" calcext:value-type="float">
            <text:p>-0.00333333333333319</text:p>
          </table:table-cell>
          <table:table-cell office:value-type="float" office:value="-0.0066666666666666" calcext:value-type="float">
            <text:p>-0.006666666666666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0.00533333333333319" calcext:value-type="float">
            <text:p>0.0053333333333331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266666666666659" calcext:value-type="float">
            <text:p>0.00266666666666659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533333333333341" calcext:value-type="float">
            <text:p>-0.00533333333333341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133333333333341" calcext:value-type="float">
            <text:p>0.0013333333333334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-0.00333333333333363" calcext:value-type="float">
            <text:p>-0.00333333333333363</text:p>
          </table:table-cell>
          <table:table-cell office:value-type="float" office:value="-0.00866666666666682" calcext:value-type="float">
            <text:p>-0.00866666666666682</text:p>
          </table:table-cell>
          <table:table-cell office:value-type="float" office:value="0.00533333333333319" calcext:value-type="float">
            <text:p>0.00533333333333319</text:p>
          </table:table-cell>
          <table:table-cell office:value-type="float" office:value="0.00666666666666638" calcext:value-type="float">
            <text:p>0.00666666666666638</text:p>
          </table:table-cell>
          <table:table-cell office:value-type="float" office:value="0.00399999999999978" calcext:value-type="float">
            <text:p>0.00399999999999978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0.00599999999999956" calcext:value-type="float">
            <text:p>0.00599999999999956</text:p>
          </table:table-cell>
          <table:table-cell office:value-type="float" office:value="0.00533333333333319" calcext:value-type="float">
            <text:p>0.00533333333333319</text:p>
          </table:table-cell>
          <table:table-cell office:value-type="float" office:value="0.00399999999999978" calcext:value-type="float">
            <text:p>0.00399999999999978</text:p>
          </table:table-cell>
          <table:table-cell office:value-type="float" office:value="0.00466666666666638" calcext:value-type="float">
            <text:p>0.00466666666666638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0.00399999999999978" calcext:value-type="float">
            <text:p>0.00399999999999978</text:p>
          </table:table-cell>
          <table:table-cell office:value-type="float" office:value="-0.00466666666666682" calcext:value-type="float">
            <text:p>-0.00466666666666682</text:p>
          </table:table-cell>
          <table:table-cell office:value-type="float" office:value="0.00399999999999978" calcext:value-type="float">
            <text:p>0.00399999999999978</text:p>
          </table:table-cell>
          <table:table-cell office:value-type="float" office:value="0.00466666666666638" calcext:value-type="float">
            <text:p>0.00466666666666638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66666666666666" calcext:value-type="float">
            <text:p>-0.006666666666666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33333333333341" calcext:value-type="float">
            <text:p>0.00333333333333341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-0.0046666666666666" calcext:value-type="float">
            <text:p>-0.0046666666666666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53333333333339" calcext:value-type="float">
            <text:p>-0.00453333333333339</text:p>
          </table:table-cell>
          <table:table-cell office:value-type="float" office:value="0.00586666666666669" calcext:value-type="float">
            <text:p>0.00586666666666669</text:p>
          </table:table-cell>
          <table:table-cell office:value-type="float" office:value="0.00559999999999994" calcext:value-type="float">
            <text:p>0.00559999999999994</text:p>
          </table:table-cell>
          <table:table-cell office:value-type="float" office:value="0.00493333333333335" calcext:value-type="float">
            <text:p>0.00493333333333335</text:p>
          </table:table-cell>
          <table:table-cell office:value-type="float" office:value="0.00386666666666657" calcext:value-type="float">
            <text:p>0.00386666666666657</text:p>
          </table:table-cell>
          <table:table-cell office:value-type="float" office:value="0.00733333333333319" calcext:value-type="float">
            <text:p>0.00733333333333319</text:p>
          </table:table-cell>
          <table:table-cell office:value-type="float" office:value="0.00586666666666669" calcext:value-type="float">
            <text:p>0.00586666666666669</text:p>
          </table:table-cell>
          <table:table-cell office:value-type="float" office:value="0.0066666666666666" calcext:value-type="float">
            <text:p>0.0066666666666666</text:p>
          </table:table-cell>
          <table:table-cell office:value-type="float" office:value="0.00413333333333343" calcext:value-type="float">
            <text:p>0.00413333333333343</text:p>
          </table:table-cell>
          <table:table-cell office:value-type="float" office:value="0.00359999999999994" calcext:value-type="float">
            <text:p>0.00359999999999994</text:p>
          </table:table-cell>
          <table:table-cell table:number-columns-repeated="2" office:value-type="float" office:value="0.00493333333333335" calcext:value-type="float">
            <text:p>0.00493333333333335</text:p>
          </table:table-cell>
          <table:table-cell office:value-type="float" office:value="-0.00173333333333336" calcext:value-type="float">
            <text:p>-0.00173333333333336</text:p>
          </table:table-cell>
          <table:table-cell office:value-type="float" office:value="0.00519999999999998" calcext:value-type="float">
            <text:p>0.00519999999999998</text:p>
          </table:table-cell>
          <table:table-cell office:value-type="float" office:value="0.00546666666666662" calcext:value-type="float">
            <text:p>0.0054666666666666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-0.0326666666666667" calcext:value-type="float">
            <text:p>-0.0326666666666667</text:p>
          </table:table-cell>
          <table:table-cell office:value-type="float" office:value="-0.0159999999999999" calcext:value-type="float">
            <text:p>-0.0159999999999999</text:p>
          </table:table-cell>
          <table:table-cell office:value-type="float" office:value="-0.0086666666666666" calcext:value-type="float">
            <text:p>-0.0086666666666666</text:p>
          </table:table-cell>
          <table:table-cell office:value-type="float" office:value="-0.0076666666666666" calcext:value-type="float">
            <text:p>-0.0076666666666666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533333333333319" calcext:value-type="float">
            <text:p>-0.00533333333333319</text:p>
          </table:table-cell>
          <table:table-cell table:number-columns-repeated="2" office:value-type="float" office:value="0.000333333333333408" calcext:value-type="float">
            <text:p>0.000333333333333408</text:p>
          </table:table-cell>
          <table:table-cell office:value-type="float" office:value="0.00466666666666682" calcext:value-type="float">
            <text:p>0.00466666666666682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333333333333319" calcext:value-type="float">
            <text:p>0.0033333333333331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33333333333341" calcext:value-type="float">
            <text:p>0.00533333333333341</text:p>
          </table:table-cell>
          <table:table-cell office:value-type="float" office:value="-0.00133333333333319" calcext:value-type="float">
            <text:p>-0.00133333333333319</text:p>
          </table:table-cell>
          <table:table-cell table:number-columns-repeated="2" office:value-type="float" office:value="0.00433333333333319" calcext:value-type="float">
            <text:p>0.0043333333333331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-0.0359999999999999" calcext:value-type="float">
            <text:p>-0.0359999999999999</text:p>
          </table:table-cell>
          <table:table-cell office:value-type="float" office:value="-0.0136666666666667" calcext:value-type="float">
            <text:p>-0.0136666666666667</text:p>
          </table:table-cell>
          <table:table-cell office:value-type="float" office:value="-0.00933333333333319" calcext:value-type="float">
            <text:p>-0.00933333333333319</text:p>
          </table:table-cell>
          <table:table-cell office:value-type="float" office:value="-0.0106666666666666" calcext:value-type="float">
            <text:p>-0.0106666666666666</text:p>
          </table:table-cell>
          <table:table-cell office:value-type="float" office:value="0.00433333333333341" calcext:value-type="float">
            <text:p>0.00433333333333341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533333333333341" calcext:value-type="float">
            <text:p>0.0053333333333334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6666666666666" calcext:value-type="float">
            <text:p>0.0046666666666666</text:p>
          </table:table-cell>
          <table:table-cell office:value-type="float" office:value="0.00366666666666682" calcext:value-type="float">
            <text:p>0.0036666666666668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566666666666682" calcext:value-type="float">
            <text:p>0.00566666666666682</text:p>
          </table:table-cell>
          <table:table-cell office:value-type="float" office:value="0.000333333333333186" calcext:value-type="float">
            <text:p>0.00033333333333318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-0.0373333333333331" calcext:value-type="float">
            <text:p>-0.0373333333333331</text:p>
          </table:table-cell>
          <table:table-cell office:value-type="float" office:value="-0.0146666666666664" calcext:value-type="float">
            <text:p>-0.0146666666666664</text:p>
          </table:table-cell>
          <table:table-cell office:value-type="float" office:value="-0.00533333333333319" calcext:value-type="float">
            <text:p>-0.00533333333333319</text:p>
          </table:table-cell>
          <table:table-cell office:value-type="float" office:value="-0.00833333333333319" calcext:value-type="float">
            <text:p>-0.00833333333333319</text:p>
          </table:table-cell>
          <table:table-cell office:value-type="float" office:value="0.00366666666666682" calcext:value-type="float">
            <text:p>0.00366666666666682</text:p>
          </table:table-cell>
          <table:table-cell office:value-type="float" office:value="-0.00133333333333319" calcext:value-type="float">
            <text:p>-0.00133333333333319</text:p>
          </table:table-cell>
          <table:table-cell office:value-type="float" office:value="0.00233333333333363" calcext:value-type="float">
            <text:p>0.00233333333333363</text:p>
          </table:table-cell>
          <table:table-cell office:value-type="float" office:value="0.00133333333333363" calcext:value-type="float">
            <text:p>0.0013333333333336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33333333333363" calcext:value-type="float">
            <text:p>0.00133333333333363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233333333333363" calcext:value-type="float">
            <text:p>0.00233333333333363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-0.00233333333333319" calcext:value-type="float">
            <text:p>-0.00233333333333319</text:p>
          </table:table-cell>
          <table:table-cell office:value-type="float" office:value="0.00433333333333363" calcext:value-type="float">
            <text:p>0.00433333333333363</text:p>
          </table:table-cell>
          <table:table-cell office:value-type="float" office:value="0.00033333333333363" calcext:value-type="float">
            <text:p>0.0003333333333336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-0.0389999999999999" calcext:value-type="float">
            <text:p>-0.0389999999999999</text:p>
          </table:table-cell>
          <table:table-cell office:value-type="float" office:value="-0.0163333333333332" calcext:value-type="float">
            <text:p>-0.0163333333333332</text:p>
          </table:table-cell>
          <table:table-cell office:value-type="float" office:value="-0.0056666666666666" calcext:value-type="float">
            <text:p>-0.0056666666666666</text:p>
          </table:table-cell>
          <table:table-cell office:value-type="float" office:value="-0.00633333333333352" calcext:value-type="float">
            <text:p>-0.00633333333333352</text:p>
          </table:table-cell>
          <table:table-cell office:value-type="float" office:value="0.00166666666666659" calcext:value-type="float">
            <text:p>0.00166666666666659</text:p>
          </table:table-cell>
          <table:table-cell office:value-type="float" office:value="-0.00233333333333319" calcext:value-type="float">
            <text:p>-0.00233333333333319</text:p>
          </table:table-cell>
          <table:table-cell office:value-type="float" office:value="0.00266666666666682" calcext:value-type="float">
            <text:p>0.0026666666666668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233333333333319" calcext:value-type="float">
            <text:p>-0.00233333333333319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3333341" calcext:value-type="float">
            <text:p>0.00133333333333341</text:p>
          </table:table-cell>
          <table:table-cell office:value-type="float" office:value="-0.0046666666666666" calcext:value-type="float">
            <text:p>-0.004666666666666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66666666666682" calcext:value-type="float">
            <text:p>-0.0016666666666668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-0.0386666666666665" calcext:value-type="float">
            <text:p>-0.0386666666666665</text:p>
          </table:table-cell>
          <table:table-cell office:value-type="float" office:value="-0.0156666666666666" calcext:value-type="float">
            <text:p>-0.0156666666666666</text:p>
          </table:table-cell>
          <table:table-cell office:value-type="float" office:value="-0.00533333333333341" calcext:value-type="float">
            <text:p>-0.00533333333333341</text:p>
          </table:table-cell>
          <table:table-cell office:value-type="float" office:value="-0.00733333333333341" calcext:value-type="float">
            <text:p>-0.00733333333333341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-0.00300000000000022" calcext:value-type="float">
            <text:p>-0.00300000000000022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133333333333319" calcext:value-type="float">
            <text:p>0.00133333333333319</text:p>
          </table:table-cell>
          <table:table-cell office:value-type="float" office:value="-0.00333333333333341" calcext:value-type="float">
            <text:p>-0.00333333333333341</text:p>
          </table:table-cell>
          <table:table-cell office:value-type="float" office:value="0.000666666666666593" calcext:value-type="float">
            <text:p>0.000666666666666593</text:p>
          </table:table-cell>
          <table:table-cell office:value-type="float" office:value="0.000333333333333408" calcext:value-type="float">
            <text:p>0.000333333333333408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433333333333341" calcext:value-type="float">
            <text:p>-0.0043333333333334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166666666666659" calcext:value-type="float">
            <text:p>-0.001666666666666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office:value-type="float" office:value="-0.0367333333333331" calcext:value-type="float">
            <text:p>-0.0367333333333331</text:p>
          </table:table-cell>
          <table:table-cell office:value-type="float" office:value="-0.0152666666666664" calcext:value-type="float">
            <text:p>-0.0152666666666664</text:p>
          </table:table-cell>
          <table:table-cell office:value-type="float" office:value="-0.00686666666666647" calcext:value-type="float">
            <text:p>-0.00686666666666647</text:p>
          </table:table-cell>
          <table:table-cell office:value-type="float" office:value="-0.00806666666666655" calcext:value-type="float">
            <text:p>-0.00806666666666655</text:p>
          </table:table-cell>
          <table:table-cell office:value-type="float" office:value="0.00260000000000005" calcext:value-type="float">
            <text:p>0.00260000000000005</text:p>
          </table:table-cell>
          <table:table-cell office:value-type="float" office:value="-0.00219999999999976" calcext:value-type="float">
            <text:p>-0.00219999999999976</text:p>
          </table:table-cell>
          <table:table-cell office:value-type="float" office:value="0.00173333333333359" calcext:value-type="float">
            <text:p>0.00173333333333359</text:p>
          </table:table-cell>
          <table:table-cell office:value-type="float" office:value="0.000866666666666904" calcext:value-type="float">
            <text:p>0.000866666666666904</text:p>
          </table:table-cell>
          <table:table-cell office:value-type="float" office:value="0.00326666666666675" calcext:value-type="float">
            <text:p>0.00326666666666675</text:p>
          </table:table-cell>
          <table:table-cell office:value-type="float" office:value="-0.000599999999999823" calcext:value-type="float">
            <text:p>-0.000599999999999823</text:p>
          </table:table-cell>
          <table:table-cell office:value-type="float" office:value="0.00160000000000005" calcext:value-type="float">
            <text:p>0.00160000000000005</text:p>
          </table:table-cell>
          <table:table-cell office:value-type="float" office:value="0.00166666666666682" calcext:value-type="float">
            <text:p>0.00166666666666682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-0.00353333333333317" calcext:value-type="float">
            <text:p>-0.00353333333333317</text:p>
          </table:table-cell>
          <table:table-cell office:value-type="float" office:value="0.00366666666666693" calcext:value-type="float">
            <text:p>0.00366666666666693</text:p>
          </table:table-cell>
          <table:table-cell office:value-type="float" office:value="0.000333333333333408" calcext:value-type="float">
            <text:p>0.00033333333333340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-0.0092000000000001" calcext:value-type="float">
            <text:p>-0.0092000000000001</text:p>
          </table:table-cell>
          <table:table-cell office:value-type="float" office:value="-0.0115999999999999" calcext:value-type="float">
            <text:p>-0.0115999999999999</text:p>
          </table:table-cell>
          <table:table-cell office:value-type="float" office:value="0.00239999999999996" calcext:value-type="float">
            <text:p>0.00239999999999996</text:p>
          </table:table-cell>
          <table:table-cell office:value-type="float" office:value="0.00280000000000002" calcext:value-type="float">
            <text:p>0.00280000000000002</text:p>
          </table:table-cell>
          <table:table-cell office:value-type="float" office:value="0.00879999999999992" calcext:value-type="float">
            <text:p>0.00879999999999992</text:p>
          </table:table-cell>
          <table:table-cell office:value-type="float" office:value="0.00119999999999998" calcext:value-type="float">
            <text:p>0.00119999999999998</text:p>
          </table:table-cell>
          <table:table-cell office:value-type="float" office:value="0.00479999999999992" calcext:value-type="float">
            <text:p>0.0047999999999999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39999999999996" calcext:value-type="float">
            <text:p>0.00839999999999996</text:p>
          </table:table-cell>
          <table:table-cell office:value-type="float" office:value="-0.00160000000000005" calcext:value-type="float">
            <text:p>-0.00160000000000005</text:p>
          </table:table-cell>
          <table:table-cell office:value-type="float" office:value="0.00119999999999998" calcext:value-type="float">
            <text:p>0.00119999999999998</text:p>
          </table:table-cell>
          <table:table-cell office:value-type="float" office:value="0.00719999999999998" calcext:value-type="float">
            <text:p>0.00719999999999998</text:p>
          </table:table-cell>
          <table:table-cell office:value-type="float" office:value="0.00519999999999998" calcext:value-type="float">
            <text:p>0.00519999999999998</text:p>
          </table:table-cell>
          <table:table-cell office:value-type="float" office:value="0.00280000000000002" calcext:value-type="float">
            <text:p>0.00280000000000002</text:p>
          </table:table-cell>
          <table:table-cell office:value-type="float" office:value="0.00239999999999996" calcext:value-type="float">
            <text:p>0.00239999999999996</text:p>
          </table:table-cell>
          <table:table-cell office:value-type="float" office:value="0.00119999999999998" calcext:value-type="float">
            <text:p>0.00119999999999998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-0.00520000000000009" calcext:value-type="float">
            <text:p>-0.00520000000000009</text:p>
          </table:table-cell>
          <table:table-cell office:value-type="float" office:value="-0.0104000000000001" calcext:value-type="float">
            <text:p>-0.0104000000000001</text:p>
          </table:table-cell>
          <table:table-cell office:value-type="float" office:value="0.00359999999999994" calcext:value-type="float">
            <text:p>0.00359999999999994</text:p>
          </table:table-cell>
          <table:table-cell office:value-type="float" office:value="0.00519999999999998" calcext:value-type="float">
            <text:p>0.00519999999999998</text:p>
          </table:table-cell>
          <table:table-cell office:value-type="float" office:value="0.00599999999999989" calcext:value-type="float">
            <text:p>0.00599999999999989</text:p>
          </table:table-cell>
          <table:table-cell office:value-type="float" office:value="0.00479999999999992" calcext:value-type="float">
            <text:p>0.00479999999999992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0.00519999999999998" calcext:value-type="float">
            <text:p>0.00519999999999998</text:p>
          </table:table-cell>
          <table:table-cell office:value-type="float" office:value="0.00599999999999989" calcext:value-type="float">
            <text:p>0.00599999999999989</text:p>
          </table:table-cell>
          <table:table-cell office:value-type="float" office:value="0.000799999999999912" calcext:value-type="float">
            <text:p>0.000799999999999912</text:p>
          </table:table-cell>
          <table:table-cell office:value-type="float" office:value="0.00359999999999994" calcext:value-type="float">
            <text:p>0.00359999999999994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679999999999992" calcext:value-type="float">
            <text:p>0.00679999999999992</text:p>
          </table:table-cell>
          <table:table-cell office:value-type="float" office:value="0" calcext:value-type="float">
            <text:p>0</text:p>
          </table:table-cell>
          <table:table-cell office:value-type="float" office:value="0.00359999999999994" calcext:value-type="float">
            <text:p>0.00359999999999994</text:p>
          </table:table-cell>
          <table:table-cell office:value-type="float" office:value="0.00279999999999991" calcext:value-type="float">
            <text:p>0.0027999999999999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-0.00680000000000003" calcext:value-type="float">
            <text:p>-0.00680000000000003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19999999999998" calcext:value-type="float">
            <text:p>0.0051999999999999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59999999999993" calcext:value-type="float">
            <text:p>0.00159999999999993</text:p>
          </table:table-cell>
          <table:table-cell office:value-type="float" office:value="0.00479999999999992" calcext:value-type="float">
            <text:p>0.00479999999999992</text:p>
          </table:table-cell>
          <table:table-cell office:value-type="float" office:value="0.00279999999999991" calcext:value-type="float">
            <text:p>0.00279999999999991</text:p>
          </table:table-cell>
          <table:table-cell office:value-type="float" office:value="0.00359999999999994" calcext:value-type="float">
            <text:p>0.00359999999999994</text:p>
          </table:table-cell>
          <table:table-cell office:value-type="float" office:value="-0.000800000000000023" calcext:value-type="float">
            <text:p>-0.000800000000000023</text:p>
          </table:table-cell>
          <table:table-cell office:value-type="float" office:value="0.00279999999999991" calcext:value-type="float">
            <text:p>0.00279999999999991</text:p>
          </table:table-cell>
          <table:table-cell office:value-type="float" office:value="0.00479999999999992" calcext:value-type="float">
            <text:p>0.00479999999999992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-0.00480000000000003" calcext:value-type="float">
            <text:p>-0.00480000000000003</text:p>
          </table:table-cell>
          <table:table-cell office:value-type="float" office:value="0.00159999999999993" calcext:value-type="float">
            <text:p>0.00159999999999993</text:p>
          </table:table-cell>
          <table:table-cell office:value-type="float" office:value="0.000800000000000023" calcext:value-type="float">
            <text:p>0.00080000000000002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-0.00559999999999994" calcext:value-type="float">
            <text:p>-0.00559999999999994</text:p>
          </table:table-cell>
          <table:table-cell office:value-type="float" office:value="-0.0119999999999999" calcext:value-type="float">
            <text:p>-0.0119999999999999</text:p>
          </table:table-cell>
          <table:table-cell office:value-type="float" office:value="0.00519999999999998" calcext:value-type="float">
            <text:p>0.00519999999999998</text:p>
          </table:table-cell>
          <table:table-cell office:value-type="float" office:value="0.00560000000000005" calcext:value-type="float">
            <text:p>0.00560000000000005</text:p>
          </table:table-cell>
          <table:table-cell office:value-type="float" office:value="0.00480000000000003" calcext:value-type="float">
            <text:p>0.00480000000000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80000000000003" calcext:value-type="float">
            <text:p>0.00480000000000003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0.00360000000000005" calcext:value-type="float">
            <text:p>0.00360000000000005</text:p>
          </table:table-cell>
          <table:table-cell office:value-type="float" office:value="0" calcext:value-type="float">
            <text:p>0</text:p>
          </table:table-cell>
          <table:table-cell office:value-type="float" office:value="0.00280000000000002" calcext:value-type="float">
            <text:p>0.00280000000000002</text:p>
          </table:table-cell>
          <table:table-cell office:value-type="float" office:value="0.00360000000000005" calcext:value-type="float">
            <text:p>0.00360000000000005</text:p>
          </table:table-cell>
          <table:table-cell office:value-type="float" office:value="0.00519999999999998" calcext:value-type="float">
            <text:p>0.00519999999999998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160000000000005" calcext:value-type="float">
            <text:p>0.00160000000000005</text:p>
          </table:table-cell>
          <table:table-cell office:value-type="float" office:value="0.00240000000000007" calcext:value-type="float">
            <text:p>0.00240000000000007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-0.00520000000000009" calcext:value-type="float">
            <text:p>-0.00520000000000009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479999999999992" calcext:value-type="float">
            <text:p>0.00479999999999992</text:p>
          </table:table-cell>
          <table:table-cell office:value-type="float" office:value="0.00599999999999989" calcext:value-type="float">
            <text:p>0.00599999999999989</text:p>
          </table:table-cell>
          <table:table-cell office:value-type="float" office:value="0.00559999999999994" calcext:value-type="float">
            <text:p>0.00559999999999994</text:p>
          </table:table-cell>
          <table:table-cell office:value-type="float" office:value="0.00159999999999993" calcext:value-type="float">
            <text:p>0.00159999999999993</text:p>
          </table:table-cell>
          <table:table-cell office:value-type="float" office:value="0.00559999999999994" calcext:value-type="float">
            <text:p>0.00559999999999994</text:p>
          </table:table-cell>
          <table:table-cell office:value-type="float" office:value="0.00479999999999992" calcext:value-type="float">
            <text:p>0.00479999999999992</text:p>
          </table:table-cell>
          <table:table-cell office:value-type="float" office:value="0.00359999999999994" calcext:value-type="float">
            <text:p>0.00359999999999994</text:p>
          </table:table-cell>
          <table:table-cell office:value-type="float" office:value="0.000399999999999956" calcext:value-type="float">
            <text:p>0.000399999999999956</text:p>
          </table:table-cell>
          <table:table-cell office:value-type="float" office:value="0.00279999999999991" calcext:value-type="float">
            <text:p>0.00279999999999991</text:p>
          </table:table-cell>
          <table:table-cell office:value-type="float" office:value="0.00599999999999989" calcext:value-type="float">
            <text:p>0.00599999999999989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-0.000400000000000067" calcext:value-type="float">
            <text:p>-0.00040000000000006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39999999999996" calcext:value-type="float">
            <text:p>0.002399999999999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office:value-type="float" office:value="-0.00640000000000018" calcext:value-type="float">
            <text:p>-0.00640000000000018</text:p>
          </table:table-cell>
          <table:table-cell office:value-type="float" office:value="-0.01184" calcext:value-type="float">
            <text:p>-0.01184</text:p>
          </table:table-cell>
          <table:table-cell office:value-type="float" office:value="0.00399999999999989" calcext:value-type="float">
            <text:p>0.00399999999999989</text:p>
          </table:table-cell>
          <table:table-cell office:value-type="float" office:value="0.00495999999999996" calcext:value-type="float">
            <text:p>0.00495999999999996</text:p>
          </table:table-cell>
          <table:table-cell office:value-type="float" office:value="0.00583999999999985" calcext:value-type="float">
            <text:p>0.00583999999999985</text:p>
          </table:table-cell>
          <table:table-cell office:value-type="float" office:value="0.00223999999999991" calcext:value-type="float">
            <text:p>0.00223999999999991</text:p>
          </table:table-cell>
          <table:table-cell office:value-type="float" office:value="0.00463999999999987" calcext:value-type="float">
            <text:p>0.00463999999999987</text:p>
          </table:table-cell>
          <table:table-cell office:value-type="float" office:value="0.00359999999999994" calcext:value-type="float">
            <text:p>0.00359999999999994</text:p>
          </table:table-cell>
          <table:table-cell office:value-type="float" office:value="0.00503999999999993" calcext:value-type="float">
            <text:p>0.00503999999999993</text:p>
          </table:table-cell>
          <table:table-cell office:value-type="float" office:value="-0.000240000000000129" calcext:value-type="float">
            <text:p>-0.000240000000000129</text:p>
          </table:table-cell>
          <table:table-cell office:value-type="float" office:value="0.00263999999999986" calcext:value-type="float">
            <text:p>0.00263999999999986</text:p>
          </table:table-cell>
          <table:table-cell office:value-type="float" office:value="0.00512000000000001" calcext:value-type="float">
            <text:p>0.00512000000000001</text:p>
          </table:table-cell>
          <table:table-cell office:value-type="float" office:value="0.00487999999999977" calcext:value-type="float">
            <text:p>0.00487999999999977</text:p>
          </table:table-cell>
          <table:table-cell office:value-type="float" office:value="-0.000880000000000103" calcext:value-type="float">
            <text:p>-0.000880000000000103</text:p>
          </table:table-cell>
          <table:table-cell office:value-type="float" office:value="0.00223999999999991" calcext:value-type="float">
            <text:p>0.00223999999999991</text:p>
          </table:table-cell>
          <table:table-cell office:value-type="float" office:value="0.00191999999999992" calcext:value-type="float">
            <text:p>0.00191999999999992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-0.0129999999999999" calcext:value-type="float">
            <text:p>-0.0129999999999999</text:p>
          </table:table-cell>
          <table:table-cell office:value-type="float" office:value="-0.0109999999999999" calcext:value-type="float">
            <text:p>-0.010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0449999999999995" calcext:value-type="float">
            <text:p>-0.0044999999999999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00000000000011" calcext:value-type="float">
            <text:p>-0.00400000000000011</text:p>
          </table:table-cell>
          <table:table-cell office:value-type="float" office:value="-0.00399999999999989" calcext:value-type="float">
            <text:p>-0.00399999999999989</text:p>
          </table:table-cell>
          <table:table-cell office:value-type="float" office:value="-0.00350000000000006" calcext:value-type="float">
            <text:p>-0.00350000000000006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150000000000006" calcext:value-type="float">
            <text:p>-0.00150000000000006</text:p>
          </table:table-cell>
          <table:table-cell office:value-type="float" office:value="-0.00350000000000006" calcext:value-type="float">
            <text:p>-0.00350000000000006</text:p>
          </table:table-cell>
          <table:table-cell office:value-type="float" office:value="-0.00649999999999995" calcext:value-type="float">
            <text:p>-0.00649999999999995</text:p>
          </table:table-cell>
          <table:table-cell office:value-type="float" office:value="-0.00549999999999995" calcext:value-type="float">
            <text:p>-0.00549999999999995</text:p>
          </table:table-cell>
          <table:table-cell office:value-type="float" office:value="-0.00500000000000012" calcext:value-type="float">
            <text:p>-0.00500000000000012</text:p>
          </table:table-cell>
          <table:table-cell office:value-type="float" office:value="-0.00400000000000011" calcext:value-type="float">
            <text:p>-0.00400000000000011</text:p>
          </table:table-cell>
          <table:table-cell office:value-type="float" office:value="-0.00850000000000006" calcext:value-type="float">
            <text:p>-0.00850000000000006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-0.00700000000000001" calcext:value-type="float">
            <text:p>-0.00700000000000001</text:p>
          </table:table-cell>
          <table:table-cell office:value-type="float" office:value="-0.000500000000000056" calcext:value-type="float">
            <text:p>-0.000500000000000056</text:p>
          </table:table-cell>
          <table:table-cell office:value-type="float" office:value="-0.00249999999999995" calcext:value-type="float">
            <text:p>-0.0024999999999999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499999999999945" calcext:value-type="float">
            <text:p>0.000499999999999945</text:p>
          </table:table-cell>
          <table:table-cell office:value-type="float" office:value="0.00249999999999995" calcext:value-type="float">
            <text:p>0.00249999999999995</text:p>
          </table:table-cell>
          <table:table-cell office:value-type="float" office:value="-0.000500000000000056" calcext:value-type="float">
            <text:p>-0.000500000000000056</text:p>
          </table:table-cell>
          <table:table-cell office:value-type="float" office:value="0.00450000000000006" calcext:value-type="float">
            <text:p>0.00450000000000006</text:p>
          </table:table-cell>
          <table:table-cell office:value-type="float" office:value="0.00649999999999995" calcext:value-type="float">
            <text:p>0.0064999999999999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200000000000011" calcext:value-type="float">
            <text:p>-0.00200000000000011</text:p>
          </table:table-cell>
          <table:table-cell office:value-type="float" office:value="0.00149999999999995" calcext:value-type="float">
            <text:p>0.00149999999999995</text:p>
          </table:table-cell>
          <table:table-cell office:value-type="float" office:value="-0.000500000000000056" calcext:value-type="float">
            <text:p>-0.000500000000000056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249999999999995" calcext:value-type="float">
            <text:p>-0.0024999999999999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-0.00199999999999989" calcext:value-type="float">
            <text:p>-0.00199999999999989</text:p>
          </table:table-cell>
          <table:table-cell office:value-type="float" office:value="-0.00249999999999995" calcext:value-type="float">
            <text:p>-0.00249999999999995</text:p>
          </table:table-cell>
          <table:table-cell office:value-type="float" office:value="0.00450000000000006" calcext:value-type="float">
            <text:p>0.00450000000000006</text:p>
          </table:table-cell>
          <table:table-cell office:value-type="float" office:value="0.00300000000000011" calcext:value-type="float">
            <text:p>0.00300000000000011</text:p>
          </table:table-cell>
          <table:table-cell table:number-columns-repeated="2" office:value-type="float" office:value="0.00250000000000006" calcext:value-type="float">
            <text:p>0.00250000000000006</text:p>
          </table:table-cell>
          <table:table-cell office:value-type="float" office:value="0.00550000000000006" calcext:value-type="float">
            <text:p>0.00550000000000006</text:p>
          </table:table-cell>
          <table:table-cell office:value-type="float" office:value="0.00600000000000012" calcext:value-type="float">
            <text:p>0.00600000000000012</text:p>
          </table:table-cell>
          <table:table-cell office:value-type="float" office:value="0.00550000000000006" calcext:value-type="float">
            <text:p>0.00550000000000006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0.00500000000000012" calcext:value-type="float">
            <text:p>0.00500000000000012</text:p>
          </table:table-cell>
          <table:table-cell office:value-type="float" office:value="0.00550000000000006" calcext:value-type="float">
            <text:p>0.00550000000000006</text:p>
          </table:table-cell>
          <table:table-cell office:value-type="float" office:value="0.00100000000000022" calcext:value-type="float">
            <text:p>0.0010000000000002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-0.00449999999999995" calcext:value-type="float">
            <text:p>-0.00449999999999995</text:p>
          </table:table-cell>
          <table:table-cell office:value-type="float" office:value="-0.00649999999999995" calcext:value-type="float">
            <text:p>-0.00649999999999995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0500000000000056" calcext:value-type="float">
            <text:p>0.000500000000000056</text:p>
          </table:table-cell>
          <table:table-cell office:value-type="float" office:value="0.00350000000000006" calcext:value-type="float">
            <text:p>0.00350000000000006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350000000000006" calcext:value-type="float">
            <text:p>0.00350000000000006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-0.000499999999999834" calcext:value-type="float">
            <text:p>-0.000499999999999834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-0.00499999999999989" calcext:value-type="float">
            <text:p>-0.00499999999999989</text:p>
          </table:table-cell>
          <table:table-cell office:value-type="float" office:value="-0.00599999999999989" calcext:value-type="float">
            <text:p>-0.00599999999999989</text:p>
          </table:table-cell>
          <table:table-cell office:value-type="float" office:value="0.00300000000000011" calcext:value-type="float">
            <text:p>0.00300000000000011</text:p>
          </table:table-cell>
          <table:table-cell office:value-type="float" office:value="-0.000999999999999779" calcext:value-type="float">
            <text:p>-0.000999999999999779</text:p>
          </table:table-cell>
          <table:table-cell office:value-type="float" office:value="0.00150000000000006" calcext:value-type="float">
            <text:p>0.00150000000000006</text:p>
          </table:table-cell>
          <table:table-cell office:value-type="float" office:value="0.00200000000000011" calcext:value-type="float">
            <text:p>0.00200000000000011</text:p>
          </table:table-cell>
          <table:table-cell office:value-type="float" office:value="0.00400000000000011" calcext:value-type="float">
            <text:p>0.00400000000000011</text:p>
          </table:table-cell>
          <table:table-cell table:number-columns-repeated="2" office:value-type="float" office:value="0.00350000000000006" calcext:value-type="float">
            <text:p>0.00350000000000006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0.00100000000000011" calcext:value-type="float">
            <text:p>0.00100000000000011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0.00250000000000006" calcext:value-type="float">
            <text:p>0.00250000000000006</text:p>
          </table:table-cell>
          <table:table-cell office:value-type="float" office:value="0.00550000000000017" calcext:value-type="float">
            <text:p>0.00550000000000017</text:p>
          </table:table-cell>
          <table:table-cell office:value-type="float" office:value="0.00350000000000006" calcext:value-type="float">
            <text:p>0.00350000000000006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office:value-type="float" office:value="-0.00629999999999986" calcext:value-type="float">
            <text:p>-0.00629999999999986</text:p>
          </table:table-cell>
          <table:table-cell office:value-type="float" office:value="-0.00659999999999983" calcext:value-type="float">
            <text:p>-0.0065999999999998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19999999999987" calcext:value-type="float">
            <text:p>-0.00119999999999987</text:p>
          </table:table-cell>
          <table:table-cell office:value-type="float" office:value="0.00129999999999997" calcext:value-type="float">
            <text:p>0.00129999999999997</text:p>
          </table:table-cell>
          <table:table-cell office:value-type="float" office:value="0.000300000000000078" calcext:value-type="float">
            <text:p>0.000300000000000078</text:p>
          </table:table-cell>
          <table:table-cell office:value-type="float" office:value="0.00229999999999997" calcext:value-type="float">
            <text:p>0.00229999999999997</text:p>
          </table:table-cell>
          <table:table-cell office:value-type="float" office:value="0.00190000000000001" calcext:value-type="float">
            <text:p>0.00190000000000001</text:p>
          </table:table-cell>
          <table:table-cell office:value-type="float" office:value="0.00319999999999998" calcext:value-type="float">
            <text:p>0.00319999999999998</text:p>
          </table:table-cell>
          <table:table-cell office:value-type="float" office:value="0.00580000000000003" calcext:value-type="float">
            <text:p>0.00580000000000003</text:p>
          </table:table-cell>
          <table:table-cell office:value-type="float" office:value="-0.000200000000000089" calcext:value-type="float">
            <text:p>-0.000200000000000089</text:p>
          </table:table-cell>
          <table:table-cell office:value-type="float" office:value="0.000900000000000012" calcext:value-type="float">
            <text:p>0.000900000000000012</text:p>
          </table:table-cell>
          <table:table-cell office:value-type="float" office:value="0.000700000000000034" calcext:value-type="float">
            <text:p>0.000700000000000034</text:p>
          </table:table-cell>
          <table:table-cell office:value-type="float" office:value="0.00160000000000005" calcext:value-type="float">
            <text:p>0.00160000000000005</text:p>
          </table:table-cell>
          <table:table-cell office:value-type="float" office:value="0.00209999999999988" calcext:value-type="float">
            <text:p>0.00209999999999988</text:p>
          </table:table-cell>
          <table:table-cell office:value-type="float" office:value="-0.00209999999999988" calcext:value-type="float">
            <text:p>-0.0020999999999998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265445665445667" calcext:value-type="float">
            <text:p>-0.0265445665445667</text:p>
          </table:table-cell>
          <table:table-cell office:value-type="float" office:value="-0.0155067155067157" calcext:value-type="float">
            <text:p>-0.0155067155067157</text:p>
          </table:table-cell>
          <table:table-cell office:value-type="float" office:value="-0.0022466422466425" calcext:value-type="float">
            <text:p>-0.0022466422466425</text:p>
          </table:table-cell>
          <table:table-cell office:value-type="float" office:value="-0.0486446886446887" calcext:value-type="float">
            <text:p>-0.0486446886446887</text:p>
          </table:table-cell>
          <table:table-cell office:value-type="float" office:value="0.00442002442002432" calcext:value-type="float">
            <text:p>0.00442002442002432</text:p>
          </table:table-cell>
          <table:table-cell office:value-type="float" office:value="-0.0485958485958488" calcext:value-type="float">
            <text:p>-0.0485958485958488</text:p>
          </table:table-cell>
          <table:table-cell office:value-type="float" office:value="-0.00661782661782684" calcext:value-type="float">
            <text:p>-0.00661782661782684</text:p>
          </table:table-cell>
          <table:table-cell office:value-type="float" office:value="-0.0397557997557998" calcext:value-type="float">
            <text:p>-0.0397557997557998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-0.0330402930402931" calcext:value-type="float">
            <text:p>-0.0330402930402931</text:p>
          </table:table-cell>
          <table:table-cell office:value-type="float" office:value="0.00444444444444436" calcext:value-type="float">
            <text:p>0.00444444444444436</text:p>
          </table:table-cell>
          <table:table-cell office:value-type="float" office:value="-0.0130647130647132" calcext:value-type="float">
            <text:p>-0.0130647130647132</text:p>
          </table:table-cell>
          <table:table-cell office:value-type="float" office:value="0.00432234432234424" calcext:value-type="float">
            <text:p>0.00432234432234424</text:p>
          </table:table-cell>
          <table:table-cell office:value-type="float" office:value="-0.0175824175824177" calcext:value-type="float">
            <text:p>-0.0175824175824177</text:p>
          </table:table-cell>
          <table:table-cell office:value-type="float" office:value="-0.00219780219780219" calcext:value-type="float">
            <text:p>-0.00219780219780219</text:p>
          </table:table-cell>
          <table:table-cell office:value-type="float" office:value="0.0111599511599511" calcext:value-type="float">
            <text:p>0.011159951159951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598046398046397" calcext:value-type="float">
            <text:p>-0.0598046398046397</text:p>
          </table:table-cell>
          <table:table-cell office:value-type="float" office:value="-0.0176068376068377" calcext:value-type="float">
            <text:p>-0.0176068376068377</text:p>
          </table:table-cell>
          <table:table-cell office:value-type="float" office:value="-0.0176800976800976" calcext:value-type="float">
            <text:p>-0.0176800976800976</text:p>
          </table:table-cell>
          <table:table-cell office:value-type="float" office:value="-0.0374847374847375" calcext:value-type="float">
            <text:p>-0.0374847374847375</text:p>
          </table:table-cell>
          <table:table-cell office:value-type="float" office:value="0.00219780219780219" calcext:value-type="float">
            <text:p>0.00219780219780219</text:p>
          </table:table-cell>
          <table:table-cell office:value-type="float" office:value="-0.0176068376068375" calcext:value-type="float">
            <text:p>-0.0176068376068375</text:p>
          </table:table-cell>
          <table:table-cell office:value-type="float" office:value="-0.00664224664224655" calcext:value-type="float">
            <text:p>-0.00664224664224655</text:p>
          </table:table-cell>
          <table:table-cell office:value-type="float" office:value="-0.0243711843711842" calcext:value-type="float">
            <text:p>-0.0243711843711842</text:p>
          </table:table-cell>
          <table:table-cell office:value-type="float" office:value="-0.0177289377289376" calcext:value-type="float">
            <text:p>-0.0177289377289376</text:p>
          </table:table-cell>
          <table:table-cell office:value-type="float" office:value="-0.0353113553113553" calcext:value-type="float">
            <text:p>-0.0353113553113553</text:p>
          </table:table-cell>
          <table:table-cell office:value-type="float" office:value="0.00881562881562881" calcext:value-type="float">
            <text:p>0.00881562881562881</text:p>
          </table:table-cell>
          <table:table-cell office:value-type="float" office:value="-0.010989010989011" calcext:value-type="float">
            <text:p>-0.010989010989011</text:p>
          </table:table-cell>
          <table:table-cell office:value-type="float" office:value="-0.00217338217338214" calcext:value-type="float">
            <text:p>-0.00217338217338214</text:p>
          </table:table-cell>
          <table:table-cell office:value-type="float" office:value="-0.0199023199023198" calcext:value-type="float">
            <text:p>-0.0199023199023198</text:p>
          </table:table-cell>
          <table:table-cell office:value-type="float" office:value="-0.00222222222222213" calcext:value-type="float">
            <text:p>-0.00222222222222213</text:p>
          </table:table-cell>
          <table:table-cell office:value-type="float" office:value="-0.00879120879120876" calcext:value-type="float">
            <text:p>-0.0087912087912087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619291819291818" calcext:value-type="float">
            <text:p>-0.0619291819291818</text:p>
          </table:table-cell>
          <table:table-cell office:value-type="float" office:value="-0.0308913308913308" calcext:value-type="float">
            <text:p>-0.0308913308913308</text:p>
          </table:table-cell>
          <table:table-cell office:value-type="float" office:value="-0.010989010989011" calcext:value-type="float">
            <text:p>-0.010989010989011</text:p>
          </table:table-cell>
          <table:table-cell office:value-type="float" office:value="-0.064078144078144" calcext:value-type="float">
            <text:p>-0.064078144078144</text:p>
          </table:table-cell>
          <table:table-cell office:value-type="float" office:value="-0.011062271062271" calcext:value-type="float">
            <text:p>-0.011062271062271</text:p>
          </table:table-cell>
          <table:table-cell office:value-type="float" office:value="-0.0242246642246641" calcext:value-type="float">
            <text:p>-0.0242246642246641</text:p>
          </table:table-cell>
          <table:table-cell office:value-type="float" office:value="-0.0221245421245421" calcext:value-type="float">
            <text:p>-0.0221245421245421</text:p>
          </table:table-cell>
          <table:table-cell office:value-type="float" office:value="-0.0243223443223443" calcext:value-type="float">
            <text:p>-0.0243223443223443</text:p>
          </table:table-cell>
          <table:table-cell office:value-type="float" office:value="-0.0154822954822954" calcext:value-type="float">
            <text:p>-0.0154822954822954</text:p>
          </table:table-cell>
          <table:table-cell office:value-type="float" office:value="-0.0441269841269841" calcext:value-type="float">
            <text:p>-0.0441269841269841</text:p>
          </table:table-cell>
          <table:table-cell office:value-type="float" office:value="-0.00222222222222224" calcext:value-type="float">
            <text:p>-0.00222222222222224</text:p>
          </table:table-cell>
          <table:table-cell office:value-type="float" office:value="-0.0131868131868131" calcext:value-type="float">
            <text:p>-0.0131868131868131</text:p>
          </table:table-cell>
          <table:table-cell office:value-type="float" office:value="-0.00656898656898652" calcext:value-type="float">
            <text:p>-0.00656898656898652</text:p>
          </table:table-cell>
          <table:table-cell office:value-type="float" office:value="-0.0264713064713064" calcext:value-type="float">
            <text:p>-0.0264713064713064</text:p>
          </table:table-cell>
          <table:table-cell office:value-type="float" office:value="0.0000244200244200465" calcext:value-type="float">
            <text:p>2.44200244200465E-05</text:p>
          </table:table-cell>
          <table:table-cell office:value-type="float" office:value="-0.0286446886446885" calcext:value-type="float">
            <text:p>-0.028644688644688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553113553113552" calcext:value-type="float">
            <text:p>-0.0553113553113552</text:p>
          </table:table-cell>
          <table:table-cell office:value-type="float" office:value="-0.0286446886446885" calcext:value-type="float">
            <text:p>-0.0286446886446885</text:p>
          </table:table-cell>
          <table:table-cell office:value-type="float" office:value="-0.0132112332112332" calcext:value-type="float">
            <text:p>-0.0132112332112332</text:p>
          </table:table-cell>
          <table:table-cell office:value-type="float" office:value="-0.0595848595848595" calcext:value-type="float">
            <text:p>-0.0595848595848595</text:p>
          </table:table-cell>
          <table:table-cell office:value-type="float" office:value="-0.010989010989011" calcext:value-type="float">
            <text:p>-0.010989010989011</text:p>
          </table:table-cell>
          <table:table-cell office:value-type="float" office:value="-0.0352625152625151" calcext:value-type="float">
            <text:p>-0.0352625152625151</text:p>
          </table:table-cell>
          <table:table-cell office:value-type="float" office:value="-0.0264713064713064" calcext:value-type="float">
            <text:p>-0.0264713064713064</text:p>
          </table:table-cell>
          <table:table-cell office:value-type="float" office:value="-0.0264957264957264" calcext:value-type="float">
            <text:p>-0.0264957264957264</text:p>
          </table:table-cell>
          <table:table-cell office:value-type="float" office:value="-0.0154334554334553" calcext:value-type="float">
            <text:p>-0.0154334554334553</text:p>
          </table:table-cell>
          <table:table-cell office:value-type="float" office:value="-0.0374847374847374" calcext:value-type="float">
            <text:p>-0.0374847374847374</text:p>
          </table:table-cell>
          <table:table-cell office:value-type="float" office:value="-0.011086691086691" calcext:value-type="float">
            <text:p>-0.011086691086691</text:p>
          </table:table-cell>
          <table:table-cell office:value-type="float" office:value="-0.010989010989011" calcext:value-type="float">
            <text:p>-0.010989010989011</text:p>
          </table:table-cell>
          <table:table-cell office:value-type="float" office:value="-0.0131868131868131" calcext:value-type="float">
            <text:p>-0.0131868131868131</text:p>
          </table:table-cell>
          <table:table-cell office:value-type="float" office:value="-0.0264468864468863" calcext:value-type="float">
            <text:p>-0.0264468864468863</text:p>
          </table:table-cell>
          <table:table-cell office:value-type="float" office:value="-0.0132600732600732" calcext:value-type="float">
            <text:p>-0.0132600732600732</text:p>
          </table:table-cell>
          <table:table-cell office:value-type="float" office:value="-0.0286202686202685" calcext:value-type="float">
            <text:p>-0.028620268620268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530647130647131" calcext:value-type="float">
            <text:p>-0.0530647130647131</text:p>
          </table:table-cell>
          <table:table-cell office:value-type="float" office:value="-0.0308913308913308" calcext:value-type="float">
            <text:p>-0.0308913308913308</text:p>
          </table:table-cell>
          <table:table-cell office:value-type="float" office:value="-0.00210012210012211" calcext:value-type="float">
            <text:p>-0.00210012210012211</text:p>
          </table:table-cell>
          <table:table-cell office:value-type="float" office:value="-0.0551404151404151" calcext:value-type="float">
            <text:p>-0.0551404151404151</text:p>
          </table:table-cell>
          <table:table-cell office:value-type="float" office:value="-0.00437118437118433" calcext:value-type="float">
            <text:p>-0.00437118437118433</text:p>
          </table:table-cell>
          <table:table-cell office:value-type="float" office:value="-0.0330647130647131" calcext:value-type="float">
            <text:p>-0.0330647130647131</text:p>
          </table:table-cell>
          <table:table-cell office:value-type="float" office:value="-0.0109645909645909" calcext:value-type="float">
            <text:p>-0.0109645909645909</text:p>
          </table:table-cell>
          <table:table-cell office:value-type="float" office:value="-0.0176312576312576" calcext:value-type="float">
            <text:p>-0.0176312576312576</text:p>
          </table:table-cell>
          <table:table-cell office:value-type="float" office:value="-0.00652014652014654" calcext:value-type="float">
            <text:p>-0.00652014652014654</text:p>
          </table:table-cell>
          <table:table-cell office:value-type="float" office:value="-0.0286202686202686" calcext:value-type="float">
            <text:p>-0.0286202686202686</text:p>
          </table:table-cell>
          <table:table-cell office:value-type="float" office:value="0.00227106227106222" calcext:value-type="float">
            <text:p>0.00227106227106222</text:p>
          </table:table-cell>
          <table:table-cell office:value-type="float" office:value="0.00229548229548227" calcext:value-type="float">
            <text:p>0.00229548229548227</text:p>
          </table:table-cell>
          <table:table-cell office:value-type="float" office:value="-0.0064957264957265" calcext:value-type="float">
            <text:p>-0.0064957264957265</text:p>
          </table:table-cell>
          <table:table-cell office:value-type="float" office:value="-0.0198290598290598" calcext:value-type="float">
            <text:p>-0.0198290598290598</text:p>
          </table:table-cell>
          <table:table-cell office:value-type="float" office:value="0.00227106227106222" calcext:value-type="float">
            <text:p>0.00227106227106222</text:p>
          </table:table-cell>
          <table:table-cell office:value-type="float" office:value="-0.0197313797313797" calcext:value-type="float">
            <text:p>-0.01973137973137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office:value-type="float" office:value="-0.0513308913308914" calcext:value-type="float">
            <text:p>-0.0513308913308914</text:p>
          </table:table-cell>
          <table:table-cell office:value-type="float" office:value="-0.0247081807081806" calcext:value-type="float">
            <text:p>-0.0247081807081806</text:p>
          </table:table-cell>
          <table:table-cell office:value-type="float" office:value="-0.00924542124542127" calcext:value-type="float">
            <text:p>-0.00924542124542127</text:p>
          </table:table-cell>
          <table:table-cell office:value-type="float" office:value="-0.052986568986569" calcext:value-type="float">
            <text:p>-0.052986568986569</text:p>
          </table:table-cell>
          <table:table-cell office:value-type="float" office:value="-0.00396092796092784" calcext:value-type="float">
            <text:p>-0.00396092796092784</text:p>
          </table:table-cell>
          <table:table-cell office:value-type="float" office:value="-0.0317509157509157" calcext:value-type="float">
            <text:p>-0.0317509157509157</text:p>
          </table:table-cell>
          <table:table-cell office:value-type="float" office:value="-0.0145641025641026" calcext:value-type="float">
            <text:p>-0.0145641025641026</text:p>
          </table:table-cell>
          <table:table-cell office:value-type="float" office:value="-0.0265152625152624" calcext:value-type="float">
            <text:p>-0.0265152625152624</text:p>
          </table:table-cell>
          <table:table-cell office:value-type="float" office:value="-0.00925518925518909" calcext:value-type="float">
            <text:p>-0.00925518925518909</text:p>
          </table:table-cell>
          <table:table-cell office:value-type="float" office:value="-0.0357167277167276" calcext:value-type="float">
            <text:p>-0.0357167277167276</text:p>
          </table:table-cell>
          <table:table-cell office:value-type="float" office:value="0.00044444444444447" calcext:value-type="float">
            <text:p>0.00044444444444447</text:p>
          </table:table-cell>
          <table:table-cell office:value-type="float" office:value="-0.00918681318681314" calcext:value-type="float">
            <text:p>-0.00918681318681314</text:p>
          </table:table-cell>
          <table:table-cell office:value-type="float" office:value="-0.00482051282051277" calcext:value-type="float">
            <text:p>-0.00482051282051277</text:p>
          </table:table-cell>
          <table:table-cell office:value-type="float" office:value="-0.022046398046398" calcext:value-type="float">
            <text:p>-0.022046398046398</text:p>
          </table:table-cell>
          <table:table-cell office:value-type="float" office:value="-0.00307692307692298" calcext:value-type="float">
            <text:p>-0.00307692307692298</text:p>
          </table:table-cell>
          <table:table-cell office:value-type="float" office:value="-0.0149255189255189" calcext:value-type="float">
            <text:p>-0.014925518925518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95394824153951" calcext:value-type="float">
            <text:p>-0.0495394824153951</text:p>
          </table:table-cell>
          <table:table-cell office:value-type="float" office:value="0.00581818181818161" calcext:value-type="float">
            <text:p>0.00581818181818161</text:p>
          </table:table-cell>
          <table:table-cell office:value-type="float" office:value="-0.00510683477106844" calcext:value-type="float">
            <text:p>-0.00510683477106844</text:p>
          </table:table-cell>
          <table:table-cell office:value-type="float" office:value="-0.0123981420039816" calcext:value-type="float">
            <text:p>-0.0123981420039816</text:p>
          </table:table-cell>
          <table:table-cell office:value-type="float" office:value="-0.0014545454545456" calcext:value-type="float">
            <text:p>-0.0014545454545456</text:p>
          </table:table-cell>
          <table:table-cell office:value-type="float" office:value="0.00145189117451872" calcext:value-type="float">
            <text:p>0.00145189117451872</text:p>
          </table:table-cell>
          <table:table-cell office:value-type="float" office:value="0.00290909090909075" calcext:value-type="float">
            <text:p>0.00290909090909075</text:p>
          </table:table-cell>
          <table:table-cell office:value-type="float" office:value="-0.00509356337093603" calcext:value-type="float">
            <text:p>-0.00509356337093603</text:p>
          </table:table-cell>
          <table:table-cell office:value-type="float" office:value="0.00217916390179151" calcext:value-type="float">
            <text:p>0.00217916390179151</text:p>
          </table:table-cell>
          <table:table-cell office:value-type="float" office:value="0.00290909090909075" calcext:value-type="float">
            <text:p>0.00290909090909075</text:p>
          </table:table-cell>
          <table:table-cell office:value-type="float" office:value="0.000727272727272355" calcext:value-type="float">
            <text:p>0.000727272727272355</text:p>
          </table:table-cell>
          <table:table-cell office:value-type="float" office:value="0.00218181818181795" calcext:value-type="float">
            <text:p>0.00218181818181795</text:p>
          </table:table-cell>
          <table:table-cell office:value-type="float" office:value="-0.0014598540145988" calcext:value-type="float">
            <text:p>-0.0014598540145988</text:p>
          </table:table-cell>
          <table:table-cell office:value-type="float" office:value="0.00144923689449217" calcext:value-type="float">
            <text:p>0.00144923689449217</text:p>
          </table:table-cell>
          <table:table-cell office:value-type="float" office:value="0.000727272727272355" calcext:value-type="float">
            <text:p>0.000727272727272355</text:p>
          </table:table-cell>
          <table:table-cell office:value-type="float" office:value="0.00290909090909075" calcext:value-type="float">
            <text:p>0.0029090909090907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44299933642996" calcext:value-type="float">
            <text:p>-0.0444299933642996</text:p>
          </table:table-cell>
          <table:table-cell office:value-type="float" office:value="0.00946781685467835" calcext:value-type="float">
            <text:p>0.00946781685467835</text:p>
          </table:table-cell>
          <table:table-cell office:value-type="float" office:value="-0.00656403450564025" calcext:value-type="float">
            <text:p>-0.00656403450564025</text:p>
          </table:table-cell>
          <table:table-cell office:value-type="float" office:value="-0.00947312541473122" calcext:value-type="float">
            <text:p>-0.00947312541473122</text:p>
          </table:table-cell>
          <table:table-cell office:value-type="float" office:value="0.0014598540145988" calcext:value-type="float">
            <text:p>0.0014598540145988</text:p>
          </table:table-cell>
          <table:table-cell office:value-type="float" office:value="0.00436894492368956" calcext:value-type="float">
            <text:p>0.00436894492368956</text:p>
          </table:table-cell>
          <table:table-cell office:value-type="float" office:value="0.00218447246184472" calcext:value-type="float">
            <text:p>0.00218447246184472</text:p>
          </table:table-cell>
          <table:table-cell office:value-type="float" office:value="0.00436894492368956" calcext:value-type="float">
            <text:p>0.00436894492368956</text:p>
          </table:table-cell>
          <table:table-cell office:value-type="float" office:value="0.0014598540145988" calcext:value-type="float">
            <text:p>0.0014598540145988</text:p>
          </table:table-cell>
          <table:table-cell office:value-type="float" office:value="0.00582879893828792" calcext:value-type="float">
            <text:p>0.00582879893828792</text:p>
          </table:table-cell>
          <table:table-cell office:value-type="float" office:value="0.00218447246184472" calcext:value-type="float">
            <text:p>0.00218447246184472</text:p>
          </table:table-cell>
          <table:table-cell office:value-type="float" office:value="0.00655341738553394" calcext:value-type="float">
            <text:p>0.00655341738553394</text:p>
          </table:table-cell>
          <table:table-cell office:value-type="float" office:value="0.00363901791639032" calcext:value-type="float">
            <text:p>0.00363901791639032</text:p>
          </table:table-cell>
          <table:table-cell office:value-type="float" office:value="0.00509621765096213" calcext:value-type="float">
            <text:p>0.00509621765096213</text:p>
          </table:table-cell>
          <table:table-cell office:value-type="float" office:value="0.00510152621101512" calcext:value-type="float">
            <text:p>0.00510152621101512</text:p>
          </table:table-cell>
          <table:table-cell office:value-type="float" office:value="0.00509621765096213" calcext:value-type="float">
            <text:p>0.0050962176509621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80716655607164" calcext:value-type="float">
            <text:p>-0.0480716655607164</text:p>
          </table:table-cell>
          <table:table-cell office:value-type="float" office:value="0.00509356337093558" calcext:value-type="float">
            <text:p>0.00509356337093558</text:p>
          </table:table-cell>
          <table:table-cell office:value-type="float" office:value="-0.00728865295288639" calcext:value-type="float">
            <text:p>-0.00728865295288639</text:p>
          </table:table-cell>
          <table:table-cell office:value-type="float" office:value="-0.00947843397478421" calcext:value-type="float">
            <text:p>-0.00947843397478421</text:p>
          </table:table-cell>
          <table:table-cell office:value-type="float" office:value="-0.00145719973457203" calcext:value-type="float">
            <text:p>-0.00145719973457203</text:p>
          </table:table-cell>
          <table:table-cell office:value-type="float" office:value="0.0014545454545456" calcext:value-type="float">
            <text:p>0.0014545454545456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14545454545456" calcext:value-type="float">
            <text:p>0.0014545454545456</text:p>
          </table:table-cell>
          <table:table-cell office:value-type="float" office:value="0.000727272727272799" calcext:value-type="float">
            <text:p>0.000727272727272799</text:p>
          </table:table-cell>
          <table:table-cell office:value-type="float" office:value="0.00436894492368956" calcext:value-type="float">
            <text:p>0.00436894492368956</text:p>
          </table:table-cell>
          <table:table-cell office:value-type="float" office:value="0.0021818181818184" calcext:value-type="float">
            <text:p>0.0021818181818184</text:p>
          </table:table-cell>
          <table:table-cell office:value-type="float" office:value="0.00363636363636377" calcext:value-type="float">
            <text:p>0.00363636363636377</text:p>
          </table:table-cell>
          <table:table-cell office:value-type="float" office:value="0.000724618447246361" calcext:value-type="float">
            <text:p>0.000724618447246361</text:p>
          </table:table-cell>
          <table:table-cell office:value-type="float" office:value="0.00363901791639043" calcext:value-type="float">
            <text:p>0.00363901791639043</text:p>
          </table:table-cell>
          <table:table-cell office:value-type="float" office:value="0" calcext:value-type="float">
            <text:p>0</text:p>
          </table:table-cell>
          <table:table-cell office:value-type="float" office:value="0.00363636363636377" calcext:value-type="float">
            <text:p>0.0036363636363637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66144658261444" calcext:value-type="float">
            <text:p>-0.0466144658261444</text:p>
          </table:table-cell>
          <table:table-cell office:value-type="float" office:value="0.00801061712010642" calcext:value-type="float">
            <text:p>0.00801061712010642</text:p>
          </table:table-cell>
          <table:table-cell office:value-type="float" office:value="-0.00437425348374232" calcext:value-type="float">
            <text:p>-0.00437425348374232</text:p>
          </table:table-cell>
          <table:table-cell office:value-type="float" office:value="-0.00656138022561392" calcext:value-type="float">
            <text:p>-0.00656138022561392</text:p>
          </table:table-cell>
          <table:table-cell office:value-type="float" office:value="0" calcext:value-type="float">
            <text:p>0</text:p>
          </table:table-cell>
          <table:table-cell office:value-type="float" office:value="0.00291174518911763" calcext:value-type="float">
            <text:p>0.00291174518911763</text:p>
          </table:table-cell>
          <table:table-cell office:value-type="float" office:value="0" calcext:value-type="float">
            <text:p>0</text:p>
          </table:table-cell>
          <table:table-cell office:value-type="float" office:value="0.00218447246184483" calcext:value-type="float">
            <text:p>0.00218447246184483</text:p>
          </table:table-cell>
          <table:table-cell office:value-type="float" office:value="0.00145719973457203" calcext:value-type="float">
            <text:p>0.00145719973457203</text:p>
          </table:table-cell>
          <table:table-cell office:value-type="float" office:value="0.00509621765096202" calcext:value-type="float">
            <text:p>0.00509621765096202</text:p>
          </table:table-cell>
          <table:table-cell office:value-type="float" office:value="0.00291174518911763" calcext:value-type="float">
            <text:p>0.00291174518911763</text:p>
          </table:table-cell>
          <table:table-cell office:value-type="float" office:value="0.00509621765096202" calcext:value-type="float">
            <text:p>0.00509621765096202</text:p>
          </table:table-cell>
          <table:table-cell office:value-type="float" office:value="0.00291174518911763" calcext:value-type="float">
            <text:p>0.00291174518911763</text:p>
          </table:table-cell>
          <table:table-cell office:value-type="float" office:value="0.00436894492368967" calcext:value-type="float">
            <text:p>0.00436894492368967</text:p>
          </table:table-cell>
          <table:table-cell office:value-type="float" office:value="0.00145719973457203" calcext:value-type="float">
            <text:p>0.00145719973457203</text:p>
          </table:table-cell>
          <table:table-cell office:value-type="float" office:value="0.00436629064366301" calcext:value-type="float">
            <text:p>0.0043662906436630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22455209024553" calcext:value-type="float">
            <text:p>-0.0422455209024553</text:p>
          </table:table-cell>
          <table:table-cell office:value-type="float" office:value="0.00874054412740555" calcext:value-type="float">
            <text:p>0.00874054412740555</text:p>
          </table:table-cell>
          <table:table-cell office:value-type="float" office:value="-0.00218447246184461" calcext:value-type="float">
            <text:p>-0.00218447246184461</text:p>
          </table:table-cell>
          <table:table-cell office:value-type="float" office:value="-0.00291970802919683" calcext:value-type="float">
            <text:p>-0.00291970802919683</text:p>
          </table:table-cell>
          <table:table-cell office:value-type="float" office:value="0.00291439946914396" calcext:value-type="float">
            <text:p>0.00291439946914396</text:p>
          </table:table-cell>
          <table:table-cell office:value-type="float" office:value="0.00436894492368956" calcext:value-type="float">
            <text:p>0.00436894492368956</text:p>
          </table:table-cell>
          <table:table-cell office:value-type="float" office:value="0.00145719973457192" calcext:value-type="float">
            <text:p>0.00145719973457192</text:p>
          </table:table-cell>
          <table:table-cell office:value-type="float" office:value="0.00436894492368956" calcext:value-type="float">
            <text:p>0.00436894492368956</text:p>
          </table:table-cell>
          <table:table-cell office:value-type="float" office:value="0.00291439946914396" calcext:value-type="float">
            <text:p>0.00291439946914396</text:p>
          </table:table-cell>
          <table:table-cell office:value-type="float" office:value="0.00655341738553394" calcext:value-type="float">
            <text:p>0.00655341738553394</text:p>
          </table:table-cell>
          <table:table-cell office:value-type="float" office:value="0.00436894492368956" calcext:value-type="float">
            <text:p>0.00436894492368956</text:p>
          </table:table-cell>
          <table:table-cell office:value-type="float" office:value="0.00582349037823493" calcext:value-type="float">
            <text:p>0.00582349037823493</text:p>
          </table:table-cell>
          <table:table-cell office:value-type="float" office:value="0.00436894492368956" calcext:value-type="float">
            <text:p>0.00436894492368956</text:p>
          </table:table-cell>
          <table:table-cell office:value-type="float" office:value="0.00582614465826159" calcext:value-type="float">
            <text:p>0.00582614465826159</text:p>
          </table:table-cell>
          <table:table-cell office:value-type="float" office:value="0.00218712674187116" calcext:value-type="float">
            <text:p>0.00218712674187116</text:p>
          </table:table-cell>
          <table:table-cell office:value-type="float" office:value="0.00582349037823493" calcext:value-type="float">
            <text:p>0.005823490378234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-0.0461802256138022" calcext:value-type="float">
            <text:p>-0.0461802256138022</text:p>
          </table:table-cell>
          <table:table-cell office:value-type="float" office:value="0.00742614465826141" calcext:value-type="float">
            <text:p>0.00742614465826141</text:p>
          </table:table-cell>
          <table:table-cell office:value-type="float" office:value="-0.00510364963503651" calcext:value-type="float">
            <text:p>-0.00510364963503651</text:p>
          </table:table-cell>
          <table:table-cell office:value-type="float" office:value="-0.00816615792966169" calcext:value-type="float">
            <text:p>-0.00816615792966169</text:p>
          </table:table-cell>
          <table:table-cell office:value-type="float" office:value="0.000292501658925026" calcext:value-type="float">
            <text:p>0.000292501658925026</text:p>
          </table:table-cell>
          <table:table-cell office:value-type="float" office:value="0.00291121433311226" calcext:value-type="float">
            <text:p>0.00291121433311226</text:p>
          </table:table-cell>
          <table:table-cell office:value-type="float" office:value="0.00116416721964141" calcext:value-type="float">
            <text:p>0.00116416721964141</text:p>
          </table:table-cell>
          <table:table-cell office:value-type="float" office:value="0.00145666887856666" calcext:value-type="float">
            <text:p>0.00145666887856666</text:p>
          </table:table-cell>
          <table:table-cell office:value-type="float" office:value="0.00174757796947578" calcext:value-type="float">
            <text:p>0.00174757796947578</text:p>
          </table:table-cell>
          <table:table-cell office:value-type="float" office:value="0.00495129396151262" calcext:value-type="float">
            <text:p>0.00495129396151262</text:p>
          </table:table-cell>
          <table:table-cell office:value-type="float" office:value="0.00247485069674847" calcext:value-type="float">
            <text:p>0.00247485069674847</text:p>
          </table:table-cell>
          <table:table-cell office:value-type="float" office:value="0.00465826144658243" calcext:value-type="float">
            <text:p>0.00465826144658243</text:p>
          </table:table-cell>
          <table:table-cell office:value-type="float" office:value="0.00203689449236888" calcext:value-type="float">
            <text:p>0.00203689449236888</text:p>
          </table:table-cell>
          <table:table-cell office:value-type="float" office:value="0.00407591240875904" calcext:value-type="float">
            <text:p>0.00407591240875904</text:p>
          </table:table-cell>
          <table:table-cell office:value-type="float" office:value="0.00189462508294613" calcext:value-type="float">
            <text:p>0.00189462508294613</text:p>
          </table:table-cell>
          <table:table-cell office:value-type="float" office:value="0.00436629064366278" calcext:value-type="float">
            <text:p>0.0043662906436627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0855087358684459" calcext:value-type="float">
            <text:p>-0.00855087358684459</text:p>
          </table:table-cell>
          <table:table-cell office:value-type="float" office:value="-0.00142857142857145" calcext:value-type="float">
            <text:p>-0.00142857142857145</text:p>
          </table:table-cell>
          <table:table-cell office:value-type="float" office:value="0.0014491264131552" calcext:value-type="float">
            <text:p>0.0014491264131552</text:p>
          </table:table-cell>
          <table:table-cell office:value-type="float" office:value="-0.00282631038026704" calcext:value-type="float">
            <text:p>-0.00282631038026704</text:p>
          </table:table-cell>
          <table:table-cell office:value-type="float" office:value="-0.00572456320657744" calcext:value-type="float">
            <text:p>-0.00572456320657744</text:p>
          </table:table-cell>
          <table:table-cell table:number-columns-repeated="2" office:value-type="float" office:value="-0.00716341212744098" calcext:value-type="float">
            <text:p>-0.00716341212744098</text:p>
          </table:table-cell>
          <table:table-cell office:value-type="float" office:value="0.00286742034943477" calcext:value-type="float">
            <text:p>0.00286742034943477</text:p>
          </table:table-cell>
          <table:table-cell office:value-type="float" office:value="-0.00713257965056524" calcext:value-type="float">
            <text:p>-0.00713257965056524</text:p>
          </table:table-cell>
          <table:table-cell office:value-type="float" office:value="0" calcext:value-type="float">
            <text:p>0</text:p>
          </table:table-cell>
          <table:table-cell office:value-type="float" office:value="0.0000102774922917659" calcext:value-type="float">
            <text:p>1.02774922917659E-05</text:p>
          </table:table-cell>
          <table:table-cell office:value-type="float" office:value="-0.00858170606372022" calcext:value-type="float">
            <text:p>-0.00858170606372022</text:p>
          </table:table-cell>
          <table:table-cell office:value-type="float" office:value="-0.00427543679342224" calcext:value-type="float">
            <text:p>-0.00427543679342224</text:p>
          </table:table-cell>
          <table:table-cell office:value-type="float" office:value="-0.00429599177800621" calcext:value-type="float">
            <text:p>-0.00429599177800621</text:p>
          </table:table-cell>
          <table:table-cell office:value-type="float" office:value="0.0000102774922917659" calcext:value-type="float">
            <text:p>1.02774922917659E-05</text:p>
          </table:table-cell>
          <table:table-cell office:value-type="float" office:value="-0.00427543679342224" calcext:value-type="float">
            <text:p>-0.0042754367934222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0712230215827314" calcext:value-type="float">
            <text:p>-0.00712230215827314</text:p>
          </table:table-cell>
          <table:table-cell office:value-type="float" office:value="0.00860226104830419" calcext:value-type="float">
            <text:p>0.00860226104830419</text:p>
          </table:table-cell>
          <table:table-cell office:value-type="float" office:value="0.0014491264131552" calcext:value-type="float">
            <text:p>0.0014491264131552</text:p>
          </table:table-cell>
          <table:table-cell office:value-type="float" office:value="0.00286742034943488" calcext:value-type="float">
            <text:p>0.00286742034943488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-0.00142857142857133" calcext:value-type="float">
            <text:p>-0.00142857142857133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0.00143884892086321" calcext:value-type="float">
            <text:p>0.00143884892086321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-0.00429599177800599" calcext:value-type="float">
            <text:p>-0.00429599177800599</text:p>
          </table:table-cell>
          <table:table-cell office:value-type="float" office:value="0" calcext:value-type="float">
            <text:p>0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430626927029798" calcext:value-type="float">
            <text:p>0.00430626927029798</text:p>
          </table:table-cell>
          <table:table-cell office:value-type="float" office:value="-0.0000102774922917659" calcext:value-type="float">
            <text:p>-1.02774922917659E-0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0855087358684481" calcext:value-type="float">
            <text:p>-0.00855087358684481</text:p>
          </table:table-cell>
          <table:table-cell office:value-type="float" office:value="0.00716341212744087" calcext:value-type="float">
            <text:p>0.00716341212744087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" calcext:value-type="float">
            <text:p>0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0.00143884892086321" calcext:value-type="float">
            <text:p>0.00143884892086321</text:p>
          </table:table-cell>
          <table:table-cell office:value-type="float" office:value="-0.00143884892086321" calcext:value-type="float">
            <text:p>-0.00143884892086321</text:p>
          </table:table-cell>
          <table:table-cell office:value-type="float" office:value="0.0000102774922919879" calcext:value-type="float">
            <text:p>1.02774922919879E-05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-0.00143884892086321" calcext:value-type="float">
            <text:p>-0.00143884892086321</text:p>
          </table:table-cell>
          <table:table-cell office:value-type="float" office:value="-0.00429599177800599" calcext:value-type="float">
            <text:p>-0.00429599177800599</text:p>
          </table:table-cell>
          <table:table-cell office:value-type="float" office:value="-0.00285714285714278" calcext:value-type="float">
            <text:p>-0.00285714285714278</text:p>
          </table:table-cell>
          <table:table-cell office:value-type="float" office:value="0" calcext:value-type="float">
            <text:p>0</text:p>
          </table:table-cell>
          <table:table-cell office:value-type="float" office:value="0.0000102774922919879" calcext:value-type="float">
            <text:p>1.02774922919879E-05</text:p>
          </table:table-cell>
          <table:table-cell office:value-type="float" office:value="-0.00286742034943477" calcext:value-type="float">
            <text:p>-0.00286742034943477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0712230215827314" calcext:value-type="float">
            <text:p>-0.00712230215827314</text:p>
          </table:table-cell>
          <table:table-cell office:value-type="float" office:value="0.00573484069886965" calcext:value-type="float">
            <text:p>0.00573484069886965</text:p>
          </table:table-cell>
          <table:table-cell office:value-type="float" office:value="-0.00141829393627957" calcext:value-type="float">
            <text:p>-0.00141829393627957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0" calcext:value-type="float">
            <text:p>0</text:p>
          </table:table-cell>
          <table:table-cell office:value-type="float" office:value="0.00142857142857145" calcext:value-type="float">
            <text:p>0.00142857142857145</text:p>
          </table:table-cell>
          <table:table-cell office:value-type="float" office:value="0.00286742034943488" calcext:value-type="float">
            <text:p>0.00286742034943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42857142857133" calcext:value-type="float">
            <text:p>-0.00142857142857133</text:p>
          </table:table-cell>
          <table:table-cell table:number-columns-repeated="2" office:value-type="float" office:value="-0.00143884892086321" calcext:value-type="float">
            <text:p>-0.00143884892086321</text:p>
          </table:table-cell>
          <table:table-cell table:number-columns-repeated="2" office:value-type="float" office:value="-0.00142857142857133" calcext:value-type="float">
            <text:p>-0.001428571428571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0569373072970181" calcext:value-type="float">
            <text:p>-0.00569373072970181</text:p>
          </table:table-cell>
          <table:table-cell office:value-type="float" office:value="0.00716341212744098" calcext:value-type="float">
            <text:p>0.00716341212744098</text:p>
          </table:table-cell>
          <table:table-cell office:value-type="float" office:value="-0.00141829393627946" calcext:value-type="float">
            <text:p>-0.00141829393627946</text:p>
          </table:table-cell>
          <table:table-cell office:value-type="float" office:value="0.00572456320657755" calcext:value-type="float">
            <text:p>0.00572456320657755</text:p>
          </table:table-cell>
          <table:table-cell office:value-type="float" office:value="0.00429599177800621" calcext:value-type="float">
            <text:p>0.00429599177800621</text:p>
          </table:table-cell>
          <table:table-cell office:value-type="float" office:value="-0.00286742034943466" calcext:value-type="float">
            <text:p>-0.00286742034943466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142857142857133" calcext:value-type="float">
            <text:p>0.00142857142857133</text:p>
          </table:table-cell>
          <table:table-cell office:value-type="float" office:value="0.00143884892086332" calcext:value-type="float">
            <text:p>0.00143884892086332</text:p>
          </table:table-cell>
          <table:table-cell office:value-type="float" office:value="0.00142857142857133" calcext:value-type="float">
            <text:p>0.00142857142857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42857142857145" calcext:value-type="float">
            <text:p>-0.00142857142857145</text:p>
          </table:table-cell>
          <table:table-cell office:value-type="float" office:value="0" calcext:value-type="float">
            <text:p>0</text:p>
          </table:table-cell>
          <table:table-cell office:value-type="float" office:value="0.00143884892086332" calcext:value-type="float">
            <text:p>0.001438848920863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-0.00740801644398759" calcext:value-type="float">
            <text:p>-0.00740801644398759</text:p>
          </table:table-cell>
          <table:table-cell office:value-type="float" office:value="0.00544707091469687" calcext:value-type="float">
            <text:p>0.00544707091469687</text:p>
          </table:table-cell>
          <table:table-cell office:value-type="float" office:value="-0.000559095580678348" calcext:value-type="float">
            <text:p>-0.000559095580678348</text:p>
          </table:table-cell>
          <table:table-cell office:value-type="float" office:value="0.00201027749229177" calcext:value-type="float">
            <text:p>0.00201027749229177</text:p>
          </table:table-cell>
          <table:table-cell office:value-type="float" office:value="-0.00085714285714289" calcext:value-type="float">
            <text:p>-0.00085714285714289</text:p>
          </table:table-cell>
          <table:table-cell office:value-type="float" office:value="-0.00172045220966099" calcext:value-type="float">
            <text:p>-0.00172045220966099</text:p>
          </table:table-cell>
          <table:table-cell office:value-type="float" office:value="0" calcext:value-type="float">
            <text:p>0</text:p>
          </table:table-cell>
          <table:table-cell office:value-type="float" office:value="0.00085714285714289" calcext:value-type="float">
            <text:p>0.00085714285714289</text:p>
          </table:table-cell>
          <table:table-cell office:value-type="float" office:value="-0.000848920863309455" calcext:value-type="float">
            <text:p>-0.000848920863309455</text:p>
          </table:table-cell>
          <table:table-cell office:value-type="float" office:value="0.000571428571428445" calcext:value-type="float">
            <text:p>0.000571428571428445</text:p>
          </table:table-cell>
          <table:table-cell office:value-type="float" office:value="-0.00143268242548822" calcext:value-type="float">
            <text:p>-0.00143268242548822</text:p>
          </table:table-cell>
          <table:table-cell office:value-type="float" office:value="-0.002863309352518" calcext:value-type="float">
            <text:p>-0.002863309352518</text:p>
          </table:table-cell>
          <table:table-cell office:value-type="float" office:value="-0.00142651593011311" calcext:value-type="float">
            <text:p>-0.00142651593011311</text:p>
          </table:table-cell>
          <table:table-cell office:value-type="float" office:value="-0.00200205549845833" calcext:value-type="float">
            <text:p>-0.00200205549845833</text:p>
          </table:table-cell>
          <table:table-cell office:value-type="float" office:value="0.000865364850976325" calcext:value-type="float">
            <text:p>0.000865364850976325</text:p>
          </table:table-cell>
          <table:table-cell office:value-type="float" office:value="-0.00114285714285711" calcext:value-type="float">
            <text:p>-0.0011428571428571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0298361768950004" calcext:value-type="float">
            <text:p>0.0298361768950004</text:p>
          </table:table-cell>
          <table:table-cell office:value-type="float" office:value="-0.00264833206009685" calcext:value-type="float">
            <text:p>-0.00264833206009685</text:p>
          </table:table-cell>
          <table:table-cell office:value-type="float" office:value="0.0155589508530685" calcext:value-type="float">
            <text:p>0.0155589508530685</text:p>
          </table:table-cell>
          <table:table-cell office:value-type="float" office:value="0.0181648416942535" calcext:value-type="float">
            <text:p>0.0181648416942535</text:p>
          </table:table-cell>
          <table:table-cell office:value-type="float" office:value="0.0116798234445292" calcext:value-type="float">
            <text:p>0.0116798234445292</text:p>
          </table:table-cell>
          <table:table-cell office:value-type="float" office:value="0.0273151684916391" calcext:value-type="float">
            <text:p>0.0273151684916391</text:p>
          </table:table-cell>
          <table:table-cell office:value-type="float" office:value="0.00778371954842538" calcext:value-type="float">
            <text:p>0.00778371954842538</text:p>
          </table:table-cell>
          <table:table-cell office:value-type="float" office:value="0.0182327476445123" calcext:value-type="float">
            <text:p>0.0182327476445123</text:p>
          </table:table-cell>
          <table:table-cell office:value-type="float" office:value="0.0090484678719972" calcext:value-type="float">
            <text:p>0.0090484678719972</text:p>
          </table:table-cell>
          <table:table-cell office:value-type="float" office:value="0.0129445717681012" calcext:value-type="float">
            <text:p>0.0129445717681012</text:p>
          </table:table-cell>
          <table:table-cell office:value-type="float" office:value="0.0194805194805194" calcext:value-type="float">
            <text:p>0.0194805194805194</text:p>
          </table:table-cell>
          <table:table-cell office:value-type="float" office:value="0.0168576521517698" calcext:value-type="float">
            <text:p>0.0168576521517698</text:p>
          </table:table-cell>
          <table:table-cell office:value-type="float" office:value="0.01944656650539" calcext:value-type="float">
            <text:p>0.01944656650539</text:p>
          </table:table-cell>
          <table:table-cell office:value-type="float" office:value="0.0090484678719972" calcext:value-type="float">
            <text:p>0.0090484678719972</text:p>
          </table:table-cell>
          <table:table-cell office:value-type="float" office:value="0.0169085816144638" calcext:value-type="float">
            <text:p>0.0169085816144638</text:p>
          </table:table-cell>
          <table:table-cell office:value-type="float" office:value="0.00252949664714364" calcext:value-type="float">
            <text:p>0.0025294966471436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0156268568033273" calcext:value-type="float">
            <text:p>0.0156268568033273</text:p>
          </table:table-cell>
          <table:table-cell office:value-type="float" office:value="-0.0220694338341398" calcext:value-type="float">
            <text:p>-0.0220694338341398</text:p>
          </table:table-cell>
          <table:table-cell office:value-type="float" office:value="0.00524573465749922" calcext:value-type="float">
            <text:p>0.00524573465749922</text:p>
          </table:table-cell>
          <table:table-cell office:value-type="float" office:value="0.014328155504626" calcext:value-type="float">
            <text:p>0.014328155504626</text:p>
          </table:table-cell>
          <table:table-cell office:value-type="float" office:value="0.0026058908411849" calcext:value-type="float">
            <text:p>0.0026058908411849</text:p>
          </table:table-cell>
          <table:table-cell office:value-type="float" office:value="0.0104320516085221" calcext:value-type="float">
            <text:p>0.0104320516085221</text:p>
          </table:table-cell>
          <table:table-cell office:value-type="float" office:value="0.0130379424497071" calcext:value-type="float">
            <text:p>0.0130379424497071</text:p>
          </table:table-cell>
          <table:table-cell office:value-type="float" office:value="0.0143451319921908" calcext:value-type="float">
            <text:p>0.0143451319921908</text:p>
          </table:table-cell>
          <table:table-cell office:value-type="float" office:value="0.010406586877175" calcext:value-type="float">
            <text:p>0.010406586877175</text:p>
          </table:table-cell>
          <table:table-cell office:value-type="float" office:value="0.00911637382225616" calcext:value-type="float">
            <text:p>0.00911637382225616</text:p>
          </table:table-cell>
          <table:table-cell office:value-type="float" office:value="0.0143366437484084" calcext:value-type="float">
            <text:p>0.0143366437484084</text:p>
          </table:table-cell>
          <table:table-cell office:value-type="float" office:value="0.0129955012307953" calcext:value-type="float">
            <text:p>0.0129955012307953</text:p>
          </table:table-cell>
          <table:table-cell office:value-type="float" office:value="0.0182157711569476" calcext:value-type="float">
            <text:p>0.0182157711569476</text:p>
          </table:table-cell>
          <table:table-cell office:value-type="float" office:value="-0.00259740259740271" calcext:value-type="float">
            <text:p>-0.00259740259740271</text:p>
          </table:table-cell>
          <table:table-cell office:value-type="float" office:value="0.00915032679738559" calcext:value-type="float">
            <text:p>0.00915032679738559</text:p>
          </table:table-cell>
          <table:table-cell office:value-type="float" office:value="0.00391308038366855" calcext:value-type="float">
            <text:p>0.0039130803836685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-0.00130718954248366" calcext:value-type="float">
            <text:p>-0.00130718954248366</text:p>
          </table:table-cell>
          <table:table-cell office:value-type="float" office:value="-0.0312027841439605" calcext:value-type="float">
            <text:p>-0.0312027841439605</text:p>
          </table:table-cell>
          <table:table-cell office:value-type="float" office:value="0.00261437908496731" calcext:value-type="float">
            <text:p>0.00261437908496731</text:p>
          </table:table-cell>
          <table:table-cell office:value-type="float" office:value="0.00522026992615232" calcext:value-type="float">
            <text:p>0.00522026992615232</text:p>
          </table:table-cell>
          <table:table-cell office:value-type="float" office:value="-0.00521178168236991" calcext:value-type="float">
            <text:p>-0.00521178168236991</text:p>
          </table:table-cell>
          <table:table-cell office:value-type="float" office:value="-0.0142942025294966" calcext:value-type="float">
            <text:p>-0.0142942025294966</text:p>
          </table:table-cell>
          <table:table-cell office:value-type="float" office:value="-0.0104150751209574" calcext:value-type="float">
            <text:p>-0.0104150751209574</text:p>
          </table:table-cell>
          <table:table-cell office:value-type="float" office:value="-0.00388761565232143" calcext:value-type="float">
            <text:p>-0.00388761565232143</text:p>
          </table:table-cell>
          <table:table-cell office:value-type="float" office:value="0.0051948051948052" calcext:value-type="float">
            <text:p>0.0051948051948052</text:p>
          </table:table-cell>
          <table:table-cell office:value-type="float" office:value="-0.00906544435956202" calcext:value-type="float">
            <text:p>-0.00906544435956202</text:p>
          </table:table-cell>
          <table:table-cell office:value-type="float" office:value="0.00650199473728896" calcext:value-type="float">
            <text:p>0.00650199473728896</text:p>
          </table:table-cell>
          <table:table-cell office:value-type="float" office:value="-0.0000424412189117263" calcext:value-type="float">
            <text:p>-4.24412189117263E-05</text:p>
          </table:table-cell>
          <table:table-cell office:value-type="float" office:value="-0.0000254647313470135" calcext:value-type="float">
            <text:p>-2.54647313470135E-05</text:p>
          </table:table-cell>
          <table:table-cell office:value-type="float" office:value="-0.0234530175706645" calcext:value-type="float">
            <text:p>-0.0234530175706645</text:p>
          </table:table-cell>
          <table:table-cell table:number-columns-repeated="2" office:value-type="float" office:value="-0.0052032934385875" calcext:value-type="float">
            <text:p>-0.005203293438587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00781767252355492" calcext:value-type="float">
            <text:p>0.00781767252355492</text:p>
          </table:table-cell>
          <table:table-cell office:value-type="float" office:value="-0.0311942959001782" calcext:value-type="float">
            <text:p>-0.0311942959001782</text:p>
          </table:table-cell>
          <table:table-cell office:value-type="float" office:value="0.00522875816993473" calcext:value-type="float">
            <text:p>0.00522875816993473</text:p>
          </table:table-cell>
          <table:table-cell office:value-type="float" office:value="0.0130379424497072" calcext:value-type="float">
            <text:p>0.0130379424497072</text:p>
          </table:table-cell>
          <table:table-cell office:value-type="float" office:value="0.00522026992615232" calcext:value-type="float">
            <text:p>0.00522026992615232</text:p>
          </table:table-cell>
          <table:table-cell office:value-type="float" office:value="0.00263984381631444" calcext:value-type="float">
            <text:p>0.00263984381631444</text:p>
          </table:table-cell>
          <table:table-cell office:value-type="float" office:value="0.00912486206603857" calcext:value-type="float">
            <text:p>0.00912486206603857</text:p>
          </table:table-cell>
          <table:table-cell table:number-columns-repeated="2" office:value-type="float" office:value="0.00782616076733722" calcext:value-type="float">
            <text:p>0.00782616076733722</text:p>
          </table:table-cell>
          <table:table-cell office:value-type="float" office:value="-0.00128172481113653" calcext:value-type="float">
            <text:p>-0.00128172481113653</text:p>
          </table:table-cell>
          <table:table-cell office:value-type="float" office:value="0.00647653000594184" calcext:value-type="float">
            <text:p>0.00647653000594184</text:p>
          </table:table-cell>
          <table:table-cell office:value-type="float" office:value="0.00649350649350644" calcext:value-type="float">
            <text:p>0.00649350649350644</text:p>
          </table:table-cell>
          <table:table-cell office:value-type="float" office:value="0.00517782870724048" calcext:value-type="float">
            <text:p>0.00517782870724048</text:p>
          </table:table-cell>
          <table:table-cell office:value-type="float" office:value="-0.0221203632968339" calcext:value-type="float">
            <text:p>-0.0221203632968339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-0.0000169764875647127" calcext:value-type="float">
            <text:p>-1.69764875647127E-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-0.00000848824378241186" calcext:value-type="float">
            <text:p>-8.48824378241186E-06</text:p>
          </table:table-cell>
          <table:table-cell office:value-type="float" office:value="-0.0247007894066718" calcext:value-type="float">
            <text:p>-0.0247007894066718</text:p>
          </table:table-cell>
          <table:table-cell office:value-type="float" office:value="0.00390459213988625" calcext:value-type="float">
            <text:p>0.00390459213988625</text:p>
          </table:table-cell>
          <table:table-cell office:value-type="float" office:value="0.00911637382225616" calcext:value-type="float">
            <text:p>0.00911637382225616</text:p>
          </table:table-cell>
          <table:table-cell office:value-type="float" office:value="0.00909090909090904" calcext:value-type="float">
            <text:p>0.00909090909090904</text:p>
          </table:table-cell>
          <table:table-cell office:value-type="float" office:value="-0.00389610389610384" calcext:value-type="float">
            <text:p>-0.00389610389610384</text:p>
          </table:table-cell>
          <table:table-cell office:value-type="float" office:value="0.00257193786605547" calcext:value-type="float">
            <text:p>0.00257193786605547</text:p>
          </table:table-cell>
          <table:table-cell office:value-type="float" office:value="0.00130718954248366" calcext:value-type="float">
            <text:p>0.00130718954248366</text:p>
          </table:table-cell>
          <table:table-cell office:value-type="float" office:value="0.00388761565232154" calcext:value-type="float">
            <text:p>0.00388761565232154</text:p>
          </table:table-cell>
          <table:table-cell office:value-type="float" office:value="-0.0208301502419149" calcext:value-type="float">
            <text:p>-0.0208301502419149</text:p>
          </table:table-cell>
          <table:table-cell office:value-type="float" office:value="-0.00132416603004837" calcext:value-type="float">
            <text:p>-0.00132416603004837</text:p>
          </table:table-cell>
          <table:table-cell office:value-type="float" office:value="-0.00264833206009685" calcext:value-type="float">
            <text:p>-0.00264833206009685</text:p>
          </table:table-cell>
          <table:table-cell office:value-type="float" office:value="0.00256344962227317" calcext:value-type="float">
            <text:p>0.00256344962227317</text:p>
          </table:table-cell>
          <table:table-cell office:value-type="float" office:value="-0.0299635005517359" calcext:value-type="float">
            <text:p>-0.0299635005517359</text:p>
          </table:table-cell>
          <table:table-cell office:value-type="float" office:value="-0.00783464901111952" calcext:value-type="float">
            <text:p>-0.00783464901111952</text:p>
          </table:table-cell>
          <table:table-cell office:value-type="float" office:value="-0.00264833206009685" calcext:value-type="float">
            <text:p>-0.002648332060096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0.0103930056871233" calcext:value-type="float">
            <text:p>0.0103930056871233</text:p>
          </table:table-cell>
          <table:table-cell office:value-type="float" office:value="-0.0223631270690094" calcext:value-type="float">
            <text:p>-0.0223631270690094</text:p>
          </table:table-cell>
          <table:table-cell office:value-type="float" office:value="0.00651048298107115" calcext:value-type="float">
            <text:p>0.00651048298107115</text:p>
          </table:table-cell>
          <table:table-cell office:value-type="float" office:value="0.0119735166793991" calcext:value-type="float">
            <text:p>0.0119735166793991</text:p>
          </table:table-cell>
          <table:table-cell office:value-type="float" office:value="0.00467702232408107" calcext:value-type="float">
            <text:p>0.00467702232408107</text:p>
          </table:table-cell>
          <table:table-cell office:value-type="float" office:value="0.00443935149817509" calcext:value-type="float">
            <text:p>0.00443935149817509</text:p>
          </table:table-cell>
          <table:table-cell office:value-type="float" office:value="0.00442067736185381" calcext:value-type="float">
            <text:p>0.00442067736185381</text:p>
          </table:table-cell>
          <table:table-cell office:value-type="float" office:value="0.00756472285884047" calcext:value-type="float">
            <text:p>0.00756472285884047</text:p>
          </table:table-cell>
          <table:table-cell office:value-type="float" office:value="0.00727272727272721" calcext:value-type="float">
            <text:p>0.00727272727272721</text:p>
          </table:table-cell>
          <table:table-cell office:value-type="float" office:value="-0.00182327476445121" calcext:value-type="float">
            <text:p>-0.00182327476445121</text:p>
          </table:table-cell>
          <table:table-cell office:value-type="float" office:value="0.00909430438842207" calcext:value-type="float">
            <text:p>0.00909430438842207</text:p>
          </table:table-cell>
          <table:table-cell office:value-type="float" office:value="0.00673117731941253" calcext:value-type="float">
            <text:p>0.00673117731941253</text:p>
          </table:table-cell>
          <table:table-cell office:value-type="float" office:value="0.0090756302521009" calcext:value-type="float">
            <text:p>0.0090756302521009</text:p>
          </table:table-cell>
          <table:table-cell office:value-type="float" office:value="-0.013817163228928" calcext:value-type="float">
            <text:p>-0.013817163228928</text:p>
          </table:table-cell>
          <table:table-cell office:value-type="float" office:value="0.00208471267294796" calcext:value-type="float">
            <text:p>0.00208471267294796</text:p>
          </table:table-cell>
          <table:table-cell office:value-type="float" office:value="-0.000285204991087418" calcext:value-type="float">
            <text:p>-0.00028520499108741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199849425936383" calcext:value-type="float">
            <text:p>0.0199849425936383</text:p>
          </table:table-cell>
          <table:table-cell office:value-type="float" office:value="-0.0338866930171279" calcext:value-type="float">
            <text:p>-0.0338866930171279</text:p>
          </table:table-cell>
          <table:table-cell office:value-type="float" office:value="0.0121437982307548" calcext:value-type="float">
            <text:p>0.0121437982307548</text:p>
          </table:table-cell>
          <table:table-cell office:value-type="float" office:value="0.00434406173536606" calcext:value-type="float">
            <text:p>0.00434406173536606</text:p>
          </table:table-cell>
          <table:table-cell office:value-type="float" office:value="-0.0000150574063617626" calcext:value-type="float">
            <text:p>-1.50574063617626E-05</text:p>
          </table:table-cell>
          <table:table-cell office:value-type="float" office:value="0.00347449651797482" calcext:value-type="float">
            <text:p>0.00347449651797482</text:p>
          </table:table-cell>
          <table:table-cell office:value-type="float" office:value="0.0182194616977226" calcext:value-type="float">
            <text:p>0.0182194616977226</text:p>
          </table:table-cell>
          <table:table-cell office:value-type="float" office:value="0.00173536608319214" calcext:value-type="float">
            <text:p>0.00173536608319214</text:p>
          </table:table-cell>
          <table:table-cell office:value-type="float" office:value="0.00607189911537731" calcext:value-type="float">
            <text:p>0.00607189911537731</text:p>
          </table:table-cell>
          <table:table-cell office:value-type="float" office:value="0.00782985130811209" calcext:value-type="float">
            <text:p>0.00782985130811209</text:p>
          </table:table-cell>
          <table:table-cell office:value-type="float" office:value="0.0173498964803313" calcext:value-type="float">
            <text:p>0.0173498964803313</text:p>
          </table:table-cell>
          <table:table-cell office:value-type="float" office:value="0.0295501599849426" calcext:value-type="float">
            <text:p>0.0295501599849426</text:p>
          </table:table-cell>
          <table:table-cell office:value-type="float" office:value="0.00866930171277991" calcext:value-type="float">
            <text:p>0.00866930171277991</text:p>
          </table:table-cell>
          <table:table-cell office:value-type="float" office:value="-0.0173800112930548" calcext:value-type="float">
            <text:p>-0.0173800112930548</text:p>
          </table:table-cell>
          <table:table-cell office:value-type="float" office:value="0.000828157349896497" calcext:value-type="float">
            <text:p>0.000828157349896497</text:p>
          </table:table-cell>
          <table:table-cell office:value-type="float" office:value="0.0295313382269904" calcext:value-type="float">
            <text:p>0.02953133822699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070016939582157" calcext:value-type="float">
            <text:p>0.0070016939582157</text:p>
          </table:table-cell>
          <table:table-cell office:value-type="float" office:value="-0.042540937323546" calcext:value-type="float">
            <text:p>-0.042540937323546</text:p>
          </table:table-cell>
          <table:table-cell office:value-type="float" office:value="0.0139168078298514" calcext:value-type="float">
            <text:p>0.0139168078298514</text:p>
          </table:table-cell>
          <table:table-cell office:value-type="float" office:value="0.0182947487295313" calcext:value-type="float">
            <text:p>0.0182947487295313</text:p>
          </table:table-cell>
          <table:table-cell office:value-type="float" office:value="0.015655938264634" calcext:value-type="float">
            <text:p>0.015655938264634</text:p>
          </table:table-cell>
          <table:table-cell office:value-type="float" office:value="-0.00868435911914178" calcext:value-type="float">
            <text:p>-0.00868435911914178</text:p>
          </table:table-cell>
          <table:table-cell office:value-type="float" office:value="0.00955015998494257" calcext:value-type="float">
            <text:p>0.00955015998494257</text:p>
          </table:table-cell>
          <table:table-cell office:value-type="float" office:value="0.00261246000376436" calcext:value-type="float">
            <text:p>0.00261246000376436</text:p>
          </table:table-cell>
          <table:table-cell office:value-type="float" office:value="-0.00607942781855819" calcext:value-type="float">
            <text:p>-0.00607942781855819</text:p>
          </table:table-cell>
          <table:table-cell office:value-type="float" office:value="-0.00867306606437046" calcext:value-type="float">
            <text:p>-0.00867306606437046</text:p>
          </table:table-cell>
          <table:table-cell office:value-type="float" office:value="0.000873329568981673" calcext:value-type="float">
            <text:p>0.000873329568981673</text:p>
          </table:table-cell>
          <table:table-cell office:value-type="float" office:value="0.0173875399962357" calcext:value-type="float">
            <text:p>0.0173875399962357</text:p>
          </table:table-cell>
          <table:table-cell office:value-type="float" office:value="0.0130284208545078" calcext:value-type="float">
            <text:p>0.0130284208545078</text:p>
          </table:table-cell>
          <table:table-cell office:value-type="float" office:value="-0.0234481460568416" calcext:value-type="float">
            <text:p>-0.0234481460568416</text:p>
          </table:table-cell>
          <table:table-cell office:value-type="float" office:value="0.00522868435911916" calcext:value-type="float">
            <text:p>0.00522868435911916</text:p>
          </table:table-cell>
          <table:table-cell office:value-type="float" office:value="0.00957651044607566" calcext:value-type="float">
            <text:p>0.0095765104460756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02635046113307" calcext:value-type="float">
            <text:p>0.002635046113307</text:p>
          </table:table-cell>
          <table:table-cell office:value-type="float" office:value="-0.0486241294936947" calcext:value-type="float">
            <text:p>-0.0486241294936947</text:p>
          </table:table-cell>
          <table:table-cell office:value-type="float" office:value="0.0139469226425749" calcext:value-type="float">
            <text:p>0.0139469226425749</text:p>
          </table:table-cell>
          <table:table-cell office:value-type="float" office:value="0.00613212874082447" calcext:value-type="float">
            <text:p>0.00613212874082447</text:p>
          </table:table-cell>
          <table:table-cell office:value-type="float" office:value="0.0165292678336157" calcext:value-type="float">
            <text:p>0.0165292678336157</text:p>
          </table:table-cell>
          <table:table-cell office:value-type="float" office:value="-0.00347073216638427" calcext:value-type="float">
            <text:p>-0.00347073216638427</text:p>
          </table:table-cell>
          <table:table-cell office:value-type="float" office:value="0.00520986260116707" calcext:value-type="float">
            <text:p>0.00520986260116707</text:p>
          </table:table-cell>
          <table:table-cell office:value-type="float" office:value="0.0121626199887069" calcext:value-type="float">
            <text:p>0.0121626199887069</text:p>
          </table:table-cell>
          <table:table-cell office:value-type="float" office:value="0.0000188217579522032" calcext:value-type="float">
            <text:p>1.88217579522032E-05</text:p>
          </table:table-cell>
          <table:table-cell office:value-type="float" office:value="0.00350084697910791" calcext:value-type="float">
            <text:p>0.00350084697910791</text:p>
          </table:table-cell>
          <table:table-cell office:value-type="float" office:value="0.00347826086956526" calcext:value-type="float">
            <text:p>0.00347826086956526</text:p>
          </table:table-cell>
          <table:table-cell office:value-type="float" office:value="0.00870318087709399" calcext:value-type="float">
            <text:p>0.00870318087709399</text:p>
          </table:table-cell>
          <table:table-cell office:value-type="float" office:value="0.0112817617165444" calcext:value-type="float">
            <text:p>0.0112817617165444</text:p>
          </table:table-cell>
          <table:table-cell office:value-type="float" office:value="-0.00779973649538868" calcext:value-type="float">
            <text:p>-0.00779973649538868</text:p>
          </table:table-cell>
          <table:table-cell office:value-type="float" office:value="0.0104310182571052" calcext:value-type="float">
            <text:p>0.0104310182571052</text:p>
          </table:table-cell>
          <table:table-cell office:value-type="float" office:value="0.0156295878035009" calcext:value-type="float">
            <text:p>0.0156295878035009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078674948240165" calcext:value-type="float">
            <text:p>0.0078674948240165</text:p>
          </table:table-cell>
          <table:table-cell office:value-type="float" office:value="-0.0468586485977791" calcext:value-type="float">
            <text:p>-0.0468586485977791</text:p>
          </table:table-cell>
          <table:table-cell office:value-type="float" office:value="0.00613965744400524" calcext:value-type="float">
            <text:p>0.00613965744400524</text:p>
          </table:table-cell>
          <table:table-cell office:value-type="float" office:value="0.00613212874082436" calcext:value-type="float">
            <text:p>0.00613212874082436</text:p>
          </table:table-cell>
          <table:table-cell office:value-type="float" office:value="0.00787125917560694" calcext:value-type="float">
            <text:p>0.00787125917560694</text:p>
          </table:table-cell>
          <table:table-cell office:value-type="float" office:value="-0.00432523997741396" calcext:value-type="float">
            <text:p>-0.00432523997741396</text:p>
          </table:table-cell>
          <table:table-cell office:value-type="float" office:value="0.00436288349331826" calcext:value-type="float">
            <text:p>0.00436288349331826</text:p>
          </table:table-cell>
          <table:table-cell office:value-type="float" office:value="0.0113005834744965" calcext:value-type="float">
            <text:p>0.0113005834744965</text:p>
          </table:table-cell>
          <table:table-cell office:value-type="float" office:value="0.00438170525127046" calcext:value-type="float">
            <text:p>0.00438170525127046</text:p>
          </table:table-cell>
          <table:table-cell office:value-type="float" office:value="0.00090344438170531" calcext:value-type="float">
            <text:p>0.00090344438170531</text:p>
          </table:table-cell>
          <table:table-cell office:value-type="float" office:value="0.00263504611330689" calcext:value-type="float">
            <text:p>0.00263504611330689</text:p>
          </table:table-cell>
          <table:table-cell office:value-type="float" office:value="0.0104423113118766" calcext:value-type="float">
            <text:p>0.0104423113118766</text:p>
          </table:table-cell>
          <table:table-cell office:value-type="float" office:value="0.00348202522115559" calcext:value-type="float">
            <text:p>0.00348202522115559</text:p>
          </table:table-cell>
          <table:table-cell office:value-type="float" office:value="-0.0190852625635234" calcext:value-type="float">
            <text:p>-0.0190852625635234</text:p>
          </table:table-cell>
          <table:table-cell office:value-type="float" office:value="0.00610577827969128" calcext:value-type="float">
            <text:p>0.00610577827969128</text:p>
          </table:table-cell>
          <table:table-cell office:value-type="float" office:value="0.0130434782608696" calcext:value-type="float">
            <text:p>0.0130434782608696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0699792960662515" calcext:value-type="float">
            <text:p>0.00699792960662515</text:p>
          </table:table-cell>
          <table:table-cell office:value-type="float" office:value="-0.0538226990400904" calcext:value-type="float">
            <text:p>-0.0538226990400904</text:p>
          </table:table-cell>
          <table:table-cell office:value-type="float" office:value="0.014816487859966" calcext:value-type="float">
            <text:p>0.014816487859966</text:p>
          </table:table-cell>
          <table:table-cell office:value-type="float" office:value="0.00178806700545819" calcext:value-type="float">
            <text:p>0.00178806700545819</text:p>
          </table:table-cell>
          <table:table-cell office:value-type="float" office:value="0.0104536043666478" calcext:value-type="float">
            <text:p>0.0104536043666478</text:p>
          </table:table-cell>
          <table:table-cell office:value-type="float" office:value="-0.00259363824581227" calcext:value-type="float">
            <text:p>-0.00259363824581227</text:p>
          </table:table-cell>
          <table:table-cell office:value-type="float" office:value="0.00523621306229993" calcext:value-type="float">
            <text:p>0.00523621306229993</text:p>
          </table:table-cell>
          <table:table-cell office:value-type="float" office:value="0.0121701486918877" calcext:value-type="float">
            <text:p>0.0121701486918877</text:p>
          </table:table-cell>
          <table:table-cell office:value-type="float" office:value="0.00784114436288341" calcext:value-type="float">
            <text:p>0.00784114436288341</text:p>
          </table:table-cell>
          <table:table-cell office:value-type="float" office:value="-0.00170525127046872" calcext:value-type="float">
            <text:p>-0.00170525127046872</text:p>
          </table:table-cell>
          <table:table-cell office:value-type="float" office:value="-0.00345191040843229" calcext:value-type="float">
            <text:p>-0.00345191040843229</text:p>
          </table:table-cell>
          <table:table-cell office:value-type="float" office:value="0.0147901373988329" calcext:value-type="float">
            <text:p>0.0147901373988329</text:p>
          </table:table-cell>
          <table:table-cell office:value-type="float" office:value="0.00782232260493121" calcext:value-type="float">
            <text:p>0.00782232260493121</text:p>
          </table:table-cell>
          <table:table-cell office:value-type="float" office:value="-0.0156032373423679" calcext:value-type="float">
            <text:p>-0.0156032373423679</text:p>
          </table:table-cell>
          <table:table-cell office:value-type="float" office:value="0.00524374176548081" calcext:value-type="float">
            <text:p>0.00524374176548081</text:p>
          </table:table-cell>
          <table:table-cell office:value-type="float" office:value="0.00348202522115559" calcext:value-type="float">
            <text:p>0.003482025221155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0.0088974214191605" calcext:value-type="float">
            <text:p>0.0088974214191605</text:p>
          </table:table-cell>
          <table:table-cell office:value-type="float" office:value="-0.0451466214944477" calcext:value-type="float">
            <text:p>-0.0451466214944477</text:p>
          </table:table-cell>
          <table:table-cell office:value-type="float" office:value="0.0121927348014305" calcext:value-type="float">
            <text:p>0.0121927348014305</text:p>
          </table:table-cell>
          <table:table-cell office:value-type="float" office:value="0.00733822699040088" calcext:value-type="float">
            <text:p>0.00733822699040088</text:p>
          </table:table-cell>
          <table:table-cell office:value-type="float" office:value="0.0100990024468285" calcext:value-type="float">
            <text:p>0.0100990024468285</text:p>
          </table:table-cell>
          <table:table-cell office:value-type="float" office:value="-0.00311989459815554" calcext:value-type="float">
            <text:p>-0.00311989459815554</text:p>
          </table:table-cell>
          <table:table-cell office:value-type="float" office:value="0.00851571616789004" calcext:value-type="float">
            <text:p>0.00851571616789004</text:p>
          </table:table-cell>
          <table:table-cell office:value-type="float" office:value="0.00799623564840957" calcext:value-type="float">
            <text:p>0.00799623564840957</text:p>
          </table:table-cell>
          <table:table-cell office:value-type="float" office:value="0.00244682853378497" calcext:value-type="float">
            <text:p>0.00244682853378497</text:p>
          </table:table-cell>
          <table:table-cell office:value-type="float" office:value="0.000371165066817225" calcext:value-type="float">
            <text:p>0.000371165066817225</text:p>
          </table:table-cell>
          <table:table-cell office:value-type="float" office:value="0.00417692452475049" calcext:value-type="float">
            <text:p>0.00417692452475049</text:p>
          </table:table-cell>
          <table:table-cell office:value-type="float" office:value="0.0161746659137963" calcext:value-type="float">
            <text:p>0.0161746659137963</text:p>
          </table:table-cell>
          <table:table-cell office:value-type="float" office:value="0.00885676642198374" calcext:value-type="float">
            <text:p>0.00885676642198374</text:p>
          </table:table-cell>
          <table:table-cell office:value-type="float" office:value="-0.0166632787502353" calcext:value-type="float">
            <text:p>-0.0166632787502353</text:p>
          </table:table-cell>
          <table:table-cell office:value-type="float" office:value="0.0055674760022586" calcext:value-type="float">
            <text:p>0.0055674760022586</text:p>
          </table:table-cell>
          <table:table-cell office:value-type="float" office:value="0.0142525879917184" calcext:value-type="float">
            <text:p>0.0142525879917184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380209895052473" calcext:value-type="float">
            <text:p>0.0380209895052473</text:p>
          </table:table-cell>
          <table:table-cell office:value-type="float" office:value="0.0120689655172413" calcext:value-type="float">
            <text:p>0.0120689655172413</text:p>
          </table:table-cell>
          <table:table-cell office:value-type="float" office:value="0.0535832083958021" calcext:value-type="float">
            <text:p>0.0535832083958021</text:p>
          </table:table-cell>
          <table:table-cell office:value-type="float" office:value="0.0363268365817091" calcext:value-type="float">
            <text:p>0.0363268365817091</text:p>
          </table:table-cell>
          <table:table-cell office:value-type="float" office:value="0.0241079460269865" calcext:value-type="float">
            <text:p>0.0241079460269865</text:p>
          </table:table-cell>
          <table:table-cell office:value-type="float" office:value="0.0173013493253373" calcext:value-type="float">
            <text:p>0.0173013493253373</text:p>
          </table:table-cell>
          <table:table-cell office:value-type="float" office:value="0.0242278860569715" calcext:value-type="float">
            <text:p>0.0242278860569715</text:p>
          </table:table-cell>
          <table:table-cell office:value-type="float" office:value="0.0397751124437782" calcext:value-type="float">
            <text:p>0.0397751124437782</text:p>
          </table:table-cell>
          <table:table-cell office:value-type="float" office:value="0.029400299850075" calcext:value-type="float">
            <text:p>0.029400299850075</text:p>
          </table:table-cell>
          <table:table-cell office:value-type="float" office:value="0.0363118440779611" calcext:value-type="float">
            <text:p>0.0363118440779611</text:p>
          </table:table-cell>
          <table:table-cell office:value-type="float" office:value="0.034527736131934" calcext:value-type="float">
            <text:p>0.034527736131934</text:p>
          </table:table-cell>
          <table:table-cell office:value-type="float" office:value="0.0398200899550225" calcext:value-type="float">
            <text:p>0.0398200899550225</text:p>
          </table:table-cell>
          <table:table-cell office:value-type="float" office:value="0.0277511244377812" calcext:value-type="float">
            <text:p>0.0277511244377812</text:p>
          </table:table-cell>
          <table:table-cell office:value-type="float" office:value="0.0328485757121439" calcext:value-type="float">
            <text:p>0.0328485757121439</text:p>
          </table:table-cell>
          <table:table-cell office:value-type="float" office:value="0.0483358320839581" calcext:value-type="float">
            <text:p>0.0483358320839581</text:p>
          </table:table-cell>
          <table:table-cell office:value-type="float" office:value="0.03976011994003" calcext:value-type="float">
            <text:p>0.0397601199400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208095952023987" calcext:value-type="float">
            <text:p>0.0208095952023987</text:p>
          </table:table-cell>
          <table:table-cell office:value-type="float" office:value="0.00169415292353814" calcext:value-type="float">
            <text:p>0.00169415292353814</text:p>
          </table:table-cell>
          <table:table-cell office:value-type="float" office:value="0.0138530734632683" calcext:value-type="float">
            <text:p>0.0138530734632683</text:p>
          </table:table-cell>
          <table:table-cell office:value-type="float" office:value="0.00871064467766103" calcext:value-type="float">
            <text:p>0.00871064467766103</text:p>
          </table:table-cell>
          <table:table-cell office:value-type="float" office:value="0.010359820089955" calcext:value-type="float">
            <text:p>0.010359820089955</text:p>
          </table:table-cell>
          <table:table-cell office:value-type="float" office:value="0.0224437781109444" calcext:value-type="float">
            <text:p>0.0224437781109444</text:p>
          </table:table-cell>
          <table:table-cell office:value-type="float" office:value="0.0104347826086956" calcext:value-type="float">
            <text:p>0.0104347826086956</text:p>
          </table:table-cell>
          <table:table-cell office:value-type="float" office:value="0.012143928035982" calcext:value-type="float">
            <text:p>0.012143928035982</text:p>
          </table:table-cell>
          <table:table-cell office:value-type="float" office:value="0.00691154422788598" calcext:value-type="float">
            <text:p>0.00691154422788598</text:p>
          </table:table-cell>
          <table:table-cell office:value-type="float" office:value="0.0138530734632683" calcext:value-type="float">
            <text:p>0.0138530734632683</text:p>
          </table:table-cell>
          <table:table-cell office:value-type="float" office:value="0.0190554722638681" calcext:value-type="float">
            <text:p>0.0190554722638681</text:p>
          </table:table-cell>
          <table:table-cell office:value-type="float" office:value="0.0121889055472263" calcext:value-type="float">
            <text:p>0.0121889055472263</text:p>
          </table:table-cell>
          <table:table-cell office:value-type="float" office:value="-0.00517241379310351" calcext:value-type="float">
            <text:p>-0.00517241379310351</text:p>
          </table:table-cell>
          <table:table-cell office:value-type="float" office:value="0.0189655172413793" calcext:value-type="float">
            <text:p>0.0189655172413793</text:p>
          </table:table-cell>
          <table:table-cell office:value-type="float" office:value="0.0224137931034483" calcext:value-type="float">
            <text:p>0.0224137931034483</text:p>
          </table:table-cell>
          <table:table-cell office:value-type="float" office:value="0.0120839580209895" calcext:value-type="float">
            <text:p>0.012083958020989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0698650674662671" calcext:value-type="float">
            <text:p>0.00698650674662671</text:p>
          </table:table-cell>
          <table:table-cell office:value-type="float" office:value="-0.0138380809595202" calcext:value-type="float">
            <text:p>-0.0138380809595202</text:p>
          </table:table-cell>
          <table:table-cell office:value-type="float" office:value="0.00175412293853072" calcext:value-type="float">
            <text:p>0.00175412293853072</text:p>
          </table:table-cell>
          <table:table-cell office:value-type="float" office:value="0.00526236881559217" calcext:value-type="float">
            <text:p>0.00526236881559217</text:p>
          </table:table-cell>
          <table:table-cell office:value-type="float" office:value="0.00697151424287867" calcext:value-type="float">
            <text:p>0.00697151424287867</text:p>
          </table:table-cell>
          <table:table-cell office:value-type="float" office:value="0.00172413793103454" calcext:value-type="float">
            <text:p>0.00172413793103454</text:p>
          </table:table-cell>
          <table:table-cell office:value-type="float" office:value="-0.00169415292353814" calcext:value-type="float">
            <text:p>-0.00169415292353814</text:p>
          </table:table-cell>
          <table:table-cell office:value-type="float" office:value="0.0000749625187406178" calcext:value-type="float">
            <text:p>7.49625187406178E-05</text:p>
          </table:table-cell>
          <table:table-cell office:value-type="float" office:value="0.0000149925037481458" calcext:value-type="float">
            <text:p>1.49925037481458E-05</text:p>
          </table:table-cell>
          <table:table-cell office:value-type="float" office:value="-0.0103898050974512" calcext:value-type="float">
            <text:p>-0.0103898050974512</text:p>
          </table:table-cell>
          <table:table-cell office:value-type="float" office:value="0.00523238380809599" calcext:value-type="float">
            <text:p>0.00523238380809599</text:p>
          </table:table-cell>
          <table:table-cell office:value-type="float" office:value="0.00698650674662671" calcext:value-type="float">
            <text:p>0.00698650674662671</text:p>
          </table:table-cell>
          <table:table-cell table:number-columns-repeated="2" office:value-type="float" office:value="-0.00691154422788598" calcext:value-type="float">
            <text:p>-0.00691154422788598</text:p>
          </table:table-cell>
          <table:table-cell office:value-type="float" office:value="0.0103598200899551" calcext:value-type="float">
            <text:p>0.0103598200899551</text:p>
          </table:table-cell>
          <table:table-cell office:value-type="float" office:value="-0.00173913043478258" calcext:value-type="float">
            <text:p>-0.00173913043478258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138680659670165" calcext:value-type="float">
            <text:p>0.0138680659670165</text:p>
          </table:table-cell>
          <table:table-cell office:value-type="float" office:value="-0.00691154422788598" calcext:value-type="float">
            <text:p>-0.00691154422788598</text:p>
          </table:table-cell>
          <table:table-cell office:value-type="float" office:value="0.00692653673163424" calcext:value-type="float">
            <text:p>0.00692653673163424</text:p>
          </table:table-cell>
          <table:table-cell office:value-type="float" office:value="0.0138530734632685" calcext:value-type="float">
            <text:p>0.0138530734632685</text:p>
          </table:table-cell>
          <table:table-cell office:value-type="float" office:value="0.00169415292353825" calcext:value-type="float">
            <text:p>0.00169415292353825</text:p>
          </table:table-cell>
          <table:table-cell office:value-type="float" office:value="0.0224287856071964" calcext:value-type="float">
            <text:p>0.0224287856071964</text:p>
          </table:table-cell>
          <table:table-cell office:value-type="float" office:value="-0.0000149925037481458" calcext:value-type="float">
            <text:p>-1.49925037481458E-05</text:p>
          </table:table-cell>
          <table:table-cell office:value-type="float" office:value="0.00524737631184413" calcext:value-type="float">
            <text:p>0.00524737631184413</text:p>
          </table:table-cell>
          <table:table-cell office:value-type="float" office:value="0.00688155922038991" calcext:value-type="float">
            <text:p>0.00688155922038991</text:p>
          </table:table-cell>
          <table:table-cell office:value-type="float" office:value="0.00344827586206897" calcext:value-type="float">
            <text:p>0.00344827586206897</text:p>
          </table:table-cell>
          <table:table-cell office:value-type="float" office:value="0" calcext:value-type="float">
            <text:p>0</text:p>
          </table:table-cell>
          <table:table-cell office:value-type="float" office:value="0.0104197901049475" calcext:value-type="float">
            <text:p>0.0104197901049475</text:p>
          </table:table-cell>
          <table:table-cell office:value-type="float" office:value="-0.00518740629685155" calcext:value-type="float">
            <text:p>-0.00518740629685155</text:p>
          </table:table-cell>
          <table:table-cell office:value-type="float" office:value="-0.0120839580209895" calcext:value-type="float">
            <text:p>-0.0120839580209895</text:p>
          </table:table-cell>
          <table:table-cell office:value-type="float" office:value="0.0155472263868066" calcext:value-type="float">
            <text:p>0.0155472263868066</text:p>
          </table:table-cell>
          <table:table-cell office:value-type="float" office:value="-0.0000149925037481458" calcext:value-type="float">
            <text:p>-1.49925037481458E-05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-0.00166416791604196" calcext:value-type="float">
            <text:p>-0.00166416791604196</text:p>
          </table:table-cell>
          <table:table-cell office:value-type="float" office:value="-0.0138230884557721" calcext:value-type="float">
            <text:p>-0.0138230884557721</text:p>
          </table:table-cell>
          <table:table-cell office:value-type="float" office:value="0.00347826086956526" calcext:value-type="float">
            <text:p>0.00347826086956526</text:p>
          </table:table-cell>
          <table:table-cell office:value-type="float" office:value="0.0104497751124438" calcext:value-type="float">
            <text:p>0.0104497751124438</text:p>
          </table:table-cell>
          <table:table-cell office:value-type="float" office:value="-0.00515742128935537" calcext:value-type="float">
            <text:p>-0.00515742128935537</text:p>
          </table:table-cell>
          <table:table-cell office:value-type="float" office:value="0.00691154422788609" calcext:value-type="float">
            <text:p>0.00691154422788609</text:p>
          </table:table-cell>
          <table:table-cell office:value-type="float" office:value="-0.025952023988006" calcext:value-type="float">
            <text:p>-0.025952023988006</text:p>
          </table:table-cell>
          <table:table-cell office:value-type="float" office:value="-0.00163418290854567" calcext:value-type="float">
            <text:p>-0.00163418290854567</text:p>
          </table:table-cell>
          <table:table-cell office:value-type="float" office:value="0.00173913043478258" calcext:value-type="float">
            <text:p>0.00173913043478258</text:p>
          </table:table-cell>
          <table:table-cell office:value-type="float" office:value="-0.0103898050974512" calcext:value-type="float">
            <text:p>-0.0103898050974512</text:p>
          </table:table-cell>
          <table:table-cell office:value-type="float" office:value="-0.00346326836581712" calcext:value-type="float">
            <text:p>-0.00346326836581712</text:p>
          </table:table-cell>
          <table:table-cell office:value-type="float" office:value="-0.00857571214392805" calcext:value-type="float">
            <text:p>-0.00857571214392805</text:p>
          </table:table-cell>
          <table:table-cell office:value-type="float" office:value="-0.0103598200899551" calcext:value-type="float">
            <text:p>-0.0103598200899551</text:p>
          </table:table-cell>
          <table:table-cell office:value-type="float" office:value="-0.00691154422788609" calcext:value-type="float">
            <text:p>-0.00691154422788609</text:p>
          </table:table-cell>
          <table:table-cell office:value-type="float" office:value="-0.00343328335832083" calcext:value-type="float">
            <text:p>-0.00343328335832083</text:p>
          </table:table-cell>
          <table:table-cell office:value-type="float" office:value="-0.0189805097451274" calcext:value-type="float">
            <text:p>-0.01898050974512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0.0156041979010495" calcext:value-type="float">
            <text:p>0.0156041979010495</text:p>
          </table:table-cell>
          <table:table-cell office:value-type="float" office:value="-0.00416191904047958" calcext:value-type="float">
            <text:p>-0.00416191904047958</text:p>
          </table:table-cell>
          <table:table-cell office:value-type="float" office:value="0.0159190404797602" calcext:value-type="float">
            <text:p>0.0159190404797602</text:p>
          </table:table-cell>
          <table:table-cell office:value-type="float" office:value="0.014920539730135" calcext:value-type="float">
            <text:p>0.014920539730135</text:p>
          </table:table-cell>
          <table:table-cell office:value-type="float" office:value="0.00759520239880063" calcext:value-type="float">
            <text:p>0.00759520239880063</text:p>
          </table:table-cell>
          <table:table-cell office:value-type="float" office:value="0.0141619190404798" calcext:value-type="float">
            <text:p>0.0141619190404798</text:p>
          </table:table-cell>
          <table:table-cell office:value-type="float" office:value="0.00140029985007506" calcext:value-type="float">
            <text:p>0.00140029985007506</text:p>
          </table:table-cell>
          <table:table-cell office:value-type="float" office:value="0.0111214392803599" calcext:value-type="float">
            <text:p>0.0111214392803599</text:p>
          </table:table-cell>
          <table:table-cell office:value-type="float" office:value="0.00898950524737641" calcext:value-type="float">
            <text:p>0.00898950524737641</text:p>
          </table:table-cell>
          <table:table-cell office:value-type="float" office:value="0.00656671664167918" calcext:value-type="float">
            <text:p>0.00656671664167918</text:p>
          </table:table-cell>
          <table:table-cell office:value-type="float" office:value="0.0110704647676163" calcext:value-type="float">
            <text:p>0.0110704647676163</text:p>
          </table:table-cell>
          <table:table-cell office:value-type="float" office:value="0.0121679160419791" calcext:value-type="float">
            <text:p>0.0121679160419791</text:p>
          </table:table-cell>
          <table:table-cell office:value-type="float" office:value="0.000023988005997122" calcext:value-type="float">
            <text:p>2.3988005997122E-05</text:p>
          </table:table-cell>
          <table:table-cell office:value-type="float" office:value="0.00518140929535249" calcext:value-type="float">
            <text:p>0.00518140929535249</text:p>
          </table:table-cell>
          <table:table-cell office:value-type="float" office:value="0.0186446776611695" calcext:value-type="float">
            <text:p>0.0186446776611695</text:p>
          </table:table-cell>
          <table:table-cell office:value-type="float" office:value="0.00622188905547239" calcext:value-type="float">
            <text:p>0.0062218890554723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-0.00293762575452705" calcext:value-type="float">
            <text:p>-0.00293762575452705</text:p>
          </table:table-cell>
          <table:table-cell office:value-type="float" office:value="-0.0114285714285712" calcext:value-type="float">
            <text:p>-0.0114285714285712</text:p>
          </table:table-cell>
          <table:table-cell office:value-type="float" office:value="0.0141247484909456" calcext:value-type="float">
            <text:p>0.0141247484909456</text:p>
          </table:table-cell>
          <table:table-cell office:value-type="float" office:value="-0.0173038229376257" calcext:value-type="float">
            <text:p>-0.0173038229376257</text:p>
          </table:table-cell>
          <table:table-cell office:value-type="float" office:value="0.0056338028169014" calcext:value-type="float">
            <text:p>0.0056338028169014</text:p>
          </table:table-cell>
          <table:table-cell office:value-type="float" office:value="-0.00301810865191166" calcext:value-type="float">
            <text:p>-0.00301810865191166</text:p>
          </table:table-cell>
          <table:table-cell office:value-type="float" office:value="-0.00865191146881283" calcext:value-type="float">
            <text:p>-0.00865191146881283</text:p>
          </table:table-cell>
          <table:table-cell office:value-type="float" office:value="-0.00293762575452705" calcext:value-type="float">
            <text:p>-0.00293762575452705</text:p>
          </table:table-cell>
          <table:table-cell office:value-type="float" office:value="-0.00579476861167005" calcext:value-type="float">
            <text:p>-0.00579476861167005</text:p>
          </table:table-cell>
          <table:table-cell office:value-type="float" office:value="-0.0000402414486921909" calcext:value-type="float">
            <text:p>-4.02414486921909E-05</text:p>
          </table:table-cell>
          <table:table-cell office:value-type="float" office:value="-0.00289738430583508" calcext:value-type="float">
            <text:p>-0.00289738430583508</text:p>
          </table:table-cell>
          <table:table-cell office:value-type="float" office:value="0.00269617706237413" calcext:value-type="float">
            <text:p>0.00269617706237413</text:p>
          </table:table-cell>
          <table:table-cell office:value-type="float" office:value="-0.000120724346076462" calcext:value-type="float">
            <text:p>-0.000120724346076462</text:p>
          </table:table-cell>
          <table:table-cell office:value-type="float" office:value="-0.0143661971830986" calcext:value-type="float">
            <text:p>-0.0143661971830986</text:p>
          </table:table-cell>
          <table:table-cell office:value-type="float" office:value="-0.00869215291750503" calcext:value-type="float">
            <text:p>-0.00869215291750503</text:p>
          </table:table-cell>
          <table:table-cell office:value-type="float" office:value="-0.00861167002012087" calcext:value-type="float">
            <text:p>-0.00861167002012087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0112273641851107" calcext:value-type="float">
            <text:p>0.0112273641851107</text:p>
          </table:table-cell>
          <table:table-cell office:value-type="float" office:value="-0.00285714285714289" calcext:value-type="float">
            <text:p>-0.00285714285714289</text:p>
          </table:table-cell>
          <table:table-cell office:value-type="float" office:value="0.0112676056338028" calcext:value-type="float">
            <text:p>0.0112676056338028</text:p>
          </table:table-cell>
          <table:table-cell office:value-type="float" office:value="0.00832997987927553" calcext:value-type="float">
            <text:p>0.00832997987927553</text:p>
          </table:table-cell>
          <table:table-cell office:value-type="float" office:value="0.00559356136820932" calcext:value-type="float">
            <text:p>0.00559356136820932</text:p>
          </table:table-cell>
          <table:table-cell office:value-type="float" office:value="-0.000120724346076462" calcext:value-type="float">
            <text:p>-0.000120724346076462</text:p>
          </table:table-cell>
          <table:table-cell office:value-type="float" office:value="0.00269617706237435" calcext:value-type="float">
            <text:p>0.00269617706237435</text:p>
          </table:table-cell>
          <table:table-cell office:value-type="float" office:value="0.0112676056338028" calcext:value-type="float">
            <text:p>0.0112676056338028</text:p>
          </table:table-cell>
          <table:table-cell office:value-type="float" office:value="-0.000120724346076462" calcext:value-type="float">
            <text:p>-0.000120724346076462</text:p>
          </table:table-cell>
          <table:table-cell office:value-type="float" office:value="0.00551307847082472" calcext:value-type="float">
            <text:p>0.00551307847082472</text:p>
          </table:table-cell>
          <table:table-cell office:value-type="float" office:value="0.00277665995975851" calcext:value-type="float">
            <text:p>0.00277665995975851</text:p>
          </table:table-cell>
          <table:table-cell office:value-type="float" office:value="0.00845070422535232" calcext:value-type="float">
            <text:p>0.00845070422535232</text:p>
          </table:table-cell>
          <table:table-cell office:value-type="float" office:value="0.011307847082495" calcext:value-type="float">
            <text:p>0.011307847082495</text:p>
          </table:table-cell>
          <table:table-cell office:value-type="float" office:value="-0.0115090543259556" calcext:value-type="float">
            <text:p>-0.0115090543259556</text:p>
          </table:table-cell>
          <table:table-cell office:value-type="float" office:value="0.0112676056338028" calcext:value-type="float">
            <text:p>0.0112676056338028</text:p>
          </table:table-cell>
          <table:table-cell office:value-type="float" office:value="0.00841046277665991" calcext:value-type="float">
            <text:p>0.0084104627766599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0112273641851105" calcext:value-type="float">
            <text:p>0.0112273641851105</text:p>
          </table:table-cell>
          <table:table-cell office:value-type="float" office:value="-0.00281690140845081" calcext:value-type="float">
            <text:p>-0.00281690140845081</text:p>
          </table:table-cell>
          <table:table-cell office:value-type="float" office:value="0.0169818913480884" calcext:value-type="float">
            <text:p>0.0169818913480884</text:p>
          </table:table-cell>
          <table:table-cell office:value-type="float" office:value="0.0112273641851105" calcext:value-type="float">
            <text:p>0.0112273641851105</text:p>
          </table:table-cell>
          <table:table-cell office:value-type="float" office:value="-0.0000804828973842708" calcext:value-type="float">
            <text:p>-8.04828973842708E-05</text:p>
          </table:table-cell>
          <table:table-cell office:value-type="float" office:value="0.00273641851106632" calcext:value-type="float">
            <text:p>0.00273641851106632</text:p>
          </table:table-cell>
          <table:table-cell office:value-type="float" office:value="0.00567404426559359" calcext:value-type="float">
            <text:p>0.00567404426559359</text:p>
          </table:table-cell>
          <table:table-cell office:value-type="float" office:value="0.0113078470824948" calcext:value-type="float">
            <text:p>0.0113078470824948</text:p>
          </table:table-cell>
          <table:table-cell office:value-type="float" office:value="0.00567404426559359" calcext:value-type="float">
            <text:p>0.00567404426559359</text:p>
          </table:table-cell>
          <table:table-cell office:value-type="float" office:value="0.00273641851106632" calcext:value-type="float">
            <text:p>0.00273641851106632</text:p>
          </table:table-cell>
          <table:table-cell office:value-type="float" office:value="-0.00289738430583508" calcext:value-type="float">
            <text:p>-0.00289738430583508</text:p>
          </table:table-cell>
          <table:table-cell office:value-type="float" office:value="0.0055935613682091" calcext:value-type="float">
            <text:p>0.0055935613682091</text:p>
          </table:table-cell>
          <table:table-cell office:value-type="float" office:value="0.00563380281690151" calcext:value-type="float">
            <text:p>0.00563380281690151</text:p>
          </table:table-cell>
          <table:table-cell office:value-type="float" office:value="-0.0143259557344064" calcext:value-type="float">
            <text:p>-0.0143259557344064</text:p>
          </table:table-cell>
          <table:table-cell office:value-type="float" office:value="0.00849094567404418" calcext:value-type="float">
            <text:p>0.00849094567404418</text:p>
          </table:table-cell>
          <table:table-cell office:value-type="float" office:value="0.0055935613682091" calcext:value-type="float">
            <text:p>0.005593561368209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0112273641851107" calcext:value-type="float">
            <text:p>0.0112273641851107</text:p>
          </table:table-cell>
          <table:table-cell office:value-type="float" office:value="0" calcext:value-type="float">
            <text:p>0</text:p>
          </table:table-cell>
          <table:table-cell office:value-type="float" office:value="0.0169818913480884" calcext:value-type="float">
            <text:p>0.0169818913480884</text:p>
          </table:table-cell>
          <table:table-cell office:value-type="float" office:value="0.0140442655935613" calcext:value-type="float">
            <text:p>0.0140442655935613</text:p>
          </table:table-cell>
          <table:table-cell office:value-type="float" office:value="0.0112676056338028" calcext:value-type="float">
            <text:p>0.0112676056338028</text:p>
          </table:table-cell>
          <table:table-cell office:value-type="float" office:value="0.00845070422535232" calcext:value-type="float">
            <text:p>0.00845070422535232</text:p>
          </table:table-cell>
          <table:table-cell office:value-type="float" office:value="0.0141247484909456" calcext:value-type="float">
            <text:p>0.0141247484909456</text:p>
          </table:table-cell>
          <table:table-cell office:value-type="float" office:value="0.0169818913480884" calcext:value-type="float">
            <text:p>0.0169818913480884</text:p>
          </table:table-cell>
          <table:table-cell office:value-type="float" office:value="0.0084909456740444" calcext:value-type="float">
            <text:p>0.0084909456740444</text:p>
          </table:table-cell>
          <table:table-cell office:value-type="float" office:value="0.00555331991951713" calcext:value-type="float">
            <text:p>0.00555331991951713</text:p>
          </table:table-cell>
          <table:table-cell office:value-type="float" office:value="0.00559356136820932" calcext:value-type="float">
            <text:p>0.00559356136820932</text:p>
          </table:table-cell>
          <table:table-cell office:value-type="float" office:value="0.00841046277665991" calcext:value-type="float">
            <text:p>0.00841046277665991</text:p>
          </table:table-cell>
          <table:table-cell office:value-type="float" office:value="0.00845070422535232" calcext:value-type="float">
            <text:p>0.00845070422535232</text:p>
          </table:table-cell>
          <table:table-cell office:value-type="float" office:value="-0.00297786720321924" calcext:value-type="float">
            <text:p>-0.00297786720321924</text:p>
          </table:table-cell>
          <table:table-cell office:value-type="float" office:value="0.00559356136820932" calcext:value-type="float">
            <text:p>0.00559356136820932</text:p>
          </table:table-cell>
          <table:table-cell office:value-type="float" office:value="0.0141247484909456" calcext:value-type="float">
            <text:p>0.0141247484909456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0112273641851106" calcext:value-type="float">
            <text:p>0.0112273641851106</text:p>
          </table:table-cell>
          <table:table-cell office:value-type="float" office:value="-0.00567404426559359" calcext:value-type="float">
            <text:p>-0.00567404426559359</text:p>
          </table:table-cell>
          <table:table-cell office:value-type="float" office:value="0.00845070422535199" calcext:value-type="float">
            <text:p>0.00845070422535199</text:p>
          </table:table-cell>
          <table:table-cell office:value-type="float" office:value="0.0112273641851106" calcext:value-type="float">
            <text:p>0.0112273641851106</text:p>
          </table:table-cell>
          <table:table-cell office:value-type="float" office:value="0.00277665995975873" calcext:value-type="float">
            <text:p>0.00277665995975873</text:p>
          </table:table-cell>
          <table:table-cell office:value-type="float" office:value="0.00273641851106632" calcext:value-type="float">
            <text:p>0.00273641851106632</text:p>
          </table:table-cell>
          <table:table-cell office:value-type="float" office:value="0.00559356136820921" calcext:value-type="float">
            <text:p>0.00559356136820921</text:p>
          </table:table-cell>
          <table:table-cell office:value-type="float" office:value="0.0112676056338028" calcext:value-type="float">
            <text:p>0.0112676056338028</text:p>
          </table:table-cell>
          <table:table-cell office:value-type="float" office:value="0.00281690140845081" calcext:value-type="float">
            <text:p>0.00281690140845081</text:p>
          </table:table-cell>
          <table:table-cell office:value-type="float" office:value="-0.000120724346076462" calcext:value-type="float">
            <text:p>-0.000120724346076462</text:p>
          </table:table-cell>
          <table:table-cell office:value-type="float" office:value="-0.0000804828973842708" calcext:value-type="float">
            <text:p>-8.04828973842708E-05</text:p>
          </table:table-cell>
          <table:table-cell table:number-columns-repeated="2" office:value-type="float" office:value="0.00277665995975873" calcext:value-type="float">
            <text:p>0.00277665995975873</text:p>
          </table:table-cell>
          <table:table-cell office:value-type="float" office:value="-0.00865191146881283" calcext:value-type="float">
            <text:p>-0.00865191146881283</text:p>
          </table:table-cell>
          <table:table-cell office:value-type="float" office:value="-0.00289738430583508" calcext:value-type="float">
            <text:p>-0.00289738430583508</text:p>
          </table:table-cell>
          <table:table-cell office:value-type="float" office:value="0.00845070422535199" calcext:value-type="float">
            <text:p>0.008450704225351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0.00839436619718314" calcext:value-type="float">
            <text:p>0.00839436619718314</text:p>
          </table:table-cell>
          <table:table-cell office:value-type="float" office:value="-0.00455533199195168" calcext:value-type="float">
            <text:p>-0.00455533199195168</text:p>
          </table:table-cell>
          <table:table-cell office:value-type="float" office:value="0.0135613682092555" calcext:value-type="float">
            <text:p>0.0135613682092555</text:p>
          </table:table-cell>
          <table:table-cell office:value-type="float" office:value="0.00550503018108661" calcext:value-type="float">
            <text:p>0.00550503018108661</text:p>
          </table:table-cell>
          <table:table-cell office:value-type="float" office:value="0.00503822937625764" calcext:value-type="float">
            <text:p>0.00503822937625764</text:p>
          </table:table-cell>
          <table:table-cell office:value-type="float" office:value="0.00215694164989944" calcext:value-type="float">
            <text:p>0.00215694164989944</text:p>
          </table:table-cell>
          <table:table-cell office:value-type="float" office:value="0.00388732394366209" calcext:value-type="float">
            <text:p>0.00388732394366209</text:p>
          </table:table-cell>
          <table:table-cell office:value-type="float" office:value="0.00957746478873234" calcext:value-type="float">
            <text:p>0.00957746478873234</text:p>
          </table:table-cell>
          <table:table-cell office:value-type="float" office:value="0.0022132796780685" calcext:value-type="float">
            <text:p>0.0022132796780685</text:p>
          </table:table-cell>
          <table:table-cell office:value-type="float" office:value="0.00272837022132788" calcext:value-type="float">
            <text:p>0.00272837022132788</text:p>
          </table:table-cell>
          <table:table-cell office:value-type="float" office:value="0.000498993963782723" calcext:value-type="float">
            <text:p>0.000498993963782723</text:p>
          </table:table-cell>
          <table:table-cell office:value-type="float" office:value="0.00558551307847088" calcext:value-type="float">
            <text:p>0.00558551307847088</text:p>
          </table:table-cell>
          <table:table-cell office:value-type="float" office:value="0.00560965794768631" calcext:value-type="float">
            <text:p>0.00560965794768631</text:p>
          </table:table-cell>
          <table:table-cell office:value-type="float" office:value="-0.0103661971830984" calcext:value-type="float">
            <text:p>-0.0103661971830984</text:p>
          </table:table-cell>
          <table:table-cell office:value-type="float" office:value="0.00275251509054331" calcext:value-type="float">
            <text:p>0.00275251509054331</text:p>
          </table:table-cell>
          <table:table-cell office:value-type="float" office:value="0.00559356136820921" calcext:value-type="float">
            <text:p>0.0055935613682092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0650199473728874" calcext:value-type="float">
            <text:p>0.00650199473728874</text:p>
          </table:table-cell>
          <table:table-cell office:value-type="float" office:value="-0.0222307104660047" calcext:value-type="float">
            <text:p>-0.0222307104660047</text:p>
          </table:table-cell>
          <table:table-cell office:value-type="float" office:value="0.0168916051268992" calcext:value-type="float">
            <text:p>0.0168916051268992</text:p>
          </table:table-cell>
          <table:table-cell office:value-type="float" office:value="0.0116883116883116" calcext:value-type="float">
            <text:p>0.0116883116883116</text:p>
          </table:table-cell>
          <table:table-cell office:value-type="float" office:value="0.0143111790170614" calcext:value-type="float">
            <text:p>0.0143111790170614</text:p>
          </table:table-cell>
          <table:table-cell office:value-type="float" office:value="-0.00652745946863598" calcext:value-type="float">
            <text:p>-0.00652745946863598</text:p>
          </table:table-cell>
          <table:table-cell office:value-type="float" office:value="0.0142687377981495" calcext:value-type="float">
            <text:p>0.0142687377981495</text:p>
          </table:table-cell>
          <table:table-cell office:value-type="float" office:value="-0.0065444359562008" calcext:value-type="float">
            <text:p>-0.0065444359562008</text:p>
          </table:table-cell>
          <table:table-cell office:value-type="float" office:value="0.00257193786605547" calcext:value-type="float">
            <text:p>0.00257193786605547</text:p>
          </table:table-cell>
          <table:table-cell office:value-type="float" office:value="0.01301247771836" calcext:value-type="float">
            <text:p>0.01301247771836</text:p>
          </table:table-cell>
          <table:table-cell office:value-type="float" office:value="0.00777523130464308" calcext:value-type="float">
            <text:p>0.00777523130464308</text:p>
          </table:table-cell>
          <table:table-cell office:value-type="float" office:value="0.00510992275698152" calcext:value-type="float">
            <text:p>0.00510992275698152</text:p>
          </table:table-cell>
          <table:table-cell office:value-type="float" office:value="0.011696799932094" calcext:value-type="float">
            <text:p>0.011696799932094</text:p>
          </table:table-cell>
          <table:table-cell office:value-type="float" office:value="-0.00262286732874972" calcext:value-type="float">
            <text:p>-0.00262286732874972</text:p>
          </table:table-cell>
          <table:table-cell office:value-type="float" office:value="0.0155334861217213" calcext:value-type="float">
            <text:p>0.0155334861217213</text:p>
          </table:table-cell>
          <table:table-cell office:value-type="float" office:value="0.0182327476445123" calcext:value-type="float">
            <text:p>0.0182327476445123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0651048298107126" calcext:value-type="float">
            <text:p>0.00651048298107126</text:p>
          </table:table-cell>
          <table:table-cell office:value-type="float" office:value="-0.0221628045157457" calcext:value-type="float">
            <text:p>-0.0221628045157457</text:p>
          </table:table-cell>
          <table:table-cell office:value-type="float" office:value="-0.0000254647313471246" calcext:value-type="float">
            <text:p>-2.54647313471246E-05</text:p>
          </table:table-cell>
          <table:table-cell office:value-type="float" office:value="-0.0025974025974026" calcext:value-type="float">
            <text:p>-0.0025974025974026</text:p>
          </table:table-cell>
          <table:table-cell office:value-type="float" office:value="0.0169595110771582" calcext:value-type="float">
            <text:p>0.0169595110771582</text:p>
          </table:table-cell>
          <table:table-cell office:value-type="float" office:value="-0.00128172481113653" calcext:value-type="float">
            <text:p>-0.00128172481113653</text:p>
          </table:table-cell>
          <table:table-cell office:value-type="float" office:value="0.00913335030982099" calcext:value-type="float">
            <text:p>0.00913335030982099</text:p>
          </table:table-cell>
          <table:table-cell office:value-type="float" office:value="0.0104405398523046" calcext:value-type="float">
            <text:p>0.0104405398523046</text:p>
          </table:table-cell>
          <table:table-cell office:value-type="float" office:value="0.00131567778626607" calcext:value-type="float">
            <text:p>0.00131567778626607</text:p>
          </table:table-cell>
          <table:table-cell office:value-type="float" office:value="0.00780918427977251" calcext:value-type="float">
            <text:p>0.00780918427977251</text:p>
          </table:table-cell>
          <table:table-cell office:value-type="float" office:value="0.00914183855360329" calcext:value-type="float">
            <text:p>0.00914183855360329</text:p>
          </table:table-cell>
          <table:table-cell office:value-type="float" office:value="0.00388761565232154" calcext:value-type="float">
            <text:p>0.00388761565232154</text:p>
          </table:table-cell>
          <table:table-cell office:value-type="float" office:value="0.00782616076733733" calcext:value-type="float">
            <text:p>0.00782616076733733</text:p>
          </table:table-cell>
          <table:table-cell office:value-type="float" office:value="-0.00781767252355481" calcext:value-type="float">
            <text:p>-0.00781767252355481</text:p>
          </table:table-cell>
          <table:table-cell office:value-type="float" office:value="0.00650199473728885" calcext:value-type="float">
            <text:p>0.00650199473728885</text:p>
          </table:table-cell>
          <table:table-cell office:value-type="float" office:value="-0.00000848824378230084" calcext:value-type="float">
            <text:p>-8.48824378230084E-06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155844155844157" calcext:value-type="float">
            <text:p>0.0155844155844157</text:p>
          </table:table-cell>
          <table:table-cell office:value-type="float" office:value="-0.00398098633392741" calcext:value-type="float">
            <text:p>-0.00398098633392741</text:p>
          </table:table-cell>
          <table:table-cell office:value-type="float" office:value="0.0129445717681013" calcext:value-type="float">
            <text:p>0.0129445717681013</text:p>
          </table:table-cell>
          <table:table-cell office:value-type="float" office:value="0.0103726339020457" calcext:value-type="float">
            <text:p>0.0103726339020457</text:p>
          </table:table-cell>
          <table:table-cell office:value-type="float" office:value="0.011671335200747" calcext:value-type="float">
            <text:p>0.011671335200747</text:p>
          </table:table-cell>
          <table:table-cell office:value-type="float" office:value="0.0103811221458281" calcext:value-type="float">
            <text:p>0.0103811221458281</text:p>
          </table:table-cell>
          <table:table-cell office:value-type="float" office:value="0.0129785247432307" calcext:value-type="float">
            <text:p>0.0129785247432307</text:p>
          </table:table-cell>
          <table:table-cell office:value-type="float" office:value="0.0194805194805195" calcext:value-type="float">
            <text:p>0.0194805194805195</text:p>
          </table:table-cell>
          <table:table-cell office:value-type="float" office:value="0.00776674306086078" calcext:value-type="float">
            <text:p>0.00776674306086078</text:p>
          </table:table-cell>
          <table:table-cell office:value-type="float" office:value="0.00906544435956202" calcext:value-type="float">
            <text:p>0.00906544435956202</text:p>
          </table:table-cell>
          <table:table-cell office:value-type="float" office:value="0.0129700364994484" calcext:value-type="float">
            <text:p>0.0129700364994484</text:p>
          </table:table-cell>
          <table:table-cell office:value-type="float" office:value="0.00774976657329607" calcext:value-type="float">
            <text:p>0.00774976657329607</text:p>
          </table:table-cell>
          <table:table-cell office:value-type="float" office:value="0.011671335200747" calcext:value-type="float">
            <text:p>0.011671335200747</text:p>
          </table:table-cell>
          <table:table-cell office:value-type="float" office:value="0.010355657414481" calcext:value-type="float">
            <text:p>0.010355657414481</text:p>
          </table:table-cell>
          <table:table-cell office:value-type="float" office:value="0.0194805194805195" calcext:value-type="float">
            <text:p>0.0194805194805195</text:p>
          </table:table-cell>
          <table:table-cell office:value-type="float" office:value="0.0181648416942535" calcext:value-type="float">
            <text:p>0.0181648416942535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0650199473728885" calcext:value-type="float">
            <text:p>0.00650199473728885</text:p>
          </table:table-cell>
          <table:table-cell office:value-type="float" office:value="-0.0156692980222393" calcext:value-type="float">
            <text:p>-0.0156692980222393</text:p>
          </table:table-cell>
          <table:table-cell office:value-type="float" office:value="0.00645955351837702" calcext:value-type="float">
            <text:p>0.00645955351837702</text:p>
          </table:table-cell>
          <table:table-cell office:value-type="float" office:value="0.00518631695102279" calcext:value-type="float">
            <text:p>0.00518631695102279</text:p>
          </table:table-cell>
          <table:table-cell office:value-type="float" office:value="-0.0000169764875647127" calcext:value-type="float">
            <text:p>-1.69764875647127E-05</text:p>
          </table:table-cell>
          <table:table-cell office:value-type="float" office:value="-0.0039555216025805" calcext:value-type="float">
            <text:p>-0.0039555216025805</text:p>
          </table:table-cell>
          <table:table-cell office:value-type="float" office:value="-0.0000339529751294254" calcext:value-type="float">
            <text:p>-3.39529751294254E-05</text:p>
          </table:table-cell>
          <table:table-cell office:value-type="float" office:value="0.00649350649350655" calcext:value-type="float">
            <text:p>0.00649350649350655</text:p>
          </table:table-cell>
          <table:table-cell office:value-type="float" office:value="0.0051948051948052" calcext:value-type="float">
            <text:p>0.0051948051948052</text:p>
          </table:table-cell>
          <table:table-cell office:value-type="float" office:value="-0.00524573465749933" calcext:value-type="float">
            <text:p>-0.00524573465749933</text:p>
          </table:table-cell>
          <table:table-cell office:value-type="float" office:value="0.0051863169510229" calcext:value-type="float">
            <text:p>0.0051863169510229</text:p>
          </table:table-cell>
          <table:table-cell office:value-type="float" office:value="0.00126474832357182" calcext:value-type="float">
            <text:p>0.00126474832357182</text:p>
          </table:table-cell>
          <table:table-cell office:value-type="float" office:value="0.00127323656735423" calcext:value-type="float">
            <text:p>0.00127323656735423</text:p>
          </table:table-cell>
          <table:table-cell office:value-type="float" office:value="-0.00394703335879809" calcext:value-type="float">
            <text:p>-0.00394703335879809</text:p>
          </table:table-cell>
          <table:table-cell office:value-type="float" office:value="0.00516934046345807" calcext:value-type="float">
            <text:p>0.00516934046345807</text:p>
          </table:table-cell>
          <table:table-cell office:value-type="float" office:value="0.00128172481113653" calcext:value-type="float">
            <text:p>0.00128172481113653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-0.00262286732874972" calcext:value-type="float">
            <text:p>-0.00262286732874972</text:p>
          </table:table-cell>
          <table:table-cell office:value-type="float" office:value="-0.027408539173245" calcext:value-type="float">
            <text:p>-0.027408539173245</text:p>
          </table:table-cell>
          <table:table-cell office:value-type="float" office:value="0.00123079534844239" calcext:value-type="float">
            <text:p>0.00123079534844239</text:p>
          </table:table-cell>
          <table:table-cell office:value-type="float" office:value="-0.00525422290128175" calcext:value-type="float">
            <text:p>-0.00525422290128175</text:p>
          </table:table-cell>
          <table:table-cell office:value-type="float" office:value="-0.00784313725490193" calcext:value-type="float">
            <text:p>-0.00784313725490193</text:p>
          </table:table-cell>
          <table:table-cell office:value-type="float" office:value="-0.00524573465749933" calcext:value-type="float">
            <text:p>-0.00524573465749933</text:p>
          </table:table-cell>
          <table:table-cell office:value-type="float" office:value="-0.00264833206009685" calcext:value-type="float">
            <text:p>-0.00264833206009685</text:p>
          </table:table-cell>
          <table:table-cell office:value-type="float" office:value="0.00125626007978952" calcext:value-type="float">
            <text:p>0.00125626007978952</text:p>
          </table:table-cell>
          <table:table-cell office:value-type="float" office:value="-0.00263984381631432" calcext:value-type="float">
            <text:p>-0.00263984381631432</text:p>
          </table:table-cell>
          <table:table-cell office:value-type="float" office:value="-0.00394703335879798" calcext:value-type="float">
            <text:p>-0.00394703335879798</text:p>
          </table:table-cell>
          <table:table-cell office:value-type="float" office:value="-0.00784313725490193" calcext:value-type="float">
            <text:p>-0.00784313725490193</text:p>
          </table:table-cell>
          <table:table-cell office:value-type="float" office:value="-0.00263984381631444" calcext:value-type="float">
            <text:p>-0.00263984381631444</text:p>
          </table:table-cell>
          <table:table-cell office:value-type="float" office:value="-0.00917579152873271" calcext:value-type="float">
            <text:p>-0.00917579152873271</text:p>
          </table:table-cell>
          <table:table-cell office:value-type="float" office:value="-0.00920125626007973" calcext:value-type="float">
            <text:p>-0.00920125626007973</text:p>
          </table:table-cell>
          <table:table-cell office:value-type="float" office:value="-0.00525422290128164" calcext:value-type="float">
            <text:p>-0.00525422290128164</text:p>
          </table:table-cell>
          <table:table-cell office:value-type="float" office:value="-0.00263984381631432" calcext:value-type="float">
            <text:p>-0.002639843816314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0.00649520414226301" calcext:value-type="float">
            <text:p>0.00649520414226301</text:p>
          </table:table-cell>
          <table:table-cell office:value-type="float" office:value="-0.0182904677022323" calcext:value-type="float">
            <text:p>-0.0182904677022323</text:p>
          </table:table-cell>
          <table:table-cell office:value-type="float" office:value="0.00750021220609454" calcext:value-type="float">
            <text:p>0.00750021220609454</text:p>
          </table:table-cell>
          <table:table-cell office:value-type="float" office:value="0.00387912740853924" calcext:value-type="float">
            <text:p>0.00387912740853924</text:p>
          </table:table-cell>
          <table:table-cell office:value-type="float" office:value="0.00701638231049995" calcext:value-type="float">
            <text:p>0.00701638231049995</text:p>
          </table:table-cell>
          <table:table-cell office:value-type="float" office:value="-0.00132586367880483" calcext:value-type="float">
            <text:p>-0.00132586367880483</text:p>
          </table:table-cell>
          <table:table-cell office:value-type="float" office:value="0.00673966556319494" calcext:value-type="float">
            <text:p>0.00673966556319494</text:p>
          </table:table-cell>
          <table:table-cell office:value-type="float" office:value="0.00622527798998396" calcext:value-type="float">
            <text:p>0.00622527798998396</text:p>
          </table:table-cell>
          <table:table-cell office:value-type="float" office:value="0.00284186401833464" calcext:value-type="float">
            <text:p>0.00284186401833464</text:p>
          </table:table-cell>
          <table:table-cell office:value-type="float" office:value="0.00413886766827942" calcext:value-type="float">
            <text:p>0.00413886766827942</text:p>
          </table:table-cell>
          <table:table-cell office:value-type="float" office:value="0.00544605721076319" calcext:value-type="float">
            <text:p>0.00544605721076319</text:p>
          </table:table-cell>
          <table:table-cell office:value-type="float" office:value="0.00307444189797135" calcext:value-type="float">
            <text:p>0.00307444189797135</text:p>
          </table:table-cell>
          <table:table-cell office:value-type="float" office:value="0.00465834818776001" calcext:value-type="float">
            <text:p>0.00465834818776001</text:p>
          </table:table-cell>
          <table:table-cell office:value-type="float" office:value="-0.00264663441134017" calcext:value-type="float">
            <text:p>-0.00264663441134017</text:p>
          </table:table-cell>
          <table:table-cell office:value-type="float" office:value="0.00828622358034126" calcext:value-type="float">
            <text:p>0.00828622358034126</text:p>
          </table:table-cell>
          <table:table-cell office:value-type="float" office:value="0.00700619641796119" calcext:value-type="float">
            <text:p>0.00700619641796119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316017316017316" calcext:value-type="float">
            <text:p>-0.0316017316017316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735930735930723" calcext:value-type="float">
            <text:p>-0.00735930735930723</text:p>
          </table:table-cell>
          <table:table-cell office:value-type="float" office:value="-0.00389610389610362" calcext:value-type="float">
            <text:p>-0.00389610389610362</text:p>
          </table:table-cell>
          <table:table-cell office:value-type="float" office:value="-0.00562770562770565" calcext:value-type="float">
            <text:p>-0.00562770562770565</text:p>
          </table:table-cell>
          <table:table-cell office:value-type="float" office:value="0.00173160173160181" calcext:value-type="float">
            <text:p>0.00173160173160181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0432900432900452" calcext:value-type="float">
            <text:p>-0.000432900432900452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0432900432900452" calcext:value-type="float">
            <text:p>-0.000432900432900452</text:p>
          </table:table-cell>
          <table:table-cell office:value-type="float" office:value="-0.00346320346320317" calcext:value-type="float">
            <text:p>-0.00346320346320317</text:p>
          </table:table-cell>
          <table:table-cell table:number-columns-repeated="2" office:value-type="float" office:value="-0.00173160173160158" calcext:value-type="float">
            <text:p>-0.00173160173160158</text:p>
          </table:table-cell>
          <table:table-cell office:value-type="float" office:value="-0.00303030303030283" calcext:value-type="float">
            <text:p>-0.00303030303030283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216450216450204" calcext:value-type="float">
            <text:p>-0.00216450216450204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294372294372294" calcext:value-type="float">
            <text:p>-0.0294372294372294</text:p>
          </table:table-cell>
          <table:table-cell office:value-type="float" office:value="0" calcext:value-type="float">
            <text:p>0</text:p>
          </table:table-cell>
          <table:table-cell office:value-type="float" office:value="-0.00649350649350633" calcext:value-type="float">
            <text:p>-0.00649350649350633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303030303030272" calcext:value-type="float">
            <text:p>-0.00303030303030272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0" calcext:value-type="float">
            <text:p>0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32900432900674" calcext:value-type="float">
            <text:p>0.000432900432900674</text:p>
          </table:table-cell>
          <table:table-cell office:value-type="float" office:value="0" calcext:value-type="float">
            <text:p>0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290043290043291" calcext:value-type="float">
            <text:p>-0.0290043290043291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-0.00692640692640723" calcext:value-type="float">
            <text:p>-0.00692640692640723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-0.00173160173160203" calcext:value-type="float">
            <text:p>-0.00173160173160203</text:p>
          </table:table-cell>
          <table:table-cell office:value-type="float" office:value="0.00129870129870102" calcext:value-type="float">
            <text:p>0.00129870129870102</text:p>
          </table:table-cell>
          <table:table-cell office:value-type="float" office:value="-0.000432900432900563" calcext:value-type="float">
            <text:p>-0.000432900432900563</text:p>
          </table:table-cell>
          <table:table-cell office:value-type="float" office:value="-0.00173160173160203" calcext:value-type="float">
            <text:p>-0.00173160173160203</text:p>
          </table:table-cell>
          <table:table-cell office:value-type="float" office:value="-0.000865800865801236" calcext:value-type="float">
            <text:p>-0.000865800865801236</text:p>
          </table:table-cell>
          <table:table-cell office:value-type="float" office:value="0.000865800865800792" calcext:value-type="float">
            <text:p>0.000865800865800792</text:p>
          </table:table-cell>
          <table:table-cell table:number-columns-repeated="2" office:value-type="float" office:value="-0.000865800865801236" calcext:value-type="float">
            <text:p>-0.000865800865801236</text:p>
          </table:table-cell>
          <table:table-cell office:value-type="float" office:value="-0.00303030303030316" calcext:value-type="float">
            <text:p>-0.00303030303030316</text:p>
          </table:table-cell>
          <table:table-cell office:value-type="float" office:value="0.00129870129870102" calcext:value-type="float">
            <text:p>0.00129870129870102</text:p>
          </table:table-cell>
          <table:table-cell table:number-columns-repeated="2" office:value-type="float" office:value="-0.000432900432900563" calcext:value-type="float">
            <text:p>-0.000432900432900563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285714285714284" calcext:value-type="float">
            <text:p>-0.0285714285714284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-0.00692640692640678" calcext:value-type="float">
            <text:p>-0.00692640692640678</text:p>
          </table:table-cell>
          <table:table-cell office:value-type="float" office:value="-0.00216450216450192" calcext:value-type="float">
            <text:p>-0.00216450216450192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259740259740282" calcext:value-type="float">
            <text:p>0.00259740259740282</text:p>
          </table:table-cell>
          <table:table-cell table:number-columns-repeated="2" office:value-type="float" office:value="-0.000432900432900341" calcext:value-type="float">
            <text:p>-0.000432900432900341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0.000865800865801236" calcext:value-type="float">
            <text:p>0.000865800865801236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259740259740282" calcext:value-type="float">
            <text:p>0.00259740259740282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281385281385279" calcext:value-type="float">
            <text:p>-0.0281385281385279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-0.00692640692640678" calcext:value-type="float">
            <text:p>-0.00692640692640678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0865800865801236" calcext:value-type="float">
            <text:p>0.000865800865801236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" calcext:value-type="float">
            <text:p>0</text:p>
          </table:table-cell>
          <table:table-cell office:value-type="float" office:value="0.000865800865801236" calcext:value-type="float">
            <text:p>0.00086580086580123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-0.0293506493506492" calcext:value-type="float">
            <text:p>-0.0293506493506492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-0.00692640692640689" calcext:value-type="float">
            <text:p>-0.00692640692640689</text:p>
          </table:table-cell>
          <table:table-cell office:value-type="float" office:value="-0.00242424242424222" calcext:value-type="float">
            <text:p>-0.00242424242424222</text:p>
          </table:table-cell>
          <table:table-cell office:value-type="float" office:value="-0.00251082251082235" calcext:value-type="float">
            <text:p>-0.00251082251082235</text:p>
          </table:table-cell>
          <table:table-cell office:value-type="float" office:value="0.00190476190476208" calcext:value-type="float">
            <text:p>0.00190476190476208</text:p>
          </table:table-cell>
          <table:table-cell office:value-type="float" office:value="-0.000519480519480475" calcext:value-type="float">
            <text:p>-0.000519480519480475</text:p>
          </table:table-cell>
          <table:table-cell office:value-type="float" office:value="-0.000692640692640634" calcext:value-type="float">
            <text:p>-0.000692640692640634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11255411255412" calcext:value-type="float">
            <text:p>0.0011255411255412</text:p>
          </table:table-cell>
          <table:table-cell office:value-type="float" office:value="-0.000779220779220546" calcext:value-type="float">
            <text:p>-0.000779220779220546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-0.000952380952380816" calcext:value-type="float">
            <text:p>-0.000952380952380816</text:p>
          </table:table-cell>
          <table:table-cell office:value-type="float" office:value="0.00077922077922099" calcext:value-type="float">
            <text:p>0.00077922077922099</text:p>
          </table:table-cell>
          <table:table-cell office:value-type="float" office:value="-0.000606060606060499" calcext:value-type="float">
            <text:p>-0.000606060606060499</text:p>
          </table:table-cell>
          <table:table-cell office:value-type="float" office:value="-0.000346320346320206" calcext:value-type="float">
            <text:p>-0.000346320346320206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390243902439024" calcext:value-type="float">
            <text:p>-0.0390243902439024</text:p>
          </table:table-cell>
          <table:table-cell office:value-type="float" office:value="-0.00580720092915199" calcext:value-type="float">
            <text:p>-0.00580720092915199</text:p>
          </table:table-cell>
          <table:table-cell office:value-type="float" office:value="-0.0101045296167246" calcext:value-type="float">
            <text:p>-0.0101045296167246</text:p>
          </table:table-cell>
          <table:table-cell office:value-type="float" office:value="-0.0248548199767711" calcext:value-type="float">
            <text:p>-0.0248548199767711</text:p>
          </table:table-cell>
          <table:table-cell office:value-type="float" office:value="-0.0533101045296167" calcext:value-type="float">
            <text:p>-0.0533101045296167</text:p>
          </table:table-cell>
          <table:table-cell office:value-type="float" office:value="-0.0293844367015097" calcext:value-type="float">
            <text:p>-0.0293844367015097</text:p>
          </table:table-cell>
          <table:table-cell office:value-type="float" office:value="-0.024506387921022" calcext:value-type="float">
            <text:p>-0.024506387921022</text:p>
          </table:table-cell>
          <table:table-cell office:value-type="float" office:value="-0.0389082462253193" calcext:value-type="float">
            <text:p>-0.0389082462253193</text:p>
          </table:table-cell>
          <table:table-cell office:value-type="float" office:value="-0.000116144018582953" calcext:value-type="float">
            <text:p>-0.000116144018582953</text:p>
          </table:table-cell>
          <table:table-cell office:value-type="float" office:value="-0.00998838559814164" calcext:value-type="float">
            <text:p>-0.00998838559814164</text:p>
          </table:table-cell>
          <table:table-cell office:value-type="float" office:value="-0.0199767711962833" calcext:value-type="float">
            <text:p>-0.0199767711962833</text:p>
          </table:table-cell>
          <table:table-cell office:value-type="float" office:value="-0.0295005807200928" calcext:value-type="float">
            <text:p>-0.0295005807200928</text:p>
          </table:table-cell>
          <table:table-cell office:value-type="float" office:value="-0.0293844367015097" calcext:value-type="float">
            <text:p>-0.0293844367015097</text:p>
          </table:table-cell>
          <table:table-cell office:value-type="float" office:value="-0.0196283391405342" calcext:value-type="float">
            <text:p>-0.0196283391405342</text:p>
          </table:table-cell>
          <table:table-cell office:value-type="float" office:value="-0.00987224157955857" calcext:value-type="float">
            <text:p>-0.00987224157955857</text:p>
          </table:table-cell>
          <table:table-cell office:value-type="float" office:value="-0.0193960511033681" calcext:value-type="float">
            <text:p>-0.019396051103368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437862950058072" calcext:value-type="float">
            <text:p>-0.0437862950058072</text:p>
          </table:table-cell>
          <table:table-cell office:value-type="float" office:value="-0.0442508710801394" calcext:value-type="float">
            <text:p>-0.0442508710801394</text:p>
          </table:table-cell>
          <table:table-cell office:value-type="float" office:value="0.02404181184669" calcext:value-type="float">
            <text:p>0.02404181184669</text:p>
          </table:table-cell>
          <table:table-cell office:value-type="float" office:value="-0.00522648083623689" calcext:value-type="float">
            <text:p>-0.00522648083623689</text:p>
          </table:table-cell>
          <table:table-cell office:value-type="float" office:value="-0.0247386759581881" calcext:value-type="float">
            <text:p>-0.0247386759581881</text:p>
          </table:table-cell>
          <table:table-cell office:value-type="float" office:value="-0.0246225319396051" calcext:value-type="float">
            <text:p>-0.0246225319396051</text:p>
          </table:table-cell>
          <table:table-cell office:value-type="float" office:value="0.00952380952380949" calcext:value-type="float">
            <text:p>0.00952380952380949</text:p>
          </table:table-cell>
          <table:table-cell office:value-type="float" office:value="-0.00522648083623689" calcext:value-type="float">
            <text:p>-0.00522648083623689</text:p>
          </table:table-cell>
          <table:table-cell office:value-type="float" office:value="-0.000232288037166128" calcext:value-type="float">
            <text:p>-0.000232288037166128</text:p>
          </table:table-cell>
          <table:table-cell office:value-type="float" office:value="0.0139372822299652" calcext:value-type="float">
            <text:p>0.0139372822299652</text:p>
          </table:table-cell>
          <table:table-cell office:value-type="float" office:value="-0.0196283391405343" calcext:value-type="float">
            <text:p>-0.0196283391405343</text:p>
          </table:table-cell>
          <table:table-cell office:value-type="float" office:value="-0.024390243902439" calcext:value-type="float">
            <text:p>-0.024390243902439</text:p>
          </table:table-cell>
          <table:table-cell office:value-type="float" office:value="-0.0198606271777003" calcext:value-type="float">
            <text:p>-0.0198606271777003</text:p>
          </table:table-cell>
          <table:table-cell office:value-type="float" office:value="-0.0101045296167247" calcext:value-type="float">
            <text:p>-0.0101045296167247</text:p>
          </table:table-cell>
          <table:table-cell office:value-type="float" office:value="-0.0195121951219512" calcext:value-type="float">
            <text:p>-0.0195121951219512</text:p>
          </table:table-cell>
          <table:table-cell office:value-type="float" office:value="-0.0147502903600465" calcext:value-type="float">
            <text:p>-0.0147502903600465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579558652729383" calcext:value-type="float">
            <text:p>-0.0579558652729383</text:p>
          </table:table-cell>
          <table:table-cell office:value-type="float" office:value="-0.0540069686411149" calcext:value-type="float">
            <text:p>-0.0540069686411149</text:p>
          </table:table-cell>
          <table:table-cell office:value-type="float" office:value="-0.0146341463414632" calcext:value-type="float">
            <text:p>-0.0146341463414632</text:p>
          </table:table-cell>
          <table:table-cell office:value-type="float" office:value="-0.0292682926829266" calcext:value-type="float">
            <text:p>-0.0292682926829266</text:p>
          </table:table-cell>
          <table:table-cell office:value-type="float" office:value="-0.0535423925667827" calcext:value-type="float">
            <text:p>-0.0535423925667827</text:p>
          </table:table-cell>
          <table:table-cell office:value-type="float" office:value="-0.0774680603948895" calcext:value-type="float">
            <text:p>-0.0774680603948895</text:p>
          </table:table-cell>
          <table:table-cell office:value-type="float" office:value="-0.0290360046457606" calcext:value-type="float">
            <text:p>-0.0290360046457606</text:p>
          </table:table-cell>
          <table:table-cell office:value-type="float" office:value="-0.0341463414634144" calcext:value-type="float">
            <text:p>-0.0341463414634144</text:p>
          </table:table-cell>
          <table:table-cell office:value-type="float" office:value="-0.0291521486643436" calcext:value-type="float">
            <text:p>-0.0291521486643436</text:p>
          </table:table-cell>
          <table:table-cell office:value-type="float" office:value="-0.0485481997677119" calcext:value-type="float">
            <text:p>-0.0485481997677119</text:p>
          </table:table-cell>
          <table:table-cell office:value-type="float" office:value="-0.0291521486643436" calcext:value-type="float">
            <text:p>-0.0291521486643436</text:p>
          </table:table-cell>
          <table:table-cell office:value-type="float" office:value="-0.0385598141695701" calcext:value-type="float">
            <text:p>-0.0385598141695701</text:p>
          </table:table-cell>
          <table:table-cell office:value-type="float" office:value="-0.0292682926829266" calcext:value-type="float">
            <text:p>-0.0292682926829266</text:p>
          </table:table-cell>
          <table:table-cell office:value-type="float" office:value="-0.043554006968641" calcext:value-type="float">
            <text:p>-0.043554006968641</text:p>
          </table:table-cell>
          <table:table-cell office:value-type="float" office:value="-0.0483159117305457" calcext:value-type="float">
            <text:p>-0.0483159117305457</text:p>
          </table:table-cell>
          <table:table-cell office:value-type="float" office:value="-0.0630662020905922" calcext:value-type="float">
            <text:p>-0.0630662020905922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483159117305459" calcext:value-type="float">
            <text:p>-0.0483159117305459</text:p>
          </table:table-cell>
          <table:table-cell office:value-type="float" office:value="-0.010801393728223" calcext:value-type="float">
            <text:p>-0.010801393728223</text:p>
          </table:table-cell>
          <table:table-cell office:value-type="float" office:value="-0.000348432055749082" calcext:value-type="float">
            <text:p>-0.000348432055749082</text:p>
          </table:table-cell>
          <table:table-cell office:value-type="float" office:value="0.0139372822299652" calcext:value-type="float">
            <text:p>0.0139372822299652</text:p>
          </table:table-cell>
          <table:table-cell office:value-type="float" office:value="-0.029500580720093" calcext:value-type="float">
            <text:p>-0.029500580720093</text:p>
          </table:table-cell>
          <table:table-cell office:value-type="float" office:value="-0.048664343786295" calcext:value-type="float">
            <text:p>-0.048664343786295</text:p>
          </table:table-cell>
          <table:table-cell office:value-type="float" office:value="-0.00998838559814164" calcext:value-type="float">
            <text:p>-0.00998838559814164</text:p>
          </table:table-cell>
          <table:table-cell office:value-type="float" office:value="-0.0339140534262486" calcext:value-type="float">
            <text:p>-0.0339140534262486</text:p>
          </table:table-cell>
          <table:table-cell office:value-type="float" office:value="-0.0149825783972125" calcext:value-type="float">
            <text:p>-0.0149825783972125</text:p>
          </table:table-cell>
          <table:table-cell office:value-type="float" office:value="-0.0293844367015099" calcext:value-type="float">
            <text:p>-0.0293844367015099</text:p>
          </table:table-cell>
          <table:table-cell office:value-type="float" office:value="-0.00522648083623689" calcext:value-type="float">
            <text:p>-0.00522648083623689</text:p>
          </table:table-cell>
          <table:table-cell office:value-type="float" office:value="-0.0146341463414634" calcext:value-type="float">
            <text:p>-0.0146341463414634</text:p>
          </table:table-cell>
          <table:table-cell office:value-type="float" office:value="-0.0246225319396051" calcext:value-type="float">
            <text:p>-0.0246225319396051</text:p>
          </table:table-cell>
          <table:table-cell office:value-type="float" office:value="-0.0340301974448316" calcext:value-type="float">
            <text:p>-0.0340301974448316</text:p>
          </table:table-cell>
          <table:table-cell office:value-type="float" office:value="-0.0292682926829269" calcext:value-type="float">
            <text:p>-0.0292682926829269</text:p>
          </table:table-cell>
          <table:table-cell office:value-type="float" office:value="-0.0246225319396052" calcext:value-type="float">
            <text:p>-0.024622531939605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48432055749129" calcext:value-type="float">
            <text:p>-0.048432055749129</text:p>
          </table:table-cell>
          <table:table-cell office:value-type="float" office:value="-0.0202090592334495" calcext:value-type="float">
            <text:p>-0.0202090592334495</text:p>
          </table:table-cell>
          <table:table-cell office:value-type="float" office:value="0.0285714285714286" calcext:value-type="float">
            <text:p>0.0285714285714286</text:p>
          </table:table-cell>
          <table:table-cell office:value-type="float" office:value="0.00952380952380949" calcext:value-type="float">
            <text:p>0.00952380952380949</text:p>
          </table:table-cell>
          <table:table-cell office:value-type="float" office:value="-0.0147502903600464" calcext:value-type="float">
            <text:p>-0.0147502903600464</text:p>
          </table:table-cell>
          <table:table-cell office:value-type="float" office:value="-0.0339140534262485" calcext:value-type="float">
            <text:p>-0.0339140534262485</text:p>
          </table:table-cell>
          <table:table-cell office:value-type="float" office:value="0.00452961672473873" calcext:value-type="float">
            <text:p>0.00452961672473873</text:p>
          </table:table-cell>
          <table:table-cell office:value-type="float" office:value="-0.024274099883856" calcext:value-type="float">
            <text:p>-0.024274099883856</text:p>
          </table:table-cell>
          <table:table-cell office:value-type="float" office:value="-0.0101045296167247" calcext:value-type="float">
            <text:p>-0.0101045296167247</text:p>
          </table:table-cell>
          <table:table-cell office:value-type="float" office:value="-0.00998838559814164" calcext:value-type="float">
            <text:p>-0.00998838559814164</text:p>
          </table:table-cell>
          <table:table-cell office:value-type="float" office:value="0.00952380952380949" calcext:value-type="float">
            <text:p>0.00952380952380949</text:p>
          </table:table-cell>
          <table:table-cell office:value-type="float" office:value="-0.0192799070847851" calcext:value-type="float">
            <text:p>-0.0192799070847851</text:p>
          </table:table-cell>
          <table:table-cell office:value-type="float" office:value="-0.00534262485481996" calcext:value-type="float">
            <text:p>-0.00534262485481996</text:p>
          </table:table-cell>
          <table:table-cell office:value-type="float" office:value="-0.0146341463414634" calcext:value-type="float">
            <text:p>-0.0146341463414634</text:p>
          </table:table-cell>
          <table:table-cell office:value-type="float" office:value="-0.00987224157955868" calcext:value-type="float">
            <text:p>-0.00987224157955868</text:p>
          </table:table-cell>
          <table:table-cell office:value-type="float" office:value="-0.00511033681765394" calcext:value-type="float">
            <text:p>-0.005110336817653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office:value-type="float" office:value="-0.0475029036004646" calcext:value-type="float">
            <text:p>-0.0475029036004646</text:p>
          </table:table-cell>
          <table:table-cell office:value-type="float" office:value="-0.0270150987224157" calcext:value-type="float">
            <text:p>-0.0270150987224157</text:p>
          </table:table-cell>
          <table:table-cell office:value-type="float" office:value="0.00550522648083629" calcext:value-type="float">
            <text:p>0.00550522648083629</text:p>
          </table:table-cell>
          <table:table-cell office:value-type="float" office:value="-0.00717770034843201" calcext:value-type="float">
            <text:p>-0.00717770034843201</text:p>
          </table:table-cell>
          <table:table-cell office:value-type="float" office:value="-0.0351684088269454" calcext:value-type="float">
            <text:p>-0.0351684088269454</text:p>
          </table:table-cell>
          <table:table-cell office:value-type="float" office:value="-0.0428106852497095" calcext:value-type="float">
            <text:p>-0.0428106852497095</text:p>
          </table:table-cell>
          <table:table-cell office:value-type="float" office:value="-0.0098954703832751" calcext:value-type="float">
            <text:p>-0.0098954703832751</text:p>
          </table:table-cell>
          <table:table-cell office:value-type="float" office:value="-0.0272938443670151" calcext:value-type="float">
            <text:p>-0.0272938443670151</text:p>
          </table:table-cell>
          <table:table-cell office:value-type="float" office:value="-0.0109175377468059" calcext:value-type="float">
            <text:p>-0.0109175377468059</text:p>
          </table:table-cell>
          <table:table-cell office:value-type="float" office:value="-0.0167944250871079" calcext:value-type="float">
            <text:p>-0.0167944250871079</text:p>
          </table:table-cell>
          <table:table-cell office:value-type="float" office:value="-0.0128919860627177" calcext:value-type="float">
            <text:p>-0.0128919860627177</text:p>
          </table:table-cell>
          <table:table-cell office:value-type="float" office:value="-0.0252729384436701" calcext:value-type="float">
            <text:p>-0.0252729384436701</text:p>
          </table:table-cell>
          <table:table-cell office:value-type="float" office:value="-0.0216957026713124" calcext:value-type="float">
            <text:p>-0.0216957026713124</text:p>
          </table:table-cell>
          <table:table-cell office:value-type="float" office:value="-0.0243902439024389" calcext:value-type="float">
            <text:p>-0.0243902439024389</text:p>
          </table:table-cell>
          <table:table-cell office:value-type="float" office:value="-0.0233681765389082" calcext:value-type="float">
            <text:p>-0.0233681765389082</text:p>
          </table:table-cell>
          <table:table-cell office:value-type="float" office:value="-0.0253890824622531" calcext:value-type="float">
            <text:p>-0.025389082462253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-0.00967741935483868" calcext:value-type="float">
            <text:p>-0.00967741935483868</text:p>
          </table:table-cell>
          <table:table-cell office:value-type="float" office:value="0.0161290322580646" calcext:value-type="float">
            <text:p>0.0161290322580646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225806451612904" calcext:value-type="float">
            <text:p>-0.0225806451612904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286" calcext:value-type="float">
            <text:p>-0.00322580645161286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0.0129032258064515" calcext:value-type="float">
            <text:p>0.0129032258064515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-0.0290322580645161" calcext:value-type="float">
            <text:p>-0.0290322580645161</text:p>
          </table:table-cell>
          <table:table-cell office:value-type="float" office:value="-0.00967741935483879" calcext:value-type="float">
            <text:p>-0.00967741935483879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286" calcext:value-type="float">
            <text:p>-0.00322580645161286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0" calcext:value-type="float">
            <text:p>0</text:p>
          </table:table-cell>
          <table:table-cell office:value-type="float" office:value="-0.00967741935483868" calcext:value-type="float">
            <text:p>-0.00967741935483868</text:p>
          </table:table-cell>
          <table:table-cell office:value-type="float" office:value="-0.0290322580645163" calcext:value-type="float">
            <text:p>-0.0290322580645163</text:p>
          </table:table-cell>
          <table:table-cell office:value-type="float" office:value="-0.00645161290322582" calcext:value-type="float">
            <text:p>-0.00645161290322582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-0.0161290322580646" calcext:value-type="float">
            <text:p>-0.0161290322580646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967741935483857" calcext:value-type="float">
            <text:p>0.00967741935483857</text:p>
          </table:table-cell>
          <table:table-cell table:number-columns-repeated="3" office:value-type="float" office:value="-0.00322580645161297" calcext:value-type="float">
            <text:p>-0.00322580645161297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193548387096776" calcext:value-type="float">
            <text:p>-0.019354838709677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-0.00322580645161286" calcext:value-type="float">
            <text:p>-0.0032258064516128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645161290322582" calcext:value-type="float">
            <text:p>-0.00645161290322582</text:p>
          </table:table-cell>
          <table:table-cell table:number-columns-repeated="2" office:value-type="float" office:value="-0.00322580645161286" calcext:value-type="float">
            <text:p>-0.00322580645161286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0" calcext:value-type="float">
            <text:p>0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-0.00322580645161286" calcext:value-type="float">
            <text:p>-0.00322580645161286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286" calcext:value-type="float">
            <text:p>-0.00322580645161286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-0.00322580645161286" calcext:value-type="float">
            <text:p>-0.00322580645161286</text:p>
          </table:table-cell>
          <table:table-cell office:value-type="float" office:value="-0.00967741935483868" calcext:value-type="float">
            <text:p>-0.00967741935483868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322580645161286" calcext:value-type="float">
            <text:p>-0.00322580645161286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0" calcext:value-type="float">
            <text:p>0</text:p>
          </table:table-cell>
          <table:table-cell office:value-type="float" office:value="-0.0193548387096775" calcext:value-type="float">
            <text:p>-0.0193548387096775</text:p>
          </table:table-cell>
          <table:table-cell office:value-type="float" office:value="-0.00645161290322582" calcext:value-type="float">
            <text:p>-0.00645161290322582</text:p>
          </table:table-cell>
          <table:table-cell table:number-columns-repeated="2" office:value-type="float" office:value="-0.00322580645161286" calcext:value-type="float">
            <text:p>-0.00322580645161286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0.00322580645161297" calcext:value-type="float">
            <text:p>0.00322580645161297</text:p>
          </table:table-cell>
          <table:table-cell office:value-type="float" office:value="0.00967741935483879" calcext:value-type="float">
            <text:p>0.00967741935483879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967741935483868" calcext:value-type="float">
            <text:p>-0.009677419354838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967741935483868" calcext:value-type="float">
            <text:p>-0.00967741935483868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258064516129031" calcext:value-type="float">
            <text:p>-0.00258064516129031</text:p>
          </table:table-cell>
          <table:table-cell office:value-type="float" office:value="-0.00838709677419358" calcext:value-type="float">
            <text:p>-0.00838709677419358</text:p>
          </table:table-cell>
          <table:table-cell office:value-type="float" office:value="0.00709677419354848" calcext:value-type="float">
            <text:p>0.00709677419354848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258064516129031" calcext:value-type="float">
            <text:p>-0.00258064516129031</text:p>
          </table:table-cell>
          <table:table-cell office:value-type="float" office:value="-0.00709677419354837" calcext:value-type="float">
            <text:p>-0.00709677419354837</text:p>
          </table:table-cell>
          <table:table-cell office:value-type="float" office:value="-0.00967741935483868" calcext:value-type="float">
            <text:p>-0.00967741935483868</text:p>
          </table:table-cell>
          <table:table-cell office:value-type="float" office:value="0.00516129032258073" calcext:value-type="float">
            <text:p>0.00516129032258073</text:p>
          </table:table-cell>
          <table:table-cell office:value-type="float" office:value="-0.0109677419354839" calcext:value-type="float">
            <text:p>-0.0109677419354839</text:p>
          </table:table-cell>
          <table:table-cell table:number-columns-repeated="2" office:value-type="float" office:value="0.00064516129032266" calcext:value-type="float">
            <text:p>0.00064516129032266</text:p>
          </table:table-cell>
          <table:table-cell office:value-type="float" office:value="-0.0148387096774194" calcext:value-type="float">
            <text:p>-0.0148387096774194</text:p>
          </table:table-cell>
          <table:table-cell office:value-type="float" office:value="-0.00967741935483868" calcext:value-type="float">
            <text:p>-0.00967741935483868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122962272938983" calcext:value-type="float">
            <text:p>-0.0122962272938983</text:p>
          </table:table-cell>
          <table:table-cell office:value-type="float" office:value="-0.014081664337836" calcext:value-type="float">
            <text:p>-0.014081664337836</text:p>
          </table:table-cell>
          <table:table-cell office:value-type="float" office:value="0" calcext:value-type="float">
            <text:p>0</text:p>
          </table:table-cell>
          <table:table-cell office:value-type="float" office:value="-0.00529420897376198" calcext:value-type="float">
            <text:p>-0.00529420897376198</text:p>
          </table:table-cell>
          <table:table-cell office:value-type="float" office:value="-0.00877192982456154" calcext:value-type="float">
            <text:p>-0.00877192982456154</text:p>
          </table:table-cell>
          <table:table-cell office:value-type="float" office:value="0.00175438596491206" calcext:value-type="float">
            <text:p>0.00175438596491206</text:p>
          </table:table-cell>
          <table:table-cell office:value-type="float" office:value="0.00526315789473686" calcext:value-type="float">
            <text:p>0.00526315789473686</text:p>
          </table:table-cell>
          <table:table-cell table:number-columns-repeated="2" office:value-type="float" office:value="-0.00350877192982479" calcext:value-type="float">
            <text:p>-0.00350877192982479</text:p>
          </table:table-cell>
          <table:table-cell office:value-type="float" office:value="-0.0140506132588107" calcext:value-type="float">
            <text:p>-0.0140506132588107</text:p>
          </table:table-cell>
          <table:table-cell office:value-type="float" office:value="-0.00352429746933713" calcext:value-type="float">
            <text:p>-0.00352429746933713</text:p>
          </table:table-cell>
          <table:table-cell office:value-type="float" office:value="0.00173886042539961" calcext:value-type="float">
            <text:p>0.00173886042539961</text:p>
          </table:table-cell>
          <table:table-cell office:value-type="float" office:value="-0.00701754385964937" calcext:value-type="float">
            <text:p>-0.00701754385964937</text:p>
          </table:table-cell>
          <table:table-cell office:value-type="float" office:value="-0.0158049992237231" calcext:value-type="float">
            <text:p>-0.0158049992237231</text:p>
          </table:table-cell>
          <table:table-cell office:value-type="float" office:value="-0.00529420897376198" calcext:value-type="float">
            <text:p>-0.00529420897376198</text:p>
          </table:table-cell>
          <table:table-cell office:value-type="float" office:value="-0.000015525539512562" calcext:value-type="float">
            <text:p>-1.5525539512562E-05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122962272938985" calcext:value-type="float">
            <text:p>-0.0122962272938985</text:p>
          </table:table-cell>
          <table:table-cell office:value-type="float" office:value="-0.00527868343424942" calcext:value-type="float">
            <text:p>-0.00527868343424942</text:p>
          </table:table-cell>
          <table:table-cell office:value-type="float" office:value="0.0052786834342492" calcext:value-type="float">
            <text:p>0.0052786834342492</text:p>
          </table:table-cell>
          <table:table-cell office:value-type="float" office:value="0.00176991150442474" calcext:value-type="float">
            <text:p>0.00176991150442474</text:p>
          </table:table-cell>
          <table:table-cell office:value-type="float" office:value="0.0035242974693368" calcext:value-type="float">
            <text:p>0.0035242974693368</text:p>
          </table:table-cell>
          <table:table-cell office:value-type="float" office:value="-0.00350877192982468" calcext:value-type="float">
            <text:p>-0.00350877192982468</text:p>
          </table:table-cell>
          <table:table-cell office:value-type="float" office:value="0.0052786834342492" calcext:value-type="float">
            <text:p>0.0052786834342492</text:p>
          </table:table-cell>
          <table:table-cell office:value-type="float" office:value="0.0000310510790247909" calcext:value-type="float">
            <text:p>3.10510790247909E-05</text:p>
          </table:table-cell>
          <table:table-cell office:value-type="float" office:value="0.0000155255395123399" calcext:value-type="float">
            <text:p>1.55255395123399E-05</text:p>
          </table:table-cell>
          <table:table-cell office:value-type="float" office:value="0.00178543704393719" calcext:value-type="float">
            <text:p>0.00178543704393719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0.0105418413289859" calcext:value-type="float">
            <text:p>0.0105418413289859</text:p>
          </table:table-cell>
          <table:table-cell office:value-type="float" office:value="0.00878745536407399" calcext:value-type="float">
            <text:p>0.00878745536407399</text:p>
          </table:table-cell>
          <table:table-cell office:value-type="float" office:value="-0.00524763235522441" calcext:value-type="float">
            <text:p>-0.00524763235522441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0.00352429746933713" calcext:value-type="float">
            <text:p>0.00352429746933713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158049992237228" calcext:value-type="float">
            <text:p>-0.0158049992237228</text:p>
          </table:table-cell>
          <table:table-cell office:value-type="float" office:value="-0.00353982300884947" calcext:value-type="float">
            <text:p>-0.00353982300884947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878745536407399" calcext:value-type="float">
            <text:p>-0.00878745536407399</text:p>
          </table:table-cell>
          <table:table-cell office:value-type="float" office:value="0" calcext:value-type="float">
            <text:p>0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878745536407399" calcext:value-type="float">
            <text:p>-0.00878745536407399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0" calcext:value-type="float">
            <text:p>0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52786834342492" calcext:value-type="float">
            <text:p>-0.0052786834342492</text:p>
          </table:table-cell>
          <table:table-cell office:value-type="float" office:value="-0.00526315789473686" calcext:value-type="float">
            <text:p>-0.00526315789473686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193292966930601" calcext:value-type="float">
            <text:p>-0.0193292966930601</text:p>
          </table:table-cell>
          <table:table-cell office:value-type="float" office:value="-0.00706412047818661" calcext:value-type="float">
            <text:p>-0.00706412047818661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176991150442463" calcext:value-type="float">
            <text:p>-0.00176991150442463</text:p>
          </table:table-cell>
          <table:table-cell office:value-type="float" office:value="0.00350877192982479" calcext:value-type="float">
            <text:p>0.00350877192982479</text:p>
          </table:table-cell>
          <table:table-cell office:value-type="float" office:value="-0.00176991150442463" calcext:value-type="float">
            <text:p>-0.00176991150442463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" calcext:value-type="float">
            <text:p>0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176991150442463" calcext:value-type="float">
            <text:p>-0.00176991150442463</text:p>
          </table:table-cell>
          <table:table-cell office:value-type="float" office:value="-0.00175438596491206" calcext:value-type="float">
            <text:p>-0.00175438596491206</text:p>
          </table:table-cell>
          <table:table-cell office:value-type="float" office:value="-0.0035242974693368" calcext:value-type="float">
            <text:p>-0.0035242974693368</text:p>
          </table:table-cell>
          <table:table-cell office:value-type="float" office:value="-0.0052786834342492" calcext:value-type="float">
            <text:p>-0.0052786834342492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193292966930601" calcext:value-type="float">
            <text:p>-0.0193292966930601</text:p>
          </table:table-cell>
          <table:table-cell office:value-type="float" office:value="-0.0105728924080112" calcext:value-type="float">
            <text:p>-0.0105728924080112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176991150442485" calcext:value-type="float">
            <text:p>-0.00176991150442485</text:p>
          </table:table-cell>
          <table:table-cell office:value-type="float" office:value="0" calcext:value-type="float">
            <text:p>0</text:p>
          </table:table-cell>
          <table:table-cell office:value-type="float" office:value="-0.00352429746933725" calcext:value-type="float">
            <text:p>-0.00352429746933725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349324639031201" calcext:value-type="float">
            <text:p>-0.00349324639031201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0" calcext:value-type="float">
            <text:p>0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176991150442485" calcext:value-type="float">
            <text:p>-0.00176991150442485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176991150442485" calcext:value-type="float">
            <text:p>-0.00176991150442485</text:p>
          </table:table-cell>
          <table:table-cell office:value-type="float" office:value="-0.00350877192982446" calcext:value-type="float">
            <text:p>-0.003508771929824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office:value-type="float" office:value="-0.015811209439528" calcext:value-type="float">
            <text:p>-0.015811209439528</text:p>
          </table:table-cell>
          <table:table-cell office:value-type="float" office:value="-0.00810743673342651" calcext:value-type="float">
            <text:p>-0.00810743673342651</text:p>
          </table:table-cell>
          <table:table-cell office:value-type="float" office:value="-0.000698649278062402" calcext:value-type="float">
            <text:p>-0.000698649278062402</text:p>
          </table:table-cell>
          <table:table-cell office:value-type="float" office:value="-0.00317031516845212" calcext:value-type="float">
            <text:p>-0.00317031516845212</text:p>
          </table:table-cell>
          <table:table-cell office:value-type="float" office:value="-0.000347772085079967" calcext:value-type="float">
            <text:p>-0.000347772085079967</text:p>
          </table:table-cell>
          <table:table-cell office:value-type="float" office:value="-0.00211147337369966" calcext:value-type="float">
            <text:p>-0.00211147337369966</text:p>
          </table:table-cell>
          <table:table-cell office:value-type="float" office:value="0.00245924545877974" calcext:value-type="float">
            <text:p>0.00245924545877974</text:p>
          </table:table-cell>
          <table:table-cell office:value-type="float" office:value="-0.00385033379909949" calcext:value-type="float">
            <text:p>-0.00385033379909949</text:p>
          </table:table-cell>
          <table:table-cell office:value-type="float" office:value="-0.00104952647104495" calcext:value-type="float">
            <text:p>-0.00104952647104495</text:p>
          </table:table-cell>
          <table:table-cell office:value-type="float" office:value="-0.00631578947368416" calcext:value-type="float">
            <text:p>-0.00631578947368416</text:p>
          </table:table-cell>
          <table:table-cell office:value-type="float" office:value="-0.00000310510790246798" calcext:value-type="float">
            <text:p>-3.10510790246798E-06</text:p>
          </table:table-cell>
          <table:table-cell office:value-type="float" office:value="0.00245614035087716" calcext:value-type="float">
            <text:p>0.00245614035087716</text:p>
          </table:table-cell>
          <table:table-cell office:value-type="float" office:value="-0.000704859493867338" calcext:value-type="float">
            <text:p>-0.000704859493867338</text:p>
          </table:table-cell>
          <table:table-cell office:value-type="float" office:value="-0.00736842105263158" calcext:value-type="float">
            <text:p>-0.00736842105263158</text:p>
          </table:table-cell>
          <table:table-cell office:value-type="float" office:value="-0.00282254308337193" calcext:value-type="float">
            <text:p>-0.00282254308337193</text:p>
          </table:table-cell>
          <table:table-cell office:value-type="float" office:value="-0.00210836826579719" calcext:value-type="float">
            <text:p>-0.00210836826579719</text:p>
          </table:table-cell>
          <table:table-cell table:number-columns-repeated="1005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verage artificial (without D12)</text:p>
          </table:table-cell>
          <table:table-cell table:style-name="ce1" table:formula="of:=AVERAGE([.D7];[.D13];[.D25];[.D31];[.D37];[.D43];[.D49];[.D55];[.D61];[.D67];[.D73];[.D79])" office:value-type="float" office:value="0.00146250000000003" calcext:value-type="float">
            <text:p>0.001</text:p>
          </table:table-cell>
          <table:table-cell table:style-name="ce1" table:formula="of:=AVERAGE([.E7];[.E13];[.E25];[.E31];[.E37];[.E43];[.E49];[.E55];[.E61];[.E67];[.E73];[.E79])" office:value-type="float" office:value="-0.0259241666666666" calcext:value-type="float">
            <text:p>-0.026</text:p>
          </table:table-cell>
          <table:table-cell table:style-name="ce2" table:formula="of:=AVERAGE([.F7];[.F13];[.F25];[.F31];[.F37];[.F43];[.F49];[.F55];[.F61];[.F67];[.F73];[.F79])" office:value-type="float" office:value="0.00842083333333333" calcext:value-type="float">
            <text:p>0.008</text:p>
          </table:table-cell>
          <table:table-cell table:style-name="ce1" table:formula="of:=AVERAGE([.G7];[.G13];[.G25];[.G31];[.G37];[.G43];[.G49];[.G55];[.G61];[.G67];[.G73];[.G79])" office:value-type="float" office:value="0.00615083333333333" calcext:value-type="float">
            <text:p>0.006</text:p>
          </table:table-cell>
          <table:table-cell table:style-name="ce2" table:formula="of:=AVERAGE([.H7];[.H13];[.H25];[.H31];[.H37];[.H43];[.H49];[.H55];[.H61];[.H67];[.H73];[.H79])" office:value-type="float" office:value="0.00660750000000001" calcext:value-type="float">
            <text:p>0.007</text:p>
          </table:table-cell>
          <table:table-cell table:style-name="ce1" table:formula="of:=AVERAGE([.I7];[.I13];[.I25];[.I31];[.I37];[.I43];[.I49];[.I55];[.I61];[.I67];[.I73];[.I79])" office:value-type="float" office:value="0.00117694444444445" calcext:value-type="float">
            <text:p>0.001</text:p>
          </table:table-cell>
          <table:table-cell table:style-name="ce2" table:formula="of:=AVERAGE([.J7];[.J13];[.J25];[.J31];[.J37];[.J43];[.J49];[.J55];[.J61];[.J67];[.J73];[.J79])" office:value-type="float" office:value="0.00682833333333334" calcext:value-type="float">
            <text:p>0.007</text:p>
          </table:table-cell>
          <table:table-cell table:style-name="ce1" table:formula="of:=AVERAGE([.K7];[.K13];[.K25];[.K31];[.K37];[.K43];[.K49];[.K55];[.K61];[.K67];[.K73];[.K79])" office:value-type="float" office:value="0.0052027777777778" calcext:value-type="float">
            <text:p>0.005</text:p>
          </table:table-cell>
          <table:table-cell table:style-name="ce1" table:formula="of:=AVERAGE([.L7];[.L13];[.L25];[.L31];[.L37];[.L43];[.L49];[.L55];[.L61];[.L67];[.L73];[.L79])" office:value-type="float" office:value="0.00649777777777777" calcext:value-type="float">
            <text:p>0.006</text:p>
          </table:table-cell>
          <table:table-cell table:style-name="ce1" table:formula="of:=AVERAGE([.M7];[.M13];[.M25];[.M31];[.M37];[.M43];[.M49];[.M55];[.M61];[.M67];[.M73];[.M79])" office:value-type="float" office:value="-0.000706111111111101" calcext:value-type="float">
            <text:p>-0.001</text:p>
          </table:table-cell>
          <table:table-cell table:style-name="ce1" table:formula="of:=AVERAGE([.N7];[.N13];[.N25];[.N31];[.N37];[.N43];[.N49];[.N55];[.N61];[.N67];[.N73];[.N79])" office:value-type="float" office:value="0.00493388888888888" calcext:value-type="float">
            <text:p>0.005</text:p>
          </table:table-cell>
          <table:table-cell table:style-name="ce1" table:formula="of:=AVERAGE([.O7];[.O13];[.O25];[.O31];[.O37];[.O43];[.O49];[.O55];[.O61];[.O67];[.O73];[.O79])" office:value-type="float" office:value="0.00406138888888891" calcext:value-type="float">
            <text:p>0.004</text:p>
          </table:table-cell>
          <table:table-cell table:style-name="ce1" table:formula="of:=AVERAGE([.P7];[.P13];[.P25];[.P31];[.P37];[.P43];[.P49];[.P55];[.P61];[.P67];[.P73];[.P79])" office:value-type="float" office:value="0.00610944444444444" calcext:value-type="float">
            <text:p>0.006</text:p>
          </table:table-cell>
          <table:table-cell table:style-name="ce1" table:formula="of:=AVERAGE([.Q7];[.Q13];[.Q25];[.Q31];[.Q37];[.Q43];[.Q49];[.Q55];[.Q61];[.Q67];[.Q73];[.Q79])" office:value-type="float" office:value="-0.00329694444444443" calcext:value-type="float">
            <text:p>-0.003</text:p>
          </table:table-cell>
          <table:table-cell table:style-name="ce1" table:formula="of:=AVERAGE([.R7];[.R13];[.R25];[.R31];[.R37];[.R43];[.R49];[.R55];[.R61];[.R67];[.R73];[.R79])" office:value-type="float" office:value="0.00607416666666666" calcext:value-type="float">
            <text:p>0.006</text:p>
          </table:table-cell>
          <table:table-cell table:style-name="ce1" table:formula="of:=AVERAGE([.S7];[.S13];[.S25];[.S31];[.S37];[.S43];[.S49];[.S55];[.S61];[.S67];[.S73];[.S79])" office:value-type="float" office:value="0.00422666666666668" calcext:value-type="float">
            <text:p>0.004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verage real</text:p>
          </table:table-cell>
          <table:table-cell table:style-name="ce1" table:formula="of:=AVERAGE([.D85];[.D91];[.D97];[.D103];[.D109];[.D115];[.D121];[.D127];[.D133];[.D139];[.D145];[.D151])" office:value-type="float" office:value="-0.0128542761113141" calcext:value-type="float">
            <text:p>-0.013</text:p>
          </table:table-cell>
          <table:table-cell table:style-name="ce1" table:formula="of:=AVERAGE([.E85];[.E91];[.E97];[.E103];[.E109];[.E115];[.E121];[.E127];[.E133];[.E139];[.E145];[.E151])" office:value-type="float" office:value="-0.0125599572342603" calcext:value-type="float">
            <text:p>-0.013</text:p>
          </table:table-cell>
          <table:table-cell table:style-name="ce2" table:formula="of:=AVERAGE([.F85];[.F91];[.F97];[.F103];[.F109];[.F115];[.F121];[.F127];[.F133];[.F139];[.F145];[.F151])" office:value-type="float" office:value="0.00268368579913474" calcext:value-type="float">
            <text:p>0.003</text:p>
          </table:table-cell>
          <table:table-cell table:style-name="ce1" table:formula="of:=AVERAGE([.G85];[.G91];[.G97];[.G103];[.G109];[.G115];[.G121];[.G127];[.G133];[.G139];[.G145];[.G151])" office:value-type="float" office:value="-0.00257324262806623" calcext:value-type="float">
            <text:p>-0.003</text:p>
          </table:table-cell>
          <table:table-cell table:style-name="ce1" table:formula="of:=AVERAGE([.H85];[.H91];[.H97];[.H103];[.H109];[.H115];[.H121];[.H127];[.H133];[.H139];[.H145];[.H151])" office:value-type="float" office:value="-0.00137615254164327" calcext:value-type="float">
            <text:p>-0.001</text:p>
          </table:table-cell>
          <table:table-cell table:style-name="ce1" table:formula="of:=AVERAGE([.I85];[.I91];[.I97];[.I103];[.I109];[.I115];[.I121];[.I127];[.I133];[.I139];[.I145];[.I151])" office:value-type="float" office:value="-0.00418069352008076" calcext:value-type="float">
            <text:p>-0.004</text:p>
          </table:table-cell>
          <table:table-cell table:style-name="ce3" table:formula="of:=AVERAGE([.J85];[.J91];[.J97];[.J103];[.J109];[.J115];[.J121];[.J127];[.J133];[.J139];[.J145];[.J151])" office:value-type="float" office:value="-0.000236964233748909" calcext:value-type="float">
            <text:p>-0.0002</text:p>
          </table:table-cell>
          <table:table-cell table:style-name="ce1" table:formula="of:=AVERAGE([.K85];[.K91];[.K97];[.K103];[.K109];[.K115];[.K121];[.K127];[.K133];[.K139];[.K145];[.K151])" office:value-type="float" office:value="-0.00134448118610601" calcext:value-type="float">
            <text:p>-0.001</text:p>
          </table:table-cell>
          <table:table-cell table:style-name="ce3" table:formula="of:=AVERAGE([.L85];[.L91];[.L97];[.L103];[.L109];[.L115];[.L121];[.L127];[.L133];[.L139];[.L145];[.L151])" office:value-type="float" office:value="-0.00034075552025255" calcext:value-type="float">
            <text:p>-0.0003</text:p>
          </table:table-cell>
          <table:table-cell table:style-name="ce1" table:formula="of:=AVERAGE([.M85];[.M91];[.M97];[.M103];[.M109];[.M115];[.M121];[.M127];[.M133];[.M139];[.M145];[.M151])" office:value-type="float" office:value="-0.0041561877616853" calcext:value-type="float">
            <text:p>-0.004</text:p>
          </table:table-cell>
          <table:table-cell table:style-name="ce2" table:formula="of:=AVERAGE([.N85];[.N91];[.N97];[.N103];[.N109];[.N115];[.N121];[.N127];[.N133];[.N139];[.N145];[.N151])" office:value-type="float" office:value="0.00193836132864829" calcext:value-type="float">
            <text:p>0.002</text:p>
          </table:table-cell>
          <table:table-cell table:style-name="ce3" table:formula="of:=AVERAGE([.O85];[.O91];[.O97];[.O103];[.O109];[.O115];[.O121];[.O127];[.O133];[.O139];[.O145];[.O151])" office:value-type="float" office:value="0.000213109427550394" calcext:value-type="float">
            <text:p>0.0002</text:p>
          </table:table-cell>
          <table:table-cell table:style-name="ce3" table:formula="of:=AVERAGE([.P85];[.P91];[.P97];[.P103];[.P109];[.P115];[.P121];[.P127];[.P133];[.P139];[.P145];[.P151])" office:value-type="float" office:value="0.000108872894169433" calcext:value-type="float">
            <text:p>0.0001</text:p>
          </table:table-cell>
          <table:table-cell table:style-name="ce1" table:formula="of:=AVERAGE([.Q85];[.Q91];[.Q97];[.Q103];[.Q109];[.Q115];[.Q121];[.Q127];[.Q133];[.Q139];[.Q145];[.Q151])" office:value-type="float" office:value="-0.00738489069165613" calcext:value-type="float">
            <text:p>-0.007</text:p>
          </table:table-cell>
          <table:table-cell table:style-name="ce3" table:formula="of:=AVERAGE([.R85];[.R91];[.R97];[.R103];[.R109];[.R115];[.R121];[.R127];[.R133];[.R139];[.R145];[.R151])" office:value-type="float" office:value="-0.00038473483679166" calcext:value-type="float">
            <text:p>-0.0004</text:p>
          </table:table-cell>
          <table:table-cell table:style-name="ce1" table:formula="of:=AVERAGE([.S85];[.S91];[.S97];[.S103];[.S109];[.S115];[.S121];[.S127];[.S133];[.S139];[.S145];[.S151])" office:value-type="float" office:value="-0.00136952050097072" calcext:value-type="float">
            <text:p>-0.001</text:p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asy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combo</text:p>
          </table:table-cell>
          <table:table-cell table:style-name="ce1" office:value-type="string" calcext:value-type="string">
            <text:p>combo X</text:p>
          </table:table-cell>
          <table:table-cell table:style-name="ce1" office:value-type="string" calcext:value-type="string">
            <text:p>split2</text:p>
          </table:table-cell>
          <table:table-cell table:style-name="ce1" office:value-type="string" calcext:value-type="string">
            <text:p>split2 X</text:p>
          </table:table-cell>
          <table:table-cell table:style-name="ce1" office:value-type="string" calcext:value-type="string">
            <text:p>split1 classic</text:p>
          </table:table-cell>
          <table:table-cell table:style-name="ce1" office:value-type="string" calcext:value-type="string">
            <text:p>split1 classic X</text:p>
          </table:table-cell>
          <table:table-cell table:style-name="ce1" office:value-type="string" calcext:value-type="string">
            <text:p>split4</text:p>
          </table:table-cell>
          <table:table-cell table:style-name="ce1" office:value-type="string" calcext:value-type="string">
            <text:p>split4 X</text:p>
          </table:table-cell>
          <table:table-cell table:style-name="ce1" office:value-type="string" calcext:value-type="string">
            <text:p>split2 classic</text:p>
          </table:table-cell>
          <table:table-cell table:style-name="ce1" office:value-type="string" calcext:value-type="string">
            <text:p>split2 classic X</text:p>
          </table:table-cell>
          <table:table-cell table:style-name="ce1" office:value-type="string" calcext:value-type="string">
            <text:p>split9</text:p>
          </table:table-cell>
          <table:table-cell table:style-name="ce1" office:value-type="string" calcext:value-type="string">
            <text:p>split9 X</text:p>
          </table:table-cell>
          <table:table-cell table:style-name="ce1" office:value-type="string" calcext:value-type="string">
            <text:p>split4 classic</text:p>
          </table:table-cell>
          <table:table-cell table:style-name="ce1" office:value-type="string" calcext:value-type="string">
            <text:p>split4 classic X</text:p>
          </table:table-cell>
          <table:table-cell table:style-name="ce1" table:number-columns-repeated="1005"/>
        </table:table-row>
      </table:table>
      <table:table table:name="WTL" table:style-name="ta1">
        <table:table-column table:style-name="co19" table:number-columns-repeated="1024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1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6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8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ata9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arrhythmia_cf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onosphe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son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wdbc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artificial sum</text:p>
          </table:table-cell>
          <table:table-cell table:style-name="ce5" table:formula="of:=SUM([.D2:.D6];[.D8:.D12];[.D14:.D18];[.D20:.D24];[.D26:.D30];[.D32:.D36];[.D38:.D42];[.D44:.D48];[.D50:.D54];[.D56:.D60];[.D62:.D66];[.D68:.D72];[.D74:.D78])/65" office:value-type="float" office:value="0.338461538461538" calcext:value-type="float">
            <text:p>0.338</text:p>
          </table:table-cell>
          <table:table-cell table:style-name="ce5" table:formula="of:=SUM([.E2:.E6];[.E8:.E12];[.E14:.E18];[.E20:.E24];[.E26:.E30];[.E32:.E36];[.E38:.E42];[.E44:.E48];[.E50:.E54];[.E56:.E60];[.E62:.E66];[.E68:.E72];[.E74:.E78])/65" office:value-type="float" office:value="0.107692307692308" calcext:value-type="float">
            <text:p>0.108</text:p>
          </table:table-cell>
          <table:table-cell table:style-name="ce7" table:formula="of:=SUM([.F2:.F6];[.F8:.F12];[.F14:.F18];[.F20:.F24];[.F26:.F30];[.F32:.F36];[.F38:.F42];[.F44:.F48];[.F50:.F54];[.F56:.F60];[.F62:.F66];[.F68:.F72];[.F74:.F78])/65" office:value-type="float" office:value="0.830769230769231" calcext:value-type="float">
            <text:p>0.831</text:p>
          </table:table-cell>
          <table:table-cell table:style-name="ce7" table:formula="of:=SUM([.G2:.G6];[.G8:.G12];[.G14:.G18];[.G20:.G24];[.G26:.G30];[.G32:.G36];[.G38:.G42];[.G44:.G48];[.G50:.G54];[.G56:.G60];[.G62:.G66];[.G68:.G72];[.G74:.G78])/65" office:value-type="float" office:value="0.738461538461539" calcext:value-type="float">
            <text:p>0.738</text:p>
          </table:table-cell>
          <table:table-cell table:style-name="ce7" table:formula="of:=SUM([.H2:.H6];[.H8:.H12];[.H14:.H18];[.H20:.H24];[.H26:.H30];[.H32:.H36];[.H38:.H42];[.H44:.H48];[.H50:.H54];[.H56:.H60];[.H62:.H66];[.H68:.H72];[.H74:.H78])/65" office:value-type="float" office:value="0.907692307692308" calcext:value-type="float">
            <text:p>0.908</text:p>
          </table:table-cell>
          <table:table-cell table:style-name="ce7" table:formula="of:=SUM([.I2:.I6];[.I8:.I12];[.I14:.I18];[.I20:.I24];[.I26:.I30];[.I32:.I36];[.I38:.I42];[.I44:.I48];[.I50:.I54];[.I56:.I60];[.I62:.I66];[.I68:.I72];[.I74:.I78])/65" office:value-type="float" office:value="0.753846153846154" calcext:value-type="float">
            <text:p>0.754</text:p>
          </table:table-cell>
          <table:table-cell table:style-name="ce7" table:formula="of:=SUM([.J2:.J6];[.J8:.J12];[.J14:.J18];[.J20:.J24];[.J26:.J30];[.J32:.J36];[.J38:.J42];[.J44:.J48];[.J50:.J54];[.J56:.J60];[.J62:.J66];[.J68:.J72];[.J74:.J78])/65" office:value-type="float" office:value="0.923076923076923" calcext:value-type="float">
            <text:p>0.923</text:p>
          </table:table-cell>
          <table:table-cell table:style-name="ce7" table:formula="of:=SUM([.K2:.K6];[.K8:.K12];[.K14:.K18];[.K20:.K24];[.K26:.K30];[.K32:.K36];[.K38:.K42];[.K44:.K48];[.K50:.K54];[.K56:.K60];[.K62:.K66];[.K68:.K72];[.K74:.K78])/65" office:value-type="float" office:value="0.907692307692308" calcext:value-type="float">
            <text:p>0.908</text:p>
          </table:table-cell>
          <table:table-cell table:style-name="ce7" table:formula="of:=SUM([.L2:.L6];[.L8:.L12];[.L14:.L18];[.L20:.L24];[.L26:.L30];[.L32:.L36];[.L38:.L42];[.L44:.L48];[.L50:.L54];[.L56:.L60];[.L62:.L66];[.L68:.L72];[.L74:.L78])/65" office:value-type="float" office:value="0.953846153846154" calcext:value-type="float">
            <text:p>0.954</text:p>
          </table:table-cell>
          <table:table-cell table:style-name="ce5" table:formula="of:=SUM([.M2:.M6];[.M8:.M12];[.M14:.M18];[.M20:.M24];[.M26:.M30];[.M32:.M36];[.M38:.M42];[.M44:.M48];[.M50:.M54];[.M56:.M60];[.M62:.M66];[.M68:.M72];[.M74:.M78])/65" office:value-type="float" office:value="0.6" calcext:value-type="float">
            <text:p>0.600</text:p>
          </table:table-cell>
          <table:table-cell table:style-name="ce7" table:formula="of:=SUM([.N2:.N6];[.N8:.N12];[.N14:.N18];[.N20:.N24];[.N26:.N30];[.N32:.N36];[.N38:.N42];[.N44:.N48];[.N50:.N54];[.N56:.N60];[.N62:.N66];[.N68:.N72];[.N74:.N78])/65" office:value-type="float" office:value="0.938461538461538" calcext:value-type="float">
            <text:p>0.938</text:p>
          </table:table-cell>
          <table:table-cell table:style-name="ce7" table:formula="of:=SUM([.O2:.O6];[.O8:.O12];[.O14:.O18];[.O20:.O24];[.O26:.O30];[.O32:.O36];[.O38:.O42];[.O44:.O48];[.O50:.O54];[.O56:.O60];[.O62:.O66];[.O68:.O72];[.O74:.O78])/65" office:value-type="float" office:value="0.861538461538462" calcext:value-type="float">
            <text:p>0.862</text:p>
          </table:table-cell>
          <table:table-cell table:style-name="ce7" table:formula="of:=SUM([.P2:.P6];[.P8:.P12];[.P14:.P18];[.P20:.P24];[.P26:.P30];[.P32:.P36];[.P38:.P42];[.P44:.P48];[.P50:.P54];[.P56:.P60];[.P62:.P66];[.P68:.P72];[.P74:.P78])/65" office:value-type="float" office:value="0.953846153846154" calcext:value-type="float">
            <text:p>0.954</text:p>
          </table:table-cell>
          <table:table-cell table:style-name="ce5" table:formula="of:=SUM([.Q2:.Q6];[.Q8:.Q12];[.Q14:.Q18];[.Q20:.Q24];[.Q26:.Q30];[.Q32:.Q36];[.Q38:.Q42];[.Q44:.Q48];[.Q50:.Q54];[.Q56:.Q60];[.Q62:.Q66];[.Q68:.Q72];[.Q74:.Q78])/65" office:value-type="float" office:value="0.276923076923077" calcext:value-type="float">
            <text:p>0.277</text:p>
          </table:table-cell>
          <table:table-cell table:style-name="ce7" table:formula="of:=SUM([.R2:.R6];[.R8:.R12];[.R14:.R18];[.R20:.R24];[.R26:.R30];[.R32:.R36];[.R38:.R42];[.R44:.R48];[.R50:.R54];[.R56:.R60];[.R62:.R66];[.R68:.R72];[.R74:.R78])/65" office:value-type="float" office:value="0.953846153846154" calcext:value-type="float">
            <text:p>0.954</text:p>
          </table:table-cell>
          <table:table-cell table:style-name="ce7" table:formula="of:=SUM([.S2:.S6];[.S8:.S12];[.S14:.S18];[.S20:.S24];[.S26:.S30];[.S32:.S36];[.S38:.S42];[.S44:.S48];[.S50:.S54];[.S56:.S60];[.S62:.S66];[.S68:.S72];[.S74:.S78])/65" office:value-type="float" office:value="0.861538461538462" calcext:value-type="float">
            <text:p>0.862</text:p>
          </table:table-cell>
          <table:table-cell table:style-name="ce4" table:number-columns-repeated="1005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artificial sum avg</text:p>
          </table:table-cell>
          <table:table-cell table:style-name="ce5" table:formula="of:=SUM([.D7];[.D13];[.D19];[.D25];[.D31];[.D37];[.D43];[.D49];[.D55];[.D61];[.D67];[.D73];[.D79])/13" office:value-type="float" office:value="0.384615384615385" calcext:value-type="float">
            <text:p>0.385</text:p>
          </table:table-cell>
          <table:table-cell table:style-name="ce5" table:formula="of:=SUM([.E7];[.E13];[.E19];[.E25];[.E31];[.E37];[.E43];[.E49];[.E55];[.E61];[.E67];[.E73];[.E79])/13" office:value-type="float" office:value="0.0769230769230769" calcext:value-type="float">
            <text:p>0.077</text:p>
          </table:table-cell>
          <table:table-cell table:style-name="ce7" table:formula="of:=SUM([.F7];[.F13];[.F19];[.F25];[.F31];[.F37];[.F43];[.F49];[.F55];[.F61];[.F67];[.F73];[.F79])/13" office:value-type="float" office:value="0.846153846153846" calcext:value-type="float">
            <text:p>0.846</text:p>
          </table:table-cell>
          <table:table-cell table:style-name="ce7" table:formula="of:=SUM([.G7];[.G13];[.G19];[.G25];[.G31];[.G37];[.G43];[.G49];[.G55];[.G61];[.G67];[.G73];[.G79])/13" office:value-type="float" office:value="0.769230769230769" calcext:value-type="float">
            <text:p>0.769</text:p>
          </table:table-cell>
          <table:table-cell table:style-name="ce7" table:formula="of:=SUM([.H7];[.H13];[.H19];[.H25];[.H31];[.H37];[.H43];[.H49];[.H55];[.H61];[.H67];[.H73];[.H79])/13" office:value-type="float" office:value="0.923076923076923" calcext:value-type="float">
            <text:p>0.923</text:p>
          </table:table-cell>
          <table:table-cell table:style-name="ce7" table:formula="of:=SUM([.I7];[.I13];[.I19];[.I25];[.I31];[.I37];[.I43];[.I49];[.I55];[.I61];[.I67];[.I73];[.I79])/13" office:value-type="float" office:value="0.769230769230769" calcext:value-type="float">
            <text:p>0.769</text:p>
          </table:table-cell>
          <table:table-cell table:style-name="ce7" table:formula="of:=SUM([.J7];[.J13];[.J19];[.J25];[.J31];[.J37];[.J43];[.J49];[.J55];[.J61];[.J67];[.J73];[.J79])/13" office:value-type="float" office:value="0.923076923076923" calcext:value-type="float">
            <text:p>0.923</text:p>
          </table:table-cell>
          <table:table-cell table:style-name="ce7" table:formula="of:=SUM([.K7];[.K13];[.K19];[.K25];[.K31];[.K37];[.K43];[.K49];[.K55];[.K61];[.K67];[.K73];[.K79])/13" office:value-type="float" office:value="1" calcext:value-type="float">
            <text:p>1.000</text:p>
          </table:table-cell>
          <table:table-cell table:style-name="ce7" table:formula="of:=SUM([.L7];[.L13];[.L19];[.L25];[.L31];[.L37];[.L43];[.L49];[.L55];[.L61];[.L67];[.L73];[.L79])/13" office:value-type="float" office:value="0.923076923076923" calcext:value-type="float">
            <text:p>0.923</text:p>
          </table:table-cell>
          <table:table-cell table:style-name="ce5" table:formula="of:=SUM([.M7];[.M13];[.M19];[.M25];[.M31];[.M37];[.M43];[.M49];[.M55];[.M61];[.M67];[.M73];[.M79])/13" office:value-type="float" office:value="0.461538461538462" calcext:value-type="float">
            <text:p>0.462</text:p>
          </table:table-cell>
          <table:table-cell table:style-name="ce7" table:formula="of:=SUM([.N7];[.N13];[.N19];[.N25];[.N31];[.N37];[.N43];[.N49];[.N55];[.N61];[.N67];[.N73];[.N79])/13" office:value-type="float" office:value="0.846153846153846" calcext:value-type="float">
            <text:p>0.846</text:p>
          </table:table-cell>
          <table:table-cell table:style-name="ce7" table:formula="of:=SUM([.O7];[.O13];[.O19];[.O25];[.O31];[.O37];[.O43];[.O49];[.O55];[.O61];[.O67];[.O73];[.O79])/13" office:value-type="float" office:value="0.923076923076923" calcext:value-type="float">
            <text:p>0.923</text:p>
          </table:table-cell>
          <table:table-cell table:style-name="ce7" table:formula="of:=SUM([.P7];[.P13];[.P19];[.P25];[.P31];[.P37];[.P43];[.P49];[.P55];[.P61];[.P67];[.P73];[.P79])/13" office:value-type="float" office:value="1" calcext:value-type="float">
            <text:p>1.000</text:p>
          </table:table-cell>
          <table:table-cell table:style-name="ce5" table:formula="of:=SUM([.Q7];[.Q13];[.Q19];[.Q25];[.Q31];[.Q37];[.Q43];[.Q49];[.Q55];[.Q61];[.Q67];[.Q73];[.Q79])/13" office:value-type="float" office:value="0.307692307692308" calcext:value-type="float">
            <text:p>0.308</text:p>
          </table:table-cell>
          <table:table-cell table:style-name="ce7" table:formula="of:=SUM([.R7];[.R13];[.R19];[.R25];[.R31];[.R37];[.R43];[.R49];[.R55];[.R61];[.R67];[.R73];[.R79])/13" office:value-type="float" office:value="0.923076923076923" calcext:value-type="float">
            <text:p>0.923</text:p>
          </table:table-cell>
          <table:table-cell table:style-name="ce7" table:formula="of:=SUM([.S7];[.S13];[.S19];[.S25];[.S31];[.S37];[.S43];[.S49];[.S55];[.S61];[.S67];[.S73];[.S79])/13" office:value-type="float" office:value="0.923076923076923" calcext:value-type="float">
            <text:p>0.923</text:p>
          </table:table-cell>
          <table:table-cell table:style-name="ce4"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eal sum</text:p>
          </table:table-cell>
          <table:table-cell table:style-name="ce5" table:formula="of:=SUM([.D80:.D84];[.D86:.D90];[.D92:.D96];[.D98:.D102];[.D104:.D108];[.D110:.D114];[.D116:.D120];[.D122:.D126];[.D128:.D132];[.D134:.D138];[.D140:.D144];[.D146:.D150])/60" office:value-type="float" office:value="0.35" calcext:value-type="float">
            <text:p>0.350</text:p>
          </table:table-cell>
          <table:table-cell table:style-name="ce5" table:formula="of:=SUM([.E80:.E84];[.E86:.E90];[.E92:.E96];[.E98:.E102];[.E104:.E108];[.E110:.E114];[.E116:.E120];[.E122:.E126];[.E128:.E132];[.E134:.E138];[.E140:.E144];[.E146:.E150])/60" office:value-type="float" office:value="0.266666666666667" calcext:value-type="float">
            <text:p>0.267</text:p>
          </table:table-cell>
          <table:table-cell table:style-name="ce5" table:formula="of:=SUM([.F80:.F84];[.F86:.F90];[.F92:.F96];[.F98:.F102];[.F104:.F108];[.F110:.F114];[.F116:.F120];[.F122:.F126];[.F128:.F132];[.F134:.F138];[.F140:.F144];[.F146:.F150])/60" office:value-type="float" office:value="0.516666666666667" calcext:value-type="float">
            <text:p>0.517</text:p>
          </table:table-cell>
          <table:table-cell table:style-name="ce5" table:formula="of:=SUM([.G80:.G84];[.G86:.G90];[.G92:.G96];[.G98:.G102];[.G104:.G108];[.G110:.G114];[.G116:.G120];[.G122:.G126];[.G128:.G132];[.G134:.G138];[.G140:.G144];[.G146:.G150])/60" office:value-type="float" office:value="0.5" calcext:value-type="float">
            <text:p>0.500</text:p>
          </table:table-cell>
          <table:table-cell table:style-name="ce5" table:formula="of:=SUM([.H80:.H84];[.H86:.H90];[.H92:.H96];[.H98:.H102];[.H104:.H108];[.H110:.H114];[.H116:.H120];[.H122:.H126];[.H128:.H132];[.H134:.H138];[.H140:.H144];[.H146:.H150])/60" office:value-type="float" office:value="0.533333333333333" calcext:value-type="float">
            <text:p>0.533</text:p>
          </table:table-cell>
          <table:table-cell table:style-name="ce5" table:formula="of:=SUM([.I80:.I84];[.I86:.I90];[.I92:.I96];[.I98:.I102];[.I104:.I108];[.I110:.I114];[.I116:.I120];[.I122:.I126];[.I128:.I132];[.I134:.I138];[.I140:.I144];[.I146:.I150])/60" office:value-type="float" office:value="0.516666666666667" calcext:value-type="float">
            <text:p>0.517</text:p>
          </table:table-cell>
          <table:table-cell table:style-name="ce5" table:formula="of:=SUM([.J80:.J84];[.J86:.J90];[.J92:.J96];[.J98:.J102];[.J104:.J108];[.J110:.J114];[.J116:.J120];[.J122:.J126];[.J128:.J132];[.J134:.J138];[.J140:.J144];[.J146:.J150])/60" office:value-type="float" office:value="0.566666666666667" calcext:value-type="float">
            <text:p>0.567</text:p>
          </table:table-cell>
          <table:table-cell table:style-name="ce5" table:formula="of:=SUM([.K80:.K84];[.K86:.K90];[.K92:.K96];[.K98:.K102];[.K104:.K108];[.K110:.K114];[.K116:.K120];[.K122:.K126];[.K128:.K132];[.K134:.K138];[.K140:.K144];[.K146:.K150])/60" office:value-type="float" office:value="0.516666666666667" calcext:value-type="float">
            <text:p>0.517</text:p>
          </table:table-cell>
          <table:table-cell table:style-name="ce5" table:formula="of:=SUM([.L80:.L84];[.L86:.L90];[.L92:.L96];[.L98:.L102];[.L104:.L108];[.L110:.L114];[.L116:.L120];[.L122:.L126];[.L128:.L132];[.L134:.L138];[.L140:.L144];[.L146:.L150])/60" office:value-type="float" office:value="0.6" calcext:value-type="float">
            <text:p>0.600</text:p>
          </table:table-cell>
          <table:table-cell table:style-name="ce5" table:formula="of:=SUM([.M80:.M84];[.M86:.M90];[.M92:.M96];[.M98:.M102];[.M104:.M108];[.M110:.M114];[.M116:.M120];[.M122:.M126];[.M128:.M132];[.M134:.M138];[.M140:.M144];[.M146:.M150])/60" office:value-type="float" office:value="0.483333333333333" calcext:value-type="float">
            <text:p>0.483</text:p>
          </table:table-cell>
          <table:table-cell table:style-name="ce5" table:formula="of:=SUM([.N80:.N84];[.N86:.N90];[.N92:.N96];[.N98:.N102];[.N104:.N108];[.N110:.N114];[.N116:.N120];[.N122:.N126];[.N128:.N132];[.N134:.N138];[.N140:.N144];[.N146:.N150])/60" office:value-type="float" office:value="0.65" calcext:value-type="float">
            <text:p>0.650</text:p>
          </table:table-cell>
          <table:table-cell table:style-name="ce5" table:formula="of:=SUM([.O80:.O84];[.O86:.O90];[.O92:.O96];[.O98:.O102];[.O104:.O108];[.O110:.O114];[.O116:.O120];[.O122:.O126];[.O128:.O132];[.O134:.O138];[.O140:.O144];[.O146:.O150])/60" office:value-type="float" office:value="0.6" calcext:value-type="float">
            <text:p>0.600</text:p>
          </table:table-cell>
          <table:table-cell table:style-name="ce5" table:formula="of:=SUM([.P80:.P84];[.P86:.P90];[.P92:.P96];[.P98:.P102];[.P104:.P108];[.P110:.P114];[.P116:.P120];[.P122:.P126];[.P128:.P132];[.P134:.P138];[.P140:.P144];[.P146:.P150])/60" office:value-type="float" office:value="0.516666666666667" calcext:value-type="float">
            <text:p>0.517</text:p>
          </table:table-cell>
          <table:table-cell table:style-name="ce5" table:formula="of:=SUM([.Q80:.Q84];[.Q86:.Q90];[.Q92:.Q96];[.Q98:.Q102];[.Q104:.Q108];[.Q110:.Q114];[.Q116:.Q120];[.Q122:.Q126];[.Q128:.Q132];[.Q134:.Q138];[.Q140:.Q144];[.Q146:.Q150])/60" office:value-type="float" office:value="0.283333333333333" calcext:value-type="float">
            <text:p>0.283</text:p>
          </table:table-cell>
          <table:table-cell table:style-name="ce5" table:formula="of:=SUM([.R80:.R84];[.R86:.R90];[.R92:.R96];[.R98:.R102];[.R104:.R108];[.R110:.R114];[.R116:.R120];[.R122:.R126];[.R128:.R132];[.R134:.R138];[.R140:.R144];[.R146:.R150])/60" office:value-type="float" office:value="0.55" calcext:value-type="float">
            <text:p>0.550</text:p>
          </table:table-cell>
          <table:table-cell table:style-name="ce5" table:formula="of:=SUM([.S80:.S84];[.S86:.S90];[.S92:.S96];[.S98:.S102];[.S104:.S108];[.S110:.S114];[.S116:.S120];[.S122:.S126];[.S128:.S132];[.S134:.S138];[.S140:.S144];[.S146:.S150])/60" office:value-type="float" office:value="0.466666666666667" calcext:value-type="float">
            <text:p>0.467</text:p>
          </table:table-cell>
          <table:table-cell table:style-name="ce4" table:number-columns-repeated="1005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eal sum avg</text:p>
          </table:table-cell>
          <table:table-cell table:style-name="ce5" table:formula="of:=SUM([.D85];[.D91];[.D97];[.D103];[.D109];[.D115];[.D121];[.D127];[.D133];[.D139];[.D145];[.D151])/12" office:value-type="float" office:value="0.416666666666667" calcext:value-type="float">
            <text:p>0.417</text:p>
          </table:table-cell>
          <table:table-cell table:style-name="ce5" table:formula="of:=SUM([.E85];[.E91];[.E97];[.E103];[.E109];[.E115];[.E121];[.E127];[.E133];[.E139];[.E145];[.E151])/12" office:value-type="float" office:value="0.25" calcext:value-type="float">
            <text:p>0.250</text:p>
          </table:table-cell>
          <table:table-cell table:style-name="ce5" table:formula="of:=SUM([.F85];[.F91];[.F97];[.F103];[.F109];[.F115];[.F121];[.F127];[.F133];[.F139];[.F145];[.F151])/12" office:value-type="float" office:value="0.5" calcext:value-type="float">
            <text:p>0.500</text:p>
          </table:table-cell>
          <table:table-cell table:style-name="ce5" table:formula="of:=SUM([.G85];[.G91];[.G97];[.G103];[.G109];[.G115];[.G121];[.G127];[.G133];[.G139];[.G145];[.G151])/12" office:value-type="float" office:value="0.5" calcext:value-type="float">
            <text:p>0.500</text:p>
          </table:table-cell>
          <table:table-cell table:style-name="ce5" table:formula="of:=SUM([.H85];[.H91];[.H97];[.H103];[.H109];[.H115];[.H121];[.H127];[.H133];[.H139];[.H145];[.H151])/12" office:value-type="float" office:value="0.5" calcext:value-type="float">
            <text:p>0.500</text:p>
          </table:table-cell>
          <table:table-cell table:style-name="ce5" table:formula="of:=SUM([.I85];[.I91];[.I97];[.I103];[.I109];[.I115];[.I121];[.I127];[.I133];[.I139];[.I145];[.I151])/12" office:value-type="float" office:value="0.5" calcext:value-type="float">
            <text:p>0.500</text:p>
          </table:table-cell>
          <table:table-cell table:style-name="ce5" table:formula="of:=SUM([.J85];[.J91];[.J97];[.J103];[.J109];[.J115];[.J121];[.J127];[.J133];[.J139];[.J145];[.J151])/12" office:value-type="float" office:value="0.666666666666667" calcext:value-type="float">
            <text:p>0.667</text:p>
          </table:table-cell>
          <table:table-cell table:style-name="ce5" table:formula="of:=SUM([.K85];[.K91];[.K97];[.K103];[.K109];[.K115];[.K121];[.K127];[.K133];[.K139];[.K145];[.K151])/12" office:value-type="float" office:value="0.583333333333333" calcext:value-type="float">
            <text:p>0.583</text:p>
          </table:table-cell>
          <table:table-cell table:style-name="ce5" table:formula="of:=SUM([.L85];[.L91];[.L97];[.L103];[.L109];[.L115];[.L121];[.L127];[.L133];[.L139];[.L145];[.L151])/12" office:value-type="float" office:value="0.5" calcext:value-type="float">
            <text:p>0.500</text:p>
          </table:table-cell>
          <table:table-cell table:style-name="ce5" table:formula="of:=SUM([.M85];[.M91];[.M97];[.M103];[.M109];[.M115];[.M121];[.M127];[.M133];[.M139];[.M145];[.M151])/12" office:value-type="float" office:value="0.583333333333333" calcext:value-type="float">
            <text:p>0.583</text:p>
          </table:table-cell>
          <table:table-cell table:style-name="ce5" table:formula="of:=SUM([.N85];[.N91];[.N97];[.N103];[.N109];[.N115];[.N121];[.N127];[.N133];[.N139];[.N145];[.N151])/12" office:value-type="float" office:value="0.666666666666667" calcext:value-type="float">
            <text:p>0.667</text:p>
          </table:table-cell>
          <table:table-cell table:style-name="ce5" table:formula="of:=SUM([.O85];[.O91];[.O97];[.O103];[.O109];[.O115];[.O121];[.O127];[.O133];[.O139];[.O145];[.O151])/12" office:value-type="float" office:value="0.666666666666667" calcext:value-type="float">
            <text:p>0.667</text:p>
          </table:table-cell>
          <table:table-cell table:style-name="ce5" table:formula="of:=SUM([.P85];[.P91];[.P97];[.P103];[.P109];[.P115];[.P121];[.P127];[.P133];[.P139];[.P145];[.P151])/12" office:value-type="float" office:value="0.583333333333333" calcext:value-type="float">
            <text:p>0.583</text:p>
          </table:table-cell>
          <table:table-cell table:style-name="ce5" table:formula="of:=SUM([.Q85];[.Q91];[.Q97];[.Q103];[.Q109];[.Q115];[.Q121];[.Q127];[.Q133];[.Q139];[.Q145];[.Q151])/12" office:value-type="float" office:value="0.333333333333333" calcext:value-type="float">
            <text:p>0.333</text:p>
          </table:table-cell>
          <table:table-cell table:style-name="ce5" table:formula="of:=SUM([.R85];[.R91];[.R97];[.R103];[.R109];[.R115];[.R121];[.R127];[.R133];[.R139];[.R145];[.R151])/12" office:value-type="float" office:value="0.583333333333333" calcext:value-type="float">
            <text:p>0.583</text:p>
          </table:table-cell>
          <table:table-cell table:style-name="ce5" table:formula="of:=SUM([.S85];[.S91];[.S97];[.S103];[.S109];[.S115];[.S121];[.S127];[.S133];[.S139];[.S145];[.S151])/12" office:value-type="float" office:value="0.416666666666667" calcext:value-type="float">
            <text:p>0.417</text:p>
          </table:table-cell>
          <table:table-cell table:style-name="ce4" table:number-columns-repeated="1005"/>
        </table:table-row>
        <table:table-row table:style-name="ro1">
          <table:table-cell table:style-name="ce4" table:number-columns-repeated="3"/>
          <table:table-cell table:style-name="ce5" table:number-columns-repeated="16"/>
          <table:table-cell table:style-name="ce4" table:number-columns-repeated="1005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eal sum</text:p>
          </table:table-cell>
          <table:table-cell table:style-name="ce5" table:formula="of:=SUM([.D80:.D84];[.D92:.D96];[.D98:.D102];[.D104:.D108];[.D110:.D114];[.D116:.D120];[.D122:.D126];[.D134:.D138];[.D140:.D144];[.D146:.D150])/50" office:value-type="float" office:value="0.42" calcext:value-type="float">
            <text:p>0.420</text:p>
          </table:table-cell>
          <table:table-cell table:style-name="ce5" table:formula="of:=SUM([.E80:.E84];[.E92:.E96];[.E98:.E102];[.E104:.E108];[.E110:.E114];[.E116:.E120];[.E122:.E126];[.E134:.E138];[.E140:.E144];[.E146:.E150])/50" office:value-type="float" office:value="0.14" calcext:value-type="float">
            <text:p>0.140</text:p>
          </table:table-cell>
          <table:table-cell table:style-name="ce7" table:formula="of:=SUM([.F80:.F84];[.F92:.F96];[.F98:.F102];[.F104:.F108];[.F110:.F114];[.F116:.F120];[.F122:.F126];[.F134:.F138];[.F140:.F144];[.F146:.F150])/50" office:value-type="float" office:value="0.62" calcext:value-type="float">
            <text:p>0.620</text:p>
          </table:table-cell>
          <table:table-cell table:style-name="ce7" table:formula="of:=SUM([.G80:.G84];[.G92:.G96];[.G98:.G102];[.G104:.G108];[.G110:.G114];[.G116:.G120];[.G122:.G126];[.G134:.G138];[.G140:.G144];[.G146:.G150])/50" office:value-type="float" office:value="0.6" calcext:value-type="float">
            <text:p>0.600</text:p>
          </table:table-cell>
          <table:table-cell table:style-name="ce5" table:formula="of:=SUM([.H80:.H84];[.H92:.H96];[.H98:.H102];[.H104:.H108];[.H110:.H114];[.H116:.H120];[.H122:.H126];[.H134:.H138];[.H140:.H144];[.H146:.H150])/50" office:value-type="float" office:value="0.58" calcext:value-type="float">
            <text:p>0.580</text:p>
          </table:table-cell>
          <table:table-cell table:style-name="ce5" table:formula="of:=SUM([.I80:.I84];[.I92:.I96];[.I98:.I102];[.I104:.I108];[.I110:.I114];[.I116:.I120];[.I122:.I126];[.I134:.I138];[.I140:.I144];[.I146:.I150])/50" office:value-type="float" office:value="0.42" calcext:value-type="float">
            <text:p>0.420</text:p>
          </table:table-cell>
          <table:table-cell table:style-name="ce7" table:formula="of:=SUM([.J80:.J84];[.J92:.J96];[.J98:.J102];[.J104:.J108];[.J110:.J114];[.J116:.J120];[.J122:.J126];[.J134:.J138];[.J140:.J144];[.J146:.J150])/50" office:value-type="float" office:value="0.58" calcext:value-type="float">
            <text:p>0.580</text:p>
          </table:table-cell>
          <table:table-cell table:style-name="ce7" table:formula="of:=SUM([.K80:.K84];[.K92:.K96];[.K98:.K102];[.K104:.K108];[.K110:.K114];[.K116:.K120];[.K122:.K126];[.K134:.K138];[.K140:.K144];[.K146:.K150])/50" office:value-type="float" office:value="0.54" calcext:value-type="float">
            <text:p>0.540</text:p>
          </table:table-cell>
          <table:table-cell table:style-name="ce5" table:formula="of:=SUM([.L80:.L84];[.L92:.L96];[.L98:.L102];[.L104:.L108];[.L110:.L114];[.L116:.L120];[.L122:.L126];[.L134:.L138];[.L140:.L144];[.L146:.L150])/50" office:value-type="float" office:value="0.58" calcext:value-type="float">
            <text:p>0.580</text:p>
          </table:table-cell>
          <table:table-cell table:style-name="ce5" table:formula="of:=SUM([.M80:.M84];[.M92:.M96];[.M98:.M102];[.M104:.M108];[.M110:.M114];[.M116:.M120];[.M122:.M126];[.M134:.M138];[.M140:.M144];[.M146:.M150])/50" office:value-type="float" office:value="0.4" calcext:value-type="float">
            <text:p>0.400</text:p>
          </table:table-cell>
          <table:table-cell table:style-name="ce7" table:formula="of:=SUM([.N80:.N84];[.N92:.N96];[.N98:.N102];[.N104:.N108];[.N110:.N114];[.N116:.N120];[.N122:.N126];[.N134:.N138];[.N140:.N144];[.N146:.N150])/50" office:value-type="float" office:value="0.64" calcext:value-type="float">
            <text:p>0.640</text:p>
          </table:table-cell>
          <table:table-cell table:style-name="ce7" table:formula="of:=SUM([.O80:.O84];[.O92:.O96];[.O98:.O102];[.O104:.O108];[.O110:.O114];[.O116:.O120];[.O122:.O126];[.O134:.O138];[.O140:.O144];[.O146:.O150])/50" office:value-type="float" office:value="0.56" calcext:value-type="float">
            <text:p>0.560</text:p>
          </table:table-cell>
          <table:table-cell table:style-name="ce7" table:formula="of:=SUM([.P80:.P84];[.P92:.P96];[.P98:.P102];[.P104:.P108];[.P110:.P114];[.P116:.P120];[.P122:.P126];[.P134:.P138];[.P140:.P144];[.P146:.P150])/50" office:value-type="float" office:value="0.52" calcext:value-type="float">
            <text:p>0.520</text:p>
          </table:table-cell>
          <table:table-cell table:style-name="ce5" table:formula="of:=SUM([.Q80:.Q84];[.Q92:.Q96];[.Q98:.Q102];[.Q104:.Q108];[.Q110:.Q114];[.Q116:.Q120];[.Q122:.Q126];[.Q134:.Q138];[.Q140:.Q144];[.Q146:.Q150])/50" office:value-type="float" office:value="0.16" calcext:value-type="float">
            <text:p>0.160</text:p>
          </table:table-cell>
          <table:table-cell table:style-name="ce7" table:formula="of:=SUM([.R80:.R84];[.R92:.R96];[.R98:.R102];[.R104:.R108];[.R110:.R114];[.R116:.R120];[.R122:.R126];[.R134:.R138];[.R140:.R144];[.R146:.R150])/50" office:value-type="float" office:value="0.54" calcext:value-type="float">
            <text:p>0.540</text:p>
          </table:table-cell>
          <table:table-cell table:style-name="ce5" table:formula="of:=SUM([.S80:.S84];[.S92:.S96];[.S98:.S102];[.S104:.S108];[.S110:.S114];[.S116:.S120];[.S122:.S126];[.S134:.S138];[.S140:.S144];[.S146:.S150])/50" office:value-type="float" office:value="0.4" calcext:value-type="float">
            <text:p>0.400</text:p>
          </table:table-cell>
          <table:table-cell table:style-name="ce4" table:number-columns-repeated="1005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real sum avg</text:p>
          </table:table-cell>
          <table:table-cell table:style-name="ce5" table:formula="of:=SUM([.D85];[.D97];[.D103];[.D109];[.D115];[.D121];[.D127];[.D139];[.D145];[.D151])/10" office:value-type="float" office:value="0.5" calcext:value-type="float">
            <text:p>0.500</text:p>
          </table:table-cell>
          <table:table-cell table:style-name="ce5" table:formula="of:=SUM([.E85];[.E97];[.E103];[.E109];[.E115];[.E121];[.E127];[.E139];[.E145];[.E151])/10" office:value-type="float" office:value="0.1" calcext:value-type="float">
            <text:p>0.100</text:p>
          </table:table-cell>
          <table:table-cell table:style-name="ce7" table:formula="of:=SUM([.F85];[.F97];[.F103];[.F109];[.F115];[.F121];[.F127];[.F139];[.F145];[.F151])/10" office:value-type="float" office:value="0.6" calcext:value-type="float">
            <text:p>0.600</text:p>
          </table:table-cell>
          <table:table-cell table:style-name="ce7" table:formula="of:=SUM([.G85];[.G97];[.G103];[.G109];[.G115];[.G121];[.G127];[.G139];[.G145];[.G151])/10" office:value-type="float" office:value="0.6" calcext:value-type="float">
            <text:p>0.600</text:p>
          </table:table-cell>
          <table:table-cell table:style-name="ce5" table:formula="of:=SUM([.H85];[.H97];[.H103];[.H109];[.H115];[.H121];[.H127];[.H139];[.H145];[.H151])/10" office:value-type="float" office:value="0.5" calcext:value-type="float">
            <text:p>0.500</text:p>
          </table:table-cell>
          <table:table-cell table:style-name="ce5" table:formula="of:=SUM([.I85];[.I97];[.I103];[.I109];[.I115];[.I121];[.I127];[.I139];[.I145];[.I151])/10" office:value-type="float" office:value="0.4" calcext:value-type="float">
            <text:p>0.400</text:p>
          </table:table-cell>
          <table:table-cell table:style-name="ce7" table:formula="of:=SUM([.J85];[.J97];[.J103];[.J109];[.J115];[.J121];[.J127];[.J139];[.J145];[.J151])/10" office:value-type="float" office:value="0.7" calcext:value-type="float">
            <text:p>0.700</text:p>
          </table:table-cell>
          <table:table-cell table:style-name="ce7" table:formula="of:=SUM([.K85];[.K97];[.K103];[.K109];[.K115];[.K121];[.K127];[.K139];[.K145];[.K151])/10" office:value-type="float" office:value="0.6" calcext:value-type="float">
            <text:p>0.600</text:p>
          </table:table-cell>
          <table:table-cell table:style-name="ce5" table:formula="of:=SUM([.L85];[.L97];[.L103];[.L109];[.L115];[.L121];[.L127];[.L139];[.L145];[.L151])/10" office:value-type="float" office:value="0.5" calcext:value-type="float">
            <text:p>0.500</text:p>
          </table:table-cell>
          <table:table-cell table:style-name="ce5" table:formula="of:=SUM([.M85];[.M97];[.M103];[.M109];[.M115];[.M121];[.M127];[.M139];[.M145];[.M151])/10" office:value-type="float" office:value="0.5" calcext:value-type="float">
            <text:p>0.500</text:p>
          </table:table-cell>
          <table:table-cell table:style-name="ce7" table:formula="of:=SUM([.N85];[.N97];[.N103];[.N109];[.N115];[.N121];[.N127];[.N139];[.N145];[.N151])/10" office:value-type="float" office:value="0.7" calcext:value-type="float">
            <text:p>0.700</text:p>
          </table:table-cell>
          <table:table-cell table:style-name="ce7" table:formula="of:=SUM([.O85];[.O97];[.O103];[.O109];[.O115];[.O121];[.O127];[.O139];[.O145];[.O151])/10" office:value-type="float" office:value="0.6" calcext:value-type="float">
            <text:p>0.600</text:p>
          </table:table-cell>
          <table:table-cell table:style-name="ce7" table:formula="of:=SUM([.P85];[.P97];[.P103];[.P109];[.P115];[.P121];[.P127];[.P139];[.P145];[.P151])/10" office:value-type="float" office:value="0.6" calcext:value-type="float">
            <text:p>0.600</text:p>
          </table:table-cell>
          <table:table-cell table:style-name="ce5" table:formula="of:=SUM([.Q85];[.Q97];[.Q103];[.Q109];[.Q115];[.Q121];[.Q127];[.Q139];[.Q145];[.Q151])/10" office:value-type="float" office:value="0.2" calcext:value-type="float">
            <text:p>0.200</text:p>
          </table:table-cell>
          <table:table-cell table:style-name="ce7" table:formula="of:=SUM([.R85];[.R97];[.R103];[.R109];[.R115];[.R121];[.R127];[.R139];[.R145];[.R151])/10" office:value-type="float" office:value="0.6" calcext:value-type="float">
            <text:p>0.600</text:p>
          </table:table-cell>
          <table:table-cell table:style-name="ce5" table:formula="of:=SUM([.S85];[.S97];[.S103];[.S109];[.S115];[.S121];[.S127];[.S139];[.S145];[.S151])/10" office:value-type="float" office:value="0.4" calcext:value-type="float">
            <text:p>0.400</text:p>
          </table:table-cell>
          <table:table-cell table:style-name="ce4" table:number-columns-repeated="1005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(no segment, no banknote)</text:p>
          </table:table-cell>
          <table:table-cell table:style-name="ce5" table:number-columns-repeated="16"/>
          <table:table-cell table:style-name="ce4" table:number-columns-repeated="100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4" table:number-columns-repeated="3"/>
          <table:table-cell table:style-name="ce6" office:value-type="string" calcext:value-type="string">
            <text:p>easy</text:p>
          </table:table-cell>
          <table:table-cell table:style-name="ce6" office:value-type="string" calcext:value-type="string">
            <text:p>hard</text:p>
          </table:table-cell>
          <table:table-cell table:style-name="ce6" office:value-type="string" calcext:value-type="string">
            <text:p>combo</text:p>
          </table:table-cell>
          <table:table-cell table:style-name="ce6" office:value-type="string" calcext:value-type="string">
            <text:p>combo X</text:p>
          </table:table-cell>
          <table:table-cell table:style-name="ce6" office:value-type="string" calcext:value-type="string">
            <text:p>split2</text:p>
          </table:table-cell>
          <table:table-cell table:style-name="ce6" office:value-type="string" calcext:value-type="string">
            <text:p>split2 X</text:p>
          </table:table-cell>
          <table:table-cell table:style-name="ce6" office:value-type="string" calcext:value-type="string">
            <text:p>split1 classic</text:p>
          </table:table-cell>
          <table:table-cell table:style-name="ce6" office:value-type="string" calcext:value-type="string">
            <text:p>split1 classic X</text:p>
          </table:table-cell>
          <table:table-cell table:style-name="ce6" office:value-type="string" calcext:value-type="string">
            <text:p>split4</text:p>
          </table:table-cell>
          <table:table-cell table:style-name="ce6" office:value-type="string" calcext:value-type="string">
            <text:p>split4 X</text:p>
          </table:table-cell>
          <table:table-cell table:style-name="ce6" office:value-type="string" calcext:value-type="string">
            <text:p>split2 classic</text:p>
          </table:table-cell>
          <table:table-cell table:style-name="ce6" office:value-type="string" calcext:value-type="string">
            <text:p>split2 classic X</text:p>
          </table:table-cell>
          <table:table-cell table:style-name="ce6" office:value-type="string" calcext:value-type="string">
            <text:p>split9</text:p>
          </table:table-cell>
          <table:table-cell table:style-name="ce6" office:value-type="string" calcext:value-type="string">
            <text:p>split9 X</text:p>
          </table:table-cell>
          <table:table-cell table:style-name="ce6" office:value-type="string" calcext:value-type="string">
            <text:p>split4 classic</text:p>
          </table:table-cell>
          <table:table-cell table:style-name="ce6" office:value-type="string" calcext:value-type="string">
            <text:p>split4 classic X</text:p>
          </table:table-cell>
          <table:table-cell table:style-name="ce4"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1T17:53:02.529830568</dc:date>
    <meta:editing-duration>PT3M45S</meta:editing-duration>
    <meta:editing-cycles>2</meta:editing-cycles>
    <meta:document-statistic meta:table-count="3" meta:cell-count="16742" meta:object-count="0"/>
  </office:meta>
</office:document-meta>
</file>